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28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3783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3138in"/>
    </style:style>
    <style:style style:name="co6" style:family="table-column">
      <style:table-column-properties fo:break-before="auto" style:column-width="2.0083in"/>
    </style:style>
    <style:style style:name="co7" style:family="table-column">
      <style:table-column-properties fo:break-before="auto" style:column-width="0.7752in"/>
    </style:style>
    <style:style style:name="co8" style:family="table-column">
      <style:table-column-properties fo:break-before="auto" style:column-width="3.2366in"/>
    </style:style>
    <style:style style:name="co9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0.8071in"/>
    </style:style>
    <style:style style:name="co11" style:family="table-column">
      <style:table-column-properties fo:break-before="auto" style:column-width="1.0752in"/>
    </style:style>
    <style:style style:name="co12" style:family="table-column">
      <style:table-column-properties fo:break-before="auto" style:column-width="1.0327in"/>
    </style:style>
    <style:style style:name="co13" style:family="table-column">
      <style:table-column-properties fo:break-before="auto" style:column-width="2.5547in"/>
    </style:style>
    <style:style style:name="co14" style:family="table-column">
      <style:table-column-properties fo:break-before="auto" style:column-width="0.8717in"/>
    </style:style>
    <style:style style:name="co15" style:family="table-column">
      <style:table-column-properties fo:break-before="auto" style:column-width="10.463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543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0"/>
    <style:style style:name="ce3" style:family="table-cell" style:parent-style-name="Default" style:data-style-name="N11"/>
    <style:style style:name="ce4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Category">
      <style:table-cell-properties fo:border-bottom="0.99pt solid #000000" fo:border-left="2.01pt solid #000000" fo:border-right="0.99pt solid #000000" fo:border-top="none"/>
    </style:style>
    <style:style style:name="ce9" style:family="table-cell" style:parent-style-name="Pivot_20_Table_20_Title">
      <style:table-cell-properties fo:border-bottom="0.99pt solid #000000" fo:border-left="2.01pt solid #000000" fo:border-right="none" fo:border-top="0.99pt solid #000000"/>
    </style:style>
    <style:style style:name="ce10" style:family="table-cell" style:parent-style-name="Pivot_20_Table_20_Title">
      <style:table-cell-properties fo:border-bottom="2.01pt solid #000000" fo:border-left="2.01pt solid #000000" fo:border-right="none" fo:border-top="0.99pt solid #000000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3" style:family="table-cell" style:parent-style-name="Pivot_20_Table_20_Field">
      <style:table-cell-properties fo:border="0.99pt solid #000000"/>
    </style:style>
    <style:style style:name="ce14" style:family="table-cell" style:parent-style-name="Pivot_20_Table_20_Category">
      <style:table-cell-properties fo:border-bottom="none" fo:border-left="0.99pt solid #000000" fo:border-right="0.99pt solid #000000" fo:border-top="0.99pt solid #000000"/>
    </style:style>
    <style:style style:name="ce15" style:family="table-cell" style:parent-style-name="Pivot_20_Table_20_Category">
      <style:table-cell-properties fo:border-bottom="none" fo:border-left="0.99pt solid #000000" fo:border-right="0.99pt solid #000000" fo:border-top="none"/>
    </style:style>
    <style:style style:name="ce16" style:family="table-cell" style:parent-style-name="Pivot_20_Table_20_Category">
      <style:table-cell-properties fo:border-bottom="0.99pt solid #000000" fo:border-left="0.99pt solid #000000" fo:border-right="0.99pt solid #000000" fo:border-top="none"/>
    </style:style>
    <style:style style:name="ce17" style:family="table-cell" style:parent-style-name="Pivot_20_Table_20_Title">
      <style:table-cell-properties fo:border-bottom="0.99pt solid #000000" fo:border-left="none" fo:border-right="0.99pt solid #000000" fo:border-top="0.99pt solid #000000"/>
    </style:style>
    <style:style style:name="ce18" style:family="table-cell" style:parent-style-name="Pivot_20_Table_20_Title">
      <style:table-cell-properties fo:border-bottom="2.01pt solid #000000" fo:border-left="none" fo:border-right="0.99pt solid #000000" fo:border-top="0.99pt solid #000000"/>
    </style:style>
    <style:style style:name="ce19" style:family="table-cell" style:parent-style-name="Pivot_20_Table_20_Category">
      <style:table-cell-properties fo:border="none"/>
    </style:style>
    <style:style style:name="ce2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1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22" style:family="table-cell" style:parent-style-name="Pivot_20_Table_20_Value" style:data-style-name="N120">
      <style:table-cell-properties fo:border-bottom="none" fo:border-left="0.99pt solid #000000" fo:border-right="none" fo:border-top="0.99pt solid #000000"/>
    </style:style>
    <style:style style:name="ce23" style:family="table-cell" style:parent-style-name="Pivot_20_Table_20_Value" style:data-style-name="N11">
      <style:table-cell-properties fo:border-bottom="none" fo:border-left="0.99pt solid #000000" fo:border-right="none" fo:border-top="none"/>
    </style:style>
    <style:style style:name="ce24" style:family="table-cell" style:parent-style-name="Pivot_20_Table_20_Value" style:data-style-name="N11">
      <style:table-cell-properties fo:border-bottom="0.99pt solid #000000" fo:border-left="0.99pt solid #000000" fo:border-right="none" fo:border-top="none"/>
    </style:style>
    <style:style style:name="ce25" style:family="table-cell" style:parent-style-name="Pivot_20_Table_20_Value" style:data-style-name="N120">
      <style:table-cell-properties fo:border-bottom="none" fo:border-left="none" fo:border-right="none" fo:border-top="0.99pt solid #000000"/>
    </style:style>
    <style:style style:name="ce26" style:family="table-cell" style:parent-style-name="Pivot_20_Table_20_Value" style:data-style-name="N11"/>
    <style:style style:name="ce27" style:family="table-cell" style:parent-style-name="Pivot_20_Table_20_Value" style:data-style-name="N11">
      <style:table-cell-properties fo:border-bottom="0.99pt solid #000000" fo:border-left="none" fo:border-right="none" fo:border-top="none"/>
    </style:style>
    <style:style style:name="ce28" style:family="table-cell" style:parent-style-name="Pivot_20_Table_20_Result" style:data-style-name="N120"/>
    <style:style style:name="ce29" style:family="table-cell" style:parent-style-name="Pivot_20_Table_20_Result" style:data-style-name="N11">
      <style:table-cell-properties fo:border-bottom="0.99pt solid #000000" fo:border-left="0.99pt solid #000000" fo:border-right="none" fo:border-top="0.99pt solid #000000"/>
    </style:style>
    <style:style style:name="ce30" style:family="table-cell" style:parent-style-name="Pivot_20_Table_20_Result" style:data-style-name="N11">
      <style:table-cell-properties fo:border-bottom="2.01pt solid #000000" fo:border-left="0.99pt solid #000000" fo:border-right="none" fo:border-top="0.99pt solid #000000"/>
    </style:style>
    <style:style style:name="ce31" style:family="table-cell" style:parent-style-name="Pivot_20_Table_20_Value" style:data-style-name="N120">
      <style:table-cell-properties fo:border="none"/>
    </style:style>
    <style:style style:name="ce32" style:family="table-cell" style:parent-style-name="Pivot_20_Table_20_Value" style:data-style-name="N11">
      <style:table-cell-properties fo:border="none"/>
    </style:style>
    <style:style style:name="ce3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4" style:family="table-cell" style:parent-style-name="Pivot_20_Table_20_Category">
      <style:table-cell-properties fo:border-bottom="0.99pt solid #000000" fo:border-left="none" fo:border-right="none" fo:border-top="none"/>
    </style:style>
    <style:style style:name="ce35" style:family="table-cell" style:parent-style-name="Pivot_20_Table_20_Result" style:data-style-name="N11">
      <style:table-cell-properties fo:border-bottom="0.99pt solid #000000" fo:border-left="none" fo:border-right="none" fo:border-top="0.99pt solid #000000"/>
    </style:style>
    <style:style style:name="ce36" style:family="table-cell" style:parent-style-name="Pivot_20_Table_20_Result" style:data-style-name="N11">
      <style:table-cell-properties fo:border-bottom="2.01pt solid #000000" fo:border-left="none" fo:border-right="none" fo:border-top="0.99pt solid #000000"/>
    </style:style>
    <style:style style:name="ce37" style:family="table-cell" style:parent-style-name="Pivot_20_Table_20_Value" style:data-style-name="N120">
      <style:table-cell-properties fo:border-bottom="none" fo:border-left="none" fo:border-right="0.99pt solid #000000" fo:border-top="0.99pt solid #000000"/>
    </style:style>
    <style:style style:name="ce38" style:family="table-cell" style:parent-style-name="Pivot_20_Table_20_Value" style:data-style-name="N11">
      <style:table-cell-properties fo:border-bottom="none" fo:border-left="none" fo:border-right="0.99pt solid #000000" fo:border-top="none"/>
    </style:style>
    <style:style style:name="ce39" style:family="table-cell" style:parent-style-name="Pivot_20_Table_20_Value" style:data-style-name="N11">
      <style:table-cell-properties fo:border-bottom="0.99pt solid #000000" fo:border-left="none" fo:border-right="0.99pt solid #000000" fo:border-top="none"/>
    </style:style>
    <style:style style:name="ce40" style:family="table-cell" style:parent-style-name="Pivot_20_Table_20_Result" style:data-style-name="N11">
      <style:table-cell-properties fo:border-bottom="0.99pt solid #000000" fo:border-left="none" fo:border-right="0.99pt solid #000000" fo:border-top="0.99pt solid #000000"/>
    </style:style>
    <style:style style:name="ce41" style:family="table-cell" style:parent-style-name="Pivot_20_Table_20_Result" style:data-style-name="N11">
      <style:table-cell-properties fo:border-bottom="2.01pt solid #000000" fo:border-left="none" fo:border-right="0.99pt solid #000000" fo:border-top="0.99pt solid #000000"/>
    </style:style>
    <style:style style:name="ce42" style:family="table-cell" style:parent-style-name="Pivot_20_Table_20_Value" style:data-style-name="N120">
      <style:table-cell-properties fo:border="none"/>
      <style:text-properties fo:font-weight="normal" style:font-weight-asian="normal" style:font-weight-complex="normal"/>
    </style:style>
    <style:style style:name="ce43" style:family="table-cell" style:parent-style-name="Default">
      <style:text-properties fo:font-weight="normal" style:font-weight-asian="normal" style:font-weight-complex="normal"/>
    </style:style>
    <style:style style:name="ce44" style:family="table-cell" style:parent-style-name="Pivot_20_Table_20_Value" style:data-style-name="N11">
      <style:table-cell-properties fo:border="none"/>
      <style:text-properties fo:font-weight="normal" style:font-weight-asian="normal" style:font-weight-complex="normal"/>
    </style:style>
    <style:style style:name="ce45" style:family="table-cell" style:parent-style-name="Pivot_20_Table_20_Value" style:data-style-name="N11">
      <style:text-properties fo:font-weight="normal" style:font-weight-asian="normal" style:font-weight-complex="normal"/>
    </style:style>
    <style:style style:name="ce4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7" style:family="table-cell" style:parent-style-name="Pivot_20_Table_20_Title">
      <style:table-cell-properties fo:border-bottom="0.99pt solid #000000" fo:border-left="0.99pt solid #000000" fo:border-right="2.01pt solid #000000" fo:border-top="0.99pt solid #000000"/>
    </style:style>
    <style:style style:name="ce48" style:family="table-cell" style:parent-style-name="Pivot_20_Table_20_Result" style:data-style-name="N120">
      <style:table-cell-properties fo:border-bottom="none" fo:border-left="0.99pt solid #000000" fo:border-right="2.01pt solid #000000" fo:border-top="0.99pt solid #000000"/>
    </style:style>
    <style:style style:name="ce49" style:family="table-cell" style:parent-style-name="Pivot_20_Table_20_Result" style:data-style-name="N11">
      <style:table-cell-properties fo:border-bottom="none" fo:border-left="0.99pt solid #000000" fo:border-right="2.01pt solid #000000" fo:border-top="none"/>
    </style:style>
    <style:style style:name="ce50" style:family="table-cell" style:parent-style-name="Pivot_20_Table_20_Result" style:data-style-name="N11">
      <style:table-cell-properties fo:border-bottom="0.99pt solid #000000" fo:border-left="0.99pt solid #000000" fo:border-right="2.01pt solid #000000" fo:border-top="none"/>
    </style:style>
    <style:style style:name="ce51" style:family="table-cell" style:parent-style-name="Pivot_20_Table_20_Result" style:data-style-name="N120">
      <style:table-cell-properties fo:border-bottom="0.99pt solid #000000" fo:border-left="0.99pt solid #000000" fo:border-right="2.01pt solid #000000" fo:border-top="0.99pt solid #000000"/>
    </style:style>
    <style:style style:name="ce52" style:family="table-cell" style:parent-style-name="Pivot_20_Table_20_Result" style:data-style-name="N11">
      <style:table-cell-properties fo:border-bottom="0.99pt solid #000000" fo:border-left="0.99pt solid #000000" fo:border-right="2.01pt solid #000000" fo:border-top="0.99pt solid #000000"/>
    </style:style>
    <style:style style:name="ce53" style:family="table-cell" style:parent-style-name="Pivot_20_Table_20_Result" style:data-style-name="N11">
      <style:table-cell-properties fo:border-bottom="2.01pt solid #000000" fo:border-left="0.99pt solid #000000" fo:border-right="2.01pt solid #000000" fo:border-top="0.99pt solid #000000"/>
    </style:style>
    <style:style style:name="ce54" style:family="table-cell" style:parent-style-name="Default" style:data-style-name="N120">
      <style:text-properties fo:font-weight="bold" style:font-weight-asian="bold" style:font-weight-complex="bold"/>
    </style:style>
    <style:style style:name="ce55" style:family="table-cell" style:parent-style-name="Pivot_20_Table_20_Result" style:data-style-name="N11">
      <style:table-cell-properties fo:border="none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visibility="collapse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5" table:visibility="collapse" table:default-cell-style-name="Default"/>
        <table:table-column table:style-name="co16" table:number-columns-repeated="2" table:default-cell-style-name="ce3"/>
        <table:table-column table:style-name="co16" table:default-cell-style-name="Default"/>
        <table:table-row table:style-name="ro1">
          <table:table-cell office:value-type="string">
            <text:p>#==================== COMMENTS ====================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>
            <text:p>TRSP benchmark (../Instances/trsp/pillac/crew25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>
            <text:p>#==================================================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office:value-type="string">
            <text:p>name</text:p>
          </table:table-cell>
          <table:table-cell office:value-type="string">
            <text:p>group</text:p>
          </table:table-cell>
          <table:table-cell office:value-type="string">
            <text:p>size</text:p>
          </table:table-cell>
          <table:table-cell office:value-type="string">
            <text:p>crew</text:p>
          </table:table-cell>
          <table:table-cell office:value-type="string">
            <text:p>run</text:p>
          </table:table-cell>
          <table:table-cell office:value-type="string">
            <text:p>comment</text:p>
          </table:table-cell>
          <table:table-cell table:style-name="Default" office:value-type="string">
            <text:p>terminated</text:p>
          </table:table-cell>
          <table:table-cell office:value-type="string">
            <text:p>times</text:p>
          </table:table-cell>
          <table:table-cell office:value-type="string">
            <text:p>sol</text:p>
          </table:table-cell>
          <table:table-cell office:value-type="string">
            <text:p>bks</text:p>
          </table:table-cell>
          <table:table-cell office:value-type="string">
            <text:p>static_cost</text:p>
          </table:table-cell>
          <table:table-cell office:value-type="string">
            <text:p>static_num_req</text:p>
          </table:table-cell>
          <table:table-cell table:style-name="Default" office:value-type="string">
            <text:p>rejected_count</text:p>
          </table:table-cell>
          <table:table-cell office:value-type="string">
            <text:p>rejected</text:p>
          </table:table-cell>
          <table:table-cell office:value-type="string">
            <text:p>seeds</text:p>
          </table:table-cell>
          <table:table-cell office:value-type="string">
            <text:p>final_sol</text:p>
          </table:table-cell>
          <table:table-cell table:style-name="Default" office:value-type="string">
            <text:p>gap_bks</text:p>
          </table:table-cell>
          <table:table-cell table:style-name="Default" office:value-type="string">
            <text:p>vi</text:p>
          </table:table-cell>
          <table:table-cell office:value-type="string">
            <text:p>dod</text:p>
          </table:table-cell>
        </table:table-row>
        <table:table-row table:style-name="ro1">
          <table:table-cell office:value-type="string">
            <text:p>C101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1.100_25-5-5-5_rd_10.txt</text:p>
          </table:table-cell>
          <table:table-cell office:value-type="string">
            <text:p>true</text:p>
          </table:table-cell>
          <table:table-cell office:value-type="string">
            <text:p>24552,5841,5928,5710,5319,5296,5591,5644,6030,5778,5953</text:p>
          </table:table-cell>
          <table:table-cell office:value-type="float" office:value="11090.0111">
            <text:p>11090.0111</text:p>
          </table:table-cell>
          <table:table-cell office:value-type="float" office:value="11082.8108">
            <text:p>11082.8108</text:p>
          </table:table-cell>
          <table:table-cell office:value-type="float" office:value="11100.78">
            <text:p>11100.7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7,126|2,127|3,53,73,76,128|4,154,49,50,60,62,63,64,61,59,75,77,74,129|5,130|6,58,56,131|7,132|8,45,158,90,88,87,99,97,86,89,105,46,72,133|9,82,134|10,160,42,43,44,40,41,39,37,135|11,34,31,48,47,136|12,137|13,163,38,32,65,69,71,70,84,138|14,164,106,103,101,96,95,110,113,114,116,139|15,111,33,35,36,51,29,27,26,100,140|16,30,28,52,54,55,141|17,123,120,119,117,109,142|18,168,68,67,66,143|19,144|20,115,112,145|21,171,92,80,79,78,81,83,85,93,91,94,146|22,172,121,108,107,118,122,125,124,147|23,98,148|24,149|25,102,104,150&gt;</text:p>
          </table:table-cell>
          <table:table-cell table:formula="of:=IF([.M7]=0;([.I7]-[.J7])/[.J7];&quot;&quot;)" office:value-type="percentage" office:value="0.000649681757627806">
            <text:p>0.06%</text:p>
          </table:table-cell>
          <table:table-cell table:formula="of:=([.I7]-[.K7])/[.K7]" office:value-type="percentage" office:value="-0.000970103001771131">
            <text:p>-0.10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101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1.100_25-5-5-5_rd_50.txt</text:p>
          </table:table-cell>
          <table:table-cell office:value-type="string">
            <text:p>true</text:p>
          </table:table-cell>
          <table:table-cell office:value-type="string">
            <text:p>10222,2638,2626,2784,2897,2880,3072,3119,3160,3240,3280,3330,3389,3690,3620,3676,3707,4130,4040,4087,4279,3957,3868,3914,4134,3859,4044,3975,3986,4324,4275,4248,4313,4328,4604,4429,3866,3759,3531,3345,3274,3302,3195,3141,1958</text:p>
          </table:table-cell>
          <table:table-cell office:value-type="float" office:value="11868.3073">
            <text:p>11868.3073</text:p>
          </table:table-cell>
          <table:table-cell office:value-type="float" office:value="11082.8108">
            <text:p>11082.8108</text:p>
          </table:table-cell>
          <table:table-cell office:value-type="float" office:value="11076.1825">
            <text:p>11076.182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30,121,127|3,86,89,93,128|4,154,49,50,60,71,70,73,76,129|5,130|6,56,81,131|7,157,90,88,119,117,118,122,125,124,132|8,38,42,43,158,54,55,53,84,75,77,74,72,133|9,82,80,134|10,123,135|11,44,40,41,51,48,47,136|12,162,112,111,108,107,83,85,137|13,163,68,67,87,99,109,110,29,91,94,138|14,164,106,103,101,96,95,98,113,114,116,139|15,120,165,35,36,39,37,27,26,100,140|16,28,32,33,141|17,142|18,168,92,79,78,97,143|19,144|20,45,170,66,65,69,34,31,105,145|21,171,57,58,52,62,63,64,61,59,46,146|22,147|23,148|24,115,149|25,102,104,150&gt;</text:p>
          </table:table-cell>
          <table:table-cell table:formula="of:=IF([.M8]=0;([.I8]-[.J8])/[.J8];&quot;&quot;)" office:value-type="percentage" office:value="0.0708752061345305">
            <text:p>7.09%</text:p>
          </table:table-cell>
          <table:table-cell table:formula="of:=([.I8]-[.K8])/[.K8]" office:value-type="percentage" office:value="0.0715160480607826">
            <text:p>7.15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101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1.100_25-5-5-5_rd_90.txt</text:p>
          </table:table-cell>
          <table:table-cell office:value-type="string">
            <text:p>true</text:p>
          </table:table-cell>
          <table:table-cell office:value-type="string">
            <text:p>1721,474,541,489,540,526,549,590,611,629,726,727,772,784,934,863,862,929,985,1032,1053,1101,1141,1181,1264,1252,1335,1302,1368,1650,1584,1615,1699,1789,1908,1878,1997,1902,1942,2149,2156,2242,2238,2513,2790,2292,2277,2176,2339,2397,2466,2409,2374,2468,2547,2602,2646,2831,3049,3055,3064,3146,2974,3019,3198,2997,2978,2840,2856,2274,2309,2379,2440,2264,2091,2175,1554,1431,1466,841</text:p>
          </table:table-cell>
          <table:table-cell office:value-type="float" office:value="12372.9989">
            <text:p>12372.9989</text:p>
          </table:table-cell>
          <table:table-cell office:value-type="float" office:value="11082.8108">
            <text:p>11082.8108</text:p>
          </table:table-cell>
          <table:table-cell office:value-type="float" office:value="10786.4942">
            <text:p>10786.4942</text:p>
          </table:table-cell>
          <table:table-cell office:value-type="float" office:value="97">
            <text:p>97</text:p>
          </table:table-cell>
          <table:table-cell office:value-type="float" office:value="3">
            <text:p>3.0</text:p>
          </table:table-cell>
          <table:table-cell office:value-type="string">
            <text:p>[47, 54, 103]</text:p>
          </table:table-cell>
          <table:table-cell office:value-type="string">
            <text:p>[1,2,3,4,5,6]</text:p>
          </table:table-cell>
          <table:table-cell office:value-type="string">
            <text:p>&lt;1,151,83,85,84,126|2,30,152,111,108,109,127|3,57,58,153,99,97,86,89,93,128|4,154,106,101,96,107,70,73,76,75,77,74,129|5,130|6,112,156,56,60,131|7,157,34,31,29,27,26,100,132|8,158,45,133|9,159,68,67,87,95,98,102,104,105,94,72,134|10,160,49,50,52,40,41,39,37,91,135|11,161,42,43,44,136|12,90,162,66,62,63,137|13,163,82,138|14,164,123,28,33,71,110,113,114,116,139|15,121,120,117,140|16,166,65,69,55,141|17,142|18,168,38,32,35,36,64,61,59,46,143|19,144|20,115,145|21,92,171,88,78,81,53,51,48,146|22,119,172,118,122,125,124,147|23,173,80,79,148|24,149|25,150&gt;</text:p>
          </table:table-cell>
          <table:table-cell table:formula="of:=IF([.M9]=0;([.I9]-[.J9])/[.J9];&quot;&quot;)">
            <text:p/>
          </table:table-cell>
          <table:table-cell table:formula="of:=([.I9]-[.K9])/[.K9]" office:value-type="percentage" office:value="0.147082515466425">
            <text:p>14.71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102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2.100_25-5-5-5_rd_10.txt</text:p>
          </table:table-cell>
          <table:table-cell office:value-type="string">
            <text:p>true</text:p>
          </table:table-cell>
          <table:table-cell office:value-type="string">
            <text:p>35712,9209,9559,9747,9580,9109,9640,6987,6223,4161</text:p>
          </table:table-cell>
          <table:table-cell office:value-type="float" office:value="10505.0695">
            <text:p>10505.0695</text:p>
          </table:table-cell>
          <table:table-cell office:value-type="float" office:value="10735.6333">
            <text:p>10735.6333</text:p>
          </table:table-cell>
          <table:table-cell office:value-type="float" office:value="10321.9851">
            <text:p>10321.985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46,48,47,94,72,126|2,35,127|3,119,117,118,122,125,128|4,42,129|5,130|6,70,131|7,113,114,132|8,133|9,110,109,108,107,134|10,82,80,84,135|11,136|12,115,112,111,116,26,27,120,121,124,137|13,138|14,164,45,50,52,51,36,34,31,29,28,100,123,139|15,165,68,67,73,54,55,53,140|16,38,43,44,40,41,39,37,141|17,142|18,49,168,66,65,69,71,64,61,59,143|19,169,30,32,33,99,97,86,89,76,75,77,74,144|20,78,145|21,106,103,101,96,95,98,102,104,105,146|22,147|23,57,58,56,60,62,63,148|24,174,92,90,88,87,81,83,85,93,91,149|25,79,150&gt;</text:p>
          </table:table-cell>
          <table:table-cell table:formula="of:=IF([.M10]=0;([.I10]-[.J10])/[.J10];&quot;&quot;)" office:value-type="percentage" office:value="-0.0214764973390065">
            <text:p>-2.15%</text:p>
          </table:table-cell>
          <table:table-cell table:formula="of:=([.I10]-[.K10])/[.K10]" office:value-type="percentage" office:value="0.0177373245772269">
            <text:p>1.77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102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2.100_25-5-5-5_rd_50.txt</text:p>
          </table:table-cell>
          <table:table-cell office:value-type="string">
            <text:p>true</text:p>
          </table:table-cell>
          <table:table-cell office:value-type="string">
            <text:p>10048,4066,4153,4279,4433,4976,5088,5378,5254,5604,5446,5601,5861,5888,6104,6277,6355,6312,6902,6557,6721,6857,6948,6915,6662,7429,8394,8462,8839,8193,7650,7111,6998,6451</text:p>
          </table:table-cell>
          <table:table-cell office:value-type="float" office:value="10910.9294">
            <text:p>10910.9294</text:p>
          </table:table-cell>
          <table:table-cell office:value-type="float" office:value="10735.6333">
            <text:p>10735.6333</text:p>
          </table:table-cell>
          <table:table-cell office:value-type="float" office:value="10291.2546">
            <text:p>10291.254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03,126|2,152,115,112,111,116,123,121,120,114,26,127|3,117,119,122,125,128|4,48,129|5,130|6,131|7,157,45,88,65,95,102,104,105,132|8,133|9,107,106,101,96,109,110,113,108,134|10,82,84,77,75,73,70,135|11,81,83,85,136|12,33,35,36,34,32,124,27,137|13,118,138|14,164,46,50,52,54,55,53,31,29,28,30,100,139|15,165,68,67,140|16,37,44,40,41,39,141|17,142|18,38,42,43,168,69,71,64,76,47,51,74,143|19,80,79,144|20,78,98,145|21,49,66,87,99,97,86,89,93,91,94,72,146|22,147|23,57,58,56,60,62,63,59,61,148|24,174,92,90,149|25,150&gt;</text:p>
          </table:table-cell>
          <table:table-cell table:formula="of:=IF([.M11]=0;([.I11]-[.J11])/[.J11];&quot;&quot;)" office:value-type="percentage" office:value="0.0163284358827719">
            <text:p>1.63%</text:p>
          </table:table-cell>
          <table:table-cell table:formula="of:=([.I11]-[.K11])/[.K11]" office:value-type="percentage" office:value="0.0602137274885805">
            <text:p>6.02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102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2.100_25-5-5-5_rd_90.txt</text:p>
          </table:table-cell>
          <table:table-cell office:value-type="string">
            <text:p>true</text:p>
          </table:table-cell>
          <table:table-cell office:value-type="string">
            <text:p>1646,1060,1129,1172,1326,1348,1583,1664,1769,1923,2031,2431,2297,2351,2731,2725,2632,2646,2531,2401,2588,2399,2656,3295,3428,3338,3239,3341,3315,3462,3610,3638,3765,3963,4040,4449,5032,5081,4952,5125,5139,5127,4759,4991,4786,5750,5403,5573,5967,4631,4734,5039,5197,5339,5411,4974,4958,4432,4607,4690,4885,2532,2384</text:p>
          </table:table-cell>
          <table:table-cell office:value-type="float" office:value="11453.8928">
            <text:p>11453.8928</text:p>
          </table:table-cell>
          <table:table-cell office:value-type="float" office:value="10735.6333">
            <text:p>10735.6333</text:p>
          </table:table-cell>
          <table:table-cell office:value-type="float" office:value="10402.8544">
            <text:p>10402.854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8,126|2,90,152,116,123,53,127|3,119,117,118,122,125,128|4,58,59,60,62,63,77,114,129|5,130|6,70,76,131|7,157,28,100,95,98,102,104,105,132|8,42,133|9,107,106,101,96,109,110,113,108,134|10,68,160,46,52,54,55,64,61,75,73,74,72,135|11,136|12,26,32,27,33,30,120,121,124,137|13,138|14,139|15,165,67,50,140|16,38,43,44,40,41,39,48,47,51,37,141|17,99,142|18,45,49,87,168,35,36,34,31,29,143|19,80,79,84,81,83,144|20,92,103,78,145|21,82,66,65,69,71,86,89,93,91,94,97,146|22,147|23,56,57,148|24,174,115,112,111,149|25,85,150&gt;</text:p>
          </table:table-cell>
          <table:table-cell table:formula="of:=IF([.M12]=0;([.I12]-[.J12])/[.J12];&quot;&quot;)" office:value-type="percentage" office:value="0.0669042505391834">
            <text:p>6.69%</text:p>
          </table:table-cell>
          <table:table-cell table:formula="of:=([.I12]-[.K12])/[.K12]" office:value-type="percentage" office:value="0.101033654763062">
            <text:p>10.10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103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3.100_25-5-5-5_rd_10.txt</text:p>
          </table:table-cell>
          <table:table-cell office:value-type="string">
            <text:p>true</text:p>
          </table:table-cell>
          <table:table-cell office:value-type="string">
            <text:p>25964,7474,7668,7959,8106,7733,7832,3120</text:p>
          </table:table-cell>
          <table:table-cell office:value-type="float" office:value="10536.0804">
            <text:p>10536.0804</text:p>
          </table:table-cell>
          <table:table-cell office:value-type="float" office:value="10557.0357">
            <text:p>10557.0357</text:p>
          </table:table-cell>
          <table:table-cell office:value-type="float" office:value="10441.6325">
            <text:p>10441.632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52,67,66,65,69,73,70,68,48,47,32,115,127|3,63,59,57,128|4,42,44,39,40,43,129|5,71,72,53,51,155,93,86,130|6,156,90,116,123,117,118,122,125,131|7,38,41,132|8,133|9,78,81,134|10,85,83,135|11,136|12,137|13,163,92,88,87,99,30,26,27,124,121,120,119,138|14,139|15,165,80,82,106,95,98,102,104,105,140|16,58,50,33,35,36,34,31,29,100,28,37,141|17,167,112,111,108,107,109,114,113,110,142|18,143|19,169,46,45,49,52,54,55,64,61,62,77,74,144|20,145|21,146|22,147|23,148|24,76,75,56,60,84,79,89,97,91,94,149|25,103,101,96,150&gt;</text:p>
          </table:table-cell>
          <table:table-cell table:formula="of:=IF([.M13]=0;([.I13]-[.J13])/[.J13];&quot;&quot;)" office:value-type="percentage" office:value="-0.00198496060783423">
            <text:p>-0.20%</text:p>
          </table:table-cell>
          <table:table-cell table:formula="of:=([.I13]-[.K13])/[.K13]" office:value-type="percentage" office:value="0.00904531930232184">
            <text:p>0.90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103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3.100_25-5-5-5_rd_50.txt</text:p>
          </table:table-cell>
          <table:table-cell office:value-type="string">
            <text:p>true</text:p>
          </table:table-cell>
          <table:table-cell office:value-type="string">
            <text:p>8767,4230,4545,4605,4658,4566,4945,5175,5340,5263,5440,5308,5751,5608,5388,5671,5589,5107,4856,4507,4785,5030,4616,4452,4043,3747,4002,1859</text:p>
          </table:table-cell>
          <table:table-cell office:value-type="float" office:value="11130.2751">
            <text:p>11130.2751</text:p>
          </table:table-cell>
          <table:table-cell office:value-type="float" office:value="10557.0357">
            <text:p>10557.0357</text:p>
          </table:table-cell>
          <table:table-cell office:value-type="float" office:value="10320.5306">
            <text:p>10320.530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08,101,127|3,63,128|4,42,44,39,40,43,129|5,86,155,50,51,53,59,64,61,57,77,72,130|6,117,118,131|7,41,132|8,133|9,76,58,78,81,73,71,93,134|10,85,83,89,97,91,82,135|11,136|12,122,109,114,162,100,29,137|13,116,88,87,99,163,27,123,125,124,121,120,119,138|14,139|15,165,112,115,106,95,98,102,104,105,140|16,38,30,33,35,36,34,31,37,141|17,167,67,66,65,69,75,70,68,46,110,107,142|18,143|19,169,92,90,56,60,62,54,49,48,47,45,74,144|20,26,28,52,55,170,113,111,94,32,145|21,146|22,147|23,148|24,80,79,84,149|25,96,103,150&gt;</text:p>
          </table:table-cell>
          <table:table-cell table:formula="of:=IF([.M14]=0;([.I14]-[.J14])/[.J14];&quot;&quot;)" office:value-type="percentage" office:value="0.054299276453143">
            <text:p>5.43%</text:p>
          </table:table-cell>
          <table:table-cell table:formula="of:=([.I14]-[.K14])/[.K14]" office:value-type="percentage" office:value="0.0784595803630485">
            <text:p>7.85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103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3.100_25-5-5-5_rd_90.txt</text:p>
          </table:table-cell>
          <table:table-cell office:value-type="string">
            <text:p>true</text:p>
          </table:table-cell>
          <table:table-cell office:value-type="string">
            <text:p>1686,2531,2712,2863,3109,3211,3392,3736,3769,3879,3984,3923,3976,3925,4104,4210,4211,4319,4245,4464,4241,4328,4257,4636,4676,4968,4728,4473,4449,4672,4320,4575,4426,4371,3898,3989,3983,3645,3642,3668,3859,3619,3244,3308,3382,2991</text:p>
          </table:table-cell>
          <table:table-cell office:value-type="float" office:value="10784.7907">
            <text:p>10784.7907</text:p>
          </table:table-cell>
          <table:table-cell office:value-type="float" office:value="10557.0357">
            <text:p>10557.0357</text:p>
          </table:table-cell>
          <table:table-cell office:value-type="float" office:value="10461.2638">
            <text:p>10461.263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52,103,101,106,107,109,110,113,114,115,127|3,128|4,42,39,44,43,129|5,155,53,50,51,57,63,64,61,77,72,71,130|6,156,45,49,52,54,55,34,31,29,100,27,122,131|7,132|8,133|9,78,81,85,134|10,73,67,160,65,69,83,82,48,47,62,135|11,136|12,40,137|13,121,123,116,163,117,118,119,125,124,120,138|14,139|15,165,59,58,46,99,97,86,89,93,91,140|16,38,30,33,35,36,37,41,141|17,167,112,111,108,142|18,168,88,87,95,96,98,104,105,143|19,169,92,90,66,60,56,70,76,75,68,94,74,144|20,32,28,26,145|21,146|22,147|23,148|24,84,80,79,149|25,102,150&gt;</text:p>
          </table:table-cell>
          <table:table-cell table:formula="of:=IF([.M15]=0;([.I15]-[.J15])/[.J15];&quot;&quot;)" office:value-type="percentage" office:value="0.0215737643096157">
            <text:p>2.16%</text:p>
          </table:table-cell>
          <table:table-cell table:formula="of:=([.I15]-[.K15])/[.K15]" office:value-type="percentage" office:value="0.0309261773897719">
            <text:p>3.09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104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4.100_25-5-5-5_rd_10.txt</text:p>
          </table:table-cell>
          <table:table-cell office:value-type="string">
            <text:p>true</text:p>
          </table:table-cell>
          <table:table-cell office:value-type="string">
            <text:p>27950,8978,8008,5157</text:p>
          </table:table-cell>
          <table:table-cell office:value-type="float" office:value="10334.9745">
            <text:p>10334.9745</text:p>
          </table:table-cell>
          <table:table-cell office:value-type="float" office:value="10299.3588">
            <text:p>10299.3588</text:p>
          </table:table-cell>
          <table:table-cell office:value-type="float" office:value="10173.1241">
            <text:p>10173.124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49,59,61,64,63,62,60,57,77,70,72,128|4,80,79,78,69,73,76,75,74,67,66,82,129|5,111,112,115,116,117,118,122,125,123,121,120,119,130|6,131|7,132|8,133|9,81,83,85,134|10,92,160,47,52,54,58,56,71,84,93,94,135|11,161,90,97,87,99,86,65,68,48,30,26,100,136|12,137|13,163,45,46,50,55,53,51,138|14,164,88,91,89,105,98,95,139|15,140|16,101,96,103,106,102,104,107,141|17,142|18,41,40,34,143|19,109,110,113,124,114,108,144|20,170,28,32,33,35,36,31,27,29,37,39,44,145|21,146|22,147|23,38,42,43,148|24,149|25,150&gt;</text:p>
          </table:table-cell>
          <table:table-cell table:formula="of:=IF([.M16]=0;([.I16]-[.J16])/[.J16];&quot;&quot;)" office:value-type="percentage" office:value="0.00345805022347608">
            <text:p>0.35%</text:p>
          </table:table-cell>
          <table:table-cell table:formula="of:=([.I16]-[.K16])/[.K16]" office:value-type="percentage" office:value="0.0159096063715569">
            <text:p>1.59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104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4.100_25-5-5-5_rd_50.txt</text:p>
          </table:table-cell>
          <table:table-cell office:value-type="string">
            <text:p>true</text:p>
          </table:table-cell>
          <table:table-cell office:value-type="string">
            <text:p>10928,6510,6729,7260,7350,8132,7327,6793,7036,7083,7353,6870,6927,6287</text:p>
          </table:table-cell>
          <table:table-cell office:value-type="float" office:value="10426.3745">
            <text:p>10426.3745</text:p>
          </table:table-cell>
          <table:table-cell office:value-type="float" office:value="10299.3588">
            <text:p>10299.3588</text:p>
          </table:table-cell>
          <table:table-cell office:value-type="float" office:value="10204.0072">
            <text:p>10204.007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52,92,91,89,93,65,68,72,56,58,57,52,47,127|3,49,54,59,61,64,63,62,60,76,75,77,128|4,154,80,79,78,81,85,84,82,86,97,90,129|5,112,88,87,99,106,102,104,98,96,107,130|6,131|7,132|8,133|9,134|10,94,135|11,161,74,71,73,70,69,66,67,48,32,28,100,136|12,95,137|13,163,45,46,50,55,53,51,138|14,139|15,140|16,115,166,30,119,117,118,122,125,29,27,116,111,141|17,142|18,40,34,26,123,143|19,108,109,110,113,124,121,120,114,144|20,44,170,35,33,31,36,37,39,41,145|21,146|22,83,147|23,38,42,43,148|24,149|25,105,101,103,150&gt;</text:p>
          </table:table-cell>
          <table:table-cell table:formula="of:=IF([.M17]=0;([.I17]-[.J17])/[.J17];&quot;&quot;)" office:value-type="percentage" office:value="0.0123323890803765">
            <text:p>1.23%</text:p>
          </table:table-cell>
          <table:table-cell table:formula="of:=([.I17]-[.K17])/[.K17]" office:value-type="percentage" office:value="0.0217921543606908">
            <text:p>2.18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104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4.100_25-5-5-5_rd_90.txt</text:p>
          </table:table-cell>
          <table:table-cell office:value-type="string">
            <text:p>true</text:p>
          </table:table-cell>
          <table:table-cell office:value-type="string">
            <text:p>1604,5366,5259,4862,5038,5616,5498,6199,6972,6806,6814,6940,7227,6532,7180,6978,6781,6592,6707,6493,5136,5283,5461</text:p>
          </table:table-cell>
          <table:table-cell office:value-type="float" office:value="10858.6423">
            <text:p>10858.6423</text:p>
          </table:table-cell>
          <table:table-cell office:value-type="float" office:value="10299.3588">
            <text:p>10299.3588</text:p>
          </table:table-cell>
          <table:table-cell office:value-type="float" office:value="10162.9894">
            <text:p>10162.989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45,47,49,52,54,61,57,56,126|2,127|3,68,66,65,69,67,70,73,76,75,77,72,128|4,154,74,80,78,81,85,79,84,82,97,86,129|5,117,118,122,125,29,32,28,119,130|6,131|7,132|8,133|9,134|10,91,89,71,60,58,64,48,94,135|11,161,114,112,116,30,36,34,31,124,26,100,136|12,137|13,163,46,50,53,51,138|14,164,92,93,87,99,105,102,98,95,96,139|15,140|16,107,101,103,106,88,90,115,111,110,141|17,142|18,123,120,121,143|19,109,113,108,144|20,170,35,27,33,40,37,39,41,44,145|21,146|22,83,147|23,38,55,59,62,63,42,43,148|24,104,149|25,150&gt;</text:p>
          </table:table-cell>
          <table:table-cell table:formula="of:=IF([.M18]=0;([.I18]-[.J18])/[.J18];&quot;&quot;)" office:value-type="percentage" office:value="0.0543027494099924">
            <text:p>5.43%</text:p>
          </table:table-cell>
          <table:table-cell table:formula="of:=([.I18]-[.K18])/[.K18]" office:value-type="percentage" office:value="0.0684496335300713">
            <text:p>6.84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105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5.100_25-5-5-5_rd_10.txt</text:p>
          </table:table-cell>
          <table:table-cell office:value-type="string">
            <text:p>true</text:p>
          </table:table-cell>
          <table:table-cell office:value-type="string">
            <text:p>22260,5768,5424,5692,5553,5464,4794,4713,4758,4506,3679</text:p>
          </table:table-cell>
          <table:table-cell office:value-type="float" office:value="11042.8363">
            <text:p>11042.8363</text:p>
          </table:table-cell>
          <table:table-cell office:value-type="float" office:value="11003.0448">
            <text:p>11003.0448</text:p>
          </table:table-cell>
          <table:table-cell office:value-type="float" office:value="10796.196">
            <text:p>10796.19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34,39,37,127|3,115,153,88,87,107,109,113,114,116,128|4,129|5,130|6,82,80,79,131|7,92,157,49,78,81,83,84,76,132|8,133|9,159,68,67,66,65,69,71,89,93,91,94,134|10,160,112,111,99,97,86,70,73,75,77,74,72,135|11,161,90,103,101,95,98,102,104,105,136|12,162,45,50,52,60,62,63,31,124,26,100,137|13,85,138|14,119,54,55,110,139|15,165,123,121,120,117,118,122,125,29,27,140|16,141|17,167,30,28,32,35,36,64,61,59,142|18,143|19,57,58,56,144|20,145|21,33,171,96,53,51,48,47,46,146|22,172,38,42,43,44,40,41,147|23,106,108,148|24,149|25,150&gt;</text:p>
          </table:table-cell>
          <table:table-cell table:formula="of:=IF([.M19]=0;([.I19]-[.J19])/[.J19];&quot;&quot;)" office:value-type="percentage" office:value="0.00361640806915566">
            <text:p>0.36%</text:p>
          </table:table-cell>
          <table:table-cell table:formula="of:=([.I19]-[.K19])/[.K19]" office:value-type="percentage" office:value="0.0228451113707088">
            <text:p>2.28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105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5.100_25-5-5-5_rd_50.txt</text:p>
          </table:table-cell>
          <table:table-cell office:value-type="string">
            <text:p>true</text:p>
          </table:table-cell>
          <table:table-cell office:value-type="string">
            <text:p>8074,2162,2129,2161,2204,2306,2324,2423,2386,2524,2565,2601,2659,2727,2788,2918,3370,3405,3057,3261,3288,3314,3535,3560,3844,3945,3787,3868,3955,4170,4022,4142,4187,4301,4139,4130,3853,3381,2915,2935,3038,2400,2574,2478,2216,2033,1798,1487</text:p>
          </table:table-cell>
          <table:table-cell office:value-type="float" office:value="11987.2599">
            <text:p>11987.2599</text:p>
          </table:table-cell>
          <table:table-cell office:value-type="float" office:value="11003.0448">
            <text:p>11003.0448</text:p>
          </table:table-cell>
          <table:table-cell office:value-type="float" office:value="10760.0005">
            <text:p>10760.000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1,32,33,41,39,37,127|3,115,153,67,60,62,63,64,51,48,47,46,100,128|4,129|5,118,122,113,114,116,130|6,49,79,65,99,86,89,75,77,74,131|7,157,68,66,69,97,132|8,133|9,159,45,28,111,107,95,98,102,104,91,94,72,134|10,160,30,50,54,71,70,73,93,135|11,161,92,90,88,78,81,83,84,105,136|12,162,87,137|13,85,76,138|14,123,112,120,119,139|15,165,106,103,101,96,109,110,125,124,140|16,141|17,167,35,36,34,31,29,27,26,142|18,143|19,58,57,52,169,55,53,61,59,144|20,145|21,171,56,44,146|22,172,38,42,43,40,147|23,82,80,108,148|24,149|25,117,150&gt;</text:p>
          </table:table-cell>
          <table:table-cell table:formula="of:=IF([.M20]=0;([.I20]-[.J20])/[.J20];&quot;&quot;)" office:value-type="percentage" office:value="0.089449340422571">
            <text:p>8.94%</text:p>
          </table:table-cell>
          <table:table-cell table:formula="of:=([.I20]-[.K20])/[.K20]" office:value-type="percentage" office:value="0.11405755975569">
            <text:p>11.41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105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5.100_25-5-5-5_rd_90.txt</text:p>
          </table:table-cell>
          <table:table-cell office:value-type="string">
            <text:p>true</text:p>
          </table:table-cell>
          <table:table-cell office:value-type="string">
            <text:p>1626,448,482,495,529,588,606,621,660,662,738,744,785,812,839,888,939,971,1026,1033,1069,1101,1164,1222,1240,1223,1263,1316,1357,1707,1444,1537,1634,1646,1758,1690,1752,1806,1883,1993,2063,2220,2153,2246,2257,2359,2386,2418,2652,2480,2343,2442,2468,2551,2629,2822,2977,2773,2614,2737,2724,2666,2615,2478,2594,2496,2557,2571,2721,2914,2695,2597,2504,2605,2740,2918,2989,2804,2766,2803,2860,2345,1928,1429,1258</text:p>
          </table:table-cell>
          <table:table-cell office:value-type="float" office:value="12064.3861">
            <text:p>12064.3861</text:p>
          </table:table-cell>
          <table:table-cell office:value-type="float" office:value="11003.0448">
            <text:p>11003.0448</text:p>
          </table:table-cell>
          <table:table-cell office:value-type="float" office:value="10752.733">
            <text:p>10752.733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44,41,39,37,127|3,115,153,111,108,107,109,113,114,116,128|4,129|5,130|6,67,82,79,99,71,70,73,76,75,131|7,92,157,50,65,69,110,89,93,91,94,132|8,158,68,101,96,95,98,102,105,133|9,159,45,49,52,54,55,53,134|10,160,66,87,97,86,85,84,77,74,72,135|11,161,90,88,78,81,83,104,136|12,137|13,80,138|14,123,112,120,119,139|15,106,103,165,117,118,122,125,124,140|16,141|17,167,28,33,35,36,31,29,27,26,142|18,143|19,57,58,56,144|20,145|21,171,34,51,48,47,46,146|22,172,38,42,43,40,147|23,30,173,32,148|24,149|25,121,175,60,62,63,64,61,59,100,150&gt;</text:p>
          </table:table-cell>
          <table:table-cell table:formula="of:=IF([.M21]=0;([.I21]-[.J21])/[.J21];&quot;&quot;)" office:value-type="percentage" office:value="0.0964588729112509">
            <text:p>9.65%</text:p>
          </table:table-cell>
          <table:table-cell table:formula="of:=([.I21]-[.K21])/[.K21]" office:value-type="percentage" office:value="0.121983229751915">
            <text:p>12.20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106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6.100_25-5-5-5_rd_10.txt</text:p>
          </table:table-cell>
          <table:table-cell office:value-type="string">
            <text:p>true</text:p>
          </table:table-cell>
          <table:table-cell office:value-type="string">
            <text:p>27405,6644,6486,6914,6498,6544,6664,6750,6665,5007,1792</text:p>
          </table:table-cell>
          <table:table-cell office:value-type="float" office:value="11057.9075">
            <text:p>11057.9075</text:p>
          </table:table-cell>
          <table:table-cell office:value-type="float" office:value="10698.3455">
            <text:p>10698.3455</text:p>
          </table:table-cell>
          <table:table-cell office:value-type="float" office:value="10499.1488">
            <text:p>10499.148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28,32,44,40,41,51,48,47,46,72,126|2,78,79,81,83,85,127|3,128|4,154,49,57,60,62,55,34,29,27,26,100,129|5,130|6,112,108,101,98,97,114,116,131|7,157,68,67,52,54,63,64,61,59,132|8,65,133|9,38,42,43,134|10,82,80,66,69,71,70,84,135|11,136|12,137|13,138|14,139|15,165,92,90,88,87,99,86,89,93,91,94,140|16,166,45,50,33,35,36,39,37,141|17,58,56,142|18,103,143|19,106,96,95,102,104,105,144|20,170,123,121,120,119,117,118,122,125,145|21,146|22,147|23,173,30,115,111,107,109,110,113,31,124,148|24,149|25,53,73,76,75,77,74,150&gt;</text:p>
          </table:table-cell>
          <table:table-cell table:formula="of:=IF([.M22]=0;([.I22]-[.J22])/[.J22];&quot;&quot;)" office:value-type="percentage" office:value="0.03360912208341">
            <text:p>3.36%</text:p>
          </table:table-cell>
          <table:table-cell table:formula="of:=([.I22]-[.K22])/[.K22]" office:value-type="percentage" office:value="0.0532194286073932">
            <text:p>5.32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106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6.100_25-5-5-5_rd_50.txt</text:p>
          </table:table-cell>
          <table:table-cell office:value-type="string">
            <text:p>true</text:p>
          </table:table-cell>
          <table:table-cell office:value-type="string">
            <text:p>9488,2543,2686,2536,2705,2939,2862,2987,2864,3060,3266,3215,3336,3424,3372,3390,3605,3570,3792,3775,3824,3943,3915,3958,4161,4415,4403,4445,4518,4652,4635,4791,4350,4335,4622,4852,4641,4866,4855,5404,5037,5149,5377,5580,5038,4741,4468,1667</text:p>
          </table:table-cell>
          <table:table-cell office:value-type="float" office:value="11230.9022">
            <text:p>11230.9022</text:p>
          </table:table-cell>
          <table:table-cell office:value-type="float" office:value="10698.3455">
            <text:p>10698.3455</text:p>
          </table:table-cell>
          <table:table-cell office:value-type="float" office:value="10529.7501">
            <text:p>10529.750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90,88,87,69,71,70,73,75,91,94,126|2,92,82,79,78,81,83,85,127|3,128|4,154,67,103,101,98,97,114,29,27,26,100,129|5,130|6,156,30,28,32,33,35,36,39,31,124,116,131|7,58,57,132|8,68,66,65,133|9,38,42,43,40,41,34,37,134|10,135|11,136|12,137|13,80,163,50,52,54,55,53,76,84,138|14,164,56,60,99,86,89,93,139|15,165,112,115,111,108,107,109,110,113,140|16,166,45,49,44,62,63,64,61,59,77,74,72,141|17,51,48,47,46,142|18,143|19,106,96,95,102,104,105,144|20,170,123,120,121,119,118,117,122,125,145|21,146|22,147|23,148|24,149|25,150&gt;</text:p>
          </table:table-cell>
          <table:table-cell table:formula="of:=IF([.M23]=0;([.I23]-[.J23])/[.J23];&quot;&quot;)" office:value-type="percentage" office:value="0.0497793513959706">
            <text:p>4.98%</text:p>
          </table:table-cell>
          <table:table-cell table:formula="of:=([.I23]-[.K23])/[.K23]" office:value-type="percentage" office:value="0.0665877246222587">
            <text:p>6.66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106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6.100_25-5-5-5_rd_90.txt</text:p>
          </table:table-cell>
          <table:table-cell office:value-type="string">
            <text:p>true</text:p>
          </table:table-cell>
          <table:table-cell office:value-type="string">
            <text:p>1676,470,497,521,531,599,605,656,698,752,945,931,964,1003,1051,1115,1163,1247,1297,1337,1492,1505,1599,1705,1782,1837,1899,2115,2268,2389,2526,2616,2758,3014,3006,2982,2986,3189,2971,2880,2890,3010,3011,3160,3171,3350,3417,3594,3309,3711,3250,3390,3350,3484,3582,3604,3644,3894,3650,3726,3753,3816,3549,3511,3619,3392,3538,3300,3189,3388,3057,3146,2649,2816,1513</text:p>
          </table:table-cell>
          <table:table-cell office:value-type="float" office:value="11427.3065">
            <text:p>11427.3065</text:p>
          </table:table-cell>
          <table:table-cell office:value-type="float" office:value="10698.3455">
            <text:p>10698.3455</text:p>
          </table:table-cell>
          <table:table-cell office:value-type="float" office:value="10554.3999">
            <text:p>10554.399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106,103,101,96,95,98,89,91,94,126|2,82,79,78,81,83,127|3,128|4,123,111,154,55,53,29,114,129|5,130|6,92,156,67,87,35,36,34,31,124,27,26,100,131|7,157,57,56,60,62,63,64,61,59,132|8,68,133|9,38,134|10,135|11,136|12,137|13,80,66,65,69,85,138|14,58,164,50,52,54,97,86,93,84,139|15,165,90,115,112,108,107,109,110,113,116,140|16,166,45,49,88,99,41,39,37,141|17,30,28,32,33,167,71,70,51,48,47,46,142|18,143|19,102,104,105,144|20,170,121,120,119,117,118,122,125,145|21,146|22,147|23,173,42,43,44,40,148|24,149|25,73,76,75,77,74,72,150&gt;</text:p>
          </table:table-cell>
          <table:table-cell table:formula="of:=IF([.M24]=0;([.I24]-[.J24])/[.J24];&quot;&quot;)" office:value-type="percentage" office:value="0.0681377321381144">
            <text:p>6.81%</text:p>
          </table:table-cell>
          <table:table-cell table:formula="of:=([.I24]-[.K24])/[.K24]" office:value-type="percentage" office:value="0.0827054695928283">
            <text:p>8.27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107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7.100_25-5-5-5_rd_10.txt</text:p>
          </table:table-cell>
          <table:table-cell office:value-type="string">
            <text:p>true</text:p>
          </table:table-cell>
          <table:table-cell office:value-type="string">
            <text:p>26857,6968,7058,7244,7523,7712,7560,7007,6353,6386,4317</text:p>
          </table:table-cell>
          <table:table-cell office:value-type="float" office:value="10959.4979">
            <text:p>10959.4979</text:p>
          </table:table-cell>
          <table:table-cell office:value-type="float" office:value="10700.0543">
            <text:p>10700.0543</text:p>
          </table:table-cell>
          <table:table-cell office:value-type="float" office:value="10447.6444">
            <text:p>10447.644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1,120,119,118,122,125,124,126|2,152,66,87,99,85,127|3,153,106,103,101,96,95,98,102,105,128|4,129|5,130|6,123,131|7,157,92,90,88,107,109,110,132|8,133|9,134|10,160,57,58,56,60,62,63,64,51,48,47,46,135|11,161,49,50,33,35,36,34,31,29,27,26,136|12,137|13,163,30,28,32,52,54,70,93,76,77,74,72,138|14,139|15,140|16,115,112,111,108,141|17,38,44,41,55,53,61,59,142|18,68,82,79,78,81,83,168,73,75,94,143|19,144|20,67,80,65,69,71,97,86,89,91,145|21,146|22,117,147|23,84,148|24,104,149|25,175,45,42,43,40,39,37,113,114,116,100,150&gt;</text:p>
          </table:table-cell>
          <table:table-cell table:formula="of:=IF([.M25]=0;([.I25]-[.J25])/[.J25];&quot;&quot;)" office:value-type="percentage" office:value="0.0242469423729934">
            <text:p>2.42%</text:p>
          </table:table-cell>
          <table:table-cell table:formula="of:=([.I25]-[.K25])/[.K25]" office:value-type="percentage" office:value="0.0489922398201073">
            <text:p>4.90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107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7.100_25-5-5-5_rd_50.txt</text:p>
          </table:table-cell>
          <table:table-cell office:value-type="string">
            <text:p>true</text:p>
          </table:table-cell>
          <table:table-cell office:value-type="string">
            <text:p>8935,2361,2233,2480,2362,2456,2622,2635,2750,2684,2873,3061,3260,3173,3229,3489,3505,3797,3899,3765,4000,4187,4196,4660,4708,4594,4766,4976,4914,5277,5078,4648,4734,4793,4722,4932,5070,4878,4882,5075,5446,4661,5077,5130,4644,4195,3069,3198,2475</text:p>
          </table:table-cell>
          <table:table-cell office:value-type="float" office:value="11095.2506">
            <text:p>11095.2506</text:p>
          </table:table-cell>
          <table:table-cell office:value-type="float" office:value="10700.0543">
            <text:p>10700.0543</text:p>
          </table:table-cell>
          <table:table-cell office:value-type="float" office:value="10576.2231">
            <text:p>10576.223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1,120,119,107,109,29,93,91,94,126|2,127|3,153,106,103,101,96,95,98,102,128|4,129|5,130|6,123,131|7,132|8,158,66,56,54,55,53,51,59,133|9,134|10,160,57,58,60,62,63,64,61,48,47,46,135|11,161,49,42,43,35,36,37,125,124,136|12,137|13,163,30,28,32,33,70,85,84,76,77,74,72,138|14,122,139|15,140|16,115,112,111,108,141|17,38,44,40,41,39,34,31,27,26,100,142|18,68,82,79,78,81,83,143|19,144|20,67,80,65,69,71,73,75,145|21,146|22,117,118,147|23,148|24,174,92,90,88,87,97,86,89,104,105,149|25,175,45,50,52,99,110,113,114,116,150&gt;</text:p>
          </table:table-cell>
          <table:table-cell table:formula="of:=IF([.M26]=0;([.I26]-[.J26])/[.J26];&quot;&quot;)" office:value-type="percentage" office:value="0.0369340462132047">
            <text:p>3.69%</text:p>
          </table:table-cell>
          <table:table-cell table:formula="of:=([.I26]-[.K26])/[.K26]" office:value-type="percentage" office:value="0.0490749386706867">
            <text:p>4.91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107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7.100_25-5-5-5_rd_90.txt</text:p>
          </table:table-cell>
          <table:table-cell office:value-type="string">
            <text:p>true</text:p>
          </table:table-cell>
          <table:table-cell office:value-type="string">
            <text:p>1654,463,477,474,470,540,605,627,654,669,724,761,795,926,952,989,1012,1199,1297,1238,1322,1412,1412,1452,1513,1480,1496,1651,1701,1710,1815,1740,1802,1871,1785,1831,1911,1927,2060,2251,2169,2259,2278,2550,2714,2812,2930,2794,2832,2934,3134,3338,3578,3309,3210,3075,3391,3458,3370,3445,3571,3197,3371,3567,3643,3580,3408,3672,3552,3674,3602,3832,3545,3693,3130,2954,3019,2341,2238</text:p>
          </table:table-cell>
          <table:table-cell office:value-type="float" office:value="10839.54">
            <text:p>10839.54</text:p>
          </table:table-cell>
          <table:table-cell office:value-type="float" office:value="10700.0543">
            <text:p>10700.0543</text:p>
          </table:table-cell>
          <table:table-cell office:value-type="float" office:value="10047.3496">
            <text:p>10047.3496</text:p>
          </table:table-cell>
          <table:table-cell office:value-type="float" office:value="96">
            <text:p>96</text:p>
          </table:table-cell>
          <table:table-cell office:value-type="float" office:value="4">
            <text:p>4.0</text:p>
          </table:table-cell>
          <table:table-cell office:value-type="string">
            <text:p>[67, 78, 90, 107]</text:p>
          </table:table-cell>
          <table:table-cell office:value-type="string">
            <text:p>[1,2,3,4,5,6]</text:p>
          </table:table-cell>
          <table:table-cell office:value-type="string">
            <text:p>&lt;1,121,120,119,118,122,125,124,126|2,127|3,153,106,103,101,96,95,98,102,105,128|4,129|5,130|6,30,28,32,99,109,110,114,131|7,132|8,158,57,58,56,60,55,53,51,48,133|9,134|10,160,88,87,36,34,37,31,29,27,26,135|11,113,161,116,136|12,137|13,163,92,80,66,65,69,71,70,76,59,77,72,138|14,123,33,35,139|15,140|16,112,115,111,108,141|17,38,52,54,40,41,39,142|18,168,42,43,44,62,63,64,61,47,46,74,143|19,144|20,45,49,50,170,97,86,84,73,75,145|21,146|22,117,147|23,148|24,104,149|25,175,68,82,79,81,83,85,89,93,91,94,100,150&gt;</text:p>
          </table:table-cell>
          <table:table-cell table:formula="of:=IF([.M27]=0;([.I27]-[.J27])/[.J27];&quot;&quot;)">
            <text:p/>
          </table:table-cell>
          <table:table-cell table:formula="of:=([.I27]-[.K27])/[.K27]" office:value-type="percentage" office:value="0.078845708723025">
            <text:p>7.88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108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8.100_25-5-5-5_rd_10.txt</text:p>
          </table:table-cell>
          <table:table-cell office:value-type="string">
            <text:p>true</text:p>
          </table:table-cell>
          <table:table-cell office:value-type="string">
            <text:p>26417,6957,7275,7560,7132,7126,6234,6243,4961</text:p>
          </table:table-cell>
          <table:table-cell office:value-type="float" office:value="10447.9784">
            <text:p>10447.9784</text:p>
          </table:table-cell>
          <table:table-cell office:value-type="float" office:value="10424.0166">
            <text:p>10424.0166</text:p>
          </table:table-cell>
          <table:table-cell office:value-type="float" office:value="10391.6992">
            <text:p>10391.699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0,151,88,87,99,97,86,89,93,126|2,152,45,50,57,54,55,53,51,48,47,46,74,72,127|3,153,49,58,56,60,62,63,64,61,59,77,128|4,92,154,82,80,78,83,70,84,129|5,130|6,38,156,42,43,44,40,41,39,37,131|7,157,68,66,65,79,81,85,132|8,133|9,104,134|10,106,103,101,96,95,98,105,135|11,108,109,136|12,137|13,138|14,102,139|15,28,30,32,52,35,36,34,31,29,27,26,140|16,141|17,112,115,167,67,69,71,73,76,75,94,91,142|18,143|19,144|20,145|21,146|22,111,107,110,113,147|23,148|24,117,119,149|25,175,123,120,121,33,118,122,125,124,114,116,100,150&gt;</text:p>
          </table:table-cell>
          <table:table-cell table:formula="of:=IF([.M28]=0;([.I28]-[.J28])/[.J28];&quot;&quot;)" office:value-type="percentage" office:value="0.0022987108443399">
            <text:p>0.23%</text:p>
          </table:table-cell>
          <table:table-cell table:formula="of:=([.I28]-[.K28])/[.K28]" office:value-type="percentage" office:value="0.00541578416742479">
            <text:p>0.54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108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8.100_25-5-5-5_rd_50.txt</text:p>
          </table:table-cell>
          <table:table-cell office:value-type="string">
            <text:p>true</text:p>
          </table:table-cell>
          <table:table-cell office:value-type="string">
            <text:p>8934,2352,2394,2625,2711,2735,2995,2971,2905,3197,3351,3333,3523,3588,3766,3778,3882,4401,4612,4781,4751,4759,4902,4900,5522,5658,5754,5760,5767,5818,5549,5551,5222,5346,5597,5668,6074,5944,6128,5938,5295,5302,5484,5440,2350</text:p>
          </table:table-cell>
          <table:table-cell office:value-type="float" office:value="10953.5967">
            <text:p>10953.5967</text:p>
          </table:table-cell>
          <table:table-cell office:value-type="float" office:value="10424.0166">
            <text:p>10424.0166</text:p>
          </table:table-cell>
          <table:table-cell office:value-type="float" office:value="10422.7498">
            <text:p>10422.749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0,151,82,79,78,81,83,85,84,93,126|2,92,88,152,32,35,54,71,70,89,91,94,127|3,153,68,67,66,65,69,73,76,75,72,74,77,128|4,129|5,130|6,156,33,36,34,125,122,124,114,116,100,131|7,132|8,133|9,104,134|10,106,103,101,96,95,98,105,135|11,161,30,28,87,99,97,86,31,29,26,136|12,115,112,123,137|13,138|14,102,139|15,57,58,56,60,62,63,51,48,47,46,140|16,141|17,142|18,143|19,107,108,109,144|20,80,145|21,146|22,111,121,120,119,118,110,113,147|23,173,38,42,43,44,40,41,39,37,27,148|24,117,149|25,175,45,49,50,52,53,55,64,61,59,150&gt;</text:p>
          </table:table-cell>
          <table:table-cell table:formula="of:=IF([.M29]=0;([.I29]-[.J29])/[.J29];&quot;&quot;)" office:value-type="percentage" office:value="0.0508038427337116">
            <text:p>5.08%</text:p>
          </table:table-cell>
          <table:table-cell table:formula="of:=([.I29]-[.K29])/[.K29]" office:value-type="percentage" office:value="0.0509315593472272">
            <text:p>5.09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108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8.100_25-5-5-5_rd_90.txt</text:p>
          </table:table-cell>
          <table:table-cell office:value-type="string">
            <text:p>true</text:p>
          </table:table-cell>
          <table:table-cell office:value-type="string">
            <text:p>1640,443,457,489,500,549,595,631,678,763,819,875,902,1020,1059,1175,1225,1461,1546,1525,1609,1544,1885,1909,1977,2039,2119,2169,2310,2396,2468,2543,2634,2730,2814,3086,3198,3261,3378,3471,4025,3429,3492,3643,3772,3899,3994,4122,4409,4347,4307,4310,4052,4249,4219,4226,4321,4397,4393,4570,4743,4760,4719,4589,5071,5340,5754,5786,5760,5435,5828,5335,5522,5358,5238,5199</text:p>
          </table:table-cell>
          <table:table-cell office:value-type="float" office:value="10815.9247">
            <text:p>10815.9247</text:p>
          </table:table-cell>
          <table:table-cell office:value-type="float" office:value="10424.0166">
            <text:p>10424.0166</text:p>
          </table:table-cell>
          <table:table-cell office:value-type="float" office:value="10388.8742">
            <text:p>10388.874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49,57,58,71,70,86,89,93,126|2,67,92,88,87,108,109,110,113,116,152,75,72,127|3,45,153,68,56,60,62,63,64,61,59,77,74,128|4,82,99,97,129|5,130|6,41,131|7,90,157,66,65,69,55,53,73,76,91,94,132|8,133|9,134|10,106,103,101,96,95,98,135|11,136|12,38,42,43,44,33,36,39,37,137|13,138|14,79,78,81,83,85,84,164,48,47,46,139|15,30,120,121,119,117,118,122,125,140|16,141|17,104,102,105,142|18,143|19,144|20,80,145|21,146|22,111,107,147|23,115,112,123,148|24,40,35,34,31,29,149|25,175,28,32,50,52,54,51,114,124,27,26,100,150&gt;</text:p>
          </table:table-cell>
          <table:table-cell table:formula="of:=IF([.M30]=0;([.I30]-[.J30])/[.J30];&quot;&quot;)" office:value-type="percentage" office:value="0.0375966496446292">
            <text:p>3.76%</text:p>
          </table:table-cell>
          <table:table-cell table:formula="of:=([.I30]-[.K30])/[.K30]" office:value-type="percentage" office:value="0.0411065233613089">
            <text:p>4.11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109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9.100_25-5-5-5_rd_10.txt</text:p>
          </table:table-cell>
          <table:table-cell office:value-type="string">
            <text:p>true</text:p>
          </table:table-cell>
          <table:table-cell office:value-type="string">
            <text:p>25393,6318,6330,6967,6291,6990,6708,6584,6660,6892,6094</text:p>
          </table:table-cell>
          <table:table-cell office:value-type="float" office:value="10239.5261">
            <text:p>10239.5261</text:p>
          </table:table-cell>
          <table:table-cell office:value-type="float" office:value="10235.9695">
            <text:p>10235.9695</text:p>
          </table:table-cell>
          <table:table-cell office:value-type="float" office:value="10191.2663">
            <text:p>10191.2663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52,68,67,90,88,87,99,97,86,89,93,91,94,127|3,117,120,119,122,125,124,128|4,61,63,129|5,121,118,130|6,65,66,69,78,81,83,131|7,56,60,64,59,74,77,132|8,133|9,159,45,49,57,58,62,71,70,73,76,75,72,134|10,135|11,161,30,33,38,44,41,39,34,29,27,100,136|12,137|13,138|14,164,28,32,35,50,52,54,55,53,51,48,47,46,139|15,140|16,108,141|17,115,112,111,107,109,110,113,116,114,142|18,143|19,169,92,106,103,101,96,95,98,102,104,105,144|20,80,82,79,85,84,145|21,146|22,147|23,148|24,149|25,123,175,42,43,40,37,36,31,26,150&gt;</text:p>
          </table:table-cell>
          <table:table-cell table:formula="of:=IF([.M31]=0;([.I31]-[.J31])/[.J31];&quot;&quot;)" office:value-type="percentage" office:value="0.000347460980613501">
            <text:p>0.03%</text:p>
          </table:table-cell>
          <table:table-cell table:formula="of:=([.I31]-[.K31])/[.K31]" office:value-type="percentage" office:value="0.00473540761073036">
            <text:p>0.47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109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9.100_25-5-5-5_rd_50.txt</text:p>
          </table:table-cell>
          <table:table-cell office:value-type="string">
            <text:p>true</text:p>
          </table:table-cell>
          <table:table-cell office:value-type="string">
            <text:p>10081,2817,2855,3384,3549,4024,4204,4326,4417,4462,4476,4664,4913,5420,5191,5212,5453,5688,5991,5881,5674,5690,5805,5814,5665,5761,5847,6092,6598,6638,6424,6472,6346,6515,5371,5420,4452,3735</text:p>
          </table:table-cell>
          <table:table-cell office:value-type="float" office:value="10927.2531">
            <text:p>10927.2531</text:p>
          </table:table-cell>
          <table:table-cell office:value-type="float" office:value="10235.9695">
            <text:p>10235.9695</text:p>
          </table:table-cell>
          <table:table-cell office:value-type="float" office:value="10167.2039">
            <text:p>10167.203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52,67,65,90,87,99,97,86,89,93,91,94,127|3,120,119,123,34,31,29,27,124,128|4,61,63,129|5,130|6,78,81,83,131|7,56,60,64,59,132|8,38,158,28,33,42,44,40,41,39,37,100,26,133|9,159,45,57,58,62,71,69,70,73,76,75,77,74,134|10,30,32,35,43,135|11,68,66,88,92,136|12,137|13,138|14,164,49,50,52,54,55,53,51,48,47,46,72,139|15,140|16,101,141|17,103,106,96,107,109,110,113,116,114,142|18,121,122,143|19,108,169,115,95,98,102,105,104,144|20,80,82,79,85,84,145|21,146|22,147|23,148|24,149|25,111,112,175,36,117,118,125,150&gt;</text:p>
          </table:table-cell>
          <table:table-cell table:formula="of:=IF([.M32]=0;([.I32]-[.J32])/[.J32];&quot;&quot;)" office:value-type="percentage" office:value="0.067534745975943">
            <text:p>6.75%</text:p>
          </table:table-cell>
          <table:table-cell table:formula="of:=([.I32]-[.K32])/[.K32]" office:value-type="percentage" office:value="0.0747549874553022">
            <text:p>7.48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109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109.100_25-5-5-5_rd_90.txt</text:p>
          </table:table-cell>
          <table:table-cell office:value-type="string">
            <text:p>true</text:p>
          </table:table-cell>
          <table:table-cell office:value-type="string">
            <text:p>1623,434,448,458,483,519,535,540,611,665,675,869,908,999,1108,1190,1257,1381,1527,1646,1657,1835,1764,1732,1670,1692,1704,1782,1915,2030,2217,2242,2401,2494,2729,3583,3238,3340,3700,3707,3993,3942,4156,4332,4557,4552,4491,4216,4055,4543,4265,4511,4770,4595,4763,4865,5134,5045,5293,5327,5646,6086,6581,5740,5534,5751,5680,5641,5821,6080,6007,4735,4249,3550,3369</text:p>
          </table:table-cell>
          <table:table-cell office:value-type="float" office:value="11400.0314">
            <text:p>11400.0314</text:p>
          </table:table-cell>
          <table:table-cell office:value-type="float" office:value="10235.9695">
            <text:p>10235.9695</text:p>
          </table:table-cell>
          <table:table-cell office:value-type="float" office:value="10055.1281">
            <text:p>10055.1281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90]</text:p>
          </table:table-cell>
          <table:table-cell office:value-type="string">
            <text:p>[1,2,3,4,5,6]</text:p>
          </table:table-cell>
          <table:table-cell office:value-type="string">
            <text:p>&lt;1,126|2,99,97,152,86,89,93,94,91,127|3,119,117,108,107,109,110,113,124,128|4,43,42,54,56,60,61,129|5,130|6,78,81,83,131|7,68,66,157,33,34,64,59,77,132|8,38,158,30,32,36,44,40,41,39,37,133|9,45,50,52,49,159,69,71,73,76,75,74,72,134|10,35,135|11,161,92,88,115,101,102,114,27,29,100,136|12,137|13,138|14,164,57,58,62,63,55,53,51,48,47,46,139|15,140|16,141|17,111,112,106,103,96,95,98,104,105,142|18,121,122,143|19,144|20,79,80,82,67,65,70,84,85,145|21,146|22,87,147|23,148|24,149|25,28,123,120,118,125,31,26,175,116,150&gt;</text:p>
          </table:table-cell>
          <table:table-cell table:formula="of:=IF([.M33]=0;([.I33]-[.J33])/[.J33];&quot;&quot;)">
            <text:p/>
          </table:table-cell>
          <table:table-cell table:formula="of:=([.I33]-[.K33])/[.K33]" office:value-type="percentage" office:value="0.133752975260454">
            <text:p>13.38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201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1.100_25-5-5-5_rd_10.txt</text:p>
          </table:table-cell>
          <table:table-cell office:value-type="string">
            <text:p>true</text:p>
          </table:table-cell>
          <table:table-cell office:value-type="string">
            <text:p>31531,7682,7063,7800,7789,6923,6933,6120,4614,3872,3459</text:p>
          </table:table-cell>
          <table:table-cell office:value-type="float" office:value="10960.1597">
            <text:p>10960.1597</text:p>
          </table:table-cell>
          <table:table-cell office:value-type="float" office:value="11682.8421">
            <text:p>11682.8421</text:p>
          </table:table-cell>
          <table:table-cell office:value-type="float" office:value="10306.7842">
            <text:p>10306.784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88,52,54,31,57,58,56,62,63,126|2,60,127|3,128|4,154,116,113,109,108,107,110,101,96,95,98,105,129|5,130|6,131|7,132|8,158,34,36,35,33,46,133|9,47,45,49,55,134|10,135|11,80,78,136|12,137|13,163,118,30,100,138|14,39,40,42,38,50,72,67,66,73,164,121,112,115,139|15,111,140|16,141|17,142|18,168,92,87,99,97,86,89,91,94,93,90,74,64,61,59,53,51,48,43,44,41,37,143|19,144|20,170,27,26,124,122,117,119,120,123,32,28,29,114,83,85,84,82,65,69,71,70,76,75,77,68,104,106,103,102,145|21,146|22,147|23,125,148|24,79,81,149|25,150&gt;</text:p>
          </table:table-cell>
          <table:table-cell table:formula="of:=IF([.M34]=0;([.I34]-[.J34])/[.J34];&quot;&quot;)" office:value-type="percentage" office:value="-0.0618584411065523">
            <text:p>-6.19%</text:p>
          </table:table-cell>
          <table:table-cell table:formula="of:=([.I34]-[.K34])/[.K34]" office:value-type="percentage" office:value="0.0633927602753146">
            <text:p>6.34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201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1.100_25-5-5-5_rd_50.txt</text:p>
          </table:table-cell>
          <table:table-cell office:value-type="string">
            <text:p>true</text:p>
          </table:table-cell>
          <table:table-cell office:value-type="string">
            <text:p>7994,2020,2152,2283,2271,2441,2490,2783,2797,3274,2893,3061,2883,3539,2833,2871,2924,3077,3192,3132,3274,3793,3865,3537,3645,3797,3822,3740,4280,4041,4223,4027,3632,3543,3591,3681,3911,4050,4110,4127,4113,4129,4189,3973,4071,4113,3487,3565,3336,2240,2158</text:p>
          </table:table-cell>
          <table:table-cell office:value-type="float" office:value="11346.7249">
            <text:p>11346.7249</text:p>
          </table:table-cell>
          <table:table-cell office:value-type="float" office:value="11682.8421">
            <text:p>11682.8421</text:p>
          </table:table-cell>
          <table:table-cell office:value-type="float" office:value="10331.0962">
            <text:p>10331.096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56,60,62,63,61,59,53,51,48,43,44,41,39,40,42,38,126|2,127|3,128|4,129|5,92,52,55,54,31,57,58,93,90,74,130|6,131|7,132|8,158,68,34,36,35,33,46,133|9,64,134|10,135|11,136|12,105,137|13,163,80,79,78,83,85,84,82,69,71,70,76,75,77,72,50,67,66,73,121,112,115,138|14,30,88,99,26,125,122,119,120,123,139|15,110,140|16,141|17,65,142|18,168,87,97,86,89,91,94,143|19,117,144|20,170,32,28,29,114,116,113,109,111,108,107,101,96,95,98,104,106,103,102,145|21,47,49,146|22,37,147|23,45,118,100,27,124,148|24,81,149|25,150&gt;</text:p>
          </table:table-cell>
          <table:table-cell table:formula="of:=IF([.M35]=0;([.I35]-[.J35])/[.J35];&quot;&quot;)" office:value-type="percentage" office:value="-0.0287701568781795">
            <text:p>-2.88%</text:p>
          </table:table-cell>
          <table:table-cell table:formula="of:=([.I35]-[.K35])/[.K35]" office:value-type="percentage" office:value="0.0983079317371954">
            <text:p>9.83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201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1.100_25-5-5-5_rd_90.txt</text:p>
          </table:table-cell>
          <table:table-cell office:value-type="string">
            <text:p>true</text:p>
          </table:table-cell>
          <table:table-cell office:value-type="string">
            <text:p>1640,428,456,466,481,512,534,553,591,617,678,718,731,714,711,765,778,791,826,911,937,956,968,1035,1104,1102,1182,1279,1296,1329,1373,1451,1478,1472,1816,1614,1687,1690,1712,1634,1715,1714,1770,1780,1902,1985,1944,1867,1885,1942,2063,2098,2131,2247,2113,2199,2050,2036,2112,2167,2073,2257,2304,2244,2204,2266,2425,2411,2561,2660,2686,2790,2992,2955,2844,2835,2705,2402,2370,2524,2771,2030,2178,1865,1916,1909,841</text:p>
          </table:table-cell>
          <table:table-cell office:value-type="float" office:value="11465.8388">
            <text:p>11465.8388</text:p>
          </table:table-cell>
          <table:table-cell office:value-type="float" office:value="11682.8421">
            <text:p>11682.8421</text:p>
          </table:table-cell>
          <table:table-cell office:value-type="float" office:value="10404.854">
            <text:p>10404.85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52,54,31,57,58,56,60,62,63,61,59,53,51,126|2,127|3,128|4,129|5,130|6,131|7,132|8,158,118,30,27,133|9,45,134|10,160,93,120,28,29,114,116,113,48,43,44,41,135|11,97,136|12,162,92,88,87,99,86,89,91,94,90,74,80,64,78,83,84,82,65,108,107,110,101,96,95,98,105,104,103,102,137|13,163,47,49,55,26,124,125,122,117,119,123,32,138|14,39,37,40,42,38,50,164,66,73,121,112,115,139|15,109,111,140|16,141|17,142|18,168,69,71,70,76,75,77,72,68,67,33,143|19,144|20,106,145|21,34,36,35,46,146|22,147|23,100,148|24,79,81,85,149|25,150&gt;</text:p>
          </table:table-cell>
          <table:table-cell table:formula="of:=IF([.M36]=0;([.I36]-[.J36])/[.J36];&quot;&quot;)" office:value-type="percentage" office:value="-0.0185745299082661">
            <text:p>-1.86%</text:p>
          </table:table-cell>
          <table:table-cell table:formula="of:=([.I36]-[.K36])/[.K36]" office:value-type="percentage" office:value="0.101970176611801">
            <text:p>10.20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202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2.100_25-5-5-5_rd_10.txt</text:p>
          </table:table-cell>
          <table:table-cell office:value-type="string">
            <text:p>true</text:p>
          </table:table-cell>
          <table:table-cell office:value-type="string">
            <text:p>23185,5885,6468,6697,7187,7369,7074,7599,7027,2737</text:p>
          </table:table-cell>
          <table:table-cell office:value-type="float" office:value="10506.1087">
            <text:p>10506.1087</text:p>
          </table:table-cell>
          <table:table-cell office:value-type="float" office:value="10580.3157">
            <text:p>10580.3157</text:p>
          </table:table-cell>
          <table:table-cell office:value-type="float" office:value="10215.076">
            <text:p>10215.07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07,28,32,29,114,116,113,109,111,129|5,130|6,156,118,100,30,27,26,124,125,122,123,37,62,63,64,61,59,53,51,48,73,71,70,76,75,77,72,68,67,66,33,131|7,132|8,115,133|9,134|10,36,35,135|11,136|12,117,119,120,137|13,163,46,43,44,41,39,40,42,38,50,34,138|14,164,91,94,93,90,97,80,78,81,83,85,84,82,65,69,108,110,101,96,95,98,105,104,106,103,102,112,121,139|15,140|16,88,92,87,99,86,89,141|17,74,79,142|18,143|19,144|20,145|21,146|22,172,47,49,52,55,54,31,57,58,60,56,147|23,45,148|24,149|25,150&gt;</text:p>
          </table:table-cell>
          <table:table-cell table:formula="of:=IF([.M37]=0;([.I37]-[.J37])/[.J37];&quot;&quot;)" office:value-type="percentage" office:value="-0.00701368485630334">
            <text:p>-0.70%</text:p>
          </table:table-cell>
          <table:table-cell table:formula="of:=([.I37]-[.K37])/[.K37]" office:value-type="percentage" office:value="0.0284905075596111">
            <text:p>2.85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202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2.100_25-5-5-5_rd_50.txt</text:p>
          </table:table-cell>
          <table:table-cell office:value-type="string">
            <text:p>true</text:p>
          </table:table-cell>
          <table:table-cell office:value-type="string">
            <text:p>8035,3325,3447,3539,3462,3555,3522,3552,3724,3641,3983,4044,4132,4062,4138,4386,4386,4524,4729,4712,4866,4638,4782,4858,4635,4713,4748,4543,4661,4485,4289,3783,3642,3871,3955,3943,3857,3289,2866,1904</text:p>
          </table:table-cell>
          <table:table-cell office:value-type="float" office:value="11156.5851">
            <text:p>11156.5851</text:p>
          </table:table-cell>
          <table:table-cell office:value-type="float" office:value="10580.3157">
            <text:p>10580.3157</text:p>
          </table:table-cell>
          <table:table-cell office:value-type="float" office:value="10126.8707">
            <text:p>10126.870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07,28,29,114,113,109,110,129|5,155,34,116,130|6,156,31,77,75,56,60,63,64,61,59,53,51,48,44,41,37,40,42,38,50,36,27,35,33,131|7,39,132|8,92,118,30,100,124,133|9,159,45,47,52,99,86,89,91,94,93,97,134|10,46,49,135|11,88,87,136|12,119,120,123,32,26,125,122,117,137|13,163,80,78,81,83,85,84,82,65,69,121,101,96,95,98,105,104,106,103,102,112,115,138|14,139|15,71,70,76,73,72,68,67,66,140|16,141|17,90,74,79,142|18,143|19,144|20,145|21,43,146|22,55,54,57,58,62,147|23,148|24,149|25,111,108,150&gt;</text:p>
          </table:table-cell>
          <table:table-cell table:formula="of:=IF([.M38]=0;([.I38]-[.J38])/[.J38];&quot;&quot;)" office:value-type="percentage" office:value="0.0544661819495614">
            <text:p>5.45%</text:p>
          </table:table-cell>
          <table:table-cell table:formula="of:=([.I38]-[.K38])/[.K38]" office:value-type="percentage" office:value="0.101681400948469">
            <text:p>10.17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202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2.100_25-5-5-5_rd_90.txt</text:p>
          </table:table-cell>
          <table:table-cell office:value-type="string">
            <text:p>true</text:p>
          </table:table-cell>
          <table:table-cell office:value-type="string">
            <text:p>1706,1414,1531,1660,1703,1685,1675,1706,1761,1795,1923,1885,1880,1963,2010,2035,2051,2043,2179,2154,2276,2304,2288,2295,2341,2432,2449,2516,2570,2775,2861,2927,2713,2690,2779,2892,3076,3096,3214,2986,2950,2593,2807,2929,3262,3304,3053,3134,3391,3363,3538,4241,3853,3825,3940,4058,3322,3514,3121,2814,2891,2567,2842,2881,2754,2829,2583</text:p>
          </table:table-cell>
          <table:table-cell office:value-type="float" office:value="10900.1279">
            <text:p>10900.1279</text:p>
          </table:table-cell>
          <table:table-cell office:value-type="float" office:value="10580.3157">
            <text:p>10580.3157</text:p>
          </table:table-cell>
          <table:table-cell office:value-type="float" office:value="10187.8282">
            <text:p>10187.828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07,28,32,29,114,113,109,110,129|5,130|6,156,92,118,87,73,131|7,132|8,36,30,100,115,133|9,159,88,99,97,86,89,91,94,93,134|10,46,47,135|11,161,116,101,96,95,98,105,104,106,103,102,112,121,136|12,120,123,26,125,122,117,119,137|13,163,45,49,52,55,54,31,56,57,58,60,62,64,75,78,81,83,85,82,65,69,39,40,42,38,50,34,35,33,27,138|14,139|15,71,70,76,77,72,68,67,66,140|16,141|17,90,74,80,79,84,142|18,124,143|19,51,144|20,145|21,43,146|22,147|23,63,61,59,53,48,44,41,37,148|24,149|25,111,108,150&gt;</text:p>
          </table:table-cell>
          <table:table-cell table:formula="of:=IF([.M39]=0;([.I39]-[.J39])/[.J39];&quot;&quot;)" office:value-type="percentage" office:value="0.0302270942633593">
            <text:p>3.02%</text:p>
          </table:table-cell>
          <table:table-cell table:formula="of:=([.I39]-[.K39])/[.K39]" office:value-type="percentage" office:value="0.0699167365229029">
            <text:p>6.99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203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3.100_25-5-5-5_rd_10.txt</text:p>
          </table:table-cell>
          <table:table-cell office:value-type="string">
            <text:p>true</text:p>
          </table:table-cell>
          <table:table-cell office:value-type="string">
            <text:p>21860,6007,6536,6599,6639,4714,3341,2562</text:p>
          </table:table-cell>
          <table:table-cell office:value-type="float" office:value="10296.101">
            <text:p>10296.101</text:p>
          </table:table-cell>
          <table:table-cell office:value-type="float" office:value="10662.5462">
            <text:p>10662.5462</text:p>
          </table:table-cell>
          <table:table-cell office:value-type="float" office:value="10113.8663">
            <text:p>10113.8663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2,126|2,105,104,103,102,111,108,127|3,128|4,129|5,155,30,100,32,28,29,116,115,113,109,107,110,106,101,96,95,98,121,88,67,66,130|6,82,65,69,70,131|7,132|8,133|9,159,47,118,114,123,124,26,27,37,43,53,59,77,76,75,72,68,73,134|10,119,120,125,122,117,135|11,136|12,137|13,138|14,139|15,71,165,87,99,97,86,89,91,94,93,90,74,80,79,85,78,140|16,141|17,142|18,143|19,92,169,45,49,52,55,54,31,57,58,60,62,63,64,61,56,144|20,145|21,84,81,83,146|22,172,46,48,51,44,41,39,40,42,38,50,34,36,35,33,147|23,148|24,149|25,150&gt;</text:p>
          </table:table-cell>
          <table:table-cell table:formula="of:=IF([.M40]=0;([.I40]-[.J40])/[.J40];&quot;&quot;)" office:value-type="percentage" office:value="-0.034367513455651">
            <text:p>-3.44%</text:p>
          </table:table-cell>
          <table:table-cell table:formula="of:=([.I40]-[.K40])/[.K40]" office:value-type="percentage" office:value="0.0180183022589493">
            <text:p>1.80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203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3.100_25-5-5-5_rd_50.txt</text:p>
          </table:table-cell>
          <table:table-cell office:value-type="string">
            <text:p>true</text:p>
          </table:table-cell>
          <table:table-cell office:value-type="string">
            <text:p>8180,3493,3679,3857,3790,3923,3976,4094,3911,4085,4202,4213,4335,4494,4845,4721,4583,4517,4044,4018,3512,3607,3547,2997,2765,2845,2531,2190,2294,1146</text:p>
          </table:table-cell>
          <table:table-cell office:value-type="float" office:value="10870.1897">
            <text:p>10870.1897</text:p>
          </table:table-cell>
          <table:table-cell office:value-type="float" office:value="10662.5462">
            <text:p>10662.5462</text:p>
          </table:table-cell>
          <table:table-cell office:value-type="float" office:value="10136.6723">
            <text:p>10136.6723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2,126|2,95,98,105,104,103,102,108,127|3,128|4,129|5,155,92,88,87,99,97,86,89,91,94,93,76,75,77,61,53,51,48,43,44,130|6,90,74,80,131|7,132|8,69,121,106,101,96,110,107,115,158,67,66,133|9,134|10,135|11,136|12,137|13,138|14,139|15,82,65,71,70,85,79,140|16,141|17,142|18,47,143|19,169,45,49,52,55,54,31,59,58,57,56,60,63,64,62,144|20,170,118,30,100,27,26,124,125,122,117,119,120,123,32,29,114,113,109,111,116,28,145|21,84,81,83,146|22,172,73,68,72,46,37,39,41,40,42,38,50,34,36,35,33,147|23,148|24,149|25,78,150&gt;</text:p>
          </table:table-cell>
          <table:table-cell table:formula="of:=IF([.M41]=0;([.I41]-[.J41])/[.J41];&quot;&quot;)" office:value-type="percentage" office:value="0.0194741008484446">
            <text:p>1.95%</text:p>
          </table:table-cell>
          <table:table-cell table:formula="of:=([.I41]-[.K41])/[.K41]" office:value-type="percentage" office:value="0.072362741764869">
            <text:p>7.24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203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3.100_25-5-5-5_rd_90.txt</text:p>
          </table:table-cell>
          <table:table-cell office:value-type="string">
            <text:p>true</text:p>
          </table:table-cell>
          <table:table-cell office:value-type="string">
            <text:p>1617,2273,2808,3177,3081,3345,3309,3307,3287,3376,3358,3476,3672,3608,3533,3796,3947,4018,4075,3890,4103,4015,4364,4277,4626,4542,4304,4289,4190,4139,4018,3983,3964,3917,3958,3782,4234,4504,3794,3395,3566,3687,3720,2829,2403,2434,2406</text:p>
          </table:table-cell>
          <table:table-cell office:value-type="float" office:value="10807.6138">
            <text:p>10807.6138</text:p>
          </table:table-cell>
          <table:table-cell office:value-type="float" office:value="10662.5462">
            <text:p>10662.5462</text:p>
          </table:table-cell>
          <table:table-cell office:value-type="float" office:value="10182.7496">
            <text:p>10182.749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1,112,126|2,108,111,115,116,114,124,125,122,117,120,127|3,104,103,102,128|4,129|5,118,155,92,87,99,97,86,89,88,30,100,27,26,32,29,28,113,109,119,107,110,101,96,95,98,105,67,66,33,130|6,91,94,93,90,131|7,132|8,65,69,70,133|9,159,45,47,52,77,76,75,72,68,73,134|10,135|11,136|12,137|13,53,58,56,60,63,64,61,59,49,138|14,139|15,79,85,82,71,74,80,140|16,106,141|17,142|18,143|19,62,51,43,55,54,31,57,144|20,123,145|21,84,81,83,146|22,172,46,48,44,41,39,37,40,42,38,50,34,36,35,147|23,148|24,149|25,78,150&gt;</text:p>
          </table:table-cell>
          <table:table-cell table:formula="of:=IF([.M42]=0;([.I42]-[.J42])/[.J42];&quot;&quot;)" office:value-type="percentage" office:value="0.0136053431590288">
            <text:p>1.36%</text:p>
          </table:table-cell>
          <table:table-cell table:formula="of:=([.I42]-[.K42])/[.K42]" office:value-type="percentage" office:value="0.061364977490952">
            <text:p>6.14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204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4.100_25-5-5-5_rd_10.txt</text:p>
          </table:table-cell>
          <table:table-cell office:value-type="string">
            <text:p>true</text:p>
          </table:table-cell>
          <table:table-cell office:value-type="string">
            <text:p>25817,7281,7373,7662,3715</text:p>
          </table:table-cell>
          <table:table-cell office:value-type="float" office:value="10300.0337">
            <text:p>10300.0337</text:p>
          </table:table-cell>
          <table:table-cell office:value-type="float" office:value="10331.9935">
            <text:p>10331.9935</text:p>
          </table:table-cell>
          <table:table-cell office:value-type="float" office:value="9902.4339">
            <text:p>9902.433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03,126|2,152,118,30,27,26,124,125,122,117,119,120,32,116,29,115,111,108,107,109,113,100,37,39,41,40,38,50,52,127|3,128|4,154,45,46,47,49,55,54,31,57,56,60,62,64,61,59,53,51,48,42,44,43,129|5,130|6,97,92,87,99,121,88,91,94,89,86,74,65,85,131|7,101,106,98,105,104,110,132|8,34,36,35,33,114,28,123,133|9,96,95,134|10,135|11,136|12,137|13,138|14,139|15,140|16,141|17,102,112,142|18,143|19,144|20,58,63,145|21,146|22,147|23,173,67,66,93,90,80,79,78,81,83,84,82,69,71,70,76,75,77,72,68,73,148|24,149|25,150&gt;</text:p>
          </table:table-cell>
          <table:table-cell table:formula="of:=IF([.M43]=0;([.I43]-[.J43])/[.J43];&quot;&quot;)" office:value-type="percentage" office:value="-0.00309328495028578">
            <text:p>-0.31%</text:p>
          </table:table-cell>
          <table:table-cell table:formula="of:=([.I43]-[.K43])/[.K43]" office:value-type="percentage" office:value="0.0401517247189098">
            <text:p>4.02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204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4.100_25-5-5-5_rd_50.txt</text:p>
          </table:table-cell>
          <table:table-cell office:value-type="string">
            <text:p>true</text:p>
          </table:table-cell>
          <table:table-cell office:value-type="string">
            <text:p>8155,5621,6049,6412,6753,6934,6752,6783,6854,6811,6854,6974,6682,7000,6567,6777,6257,5762,2983</text:p>
          </table:table-cell>
          <table:table-cell office:value-type="float" office:value="10372.5286">
            <text:p>10372.5286</text:p>
          </table:table-cell>
          <table:table-cell office:value-type="float" office:value="10331.9935">
            <text:p>10331.9935</text:p>
          </table:table-cell>
          <table:table-cell office:value-type="float" office:value="9913.0233">
            <text:p>9913.0233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03,126|2,152,45,49,52,48,42,43,44,41,39,37,40,38,50,34,36,127|3,153,73,94,93,90,74,80,79,78,81,85,82,65,71,69,76,75,77,72,68,66,67,70,128|4,154,92,87,99,88,115,111,113,116,28,123,32,29,114,100,30,35,46,47,55,54,31,57,58,56,60,62,64,61,59,53,51,129|5,130|6,131|7,109,110,106,105,98,101,132|8,133|9,95,134|10,84,83,135|11,136|12,137|13,163,33,138|14,139|15,140|16,120,124,125,141|17,102,112,142|18,143|19,144|20,63,145|21,146|22,104,96,147|23,173,91,89,86,97,121,108,107,119,117,122,26,27,118,148|24,149|25,150&gt;</text:p>
          </table:table-cell>
          <table:table-cell table:formula="of:=IF([.M44]=0;([.I44]-[.J44])/[.J44];&quot;&quot;)" office:value-type="percentage" office:value="0.00392326030789694">
            <text:p>0.39%</text:p>
          </table:table-cell>
          <table:table-cell table:formula="of:=([.I44]-[.K44])/[.K44]" office:value-type="percentage" office:value="0.0463536991787358">
            <text:p>4.64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204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4.100_25-5-5-5_rd_90.txt</text:p>
          </table:table-cell>
          <table:table-cell office:value-type="string">
            <text:p>true</text:p>
          </table:table-cell>
          <table:table-cell office:value-type="string">
            <text:p>1687,4858,4999,5230,5369,5675,5854,6019,6140,5743,5822,6286,6354,6950,7059,7272,6943,7381,7272,7494,5126,4994,3596,2076</text:p>
          </table:table-cell>
          <table:table-cell office:value-type="float" office:value="10764.7084">
            <text:p>10764.7084</text:p>
          </table:table-cell>
          <table:table-cell office:value-type="float" office:value="10331.9935">
            <text:p>10331.9935</text:p>
          </table:table-cell>
          <table:table-cell office:value-type="float" office:value="9990.4142">
            <text:p>9990.414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03,126|2,152,45,49,52,48,42,43,44,41,39,37,40,38,34,36,127|3,69,70,128|4,154,88,115,116,28,125,122,119,120,123,32,114,29,26,27,100,30,35,46,47,55,54,31,56,60,62,64,61,59,53,51,129|5,124,130|6,74,156,92,87,99,97,86,89,94,93,90,65,82,84,78,81,83,85,79,131|7,107,108,109,113,121,98,101,110,106,105,104,132|8,133|9,96,95,134|10,135|11,136|12,137|13,163,33,118,138|14,139|15,140|16,141|17,102,111,112,142|18,143|19,144|20,63,58,57,145|21,146|22,117,147|23,173,73,68,72,77,75,76,67,66,71,80,91,148|24,50,149|25,150&gt;</text:p>
          </table:table-cell>
          <table:table-cell table:formula="of:=IF([.M45]=0;([.I45]-[.J45])/[.J45];&quot;&quot;)" office:value-type="percentage" office:value="0.0418810658369074">
            <text:p>4.19%</text:p>
          </table:table-cell>
          <table:table-cell table:formula="of:=([.I45]-[.K45])/[.K45]" office:value-type="percentage" office:value="0.0775037135096962">
            <text:p>7.75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205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5.100_25-5-5-5_rd_10.txt</text:p>
          </table:table-cell>
          <table:table-cell office:value-type="string">
            <text:p>true</text:p>
          </table:table-cell>
          <table:table-cell office:value-type="string">
            <text:p>27304,7223,7288,6813,6729,6504,3427,3472,3654,3108,1872</text:p>
          </table:table-cell>
          <table:table-cell office:value-type="float" office:value="11283.1312">
            <text:p>11283.1312</text:p>
          </table:table-cell>
          <table:table-cell office:value-type="float" office:value="10830.7164">
            <text:p>10830.7164</text:p>
          </table:table-cell>
          <table:table-cell office:value-type="float" office:value="10311.4981">
            <text:p>10311.498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38,128|4,102,103,121,129|5,65,130|6,131|7,132|8,133|9,114,134|10,135|11,90,136|12,122,137|13,138|14,164,45,47,49,52,55,54,56,60,139|15,165,96,95,98,104,106,115,112,140|16,141|17,142|18,117,125,119,120,123,143|19,51,144|20,170,59,61,53,48,43,44,41,39,37,40,42,50,72,68,67,66,73,46,145|21,146|22,172,92,88,87,99,97,86,89,91,94,93,74,32,28,29,116,113,109,111,108,107,110,101,105,147|23,148|24,149|25,175,118,30,100,27,124,26,31,57,58,62,63,64,80,79,78,81,83,85,84,82,69,71,70,76,75,77,34,36,35,33,150&gt;</text:p>
          </table:table-cell>
          <table:table-cell table:formula="of:=IF([.M46]=0;([.I46]-[.J46])/[.J46];&quot;&quot;)" office:value-type="percentage" office:value="0.0417714565954289">
            <text:p>4.18%</text:p>
          </table:table-cell>
          <table:table-cell table:formula="of:=([.I46]-[.K46])/[.K46]" office:value-type="percentage" office:value="0.094228121905972">
            <text:p>9.42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205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5.100_25-5-5-5_rd_50.txt</text:p>
          </table:table-cell>
          <table:table-cell office:value-type="string">
            <text:p>true</text:p>
          </table:table-cell>
          <table:table-cell office:value-type="string">
            <text:p>7876,2072,2236,2484,2774,2913,3115,3270,3317,3286,3574,3412,3515,3653,3554,3793,3778,3944,3915,3969,4214,4337,4466,4293,4382,4545,4954,4669,4211,4308,4349,4307,4601,4612,4282,4123,4290,4450,4384,4102,3932,4050,3648,3741,3789,2881,2725,1994</text:p>
          </table:table-cell>
          <table:table-cell office:value-type="float" office:value="11438.9347">
            <text:p>11438.9347</text:p>
          </table:table-cell>
          <table:table-cell office:value-type="float" office:value="10830.7164">
            <text:p>10830.7164</text:p>
          </table:table-cell>
          <table:table-cell office:value-type="float" office:value="10375.5533">
            <text:p>10375.5533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53,69,70,76,75,77,72,68,36,35,34,128|4,102,103,121,129|5,112,130|6,131|7,132|8,133|9,159,114,29,116,109,108,107,111,134|10,119,135|11,79,136|12,137|13,138|14,164,45,49,100,27,26,124,125,122,117,120,123,32,28,113,48,44,41,39,37,40,42,38,50,73,67,66,139|15,140|16,141|17,142|18,110,143|19,169,92,88,87,99,97,86,89,91,94,60,64,59,53,51,43,144|20,170,93,90,74,80,78,81,83,85,84,82,65,71,101,96,95,98,105,104,106,115,33,46,145|21,146|22,147|23,148|24,149|25,175,118,30,47,52,55,54,31,57,58,56,62,63,61,150&gt;</text:p>
          </table:table-cell>
          <table:table-cell table:formula="of:=IF([.M47]=0;([.I47]-[.J47])/[.J47];&quot;&quot;)" office:value-type="percentage" office:value="0.0561567931000391">
            <text:p>5.62%</text:p>
          </table:table-cell>
          <table:table-cell table:formula="of:=([.I47]-[.K47])/[.K47]" office:value-type="percentage" office:value="0.102489127013593">
            <text:p>10.25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205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5.100_25-5-5-5_rd_90.txt</text:p>
          </table:table-cell>
          <table:table-cell office:value-type="string">
            <text:p>true</text:p>
          </table:table-cell>
          <table:table-cell office:value-type="string">
            <text:p>1596,424,440,477,479,506,546,552,563,581,599,649,675,721,716,769,779,815,892,926,913,976,965,964,1064,1306,1184,1234,1252,1297,1351,1413,1464,1488,1501,1551,1619,1536,1535,1591,1671,1677,1688,1781,2012,2033,2053,2101,2025,1891,2027,2065,2053,1999,1952,1782,2534,2035,2220,2357,2316,2444,2557,2479,2601,2488,2606,2657,2716,2897,3064,3132,3147,3015,2922,2864,3029,2951,3204,2473,2485,2608,2299,2388,2539,2617,2760,1803,1225</text:p>
          </table:table-cell>
          <table:table-cell office:value-type="float" office:value="12547.0654">
            <text:p>12547.0654</text:p>
          </table:table-cell>
          <table:table-cell office:value-type="float" office:value="10830.7164">
            <text:p>10830.7164</text:p>
          </table:table-cell>
          <table:table-cell office:value-type="float" office:value="10415.0805">
            <text:p>10415.080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1,129|5,155,50,34,36,35,46,115,112,130|6,156,94,80,79,78,81,83,85,84,82,69,76,131|7,132|8,133|9,88,159,118,134|10,135|11,92,97,91,90,136|12,137|13,138|14,164,100,27,26,124,125,122,117,123,32,28,114,116,113,109,111,65,71,70,75,77,72,68,67,66,73,139|15,95,106,140|16,141|17,142|18,119,120,143|19,43,44,40,39,37,38,42,144|20,170,49,30,87,99,86,89,93,74,56,60,63,61,59,53,145|21,146|22,147|23,148|24,149|25,175,45,47,52,55,54,31,57,58,62,64,29,48,51,41,108,107,110,101,96,98,104,105,103,102,33,150&gt;</text:p>
          </table:table-cell>
          <table:table-cell table:formula="of:=IF([.M48]=0;([.I48]-[.J48])/[.J48];&quot;&quot;)" office:value-type="percentage" office:value="0.158470496005232">
            <text:p>15.85%</text:p>
          </table:table-cell>
          <table:table-cell table:formula="of:=([.I48]-[.K48])/[.K48]" office:value-type="percentage" office:value="0.204701720740421">
            <text:p>20.47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206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6.100_25-5-5-5_rd_10.txt</text:p>
          </table:table-cell>
          <table:table-cell office:value-type="string">
            <text:p>true</text:p>
          </table:table-cell>
          <table:table-cell office:value-type="string">
            <text:p>25859,6834,7229,7136,7964,6388,4867,5118,4812,4964,4655</text:p>
          </table:table-cell>
          <table:table-cell office:value-type="float" office:value="10281.2177">
            <text:p>10281.2177</text:p>
          </table:table-cell>
          <table:table-cell office:value-type="float" office:value="10543.5202">
            <text:p>10543.5202</text:p>
          </table:table-cell>
          <table:table-cell office:value-type="float" office:value="10106.1644">
            <text:p>10106.164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32,114,127|3,128|4,50,34,36,35,33,46,129|5,155,118,30,100,27,26,124,125,122,117,119,120,123,28,29,116,113,111,109,108,107,110,101,96,95,98,105,104,106,121,130|6,131|7,132|8,158,76,133|9,134|10,135|11,136|12,137|13,138|14,164,88,99,89,49,47,55,54,31,57,58,56,60,62,64,59,65,82,84,69,71,70,75,77,72,68,67,66,73,103,102,112,115,139|15,140|16,166,45,52,92,87,91,94,97,86,93,90,74,80,79,63,61,53,51,48,43,44,41,39,37,40,38,42,141|17,142|18,143|19,144|20,85,83,78,81,145|21,146|22,147|23,148|24,149|25,150&gt;</text:p>
          </table:table-cell>
          <table:table-cell table:formula="of:=IF([.M49]=0;([.I49]-[.J49])/[.J49];&quot;&quot;)" office:value-type="percentage" office:value="-0.0248780762994129">
            <text:p>-2.49%</text:p>
          </table:table-cell>
          <table:table-cell table:formula="of:=([.I49]-[.K49])/[.K49]" office:value-type="percentage" office:value="0.0173214379928353">
            <text:p>1.73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206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6.100_25-5-5-5_rd_50.txt</text:p>
          </table:table-cell>
          <table:table-cell office:value-type="string">
            <text:p>true</text:p>
          </table:table-cell>
          <table:table-cell office:value-type="string">
            <text:p>7325,2012,2441,2669,2747,3111,3285,3369,3638,3411,3875,4074,4150,4627,4378,4445,4635,4734,4857,5142,4222,4086,4275,3865,4017,4250,4090,4064,4192,4232,4319,4373,3869,4000,4482,4747,4629,4871,5226,4750,4716,4024,3062,3191,3300,3111</text:p>
          </table:table-cell>
          <table:table-cell office:value-type="float" office:value="10729.9906">
            <text:p>10729.9906</text:p>
          </table:table-cell>
          <table:table-cell office:value-type="float" office:value="10543.5202">
            <text:p>10543.5202</text:p>
          </table:table-cell>
          <table:table-cell office:value-type="float" office:value="10047.3201">
            <text:p>10047.320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32,127|3,85,128|4,58,60,63,64,61,59,51,48,43,44,41,42,129|5,92,155,49,52,55,54,31,57,62,56,90,74,80,79,78,81,83,84,82,65,69,71,76,75,77,72,67,66,73,46,121,130|6,131|7,132|8,70,68,133|9,134|10,135|11,53,136|12,137|13,163,37,39,40,38,50,34,36,35,33,115,112,103,102,138|14,164,47,45,88,99,97,86,89,93,94,91,139|15,140|16,141|17,142|18,143|19,144|20,87,170,118,30,100,27,26,124,125,122,117,119,120,123,28,29,114,116,113,109,111,107,110,101,96,95,98,105,104,106,145|21,146|22,147|23,148|24,108,149|25,150&gt;</text:p>
          </table:table-cell>
          <table:table-cell table:formula="of:=IF([.M50]=0;([.I50]-[.J50])/[.J50];&quot;&quot;)" office:value-type="percentage" office:value="0.0176857820218335">
            <text:p>1.77%</text:p>
          </table:table-cell>
          <table:table-cell table:formula="of:=([.I50]-[.K50])/[.K50]" office:value-type="percentage" office:value="0.067945531067533">
            <text:p>6.79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206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6.100_25-5-5-5_rd_90.txt</text:p>
          </table:table-cell>
          <table:table-cell office:value-type="string">
            <text:p>true</text:p>
          </table:table-cell>
          <table:table-cell office:value-type="string">
            <text:p>1665,443,453,493,515,528,592,590,603,655,690,704,730,742,791,784,884,868,879,918,931,978,1052,1069,1111,1152,1235,1192,1254,1280,1339,1493,1439,1418,1498,1540,1593,1734,1735,1781,1858,1984,2051,2169,2042,2219,2169,2227,2326,2493,2452,2691,2723,2746,2804,2813,2948,3634,2918,2935,3057,2963,2836,2831,3021,3283,3361,3487,3992,5809,5850,5736,6205,5629,4463,4945,4580,4210,4357,4104,4401,4216,4476,4452,4277,4705,3987,3872,2305</text:p>
          </table:table-cell>
          <table:table-cell office:value-type="float" office:value="11321.4073">
            <text:p>11321.4073</text:p>
          </table:table-cell>
          <table:table-cell office:value-type="float" office:value="10543.5202">
            <text:p>10543.5202</text:p>
          </table:table-cell>
          <table:table-cell office:value-type="float" office:value="10194.5053">
            <text:p>10194.5053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02,103,121,112,115,127|3,128|4,48,44,41,42,38,50,34,36,35,33,46,129|5,118,155,92,88,87,99,97,86,89,94,90,74,114,28,29,116,113,111,109,108,107,110,101,96,95,98,105,104,106,130|6,131|7,132|8,133|9,134|10,135|11,136|12,137|13,138|14,164,27,26,55,54,31,57,58,56,60,62,63,64,81,83,85,84,82,65,69,71,70,72,67,66,68,73,139|15,140|16,141|17,93,91,142|18,143|19,144|20,79,78,80,59,61,53,51,43,39,37,40,77,76,75,145|21,146|22,147|23,117,122,148|24,149|25,30,175,45,49,52,47,100,124,125,123,32,120,119,150&gt;</text:p>
          </table:table-cell>
          <table:table-cell table:formula="of:=IF([.M51]=0;([.I51]-[.J51])/[.J51];&quot;&quot;)" office:value-type="percentage" office:value="0.0737786892085624">
            <text:p>7.38%</text:p>
          </table:table-cell>
          <table:table-cell table:formula="of:=([.I51]-[.K51])/[.K51]" office:value-type="percentage" office:value="0.110540135772944">
            <text:p>11.05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207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7.100_25-5-5-5_rd_10.txt</text:p>
          </table:table-cell>
          <table:table-cell office:value-type="string">
            <text:p>true</text:p>
          </table:table-cell>
          <table:table-cell office:value-type="string">
            <text:p>27402,7109,7566,7688,7740,8209,7948,7534,7101,7017</text:p>
          </table:table-cell>
          <table:table-cell office:value-type="float" office:value="9990.1812">
            <text:p>9990.1812</text:p>
          </table:table-cell>
          <table:table-cell office:value-type="float" office:value="10412.0748">
            <text:p>10412.0748</text:p>
          </table:table-cell>
          <table:table-cell office:value-type="float" office:value="9944.6309">
            <text:p>9944.630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36,40,38,34,35,126|2,97,90,94,127|3,128|4,61,62,63,64,129|5,105,130|6,131|7,132|8,133|9,134|10,135|11,136|12,137|13,138|14,139|15,165,45,47,49,52,55,54,31,57,56,60,58,59,53,51,48,43,44,41,39,37,42,50,46,33,140|16,141|17,167,118,92,88,99,87,91,86,89,93,74,80,79,78,81,83,85,84,82,65,69,71,70,76,142|18,168,30,100,26,124,125,122,117,119,120,123,32,28,29,114,116,113,109,108,111,143|19,144|20,27,145|21,77,72,68,73,66,67,75,146|22,107,110,101,96,95,98,104,106,103,102,121,112,115,147|23,148|24,149|25,150&gt;</text:p>
          </table:table-cell>
          <table:table-cell table:formula="of:=IF([.M52]=0;([.I52]-[.J52])/[.J52];&quot;&quot;)" office:value-type="percentage" office:value="-0.0405196474385681">
            <text:p>-4.05%</text:p>
          </table:table-cell>
          <table:table-cell table:formula="of:=([.I52]-[.K52])/[.K52]" office:value-type="percentage" office:value="0.00458039121391632">
            <text:p>0.46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207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7.100_25-5-5-5_rd_50.txt</text:p>
          </table:table-cell>
          <table:table-cell office:value-type="string">
            <text:p>true</text:p>
          </table:table-cell>
          <table:table-cell office:value-type="string">
            <text:p>7232,1923,2071,2407,2738,3097,3178,3259,3329,3329,3417,3621,3718,3524,3619,3906,3823,3977,3603,3436,3708,3713,3977,3846,3990,4242,4202,4178,4258,4354,4357,4332,4313,4416,4523,4582,4991,5210,5637,5645,5498,4980,5082,4352,4559,4198,4500,4517,3916</text:p>
          </table:table-cell>
          <table:table-cell office:value-type="float" office:value="11205.5036">
            <text:p>11205.5036</text:p>
          </table:table-cell>
          <table:table-cell office:value-type="float" office:value="10412.0748">
            <text:p>10412.0748</text:p>
          </table:table-cell>
          <table:table-cell office:value-type="float" office:value="9916.4766">
            <text:p>9916.476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8,126|2,97,90,94,127|3,128|4,31,56,62,63,64,53,129|5,105,130|6,131|7,157,60,61,59,51,48,43,44,41,39,37,40,42,38,50,75,72,68,73,67,66,132|8,120,28,133|9,134|10,135|11,136|12,137|13,138|14,139|15,165,30,27,100,26,124,125,122,117,119,123,32,29,114,116,113,109,108,111,140|16,141|17,142|18,143|19,144|20,145|21,58,57,54,52,146|22,107,110,101,96,95,98,104,106,103,102,121,112,115,147|23,148|24,174,88,99,87,92,91,86,89,93,74,80,79,78,81,83,85,84,82,65,69,71,70,76,77,46,33,35,36,34,149|25,175,45,47,49,55,150&gt;</text:p>
          </table:table-cell>
          <table:table-cell table:formula="of:=IF([.M53]=0;([.I53]-[.J53])/[.J53];&quot;&quot;)" office:value-type="percentage" office:value="0.0762027564381308">
            <text:p>7.62%</text:p>
          </table:table-cell>
          <table:table-cell table:formula="of:=([.I53]-[.K53])/[.K53]" office:value-type="percentage" office:value="0.12998840737445">
            <text:p>13.00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207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7.100_25-5-5-5_rd_90.txt</text:p>
          </table:table-cell>
          <table:table-cell office:value-type="string">
            <text:p>true</text:p>
          </table:table-cell>
          <table:table-cell office:value-type="string">
            <text:p>1687,431,474,496,524,623,630,659,760,743,804,765,809,802,883,943,949,979,1011,1081,1118,1194,1269,1214,1252,1326,1396,1469,1557,1729,1668,1785,1931,1889,2015,2008,2103,2097,2162,2270,2467,2464,2621,2605,2631,2643,2720,2660,2757,2985,3048,3134,3249,3391,3978,3587,3670,3462,3554,3553,3257,3469,3518,3778,3766,3969,4134,4165,4180,4429,4584,4592,4801,4556,4640,4626,4738,4053,4224,3618,3755,3471,3170,3423,3407,3520,2480</text:p>
          </table:table-cell>
          <table:table-cell office:value-type="float" office:value="10940.1265">
            <text:p>10940.1265</text:p>
          </table:table-cell>
          <table:table-cell office:value-type="float" office:value="10412.0748">
            <text:p>10412.0748</text:p>
          </table:table-cell>
          <table:table-cell office:value-type="float" office:value="9945.4254">
            <text:p>9945.425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82,65,69,70,110,101,96,95,98,104,106,103,102,112,115,126|2,127|3,128|4,129|5,105,130|6,131|7,75,77,72,68,132|8,133|9,134|10,135|11,136|12,137|13,138|14,139|15,165,123,32,28,29,114,116,113,109,111,108,107,140|16,141|17,142|18,168,92,99,97,86,91,94,93,90,74,80,79,78,81,83,85,71,76,50,43,42,38,34,33,46,73,67,66,121,143|19,84,144|20,170,118,30,27,145|21,58,57,146|22,100,26,124,125,122,117,119,120,147|23,148|24,52,49,45,174,88,87,89,47,54,31,56,60,62,63,64,61,59,53,51,48,44,40,41,39,37,36,35,149|25,55,150&gt;</text:p>
          </table:table-cell>
          <table:table-cell table:formula="of:=IF([.M54]=0;([.I54]-[.J54])/[.J54];&quot;&quot;)" office:value-type="percentage" office:value="0.0507153194865638">
            <text:p>5.07%</text:p>
          </table:table-cell>
          <table:table-cell table:formula="of:=([.I54]-[.K54])/[.K54]" office:value-type="percentage" office:value="0.10001594300833">
            <text:p>10.00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208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8.100_25-5-5-5_rd_10.txt</text:p>
          </table:table-cell>
          <table:table-cell office:value-type="string">
            <text:p>true</text:p>
          </table:table-cell>
          <table:table-cell office:value-type="string">
            <text:p>30087,7783,8241,8863,8988,9072,9073,9193,9467,7540,7532</text:p>
          </table:table-cell>
          <table:table-cell office:value-type="float" office:value="10263.1539">
            <text:p>10263.1539</text:p>
          </table:table-cell>
          <table:table-cell office:value-type="float" office:value="10357.6895">
            <text:p>10357.6895</text:p>
          </table:table-cell>
          <table:table-cell office:value-type="float" office:value="10037.1245">
            <text:p>10037.124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54,27,26,124,122,117,119,120,123,32,28,29,114,116,109,129|5,130|6,131|7,157,56,60,62,63,64,61,59,53,51,48,43,44,40,41,39,37,34,70,67,66,73,121,104,112,115,132|8,133|9,159,92,45,47,49,52,31,57,58,90,80,81,83,79,111,113,108,107,110,101,96,95,98,105,106,103,102,134|10,135|11,136|12,137|13,125,138|14,164,118,30,100,88,87,99,97,86,89,91,94,93,74,78,85,84,82,65,69,71,76,75,77,72,68,50,42,38,36,35,33,46,139|15,140|16,55,54,141|17,142|18,143|19,144|20,145|21,146|22,147|23,148|24,149|25,150&gt;</text:p>
          </table:table-cell>
          <table:table-cell table:formula="of:=IF([.M55]=0;([.I55]-[.J55])/[.J55];&quot;&quot;)" office:value-type="percentage" office:value="-0.00912709345071612">
            <text:p>-0.91%</text:p>
          </table:table-cell>
          <table:table-cell table:formula="of:=([.I55]-[.K55])/[.K55]" office:value-type="percentage" office:value="0.0225193380833325">
            <text:p>2.25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208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8.100_25-5-5-5_rd_50.txt</text:p>
          </table:table-cell>
          <table:table-cell office:value-type="string">
            <text:p>true</text:p>
          </table:table-cell>
          <table:table-cell office:value-type="string">
            <text:p>10012,2540,2674,2687,2756,2887,3007,3204,3177,3415,3305,3368,3282,3501,3651,3719,3758,3797,3951,3901,3642,3774,4071,3950,4307,4115,4195,4665,4772,5002,5208,5566,5533,5369,5543,5634,5715,5801,5350,5509,5672,5745,5502,5561,5418,4811,4546,4187,3973</text:p>
          </table:table-cell>
          <table:table-cell office:value-type="float" office:value="11169.365">
            <text:p>11169.365</text:p>
          </table:table-cell>
          <table:table-cell office:value-type="float" office:value="10357.6895">
            <text:p>10357.6895</text:p>
          </table:table-cell>
          <table:table-cell office:value-type="float" office:value="10169.766">
            <text:p>10169.76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57,45,54,118,100,27,26,124,122,117,119,120,123,32,28,111,109,108,110,101,96,95,98,104,106,102,112,115,132|8,133|9,92,159,30,47,49,52,55,31,57,58,56,60,62,63,64,61,59,53,43,44,41,40,38,34,36,35,33,46,73,67,66,121,134|10,135|11,136|12,137|13,125,138|14,164,88,87,99,97,86,89,91,94,114,29,116,113,48,51,75,76,69,71,68,72,139|15,107,105,103,140|16,166,93,90,74,80,79,78,81,83,85,84,82,65,70,77,50,39,37,42,141|17,142|18,143|19,144|20,145|21,146|22,147|23,148|24,149|25,150&gt;</text:p>
          </table:table-cell>
          <table:table-cell table:formula="of:=IF([.M56]=0;([.I56]-[.J56])/[.J56];&quot;&quot;)" office:value-type="percentage" office:value="0.0783645329395131">
            <text:p>7.84%</text:p>
          </table:table-cell>
          <table:table-cell table:formula="of:=([.I56]-[.K56])/[.K56]" office:value-type="percentage" office:value="0.098291248785862">
            <text:p>9.83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208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C208.100_25-5-5-5_rd_90.txt</text:p>
          </table:table-cell>
          <table:table-cell office:value-type="string">
            <text:p>true</text:p>
          </table:table-cell>
          <table:table-cell office:value-type="string">
            <text:p>1694,478,468,469,492,564,566,637,654,711,703,736,759,844,857,901,897,974,1004,984,1019,1069,1125,1148,1205,1314,1320,1351,1390,1407,1429,1493,1522,1621,1594,1729,1790,2028,2059,2115,2203,2323,2333,2452,2386,2660,2608,2644,2790,2937,3253,2925,3074,3009,3178,3873,3241,3733,3784,3555,3647,3686,3753,3831,4099,3995,4033,3957,4186,4154,4264,4389,3773,4042,3472,3643,3820,3890,3133,3232,2277,2311,2384</text:p>
          </table:table-cell>
          <table:table-cell office:value-type="float" office:value="10730.6839">
            <text:p>10730.6839</text:p>
          </table:table-cell>
          <table:table-cell office:value-type="float" office:value="10357.6895">
            <text:p>10357.6895</text:p>
          </table:table-cell>
          <table:table-cell office:value-type="float" office:value="9709.3878">
            <text:p>9709.3878</text:p>
          </table:table-cell>
          <table:table-cell office:value-type="float" office:value="97">
            <text:p>97</text:p>
          </table:table-cell>
          <table:table-cell office:value-type="float" office:value="3">
            <text:p>3.0</text:p>
          </table:table-cell>
          <table:table-cell office:value-type="string">
            <text:p>[30, 74, 100]</text:p>
          </table:table-cell>
          <table:table-cell office:value-type="string">
            <text:p>[1,2,3,4,5,6]</text:p>
          </table:table-cell>
          <table:table-cell office:value-type="string">
            <text:p>&lt;1,126|2,96,110,101,127|3,128|4,154,94,93,90,31,57,58,56,60,62,63,64,61,59,53,51,48,43,44,41,39,37,40,42,34,129|5,130|6,78,84,65,131|7,157,45,49,54,52,47,27,26,124,125,122,117,119,120,123,32,28,81,83,85,71,70,77,68,67,66,95,98,104,102,121,112,115,132|8,133|9,92,159,118,134|10,135|11,136|12,137|13,138|14,164,88,87,97,86,89,99,91,80,79,114,29,116,113,109,108,107,111,82,69,76,75,72,50,38,36,35,33,46,73,139|15,103,106,105,140|16,55,141|17,142|18,143|19,144|20,145|21,146|22,147|23,148|24,149|25,150&gt;</text:p>
          </table:table-cell>
          <table:table-cell table:formula="of:=IF([.M57]=0;([.I57]-[.J57])/[.J57];&quot;&quot;)">
            <text:p/>
          </table:table-cell>
          <table:table-cell table:formula="of:=([.I57]-[.K57])/[.K57]" office:value-type="percentage" office:value="0.10518645676095">
            <text:p>10.52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10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1.100_25-5-5-5_rd_10.txt</text:p>
          </table:table-cell>
          <table:table-cell office:value-type="string">
            <text:p>true</text:p>
          </table:table-cell>
          <table:table-cell office:value-type="string">
            <text:p>32380,7055,7160,6926,6736,6816,6599,6077,5736,5493,4024</text:p>
          </table:table-cell>
          <table:table-cell office:value-type="float" office:value="3547.6408">
            <text:p>3547.6408</text:p>
          </table:table-cell>
          <table:table-cell office:value-type="float" office:value="3459.8571">
            <text:p>3459.8571</text:p>
          </table:table-cell>
          <table:table-cell office:value-type="float" office:value="3393.5603">
            <text:p>3393.5603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4,100,66,80,29,50,126|2,152,27,46,65,78,51,49,105,127|3,52,153,86,109,128|4,30,69,63,129|5,70,72,44,130|6,48,92,131|7,61,89,115,132|8,94,101,103,133|9,134|10,67,40,111,122,135|11,161,108,107,32,33,71,38,136|12,98,47,81,99,137|13,39,123,124,119,138|14,164,84,36,74,85,114,139|15,97,165,112,82,121,116,125,140|16,166,77,113,45,57,141|17,167,96,91,26,95,142|18,168,87,106,75,93,102,143|19,53,169,41,110,68,144|20,117,120,170,43,31,62,42,118,145|21,171,56,76,34,60,146|22,90,104,59,147|23,88,55,173,35,73,83,148|24,37,174,28,79,149|25,58,54,150&gt;</text:p>
          </table:table-cell>
          <table:table-cell table:formula="of:=IF([.M58]=0;([.I58]-[.J58])/[.J58];&quot;&quot;)" office:value-type="percentage" office:value="0.0253720594414145">
            <text:p>2.54%</text:p>
          </table:table-cell>
          <table:table-cell table:formula="of:=([.I58]-[.K58])/[.K58]" office:value-type="percentage" office:value="0.0454037902317516">
            <text:p>4.54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10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1.100_25-5-5-5_rd_50.txt</text:p>
          </table:table-cell>
          <table:table-cell office:value-type="string">
            <text:p>true</text:p>
          </table:table-cell>
          <table:table-cell office:value-type="string">
            <text:p>9220,2654,2809,3222,3373,3460,3520,3656,3846,4063,4020,4310,4450,4643,4682,4847,4973,5267,5178,5369,5393,5036,5316,5613,5625,6001,5962,6386,6442,6415,5440,5577,5578,4982,4890,4616,4737,3200</text:p>
          </table:table-cell>
          <table:table-cell office:value-type="float" office:value="3566.5212">
            <text:p>3566.5212</text:p>
          </table:table-cell>
          <table:table-cell office:value-type="float" office:value="3459.8571">
            <text:p>3459.8571</text:p>
          </table:table-cell>
          <table:table-cell office:value-type="float" office:value="3294.2026">
            <text:p>3294.202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4,92,126|2,152,97,46,65,127|3,153,52,56,43,128|4,70,69,112,129|5,88,87,36,130|6,48,66,81,99,131|7,157,94,55,115,45,57,95,132|8,54,103,133|9,159,77,78,75,73,134|10,67,40,111,122,135|11,53,161,86,31,93,105,136|12,100,98,47,79,49,137|13,163,30,107,44,74,85,118,138|14,164,84,120,123,41,109,121,139|15,39,165,82,68,116,125,140|16,61,72,33,35,141|17,89,142|18,37,168,28,143|19,58,101,106,80,144|20,117,170,113,32,71,42,145|21,171,76,34,60,146|22,27,104,59,147|23,173,108,124,110,62,38,114,83,148|24,174,119,51,29,50,149|25,90,96,91,26,102,150&gt;</text:p>
          </table:table-cell>
          <table:table-cell table:formula="of:=IF([.M59]=0;([.I59]-[.J59])/[.J59];&quot;&quot;)" office:value-type="percentage" office:value="0.0308290478239694">
            <text:p>3.08%</text:p>
          </table:table-cell>
          <table:table-cell table:formula="of:=([.I59]-[.K59])/[.K59]" office:value-type="percentage" office:value="0.0826660145311038">
            <text:p>8.27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10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1.100_25-5-5-5_rd_90.txt</text:p>
          </table:table-cell>
          <table:table-cell office:value-type="string">
            <text:p>true</text:p>
          </table:table-cell>
          <table:table-cell office:value-type="string">
            <text:p>1737,593,571,628,686,727,762,790,853,1019,1049,1094,1107,1234,1458,1605,1703,1774,1918,2015,2078,2170,2394,2487,2410,2586,2640,2705,2732,3030,3356,3378,3574,3720,3816,4303,4290,4489,4722,5084,4856,4908,5059,5237,5189,5099,4629,4654,4356,4208,4261,4084,4082,4128,2601,2524,1932</text:p>
          </table:table-cell>
          <table:table-cell office:value-type="float" office:value="3523.2616">
            <text:p>3523.2616</text:p>
          </table:table-cell>
          <table:table-cell office:value-type="float" office:value="3459.8571">
            <text:p>3459.8571</text:p>
          </table:table-cell>
          <table:table-cell office:value-type="float" office:value="3213.1456">
            <text:p>3213.1456</text:p>
          </table:table-cell>
          <table:table-cell office:value-type="float" office:value="98">
            <text:p>98</text:p>
          </table:table-cell>
          <table:table-cell office:value-type="float" office:value="2">
            <text:p>2.0</text:p>
          </table:table-cell>
          <table:table-cell office:value-type="string">
            <text:p>[84, 88]</text:p>
          </table:table-cell>
          <table:table-cell office:value-type="string">
            <text:p>[1,2,3,4,5,6]</text:p>
          </table:table-cell>
          <table:table-cell office:value-type="string">
            <text:p>&lt;1,64,100,66,80,29,50,126|2,152,97,46,65,78,81,99,127|3,153,87,36,71,85,128|4,70,63,129|5,155,108,107,32,130|6,55,76,34,60,131|7,157,52,113,115,45,132|8,158,77,103,28,93,49,105,133|9,69,110,159,73,134|10,67,40,135|11,161,56,43,31,51,136|12,92,137|13,163,120,41,111,68,116,125,138|14,164,94,44,74,57,95,139|15,39,123,124,119,62,140|16,61,72,33,35,141|17,89,142|18,168,37,101,143|19,169,48,144|20,117,30,170,112,82,122,42,118,145|21,53,54,106,75,146|22,90,104,59,147|23,173,27,86,109,121,38,114,83,148|24,174,98,47,79,149|25,58,96,91,26,102,150&gt;</text:p>
          </table:table-cell>
          <table:table-cell table:formula="of:=IF([.M60]=0;([.I60]-[.J60])/[.J60];&quot;&quot;)">
            <text:p/>
          </table:table-cell>
          <table:table-cell table:formula="of:=([.I60]-[.K60])/[.K60]" office:value-type="percentage" office:value="0.0965147673357846">
            <text:p>9.65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10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2.100_25-5-5-5_rd_10.txt</text:p>
          </table:table-cell>
          <table:table-cell office:value-type="string">
            <text:p>true</text:p>
          </table:table-cell>
          <table:table-cell office:value-type="string">
            <text:p>28416,6840,7177,7460,7463,7346,7192,7144,5927,4881</text:p>
          </table:table-cell>
          <table:table-cell office:value-type="float" office:value="3458.4462">
            <text:p>3458.4462</text:p>
          </table:table-cell>
          <table:table-cell office:value-type="float" office:value="3275.4235">
            <text:p>3275.4235</text:p>
          </table:table-cell>
          <table:table-cell office:value-type="float" office:value="3308.6006">
            <text:p>3308.600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28,58,26,104,45,126|2,152,120,124,31,51,29,50,127|3,90,96,103,79,37,102,128|4,70,63,77,129|5,52,155,113,33,71,73,107,32,130|6,117,116,86,108,131|7,61,72,44,115,60,95,56,132|8,158,40,112,84,122,42,125,133|9,159,67,27,98,47,100,81,38,118,134|10,160,94,55,76,35,135|11,48,66,80,136|12,54,106,59,49,137|13,88,36,138|14,64,65,164,46,97,99,139|15,92,140|16,74,141|17,167,89,91,142|18,168,121,69,109,30,110,85,114,83,143|19,169,119,62,82,68,105,144|20,39,123,41,111,145|21,146|22,87,43,57,147|23,78,173,75,93,148|24,174,53,101,34,149|25,150&gt;</text:p>
          </table:table-cell>
          <table:table-cell table:formula="of:=IF([.M61]=0;([.I61]-[.J61])/[.J61];&quot;&quot;)" office:value-type="percentage" office:value="0.055877568198433">
            <text:p>5.59%</text:p>
          </table:table-cell>
          <table:table-cell table:formula="of:=([.I61]-[.K61])/[.K61]" office:value-type="percentage" office:value="0.0452897215819884">
            <text:p>4.53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10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2.100_25-5-5-5_rd_50.txt</text:p>
          </table:table-cell>
          <table:table-cell office:value-type="string">
            <text:p>true</text:p>
          </table:table-cell>
          <table:table-cell office:value-type="string">
            <text:p>8863,4051,3791,3826,3961,4174,4282,4330,4494,4511,4709,4883,5034,5101,5242,5164,5178,5440,5337,5420,5322,4446,3579,3577,3793,2947,2254</text:p>
          </table:table-cell>
          <table:table-cell office:value-type="float" office:value="3455.4149">
            <text:p>3455.4149</text:p>
          </table:table-cell>
          <table:table-cell office:value-type="float" office:value="3275.4235">
            <text:p>3275.4235</text:p>
          </table:table-cell>
          <table:table-cell office:value-type="float" office:value="3432.9171">
            <text:p>3432.917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28,58,26,104,79,126|2,152,75,76,34,93,49,105,127|3,90,96,128|4,70,66,100,38,129|5,155,53,113,33,71,107,73,130|6,117,119,108,43,156,110,42,131|7,32,61,72,44,132|8,158,40,112,82,122,62,123,116,125,133|9,159,67,27,98,47,81,29,102,37,134|10,56,77,89,115,60,95,135|11,136|12,137|13,88,36,35,57,138|14,64,65,78,164,46,99,97,139|15,48,92,80,59,140|16,87,74,141|17,167,94,55,106,45,142|18,51,168,84,86,111,68,114,83,143|19,169,52,121,124,31,120,50,144|20,39,69,63,170,85,30,118,145|21,146|22,172,101,103,91,147|23,173,54,148|24,41,109,149|25,150&gt;</text:p>
          </table:table-cell>
          <table:table-cell table:formula="of:=IF([.M62]=0;([.I62]-[.J62])/[.J62];&quot;&quot;)" office:value-type="percentage" office:value="0.0549521000872102">
            <text:p>5.50%</text:p>
          </table:table-cell>
          <table:table-cell table:formula="of:=([.I62]-[.K62])/[.K62]" office:value-type="percentage" office:value="0.00655355178836101">
            <text:p>0.66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10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2.100_25-5-5-5_rd_90.txt</text:p>
          </table:table-cell>
          <table:table-cell office:value-type="string">
            <text:p>true</text:p>
          </table:table-cell>
          <table:table-cell office:value-type="string">
            <text:p>1611,1403,1364,1488,1612,1674,1972,2045,2213,2224,2242,2253,2432,2616,2639,2944,3153,3137,3404,3595,3609,3541,3844,3826,4035,4274,4668,4736,4805,5124,5122,5100,5015,5159,5064,5053,3124,2418,2319,1601,801</text:p>
          </table:table-cell>
          <table:table-cell office:value-type="float" office:value="3449.2303">
            <text:p>3449.2303</text:p>
          </table:table-cell>
          <table:table-cell office:value-type="float" office:value="3275.4235">
            <text:p>3275.4235</text:p>
          </table:table-cell>
          <table:table-cell office:value-type="float" office:value="3152.5822">
            <text:p>3152.5822</text:p>
          </table:table-cell>
          <table:table-cell office:value-type="float" office:value="96">
            <text:p>96</text:p>
          </table:table-cell>
          <table:table-cell office:value-type="float" office:value="4">
            <text:p>4.0</text:p>
          </table:table-cell>
          <table:table-cell office:value-type="string">
            <text:p>[39, 70, 88, 117]</text:p>
          </table:table-cell>
          <table:table-cell office:value-type="string">
            <text:p>[1,2,3,4,5,6]</text:p>
          </table:table-cell>
          <table:table-cell office:value-type="string">
            <text:p>&lt;1,58,26,104,28,93,126|2,27,86,31,79,50,127|3,90,96,103,128|4,77,154,113,115,60,95,129|5,155,121,41,110,123,62,30,85,114,130|6,87,107,33,131|7,61,72,44,32,56,132|8,63,158,120,84,125,133|9,159,67,116,69,111,68,105,134|10,160,94,55,76,45,135|11,48,66,80,29,136|12,37,101,106,75,49,137|13,36,73,71,138|14,64,65,78,81,139|15,54,34,59,140|16,74,141|17,167,89,91,102,142|18,46,168,53,51,98,47,100,97,99,83,143|19,169,92,144|20,170,40,112,82,122,42,118,145|21,146|22,172,43,35,57,147|23,173,52,119,124,109,108,38,148|24,149|25,150&gt;</text:p>
          </table:table-cell>
          <table:table-cell table:formula="of:=IF([.M63]=0;([.I63]-[.J63])/[.J63];&quot;&quot;)">
            <text:p/>
          </table:table-cell>
          <table:table-cell table:formula="of:=([.I63]-[.K63])/[.K63]" office:value-type="percentage" office:value="0.0940968644687521">
            <text:p>9.41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103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3.100_25-5-5-5_rd_10.txt</text:p>
          </table:table-cell>
          <table:table-cell office:value-type="string">
            <text:p>true</text:p>
          </table:table-cell>
          <table:table-cell office:value-type="string">
            <text:p>44032,9239,9538,9139,9482,8927,6504</text:p>
          </table:table-cell>
          <table:table-cell office:value-type="float" office:value="2633.8391">
            <text:p>2633.8391</text:p>
          </table:table-cell>
          <table:table-cell office:value-type="float" office:value="2660.1086">
            <text:p>2660.1086</text:p>
          </table:table-cell>
          <table:table-cell office:value-type="float" office:value="2757.3086">
            <text:p>2757.308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121,84,122,112,46,97,99,100,126|2,82,67,68,40,47,98,81,29,27,127|3,89,128|4,129|5,117,119,155,43,109,30,85,108,42,125,130|6,105,131|7,78,157,53,93,28,102,132|8,104,133|9,159,52,94,113,33,71,72,73,107,134|10,61,36,115,135|11,64,48,92,136|12,90,96,103,54,60,137|13,45,55,74,44,88,57,138|14,164,65,51,106,76,95,56,139|15,58,49,34,91,140|16,111,70,69,63,39,116,123,110,86,41,141|17,87,142|18,168,124,31,114,120,38,62,118,143|19,144|20,79,101,75,26,35,32,77,83,145|21,146|22,147|23,50,148|24,149|25,59,37,66,80,150&gt;</text:p>
          </table:table-cell>
          <table:table-cell table:formula="of:=IF([.M64]=0;([.I64]-[.J64])/[.J64];&quot;&quot;)" office:value-type="percentage" office:value="-0.00987534869816965">
            <text:p>-0.99%</text:p>
          </table:table-cell>
          <table:table-cell table:formula="of:=([.I64]-[.K64])/[.K64]" office:value-type="percentage" office:value="-0.044778992093957">
            <text:p>-4.48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103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3.100_25-5-5-5_rd_50.txt</text:p>
          </table:table-cell>
          <table:table-cell office:value-type="string">
            <text:p>true</text:p>
          </table:table-cell>
          <table:table-cell office:value-type="string">
            <text:p>15916,8406,8089,8194,8725,8848,8485,8643,9112,9369,9794,9936,9868,9890,9882,10008,9872,9873,10308,6993,7164,6926,7050</text:p>
          </table:table-cell>
          <table:table-cell office:value-type="float" office:value="2814.0653">
            <text:p>2814.0653</text:p>
          </table:table-cell>
          <table:table-cell office:value-type="float" office:value="2660.1086">
            <text:p>2660.1086</text:p>
          </table:table-cell>
          <table:table-cell office:value-type="float" office:value="2589.1026">
            <text:p>2589.102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4,48,126|2,82,67,68,40,27,127|3,89,128|4,129|5,70,43,112,122,62,120,116,125,130|6,131|7,157,46,92,81,29,50,132|8,37,119,84,124,109,30,85,38,133|9,159,77,113,33,71,73,32,44,134|10,56,94,55,115,57,135|11,52,161,98,47,100,97,99,105,136|12,96,106,58,75,101,103,59,60,102,137|13,88,61,31,26,76,45,138|14,164,114,121,65,78,51,93,95,139|15,91,140|16,117,123,41,69,63,39,111,42,86,110,141|17,142|18,168,87,36,74,72,107,108,118,143|19,90,104,144|20,79,49,54,28,34,35,53,83,145|21,146|22,147|23,148|24,149|25,66,80,150&gt;</text:p>
          </table:table-cell>
          <table:table-cell table:formula="of:=IF([.M65]=0;([.I65]-[.J65])/[.J65];&quot;&quot;)" office:value-type="percentage" office:value="0.0578760957353396">
            <text:p>5.79%</text:p>
          </table:table-cell>
          <table:table-cell table:formula="of:=([.I65]-[.K65])/[.K65]" office:value-type="percentage" office:value="0.0868882909468323">
            <text:p>8.69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103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3.100_25-5-5-5_rd_90.txt</text:p>
          </table:table-cell>
          <table:table-cell office:value-type="string">
            <text:p>true</text:p>
          </table:table-cell>
          <table:table-cell office:value-type="string">
            <text:p>1628,4286,3964,5050,5015,4926,5060,6030,6021,6540,6394,6579,6945,7242,7893,7838,8045,8509,8475,8579,8475,8129,8279,8459,8081,8036,7672,7536,7961,6385,6021,5668,5247,2277,2000</text:p>
          </table:table-cell>
          <table:table-cell office:value-type="float" office:value="2850.0581">
            <text:p>2850.0581</text:p>
          </table:table-cell>
          <table:table-cell office:value-type="float" office:value="2660.1086">
            <text:p>2660.1086</text:p>
          </table:table-cell>
          <table:table-cell office:value-type="float" office:value="2398.8261">
            <text:p>2398.8261</text:p>
          </table:table-cell>
          <table:table-cell office:value-type="float" office:value="97">
            <text:p>97</text:p>
          </table:table-cell>
          <table:table-cell office:value-type="float" office:value="3">
            <text:p>3.0</text:p>
          </table:table-cell>
          <table:table-cell office:value-type="string">
            <text:p>[61, 70, 83]</text:p>
          </table:table-cell>
          <table:table-cell office:value-type="string">
            <text:p>[1,2,3,4,5,6]</text:p>
          </table:table-cell>
          <table:table-cell office:value-type="string">
            <text:p>&lt;1,64,48,126|2,67,68,40,47,82,27,127|3,89,128|4,129|5,117,84,62,116,63,130|6,131|7,157,65,46,98,81,29,50,132|8,52,119,122,112,97,99,37,133|9,159,43,113,33,71,73,107,32,134|10,45,94,55,77,56,135|11,92,136|12,59,58,28,106,76,34,96,60,137|13,57,115,88,36,44,74,138|14,120,123,124,86,121,164,95,139|15,91,140|16,111,41,39,69,109,85,30,42,125,141|17,72,87,167,35,142|18,78,168,110,38,118,143|19,90,104,144|20,51,53,26,75,101,103,54,93,79,105,145|21,146|22,147|23,148|24,49,174,31,108,114,102,149|25,100,66,80,150&gt;</text:p>
          </table:table-cell>
          <table:table-cell table:formula="of:=IF([.M66]=0;([.I66]-[.J66])/[.J66];&quot;&quot;)">
            <text:p/>
          </table:table-cell>
          <table:table-cell table:formula="of:=([.I66]-[.K66])/[.K66]" office:value-type="percentage" office:value="0.188105340357936">
            <text:p>18.81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104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4.100_25-5-5-5_rd_10.txt</text:p>
          </table:table-cell>
          <table:table-cell office:value-type="string">
            <text:p>true</text:p>
          </table:table-cell>
          <table:table-cell office:value-type="string">
            <text:p>41438,8787,7795,9035</text:p>
          </table:table-cell>
          <table:table-cell office:value-type="float" office:value="2344.1109">
            <text:p>2344.1109</text:p>
          </table:table-cell>
          <table:table-cell office:value-type="float" office:value="2358.3564">
            <text:p>2358.3564</text:p>
          </table:table-cell>
          <table:table-cell office:value-type="float" office:value="2351.0271">
            <text:p>2351.027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52,65,27,68,39,110,123,62,38,31,83,127|3,128|4,48,92,129|5,130|6,131|7,157,82,40,112,120,119,114,77,85,108,132|8,90,57,115,88,89,133|9,44,35,134|10,67,124,109,30,43,121,135|11,136|12,137|13,138|14,164,78,51,98,97,66,139|15,49,37,79,80,29,50,140|16,64,81,100,47,99,46,141|17,53,167,52,26,76,34,106,58,93,105,102,75,142|18,28,101,104,103,54,143|19,91,144|20,170,94,56,95,55,45,96,60,59,145|21,111,63,41,86,116,122,125,146|22,72,73,87,147|23,148|24,71,61,74,36,33,107,32,113,70,149|25,117,84,118,69,42,150&gt;</text:p>
          </table:table-cell>
          <table:table-cell table:formula="of:=IF([.M67]=0;([.I67]-[.J67])/[.J67];&quot;&quot;)" office:value-type="percentage" office:value="-0.00604043561863677">
            <text:p>-0.60%</text:p>
          </table:table-cell>
          <table:table-cell table:formula="of:=([.I67]-[.K67])/[.K67]" office:value-type="percentage" office:value="-0.00294177808499088">
            <text:p>-0.29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104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4.100_25-5-5-5_rd_50.txt</text:p>
          </table:table-cell>
          <table:table-cell office:value-type="string">
            <text:p>true</text:p>
          </table:table-cell>
          <table:table-cell office:value-type="string">
            <text:p>11733,8914,9857,9929,10082,10022,9759,6768,6354,4963,2114</text:p>
          </table:table-cell>
          <table:table-cell office:value-type="float" office:value="2479.6046">
            <text:p>2479.6046</text:p>
          </table:table-cell>
          <table:table-cell office:value-type="float" office:value="2358.3564">
            <text:p>2358.3564</text:p>
          </table:table-cell>
          <table:table-cell office:value-type="float" office:value="2396.9238">
            <text:p>2396.923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52,65,27,68,110,123,62,38,83,127|3,128|4,92,129|5,130|6,131|7,85,157,77,113,107,33,70,108,132|8,90,133|9,134|10,63,39,67,135|11,136|12,137|13,138|14,98,51,164,119,78,97,29,66,139|15,79,46,40,112,82,47,99,50,140|16,48,100,81,64,80,141|17,75,53,167,26,76,34,106,58,54,102,142|18,168,52,94,95,55,45,96,60,59,103,143|19,91,169,31,124,109,43,32,56,35,144|20,49,93,105,37,101,104,28,145|21,111,41,86,120,122,116,125,146|22,72,73,87,147|23,148|24,71,61,74,36,115,57,88,89,44,149|25,117,84,118,69,121,114,30,42,150&gt;</text:p>
          </table:table-cell>
          <table:table-cell table:formula="of:=IF([.M68]=0;([.I68]-[.J68])/[.J68];&quot;&quot;)" office:value-type="percentage" office:value="0.0514121614527813">
            <text:p>5.14%</text:p>
          </table:table-cell>
          <table:table-cell table:formula="of:=([.I68]-[.K68])/[.K68]" office:value-type="percentage" office:value="0.0344945467185899">
            <text:p>3.45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104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4.100_25-5-5-5_rd_90.txt</text:p>
          </table:table-cell>
          <table:table-cell office:value-type="string">
            <text:p>true</text:p>
          </table:table-cell>
          <table:table-cell office:value-type="string">
            <text:p>1726,6849,6446,6536,6472,6470,7245,7211,7638,7995,8074,7698,7201,7417,7500,7355,7317,7398,6737,6252,6726,5363,5044</text:p>
          </table:table-cell>
          <table:table-cell office:value-type="float" office:value="2407.9137">
            <text:p>2407.9137</text:p>
          </table:table-cell>
          <table:table-cell office:value-type="float" office:value="2358.3564">
            <text:p>2358.3564</text:p>
          </table:table-cell>
          <table:table-cell office:value-type="float" office:value="2345.9976">
            <text:p>2345.997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52,31,62,110,63,68,27,38,65,83,127|3,128|4,92,129|5,130|6,131|7,157,82,40,112,122,120,119,114,77,85,132|8,88,115,57,90,133|9,134|10,98,51,121,124,109,111,39,67,135|11,136|12,137|13,138|14,66,139|15,49,79,37,78,80,29,97,100,140|16,64,81,48,47,46,99,50,141|17,75,167,56,35,95,26,76,106,58,102,142|18,168,52,94,55,34,45,96,60,103,143|19,91,144|20,93,105,170,53,101,104,28,59,54,145|21,33,108,86,41,116,123,125,146|22,72,73,87,147|23,148|24,107,32,113,36,44,89,74,61,71,149|25,117,84,118,69,30,43,70,42,150&gt;</text:p>
          </table:table-cell>
          <table:table-cell table:formula="of:=IF([.M69]=0;([.I69]-[.J69])/[.J69];&quot;&quot;)" office:value-type="percentage" office:value="0.0210134905818306">
            <text:p>2.10%</text:p>
          </table:table-cell>
          <table:table-cell table:formula="of:=([.I69]-[.K69])/[.K69]" office:value-type="percentage" office:value="0.0263922264882112">
            <text:p>2.64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105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5.100_25-5-5-5_rd_10.txt</text:p>
          </table:table-cell>
          <table:table-cell office:value-type="string">
            <text:p>true</text:p>
          </table:table-cell>
          <table:table-cell office:value-type="string">
            <text:p>48002,9907,10049,10335,10333,10572,10026,8382,8113,8000</text:p>
          </table:table-cell>
          <table:table-cell office:value-type="float" office:value="3602.7288">
            <text:p>3602.7288</text:p>
          </table:table-cell>
          <table:table-cell office:value-type="float" office:value="3206.7586">
            <text:p>3206.7586</text:p>
          </table:table-cell>
          <table:table-cell office:value-type="float" office:value="3222.6241">
            <text:p>3222.624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46,119,121,99,126|2,37,106,59,127|3,128|4,154,120,123,124,31,51,79,102,129|5,89,115,35,26,95,130|6,70,108,111,109,42,85,118,131|7,132|8,158,40,112,82,133|9,67,39,41,86,110,62,122,38,125,134|10,160,92,81,135|11,161,36,136|12,64,48,100,66,47,29,50,137|13,90,138|14,164,53,101,76,45,60,139|15,165,52,77,113,74,114,140|16,27,65,78,166,80,49,141|17,58,87,43,57,142|18,168,94,96,34,91,143|19,56,107,32,33,71,73,144|20,72,61,44,145|21,97,54,146|22,172,103,104,28,75,93,105,147|23,117,84,30,69,63,68,116,83,148|24,98,149|25,88,55,150&gt;</text:p>
          </table:table-cell>
          <table:table-cell table:formula="of:=IF([.M70]=0;([.I70]-[.J70])/[.J70];&quot;&quot;)" office:value-type="percentage" office:value="0.12347989025429">
            <text:p>12.35%</text:p>
          </table:table-cell>
          <table:table-cell table:formula="of:=([.I70]-[.K70])/[.K70]" office:value-type="percentage" office:value="0.117948816928416">
            <text:p>11.79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105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5.100_25-5-5-5_rd_50.txt</text:p>
          </table:table-cell>
          <table:table-cell office:value-type="string">
            <text:p>true</text:p>
          </table:table-cell>
          <table:table-cell office:value-type="string">
            <text:p>14297,3460,3728,3843,4177,4395,4480,4592,4585,4831,4934,5016,5217,5574,5960,6569,6786,6934,6935,7529,7907,7875,8427,8382,8795,8817,8793,9085,9587,9701,9295,8180,8461,7786,7438,6039,4277,4447,1372</text:p>
          </table:table-cell>
          <table:table-cell office:value-type="float" office:value="3581.6348">
            <text:p>3581.6348</text:p>
          </table:table-cell>
          <table:table-cell office:value-type="float" office:value="3206.7586">
            <text:p>3206.7586</text:p>
          </table:table-cell>
          <table:table-cell office:value-type="float" office:value="2977.4619">
            <text:p>2977.4619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83]</text:p>
          </table:table-cell>
          <table:table-cell office:value-type="string">
            <text:p>[1,2,3,4,5,6]</text:p>
          </table:table-cell>
          <table:table-cell office:value-type="string">
            <text:p>&lt;1,126|2,27,37,106,59,127|3,153,77,113,74,128|4,154,107,43,31,119,79,102,129|5,155,52,55,115,91,130|6,70,108,124,86,109,42,85,118,131|7,132|8,158,40,66,47,133|9,67,39,41,110,111,121,38,134|10,160,120,123,112,82,122,62,125,135|11,136|12,64,54,103,28,93,49,137|13,90,138|14,164,53,101,104,75,60,139|15,46,48,92,81,99,140|16,166,78,80,50,141|17,58,87,142|18,168,96,76,34,45,57,95,143|19,56,36,89,71,73,114,144|20,72,61,44,145|21,97,100,98,65,51,29,105,146|22,94,32,33,35,26,147|23,117,84,30,69,63,68,116,148|24,149|25,88,150&gt;</text:p>
          </table:table-cell>
          <table:table-cell table:formula="of:=IF([.M71]=0;([.I71]-[.J71])/[.J71];&quot;&quot;)">
            <text:p/>
          </table:table-cell>
          <table:table-cell table:formula="of:=([.I71]-[.K71])/[.K71]" office:value-type="percentage" office:value="0.202915409261828">
            <text:p>20.29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105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5.100_25-5-5-5_rd_90.txt</text:p>
          </table:table-cell>
          <table:table-cell office:value-type="string">
            <text:p>true</text:p>
          </table:table-cell>
          <table:table-cell office:value-type="string">
            <text:p>1681,465,493,444,479,539,697,561,991,859,1100,1271,1618,1537,1502,1565,1610,1570,1626,1775,2100,2145,2243,2514,2677,2820,3053,3234,3743,3834,3937,3992,4132,4262,4581,4929,5001,4941,4827,5000,5157,5344,5430,5371,4603,3760,3278,2898,3005,2947,2923</text:p>
          </table:table-cell>
          <table:table-cell office:value-type="float" office:value="3035.503">
            <text:p>3035.503</text:p>
          </table:table-cell>
          <table:table-cell office:value-type="float" office:value="3206.7586">
            <text:p>3206.7586</text:p>
          </table:table-cell>
          <table:table-cell office:value-type="float" office:value="2776.2276">
            <text:p>2776.2276</text:p>
          </table:table-cell>
          <table:table-cell office:value-type="float" office:value="90">
            <text:p>90</text:p>
          </table:table-cell>
          <table:table-cell office:value-type="float" office:value="10">
            <text:p>10.0</text:p>
          </table:table-cell>
          <table:table-cell office:value-type="string">
            <text:p>[31, 39, 40, 44, 61, 72, 90, 92, 97, 116]</text:p>
          </table:table-cell>
          <table:table-cell office:value-type="string">
            <text:p>[1,2,3,4,5,6]</text:p>
          </table:table-cell>
          <table:table-cell office:value-type="string">
            <text:p>&lt;1,126|2,64,37,106,59,127|3,128|4,154,52,56,55,34,60,102,129|5,94,155,101,28,75,26,95,130|6,67,123,124,111,85,42,131|7,132|8,120,100,82,66,51,114,133|9,159,86,41,110,109,121,125,118,134|10,65,78,160,122,62,135|11,136|12,54,103,104,93,79,49,137|13,138|14,164,96,139|15,46,48,140|16,166,27,112,119,80,50,141|17,88,76,45,142|18,53,168,77,113,115,35,57,143|19,70,108,107,32,33,71,73,144|20,87,36,89,91,145|21,58,98,47,81,99,29,105,146|22,147|23,117,84,30,69,63,68,38,83,148|24,149|25,175,43,74,150&gt;</text:p>
          </table:table-cell>
          <table:table-cell table:formula="of:=IF([.M72]=0;([.I72]-[.J72])/[.J72];&quot;&quot;)">
            <text:p/>
          </table:table-cell>
          <table:table-cell table:formula="of:=([.I72]-[.K72])/[.K72]" office:value-type="percentage" office:value="0.093391262301405">
            <text:p>9.34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106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6.100_25-5-5-5_rd_10.txt</text:p>
          </table:table-cell>
          <table:table-cell office:value-type="string">
            <text:p>true</text:p>
          </table:table-cell>
          <table:table-cell office:value-type="string">
            <text:p>47493,11402,11862,11363,11477,10730,10203,9963,9351</text:p>
          </table:table-cell>
          <table:table-cell office:value-type="float" office:value="2893.5385">
            <text:p>2893.5385</text:p>
          </table:table-cell>
          <table:table-cell office:value-type="float" office:value="2827.0114">
            <text:p>2827.0114</text:p>
          </table:table-cell>
          <table:table-cell office:value-type="float" office:value="2827.331">
            <text:p>2827.33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88,127|3,72,87,113,56,128|4,154,52,53,101,75,115,35,57,95,77,129|5,67,62,123,86,41,111,121,119,38,114,130|6,74,131|7,64,157,65,47,100,99,29,132|8,133|9,134|10,48,92,81,135|11,55,76,34,106,59,60,136|12,71,137|13,61,44,33,107,85,42,138|14,164,40,82,97,46,37,139|15,96,140|16,39,69,63,116,110,84,120,125,141|17,27,117,167,98,66,68,118,83,142|18,143|19,90,144|20,26,170,124,31,112,122,102,28,145|21,73,70,43,30,109,108,32,146|22,147|23,89,36,45,91,148|24,54,103,104,93,49,105,149|25,58,94,175,78,51,79,80,50,150&gt;</text:p>
          </table:table-cell>
          <table:table-cell table:formula="of:=IF([.M73]=0;([.I73]-[.J73])/[.J73];&quot;&quot;)" office:value-type="percentage" office:value="0.0235326606748032">
            <text:p>2.35%</text:p>
          </table:table-cell>
          <table:table-cell table:formula="of:=([.I73]-[.K73])/[.K73]" office:value-type="percentage" office:value="0.0234169610844998">
            <text:p>2.34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106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6.100_25-5-5-5_rd_50.txt</text:p>
          </table:table-cell>
          <table:table-cell office:value-type="string">
            <text:p>true</text:p>
          </table:table-cell>
          <table:table-cell office:value-type="string">
            <text:p>12247,4912,5095,5442,5621,5667,5638,5857,5988,6300,6222,6632,6588,6642,6196,6979,7022,7457,7705,7814,7765,7407,7408,7293,7716,7627,7649,7824,8342,8189,6199,5444,5594</text:p>
          </table:table-cell>
          <table:table-cell office:value-type="float" office:value="3164.2229">
            <text:p>3164.2229</text:p>
          </table:table-cell>
          <table:table-cell office:value-type="float" office:value="2827.0114">
            <text:p>2827.0114</text:p>
          </table:table-cell>
          <table:table-cell office:value-type="float" office:value="2786.9563">
            <text:p>2786.9563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9,54,101,37,79,49,105,126|2,88,106,45,127|3,72,113,43,107,108,38,83,128|4,154,52,94,75,104,35,57,95,56,129|5,67,62,123,86,41,111,68,110,130|6,87,33,74,131|7,26,77,31,157,51,80,50,132|8,90,103,133|9,134|10,46,97,48,92,81,135|11,55,76,34,60,136|12,71,137|13,82,119,121,85,42,138|14,164,40,66,93,139|15,58,96,140|16,116,117,39,69,63,141|17,64,167,78,112,27,122,84,118,125,142|18,44,115,143|19,144|20,28,170,53,65,98,47,100,99,29,102,145|21,73,70,30,124,109,120,114,32,146|22,147|23,61,36,89,91,148|24,149|25,150&gt;</text:p>
          </table:table-cell>
          <table:table-cell table:formula="of:=IF([.M74]=0;([.I74]-[.J74])/[.J74];&quot;&quot;)" office:value-type="percentage" office:value="0.119281973889458">
            <text:p>11.93%</text:p>
          </table:table-cell>
          <table:table-cell table:formula="of:=([.I74]-[.K74])/[.K74]" office:value-type="percentage" office:value="0.135368681597196">
            <text:p>13.54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106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6.100_25-5-5-5_rd_90.txt</text:p>
          </table:table-cell>
          <table:table-cell office:value-type="string">
            <text:p>true</text:p>
          </table:table-cell>
          <table:table-cell office:value-type="string">
            <text:p>1653,1068,1197,1250,1632,1725,2099,1938,2168,2009,2163,2426,2600,2622,2578,2677,3026,3182,3363,3299,3660,3599,3197,3636,3684,4003,4005,4167,4397,4841,4842,5521,5601,5773,5827,6023,6064,6551,6526,6918,6979,6845,6892,6763,6311,6593,6659,5938,5435,3970,4154,3952,3745</text:p>
          </table:table-cell>
          <table:table-cell office:value-type="float" office:value="3124.4333">
            <text:p>3124.4333</text:p>
          </table:table-cell>
          <table:table-cell office:value-type="float" office:value="2827.0114">
            <text:p>2827.0114</text:p>
          </table:table-cell>
          <table:table-cell office:value-type="float" office:value="2700.3824">
            <text:p>2700.3824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88]</text:p>
          </table:table-cell>
          <table:table-cell office:value-type="string">
            <text:p>[1,2,3,4,5,6]</text:p>
          </table:table-cell>
          <table:table-cell office:value-type="string">
            <text:p>&lt;1,51,46,98,47,80,50,126|2,127|3,108,107,87,44,128|4,154,52,94,56,113,43,77,38,83,129|5,62,110,67,86,41,111,68,130|6,36,89,74,131|7,64,65,78,157,99,102,132|8,133|9,134|10,97,100,48,92,135|11,90,76,106,34,60,136|12,137|13,82,119,121,85,42,138|14,164,37,101,75,45,91,139|15,96,140|16,123,117,39,69,63,141|17,167,27,40,112,31,120,122,125,116,118,142|18,143|19,55,115,35,57,144|20,28,170,53,104,103,59,95,26,145|21,73,70,124,109,30,84,114,146|22,58,54,172,79,93,105,147|23,72,61,32,33,71,148|24,174,66,81,29,49,149|25,150&gt;</text:p>
          </table:table-cell>
          <table:table-cell table:formula="of:=IF([.M75]=0;([.I75]-[.J75])/[.J75];&quot;&quot;)">
            <text:p/>
          </table:table-cell>
          <table:table-cell table:formula="of:=([.I75]-[.K75])/[.K75]" office:value-type="percentage" office:value="0.157033648271445">
            <text:p>15.70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107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7.100_25-5-5-5_rd_10.txt</text:p>
          </table:table-cell>
          <table:table-cell office:value-type="string">
            <text:p>true</text:p>
          </table:table-cell>
          <table:table-cell office:value-type="string">
            <text:p>55559,16336,17375,16803,17720,16065,14654,4568</text:p>
          </table:table-cell>
          <table:table-cell office:value-type="float" office:value="2461.0766">
            <text:p>2461.0766</text:p>
          </table:table-cell>
          <table:table-cell office:value-type="float" office:value="2266.6726">
            <text:p>2266.6726</text:p>
          </table:table-cell>
          <table:table-cell office:value-type="float" office:value="2171.6714">
            <text:p>2171.671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61,72,74,127|3,59,90,96,34,103,93,105,37,128|4,129|5,107,71,108,33,109,30,42,130|6,131|7,132|8,133|9,40,82,112,122,123,84,120,83,27,134|10,135|11,46,66,47,29,136|12,78,65,79,80,50,137|13,70,86,124,121,31,119,38,138|14,64,92,100,81,99,98,97,139|15,85,43,87,36,89,44,73,32,77,114,140|16,75,26,56,55,57,45,91,60,76,95,141|17,167,52,94,142|18,143|19,68,67,39,69,63,41,116,110,62,118,125,144|20,170,117,113,88,115,35,53,51,145|21,48,146|22,111,147|23,148|24,106,58,101,28,104,54,49,102,149|25,150&gt;</text:p>
          </table:table-cell>
          <table:table-cell table:formula="of:=IF([.M76]=0;([.I76]-[.J76])/[.J76];&quot;&quot;)" office:value-type="percentage" office:value="0.0857662460824735">
            <text:p>8.58%</text:p>
          </table:table-cell>
          <table:table-cell table:formula="of:=([.I76]-[.K76])/[.K76]" office:value-type="percentage" office:value="0.13326380777497">
            <text:p>13.33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107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7.100_25-5-5-5_rd_50.txt</text:p>
          </table:table-cell>
          <table:table-cell office:value-type="string">
            <text:p>true</text:p>
          </table:table-cell>
          <table:table-cell office:value-type="string">
            <text:p>17848,9033,9593,10244,11047,11465,11629,12298,12373,13552,13501,13732,14202,14133,13762,12476,13350,12443,12912,12387,12564,13012,12433,7877,6617,6073</text:p>
          </table:table-cell>
          <table:table-cell office:value-type="float" office:value="2385.5383">
            <text:p>2385.5383</text:p>
          </table:table-cell>
          <table:table-cell office:value-type="float" office:value="2266.6726">
            <text:p>2266.6726</text:p>
          </table:table-cell>
          <table:table-cell office:value-type="float" office:value="2224.1442">
            <text:p>2224.144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0,91,126|2,127|3,28,58,94,78,65,51,29,79,105,37,128|4,53,154,101,104,34,96,60,59,129|5,107,88,36,33,71,42,30,108,130|6,131|7,132|8,133|9,82,120,122,40,66,47,100,99,159,83,134|10,135|11,119,121,84,124,31,112,27,136|12,137|13,46,52,32,109,114,38,138|14,92,81,80,50,139|15,85,70,61,89,74,72,73,77,43,140|16,75,26,56,87,113,44,35,115,57,95,141|17,102,142|18,143|19,68,67,39,63,41,116,110,123,118,125,62,144|20,98,97,64,145|21,48,146|22,111,86,117,69,147|23,148|24,45,55,76,106,103,93,49,54,149|25,150&gt;</text:p>
          </table:table-cell>
          <table:table-cell table:formula="of:=IF([.M77]=0;([.I77]-[.J77])/[.J77];&quot;&quot;)" office:value-type="percentage" office:value="0.0524406127289845">
            <text:p>5.24%</text:p>
          </table:table-cell>
          <table:table-cell table:formula="of:=([.I77]-[.K77])/[.K77]" office:value-type="percentage" office:value="0.0725645846164111">
            <text:p>7.26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107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7.100_25-5-5-5_rd_90.txt</text:p>
          </table:table-cell>
          <table:table-cell office:value-type="string">
            <text:p>true</text:p>
          </table:table-cell>
          <table:table-cell office:value-type="string">
            <text:p>1655,6375,6734,8031,8911,8226,8696,8162,8813,9347,9517,9676,9961,10326,10352,10198,11008,10943,10625,10605,10641,10890,10385,10900,10924,11406,10817,10099,9991,9793,9544,5969,5813,6232</text:p>
          </table:table-cell>
          <table:table-cell office:value-type="float" office:value="2522.1869">
            <text:p>2522.1869</text:p>
          </table:table-cell>
          <table:table-cell office:value-type="float" office:value="2266.6726">
            <text:p>2266.6726</text:p>
          </table:table-cell>
          <table:table-cell office:value-type="float" office:value="2179.2634">
            <text:p>2179.263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28,58,45,55,34,93,102,105,37,128|4,54,59,129|5,71,107,30,109,33,130|6,57,115,113,156,78,60,96,131|7,132|8,133|9,82,67,62,84,124,121,31,119,120,123,116,125,134|10,135|11,65,112,27,136|12,137|13,46,97,92,49,79,138|14,64,48,47,81,80,29,50,139|15,108,70,61,74,72,73,32,43,85,140|16,75,26,87,36,89,88,35,77,95,141|17,167,52,94,44,56,142|18,143|19,68,40,39,63,41,42,110,118,122,144|20,51,170,53,101,104,114,38,98,145|21,66,100,99,171,83,146|22,117,86,69,111,147|23,148|24,90,103,106,76,91,149|25,150&gt;</text:p>
          </table:table-cell>
          <table:table-cell table:formula="of:=IF([.M78]=0;([.I78]-[.J78])/[.J78];&quot;&quot;)" office:value-type="percentage" office:value="0.112726601980366">
            <text:p>11.27%</text:p>
          </table:table-cell>
          <table:table-cell table:formula="of:=([.I78]-[.K78])/[.K78]" office:value-type="percentage" office:value="0.157357527318635">
            <text:p>15.74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108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8.100_25-5-5-5_rd_10.txt</text:p>
          </table:table-cell>
          <table:table-cell office:value-type="string">
            <text:p>true</text:p>
          </table:table-cell>
          <table:table-cell office:value-type="string">
            <text:p>30163,9304,7524</text:p>
          </table:table-cell>
          <table:table-cell office:value-type="float" office:value="2131.06">
            <text:p>2131.06</text:p>
          </table:table-cell>
          <table:table-cell office:value-type="float" office:value="2178.7166">
            <text:p>2178.7166</text:p>
          </table:table-cell>
          <table:table-cell office:value-type="float" office:value="2151.7823">
            <text:p>2151.7823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49,54,103,34,96,90,60,127|3,116,123,119,153,78,112,67,68,39,125,128|4,129|5,130|6,156,52,77,32,113,56,35,115,57,55,95,26,131|7,157,75,101,28,104,58,106,76,91,45,132|8,133|9,74,36,44,134|10,135|11,161,43,85,108,33,109,42,70,71,107,136|12,137|13,138|14,89,88,87,73,72,61,139|15,165,53,51,98,100,48,64,80,105,93,102,37,140|16,141|17,94,142|18,168,117,41,69,63,62,31,38,120,122,143|19,169,27,82,40,66,47,97,99,46,65,83,144|20,30,170,114,121,124,84,118,110,86,111,145|21,146|22,92,81,29,79,50,147|23,59,148|24,149|25,150&gt;</text:p>
          </table:table-cell>
          <table:table-cell table:formula="of:=IF([.M79]=0;([.I79]-[.J79])/[.J79];&quot;&quot;)" office:value-type="percentage" office:value="-0.0218737030782252">
            <text:p>-2.19%</text:p>
          </table:table-cell>
          <table:table-cell table:formula="of:=([.I79]-[.K79])/[.K79]" office:value-type="percentage" office:value="-0.00963029577852737">
            <text:p>-0.96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108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8.100_25-5-5-5_rd_50.txt</text:p>
          </table:table-cell>
          <table:table-cell office:value-type="string">
            <text:p>true</text:p>
          </table:table-cell>
          <table:table-cell office:value-type="string">
            <text:p>9583,7137,7287,7764,7528,8124,7446,7455,8023,7606,7596,7000,6937,6879,6382,5380,5554</text:p>
          </table:table-cell>
          <table:table-cell office:value-type="float" office:value="2306.5633">
            <text:p>2306.5633</text:p>
          </table:table-cell>
          <table:table-cell office:value-type="float" office:value="2178.7166">
            <text:p>2178.7166</text:p>
          </table:table-cell>
          <table:table-cell office:value-type="float" office:value="2183.6829">
            <text:p>2183.682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53,82,40,67,112,27,122,125,41,128|4,129|5,130|6,156,52,77,43,32,113,35,115,57,55,95,56,131|7,157,75,28,104,58,76,96,91,45,132|8,133|9,44,36,74,134|10,135|11,161,31,85,108,33,109,30,42,70,107,136|12,137|13,138|14,89,88,87,73,72,71,61,139|15,51,65,98,100,48,64,80,105,93,102,53,140|16,141|17,94,142|18,168,117,116,69,63,39,68,38,120,143|19,169,37,54,49,79,46,97,99,47,66,83,144|20,84,119,170,114,121,124,118,62,123,110,86,111,145|21,146|22,92,81,29,50,147|23,173,101,78,26,106,103,59,148|24,149|25,34,60,90,150&gt;</text:p>
          </table:table-cell>
          <table:table-cell table:formula="of:=IF([.M80]=0;([.I80]-[.J80])/[.J80];&quot;&quot;)" office:value-type="percentage" office:value="0.0586798209551438">
            <text:p>5.87%</text:p>
          </table:table-cell>
          <table:table-cell table:formula="of:=([.I80]-[.K80])/[.K80]" office:value-type="percentage" office:value="0.05627208968848">
            <text:p>5.63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108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8.100_25-5-5-5_rd_90.txt</text:p>
          </table:table-cell>
          <table:table-cell office:value-type="string">
            <text:p>true</text:p>
          </table:table-cell>
          <table:table-cell office:value-type="string">
            <text:p>1634,6324,6316,6623,6898,7011,6963,7097,7243,7386,7651,7763,7416,7304,7159,6564,6474,4783,4681,4866,4137,4176,3301</text:p>
          </table:table-cell>
          <table:table-cell office:value-type="float" office:value="2333.411">
            <text:p>2333.411</text:p>
          </table:table-cell>
          <table:table-cell office:value-type="float" office:value="2178.7166">
            <text:p>2178.7166</text:p>
          </table:table-cell>
          <table:table-cell office:value-type="float" office:value="2163.2444">
            <text:p>2163.244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6,99,27,83,65,126|2,127|3,116,153,31,78,112,82,67,125,128|4,129|5,130|6,156,53,37,79,49,54,58,26,95,56,131|7,157,101,28,104,34,96,91,45,132|8,133|9,44,87,35,36,74,134|10,135|11,161,117,62,69,63,39,41,42,70,136|12,57,55,76,106,103,59,60,90,137|13,138|14,89,88,115,73,72,71,61,139|15,165,51,46,98,48,64,80,105,93,102,75,140|16,141|17,94,52,142|18,68,40,168,97,38,120,122,143|19,169,77,113,32,107,33,109,30,85,108,43,144|20,84,119,170,114,121,124,118,123,110,86,111,145|21,146|22,92,81,100,47,29,50,147|23,148|24,149|25,150&gt;</text:p>
          </table:table-cell>
          <table:table-cell table:formula="of:=IF([.M81]=0;([.I81]-[.J81])/[.J81];&quot;&quot;)" office:value-type="percentage" office:value="0.0710025342442426">
            <text:p>7.10%</text:p>
          </table:table-cell>
          <table:table-cell table:formula="of:=([.I81]-[.K81])/[.K81]" office:value-type="percentage" office:value="0.0786626790759287">
            <text:p>7.87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109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9.100_25-5-5-5_rd_10.txt</text:p>
          </table:table-cell>
          <table:table-cell office:value-type="string">
            <text:p>true</text:p>
          </table:table-cell>
          <table:table-cell office:value-type="string">
            <text:p>38076,9570,9796,10441,11773,11553,9487,9523,5350</text:p>
          </table:table-cell>
          <table:table-cell office:value-type="float" office:value="2721.9593">
            <text:p>2721.9593</text:p>
          </table:table-cell>
          <table:table-cell office:value-type="float" office:value="2698.6686">
            <text:p>2698.6686</text:p>
          </table:table-cell>
          <table:table-cell office:value-type="float" office:value="2729.8903">
            <text:p>2729.8903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3,117,84,110,41,63,126|2,152,65,46,64,29,79,105,127|3,128|4,129|5,130|6,131|7,132|8,89,36,44,32,73,133|9,92,134|10,27,40,100,48,47,99,51,135|11,39,69,124,31,119,62,125,68,136|12,90,35,115,137|13,72,43,61,74,138|14,139|15,140|16,166,53,101,75,28,102,93,50,141|17,56,94,55,106,45,91,142|18,143|19,169,52,77,113,87,88,57,95,26,114,144|20,37,170,112,82,81,80,49,145|21,67,120,78,98,66,122,85,146|22,70,108,30,109,86,111,116,118,42,147|23,96,54,103,59,60,148|24,174,97,107,33,71,121,38,83,149|25,76,58,104,34,150&gt;</text:p>
          </table:table-cell>
          <table:table-cell table:formula="of:=IF([.M82]=0;([.I82]-[.J82])/[.J82];&quot;&quot;)" office:value-type="percentage" office:value="0.00863044095151217">
            <text:p>0.86%</text:p>
          </table:table-cell>
          <table:table-cell table:formula="of:=([.I82]-[.K82])/[.K82]" office:value-type="percentage" office:value="-0.00290524494702224">
            <text:p>-0.29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109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9.100_25-5-5-5_rd_50.txt</text:p>
          </table:table-cell>
          <table:table-cell office:value-type="string">
            <text:p>true</text:p>
          </table:table-cell>
          <table:table-cell office:value-type="string">
            <text:p>14007,3609,4646,4850,5006,5109,5317,5798,5786,5767,5733,6156,6206,6550,6737,6950,6873,6988,7182,7648,7534,7723,7804,7797,8044,8252,8282,8599,8018,7890,6760,6441,6524,6449,5288,4368,4133</text:p>
          </table:table-cell>
          <table:table-cell office:value-type="float" office:value="3060.8893">
            <text:p>3060.8893</text:p>
          </table:table-cell>
          <table:table-cell office:value-type="float" office:value="2698.6686">
            <text:p>2698.6686</text:p>
          </table:table-cell>
          <table:table-cell office:value-type="float" office:value="2689.1083">
            <text:p>2689.1083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3,117,110,41,63,126|2,70,108,65,78,152,42,85,127|3,96,91,128|4,44,87,26,57,129|5,155,43,115,130|6,131|7,132|8,158,37,101,54,104,28,75,95,133|9,92,134|10,160,52,40,66,47,29,50,49,135|11,39,69,31,119,112,82,68,136|12,90,106,45,35,137|13,56,72,61,74,73,138|14,139|15,140|16,141|17,89,113,32,71,142|18,143|19,169,97,48,64,81,80,79,93,105,144|20,145|21,67,27,46,98,100,99,122,146|22,120,84,124,30,86,111,116,125,118,114,147|23,88,36,55,103,59,60,148|24,174,53,94,77,107,33,109,62,121,38,83,149|25,58,34,76,175,51,102,150&gt;</text:p>
          </table:table-cell>
          <table:table-cell table:formula="of:=IF([.M83]=0;([.I83]-[.J83])/[.J83];&quot;&quot;)" office:value-type="percentage" office:value="0.13422200117495">
            <text:p>13.42%</text:p>
          </table:table-cell>
          <table:table-cell table:formula="of:=([.I83]-[.K83])/[.K83]" office:value-type="percentage" office:value="0.1382543797139">
            <text:p>13.83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109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09.100_25-5-5-5_rd_90.txt</text:p>
          </table:table-cell>
          <table:table-cell office:value-type="string">
            <text:p>true</text:p>
          </table:table-cell>
          <table:table-cell office:value-type="string">
            <text:p>1641,481,561,572,637,697,818,846,889,1036,1288,1377,1409,1482,1616,1762,1840,1986,2356,2412,2582,2896,2857,3131,3296,3497,3590,3973,4215,4398,4857,4747,4648,5133,5174,5671,5532,5790,5833,5900,5873,5713,5879,6031,6327,6713,7213,7059,7363,7445,7363,6950,7772,5953,5996,5062,4933,4289,3789,3537</text:p>
          </table:table-cell>
          <table:table-cell office:value-type="float" office:value="3148.6843">
            <text:p>3148.6843</text:p>
          </table:table-cell>
          <table:table-cell office:value-type="float" office:value="2698.6686">
            <text:p>2698.6686</text:p>
          </table:table-cell>
          <table:table-cell office:value-type="float" office:value="2764.0034">
            <text:p>2764.003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3,117,84,110,41,63,126|2,152,27,46,78,79,93,105,127|3,76,106,104,59,60,128|4,129|5,155,88,74,130|6,131|7,132|8,87,44,36,89,133|9,159,65,64,134|10,120,67,40,112,47,99,29,50,135|11,97,98,82,39,68,136|12,61,72,32,35,137|13,90,55,115,138|14,139|15,140|16,92,81,80,141|17,58,34,96,45,57,142|18,143|19,169,52,56,113,103,28,102,26,95,144|20,170,43,31,119,51,49,145|21,48,100,66,83,146|22,70,108,30,109,86,42,116,125,118,85,147|23,54,37,101,75,91,148|24,174,53,94,77,107,33,121,122,62,38,114,149|25,175,124,69,111,71,73,150&gt;</text:p>
          </table:table-cell>
          <table:table-cell table:formula="of:=IF([.M84]=0;([.I84]-[.J84])/[.J84];&quot;&quot;)" office:value-type="percentage" office:value="0.166754710081853">
            <text:p>16.68%</text:p>
          </table:table-cell>
          <table:table-cell table:formula="of:=([.I84]-[.K84])/[.K84]" office:value-type="percentage" office:value="0.139175262953729">
            <text:p>13.92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110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10.100_25-5-5-5_rd_10.txt</text:p>
          </table:table-cell>
          <table:table-cell office:value-type="string">
            <text:p>true</text:p>
          </table:table-cell>
          <table:table-cell office:value-type="string">
            <text:p>50441,11990,12336,12439,12514,12375,11483,11645,11391,9665,9477</text:p>
          </table:table-cell>
          <table:table-cell office:value-type="float" office:value="2539.4452">
            <text:p>2539.4452</text:p>
          </table:table-cell>
          <table:table-cell office:value-type="float" office:value="2476.4749">
            <text:p>2476.4749</text:p>
          </table:table-cell>
          <table:table-cell office:value-type="float" office:value="2387.7378">
            <text:p>2387.737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4,46,40,126|2,94,77,152,52,37,101,28,105,79,102,127|3,128|4,112,82,129|5,30,124,123,110,39,68,67,62,42,130|6,89,74,61,131|7,88,36,44,87,115,35,57,132|8,158,120,84,118,86,41,125,122,31,114,133|9,60,34,106,45,75,26,134|10,135|11,92,48,99,97,29,80,136|12,137|13,138|14,96,91,90,59,139|15,140|16,43,108,33,73,141|17,142|18,143|19,27,53,169,119,121,117,38,83,144|20,54,104,58,76,55,103,145|21,95,56,113,32,107,72,71,146|22,50,98,65,78,51,93,49,147|23,66,47,100,81,148|24,149|25,69,63,111,109,70,85,116,150&gt;</text:p>
          </table:table-cell>
          <table:table-cell table:formula="of:=IF([.M85]=0;([.I85]-[.J85])/[.J85];&quot;&quot;)" office:value-type="percentage" office:value="0.0254273927831855">
            <text:p>2.54%</text:p>
          </table:table-cell>
          <table:table-cell table:formula="of:=([.I85]-[.K85])/[.K85]" office:value-type="percentage" office:value="0.0635360381696852">
            <text:p>6.35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110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10.100_25-5-5-5_rd_50.txt</text:p>
          </table:table-cell>
          <table:table-cell office:value-type="string">
            <text:p>true</text:p>
          </table:table-cell>
          <table:table-cell office:value-type="string">
            <text:p>15810,4048,4267,4665,4707,5020,5264,5737,5876,5980,6428,6687,6976,8184,8289,8402,8995,9273,9700,10140,10536,10905,10852,10891,11235,11906,12056,12421,12243,11262,10747,10877,10353,9162,9276,6224</text:p>
          </table:table-cell>
          <table:table-cell office:value-type="float" office:value="2608.2046">
            <text:p>2608.2046</text:p>
          </table:table-cell>
          <table:table-cell office:value-type="float" office:value="2476.4749">
            <text:p>2476.4749</text:p>
          </table:table-cell>
          <table:table-cell office:value-type="float" office:value="2374.8819">
            <text:p>2374.881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40,126|2,152,52,94,101,37,28,104,79,105,102,127|3,128|4,97,46,64,47,66,82,129|5,30,120,123,110,39,68,67,62,42,130|6,36,107,61,74,89,131|7,88,87,55,35,115,57,132|8,158,77,109,86,41,125,122,85,114,133|9,60,34,106,76,45,95,26,134|10,135|11,53,161,27,112,117,121,38,83,136|12,137|13,138|14,54,103,96,59,139|15,140|16,108,33,43,31,119,73,141|17,91,75,58,90,142|18,143|19,81,78,51,93,49,144|20,145|21,113,56,32,44,72,71,70,146|22,48,100,99,98,65,29,80,50,147|23,92,148|24,149|25,69,63,111,84,124,118,116,150&gt;</text:p>
          </table:table-cell>
          <table:table-cell table:formula="of:=IF([.M86]=0;([.I86]-[.J86])/[.J86];&quot;&quot;)" office:value-type="percentage" office:value="0.0531924228264942">
            <text:p>5.32%</text:p>
          </table:table-cell>
          <table:table-cell table:formula="of:=([.I86]-[.K86])/[.K86]" office:value-type="percentage" office:value="0.098246022254833">
            <text:p>9.82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110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10.100_25-5-5-5_rd_90.txt</text:p>
          </table:table-cell>
          <table:table-cell office:value-type="string">
            <text:p>true</text:p>
          </table:table-cell>
          <table:table-cell office:value-type="string">
            <text:p>1822,466,506,572,583,690,793,863,1074,1111,1106,1312,1427,1567,1975,2145,2188,2303,2529,2748,2906,3386,3917,4111,4397,4238,4112,4493,4471,4152,4588,4702,4938,5209,5731,6021,6447,6644,6886,6926,5716,5891,6347,6804,7218,6938,6793,7169,7356,7667,7906,7782,7314,6728,6837,6546,6976,4888</text:p>
          </table:table-cell>
          <table:table-cell office:value-type="float" office:value="2721.0897">
            <text:p>2721.0897</text:p>
          </table:table-cell>
          <table:table-cell office:value-type="float" office:value="2476.4749">
            <text:p>2476.4749</text:p>
          </table:table-cell>
          <table:table-cell office:value-type="float" office:value="2396.5903">
            <text:p>2396.5903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4,126|2,94,56,77,152,37,101,28,105,79,102,127|3,128|4,154,46,97,99,47,66,82,40,68,129|5,52,155,30,118,110,125,39,42,70,130|6,61,74,89,131|7,36,44,88,115,87,35,57,132|8,158,120,84,123,41,86,122,31,85,114,133|9,53,58,106,34,59,134|10,135|11,161,65,27,112,83,51,93,49,136|12,137|13,138|14,54,103,104,75,26,95,139|15,140|16,117,124,109,108,43,33,73,141|17,142|18,143|19,78,169,38,119,121,62,67,144|20,90,96,76,45,91,60,145|21,55,113,32,107,72,71,146|22,92,48,100,98,81,29,80,50,147|23,148|24,149|25,63,111,69,116,150&gt;</text:p>
          </table:table-cell>
          <table:table-cell table:formula="of:=IF([.M87]=0;([.I87]-[.J87])/[.J87];&quot;&quot;)" office:value-type="percentage" office:value="0.0987754004694333">
            <text:p>9.88%</text:p>
          </table:table-cell>
          <table:table-cell table:formula="of:=([.I87]-[.K87])/[.K87]" office:value-type="percentage" office:value="0.135400447877971">
            <text:p>13.54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11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11.100_25-5-5-5_rd_10.txt</text:p>
          </table:table-cell>
          <table:table-cell office:value-type="string">
            <text:p>true</text:p>
          </table:table-cell>
          <table:table-cell office:value-type="string">
            <text:p>28388,7021,7081,7234,7274,7580,7536,7773,7178,5145,4361</text:p>
          </table:table-cell>
          <table:table-cell office:value-type="float" office:value="2668.3477">
            <text:p>2668.3477</text:p>
          </table:table-cell>
          <table:table-cell office:value-type="float" office:value="2702.2871">
            <text:p>2702.2871</text:p>
          </table:table-cell>
          <table:table-cell office:value-type="float" office:value="2646.4007">
            <text:p>2646.400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48,64,81,66,68,126|2,90,96,104,28,49,59,127|3,153,46,92,80,79,37,102,128|4,154,117,62,67,82,27,122,120,38,83,121,129|5,61,71,70,33,32,115,88,130|6,77,156,78,114,43,131|7,132|8,133|9,50,134|10,135|11,136|12,39,40,112,162,31,119,84,125,137|13,138|14,139|15,45,76,54,140|16,166,113,36,89,74,44,72,73,141|17,167,53,51,65,98,47,100,99,29,97,142|18,143|19,30,69,63,109,42,85,108,107,144|20,26,56,87,34,103,93,105,145|21,171,123,124,86,111,41,116,110,118,146|22,147|23,148|24,106,58,55,91,60,149|25,94,52,175,101,75,95,35,57,150&gt;</text:p>
          </table:table-cell>
          <table:table-cell table:formula="of:=IF([.M88]=0;([.I88]-[.J88])/[.J88];&quot;&quot;)" office:value-type="percentage" office:value="-0.0125595093134257">
            <text:p>-1.26%</text:p>
          </table:table-cell>
          <table:table-cell table:formula="of:=([.I88]-[.K88])/[.K88]" office:value-type="percentage" office:value="0.00829315076889137">
            <text:p>0.83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11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11.100_25-5-5-5_rd_50.txt</text:p>
          </table:table-cell>
          <table:table-cell office:value-type="string">
            <text:p>true</text:p>
          </table:table-cell>
          <table:table-cell office:value-type="string">
            <text:p>9009,2357,2769,2909,3005,3242,3378,3382,3323,3490,3623,3723,3816,3968,4457,4580,5000,4987,4913,5267,6021,6293,6649,6345,6476,6268,6304,6193,5925,5662,5910,4821,4516,3764,3286</text:p>
          </table:table-cell>
          <table:table-cell office:value-type="float" office:value="2758.7102">
            <text:p>2758.7102</text:p>
          </table:table-cell>
          <table:table-cell office:value-type="float" office:value="2702.2871">
            <text:p>2702.2871</text:p>
          </table:table-cell>
          <table:table-cell office:value-type="float" office:value="2616.5332">
            <text:p>2616.533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7,48,81,66,122,118,126|2,90,96,34,103,59,127|3,64,92,51,153,37,102,79,128|4,154,119,62,69,63,68,82,38,83,129|5,70,71,33,32,35,115,88,130|6,77,156,52,120,124,114,43,131|7,54,157,78,65,46,80,49,132|8,133|9,134|10,135|11,136|12,39,40,112,162,31,121,84,110,125,137|13,138|14,139|15,45,76,140|16,166,113,36,89,74,44,72,141|17,53,167,27,98,97,100,47,99,29,50,142|18,143|19,61,109,42,85,108,144|20,26,56,87,104,93,105,145|21,171,117,123,116,41,111,86,30,107,73,146|22,147|23,148|24,58,106,55,91,60,149|25,94,175,101,28,75,95,57,150&gt;</text:p>
          </table:table-cell>
          <table:table-cell table:formula="of:=IF([.M89]=0;([.I89]-[.J89])/[.J89];&quot;&quot;)" office:value-type="percentage" office:value="0.0208797577429874">
            <text:p>2.09%</text:p>
          </table:table-cell>
          <table:table-cell table:formula="of:=([.I89]-[.K89])/[.K89]" office:value-type="percentage" office:value="0.0543379308162419">
            <text:p>5.43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11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11.100_25-5-5-5_rd_90.txt</text:p>
          </table:table-cell>
          <table:table-cell office:value-type="string">
            <text:p>true</text:p>
          </table:table-cell>
          <table:table-cell office:value-type="string">
            <text:p>1660,446,448,463,479,598,680,833,893,966,1112,1395,1530,1708,1754,1839,2082,2237,2302,2400,2640,3208,3219,3354,3426,3527,3661,3835,3849,4068,4412,4565,4426,4645,5060,5061,4925,5496,5342,5734,6157,5920,6089,5718,5407,3992,4048</text:p>
          </table:table-cell>
          <table:table-cell office:value-type="float" office:value="2684.2747">
            <text:p>2684.2747</text:p>
          </table:table-cell>
          <table:table-cell office:value-type="float" office:value="2702.2871">
            <text:p>2702.2871</text:p>
          </table:table-cell>
          <table:table-cell office:value-type="float" office:value="2531.8649">
            <text:p>2531.8649</text:p>
          </table:table-cell>
          <table:table-cell office:value-type="float" office:value="97">
            <text:p>97</text:p>
          </table:table-cell>
          <table:table-cell office:value-type="float" office:value="3">
            <text:p>3.0</text:p>
          </table:table-cell>
          <table:table-cell office:value-type="string">
            <text:p>[66, 92, 123]</text:p>
          </table:table-cell>
          <table:table-cell office:value-type="string">
            <text:p>[1,2,3,4,5,6]</text:p>
          </table:table-cell>
          <table:table-cell office:value-type="string">
            <text:p>&lt;1,67,68,122,118,126|2,90,96,34,28,59,127|3,153,37,65,46,79,80,50,49,128|4,154,117,69,63,41,86,116,110,30,85,129|5,87,113,32,33,111,71,130|6,77,156,120,124,114,43,131|7,64,48,47,100,81,132|8,133|9,134|10,135|11,136|12,39,40,112,162,31,119,121,84,62,125,137|13,138|14,139|15,76,165,78,51,54,102,75,140|16,166,56,36,89,74,44,72,73,141|17,167,53,27,82,98,97,99,38,83,142|18,143|19,61,70,109,42,108,107,144|20,58,26,103,104,93,105,29,145|21,171,94,55,45,57,115,35,88,146|22,147|23,148|24,149|25,52,175,101,106,60,91,95,150&gt;</text:p>
          </table:table-cell>
          <table:table-cell table:formula="of:=IF([.M90]=0;([.I90]-[.J90])/[.J90];&quot;&quot;)">
            <text:p/>
          </table:table-cell>
          <table:table-cell table:formula="of:=([.I90]-[.K90])/[.K90]" office:value-type="percentage" office:value="0.0601966558326236">
            <text:p>6.02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11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12.100_25-5-5-5_rd_10.txt</text:p>
          </table:table-cell>
          <table:table-cell office:value-type="string">
            <text:p>true</text:p>
          </table:table-cell>
          <table:table-cell office:value-type="string">
            <text:p>28879,7616,7768,8782,8966,8639,9298,9116,9462,9420</text:p>
          </table:table-cell>
          <table:table-cell office:value-type="float" office:value="2232.7532">
            <text:p>2232.7532</text:p>
          </table:table-cell>
          <table:table-cell office:value-type="float" office:value="2245.3819">
            <text:p>2245.3819</text:p>
          </table:table-cell>
          <table:table-cell office:value-type="float" office:value="2163.8557">
            <text:p>2163.855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1,63,39,67,123,62,116,126|2,152,120,112,27,82,40,66,47,99,127|3,153,94,56,113,35,57,55,95,26,75,128|4,88,115,87,32,107,44,74,129|5,155,52,77,43,108,33,70,42,109,30,85,114,38,130|6,156,31,84,110,86,41,69,125,68,131|7,132|8,34,104,28,102,93,54,103,59,133|9,134|10,96,60,106,58,76,45,91,135|11,36,89,136|12,137|13,101,163,65,46,29,37,105,79,49,138|14,139|15,140|16,141|17,72,73,71,61,142|18,53,168,78,119,121,124,118,117,122,83,51,143|19,144|20,145|21,98,64,146|22,147|23,148|24,90,149|25,175,97,100,81,48,92,50,80,150&gt;</text:p>
          </table:table-cell>
          <table:table-cell table:formula="of:=IF([.M91]=0;([.I91]-[.J91])/[.J91];&quot;&quot;)" office:value-type="percentage" office:value="-0.00562429936751506">
            <text:p>-0.56%</text:p>
          </table:table-cell>
          <table:table-cell table:formula="of:=([.I91]-[.K91])/[.K91]" office:value-type="percentage" office:value="0.0318401545907151">
            <text:p>3.18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11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12.100_25-5-5-5_rd_50.txt</text:p>
          </table:table-cell>
          <table:table-cell office:value-type="string">
            <text:p>true</text:p>
          </table:table-cell>
          <table:table-cell office:value-type="string">
            <text:p>10468,2872,3205,3450,3682,3880,4053,4176,4622,4541,4969,5048,5738,6129,5857,6173,6541,6619,6601,6786,7272,7476,7744,7867,8033,8115,8706,8716,8675,8486,8782,8798,9244</text:p>
          </table:table-cell>
          <table:table-cell office:value-type="float" office:value="2225.7194">
            <text:p>2225.7194</text:p>
          </table:table-cell>
          <table:table-cell office:value-type="float" office:value="2245.3819">
            <text:p>2245.3819</text:p>
          </table:table-cell>
          <table:table-cell office:value-type="float" office:value="2200.0707">
            <text:p>2200.070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1,42,116,123,62,67,39,126|2,152,78,46,98,47,48,92,64,29,127|3,94,153,56,113,35,57,55,95,26,75,128|4,88,115,73,74,89,129|5,155,52,77,43,114,31,119,124,118,110,125,122,38,83,130|6,156,30,109,86,41,69,63,131|7,132|8,58,34,101,102,93,28,104,103,59,133|9,134|10,96,60,106,76,45,91,135|11,44,33,108,107,32,87,36,136|12,137|13,163,53,37,105,79,49,54,138|14,139|15,140|16,141|17,72,61,71,70,121,120,117,84,85,142|18,168,65,27,112,82,68,40,66,99,143|19,144|20,145|21,146|22,147|23,50,80,81,100,97,51,148|24,90,149|25,150&gt;</text:p>
          </table:table-cell>
          <table:table-cell table:formula="of:=IF([.M92]=0;([.I92]-[.J92])/[.J92];&quot;&quot;)" office:value-type="percentage" office:value="-0.0087568622513613">
            <text:p>-0.88%</text:p>
          </table:table-cell>
          <table:table-cell table:formula="of:=([.I92]-[.K92])/[.K92]" office:value-type="percentage" office:value="0.0116581253502443">
            <text:p>1.17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11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112.100_25-5-5-5_rd_90.txt</text:p>
          </table:table-cell>
          <table:table-cell office:value-type="string">
            <text:p>true</text:p>
          </table:table-cell>
          <table:table-cell office:value-type="string">
            <text:p>1766,469,557,714,810,975,1289,1380,1549,1764,2066,2102,2205,2523,2890,3058,3153,3408,3664,4078,4135,4375,4435,5418,5963,6190,6225,6225,6403,6847,6829,7165,7369,7258,6873,6930,7379,7927,8154,7743,8183,7763,8857</text:p>
          </table:table-cell>
          <table:table-cell office:value-type="float" office:value="2236.1554">
            <text:p>2236.1554</text:p>
          </table:table-cell>
          <table:table-cell office:value-type="float" office:value="2245.3819">
            <text:p>2245.3819</text:p>
          </table:table-cell>
          <table:table-cell office:value-type="float" office:value="2186.7594">
            <text:p>2186.759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39,67,119,114,42,111,126|2,152,120,117,68,40,66,47,99,127|3,37,153,94,56,113,35,57,95,26,128|4,89,74,88,115,129|5,155,52,77,43,85,30,109,86,116,125,62,38,130|6,123,156,31,84,110,41,69,63,131|7,132|8,34,106,58,102,28,104,103,59,60,133|9,134|10,96,76,55,45,91,135|11,44,33,108,107,32,87,36,136|12,137|13,53,163,65,46,100,48,92,64,29,79,138|14,139|15,140|16,141|17,61,71,70,73,72,142|18,97,98,27,82,112,122,118,124,121,83,143|19,144|20,145|21,146|22,172,78,101,93,105,54,49,147|23,75,51,81,50,80,148|24,90,149|25,150&gt;</text:p>
          </table:table-cell>
          <table:table-cell table:formula="of:=IF([.M93]=0;([.I93]-[.J93])/[.J93];&quot;&quot;)" office:value-type="percentage" office:value="-0.00410910054988853">
            <text:p>-0.41%</text:p>
          </table:table-cell>
          <table:table-cell table:formula="of:=([.I93]-[.K93])/[.K93]" office:value-type="percentage" office:value="0.0225886761936408">
            <text:p>2.26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20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1.100_25-5-5-5_rd_10.txt</text:p>
          </table:table-cell>
          <table:table-cell office:value-type="string">
            <text:p>true</text:p>
          </table:table-cell>
          <table:table-cell office:value-type="string">
            <text:p>31140,7938,8042,8319,8276,7367,7647,7553,7293,5567,2151</text:p>
          </table:table-cell>
          <table:table-cell office:value-type="float" office:value="2940.4165">
            <text:p>2940.4165</text:p>
          </table:table-cell>
          <table:table-cell office:value-type="float" office:value="3090.5234">
            <text:p>3090.5234</text:p>
          </table:table-cell>
          <table:table-cell office:value-type="float" office:value="2739.995">
            <text:p>2739.99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98,47,128|4,129|5,96,130|6,131|7,99,29,132|8,158,117,67,27,97,64,48,100,46,40,69,86,41,63,111,110,31,119,51,122,121,133|9,54,134|10,135|11,161,58,53,52,108,120,84,123,39,136|12,55,76,104,103,106,34,115,137|13,89,36,44,113,32,43,124,109,33,74,138|14,90,139|15,140|16,166,71,62,68,81,80,79,93,26,95,102,49,50,141|17,167,114,38,83,105,142|18,168,30,70,72,61,88,87,107,77,56,94,101,37,92,65,78,112,82,66,28,75,59,35,45,91,60,57,73,85,42,116,125,118,143|19,144|20,145|21,146|22,147|23,148|24,149|25,150&gt;</text:p>
          </table:table-cell>
          <table:table-cell table:formula="of:=IF([.M94]=0;([.I94]-[.J94])/[.J94];&quot;&quot;)" office:value-type="percentage" office:value="-0.0485700577449115">
            <text:p>-4.86%</text:p>
          </table:table-cell>
          <table:table-cell table:formula="of:=([.I94]-[.K94])/[.K94]" office:value-type="percentage" office:value="0.0731466663260334">
            <text:p>7.31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20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1.100_25-5-5-5_rd_50.txt</text:p>
          </table:table-cell>
          <table:table-cell office:value-type="string">
            <text:p>true</text:p>
          </table:table-cell>
          <table:table-cell office:value-type="string">
            <text:p>9555,2602,2662,2649,2775,2928,2988,3293,3387,3295,3660,4067,4214,3915,3528,3711,4170,3924,3991,4175,4243,4576,4889,5235,5230,4935,5309,5377,5525,5818,5649,5371,5624,5640,5643,4855,5037,5085,4441,3564,3044,3193,2628,2945,2234,2384,2059,1217,611</text:p>
          </table:table-cell>
          <table:table-cell office:value-type="float" office:value="3232.5478">
            <text:p>3232.5478</text:p>
          </table:table-cell>
          <table:table-cell office:value-type="float" office:value="3090.5234">
            <text:p>3090.5234</text:p>
          </table:table-cell>
          <table:table-cell office:value-type="float" office:value="2748.1402">
            <text:p>2748.140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35,154,51,81,29,80,49,93,60,95,73,129|5,96,130|6,131|7,99,132|8,158,121,122,62,68,38,85,42,116,125,118,133|9,54,134|10,135|11,161,58,64,97,27,120,39,136|12,94,162,37,46,40,48,92,104,103,106,76,34,137|13,89,36,44,113,32,33,43,115,74,138|14,90,139|15,140|16,79,166,114,102,50,141|17,167,53,52,56,88,87,77,55,101,100,98,65,78,112,82,66,47,28,75,59,91,45,57,26,105,83,142|18,168,67,117,84,30,108,70,61,72,107,123,86,41,69,63,111,110,124,119,31,109,71,143|19,144|20,145|21,146|22,147|23,148|24,149|25,150&gt;</text:p>
          </table:table-cell>
          <table:table-cell table:formula="of:=IF([.M95]=0;([.I95]-[.J95])/[.J95];&quot;&quot;)" office:value-type="percentage" office:value="0.0459548049369242">
            <text:p>4.60%</text:p>
          </table:table-cell>
          <table:table-cell table:formula="of:=([.I95]-[.K95])/[.K95]" office:value-type="percentage" office:value="0.176267426239753">
            <text:p>17.63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20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1.100_25-5-5-5_rd_90.txt</text:p>
          </table:table-cell>
          <table:table-cell office:value-type="string">
            <text:p>true</text:p>
          </table:table-cell>
          <table:table-cell office:value-type="string">
            <text:p>1679,445,469,498,511,572,642,676,719,718,775,815,825,897,940,930,1016,1065,1108,1148,1183,1253,1316,1351,1425,1482,1446,1491,1570,1681,1771,1785,1845,1864,1836,1842,1853,1970,2010,2338,2276,2322,2379,2386,2405,2351,2499,2297,2414,2437,2531,2582,2658,2660,2401,2548,2585,2726,3506,2799,2618,2524,2726,2563,2634,2706,2850,2834,2677,2500,2543,2192,2500,2242,1823,1927,2079,2006,1949,2034,1789,1662,1233</text:p>
          </table:table-cell>
          <table:table-cell office:value-type="float" office:value="3020.4744">
            <text:p>3020.4744</text:p>
          </table:table-cell>
          <table:table-cell office:value-type="float" office:value="3090.5234">
            <text:p>3090.5234</text:p>
          </table:table-cell>
          <table:table-cell office:value-type="float" office:value="2669.9002">
            <text:p>2669.9002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109]</text:p>
          </table:table-cell>
          <table:table-cell office:value-type="string">
            <text:p>[1,2,3,4,5,6]</text:p>
          </table:table-cell>
          <table:table-cell office:value-type="string">
            <text:p>&lt;1,126|2,127|3,98,128|4,154,94,37,46,40,48,100,92,65,112,119,31,74,71,121,51,81,29,80,93,26,95,73,129|5,96,130|6,131|7,47,132|8,158,67,117,84,30,108,70,61,72,107,77,86,41,69,63,111,110,124,133|9,54,101,134|10,135|11,161,58,64,97,27,120,39,123,136|12,115,76,106,104,103,34,137|13,138|14,90,139|15,140|16,166,122,62,68,99,79,60,49,50,141|17,167,53,52,56,88,89,36,44,87,113,55,32,33,43,142|18,168,78,82,66,28,59,75,35,45,91,57,85,42,116,125,38,114,102,105,83,118,143|19,144|20,145|21,146|22,147|23,148|24,149|25,150&gt;</text:p>
          </table:table-cell>
          <table:table-cell table:formula="of:=IF([.M96]=0;([.I96]-[.J96])/[.J96];&quot;&quot;)">
            <text:p/>
          </table:table-cell>
          <table:table-cell table:formula="of:=([.I96]-[.K96])/[.K96]" office:value-type="percentage" office:value="0.131306106497913">
            <text:p>13.13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202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2.100_25-5-5-5_rd_10.txt</text:p>
          </table:table-cell>
          <table:table-cell office:value-type="string">
            <text:p>true</text:p>
          </table:table-cell>
          <table:table-cell office:value-type="string">
            <text:p>29009,8648,8138,8631,9240,10167,10398,10431,10115,10626</text:p>
          </table:table-cell>
          <table:table-cell office:value-type="float" office:value="2530.233">
            <text:p>2530.233</text:p>
          </table:table-cell>
          <table:table-cell office:value-type="float" office:value="2879.0909">
            <text:p>2879.0909</text:p>
          </table:table-cell>
          <table:table-cell office:value-type="float" office:value="2443.7582">
            <text:p>2443.758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0,126|2,152,120,122,68,38,119,85,42,110,125,118,114,95,102,105,51,83,127|3,128|4,129|5,64,155,94,75,58,28,54,130|6,131|7,90,132|8,60,59,133|9,134|10,135|11,72,61,70,77,161,52,56,113,136|12,137|13,29,138|14,115,139|15,140|16,81,79,93,49,80,99,141|17,142|18,97,98,46,168,65,78,112,82,66,47,143|19,86,69,62,123,84,124,121,31,30,109,144|20,53,170,117,67,39,40,27,100,48,92,37,101,104,103,34,106,145|21,146|22,88,89,36,87,44,55,96,76,26,43,108,33,73,74,71,107,32,35,45,91,57,147|23,116,41,63,111,148|24,149|25,150&gt;</text:p>
          </table:table-cell>
          <table:table-cell table:formula="of:=IF([.M97]=0;([.I97]-[.J97])/[.J97];&quot;&quot;)" office:value-type="percentage" office:value="-0.121169463596999">
            <text:p>-12.12%</text:p>
          </table:table-cell>
          <table:table-cell table:formula="of:=([.I97]-[.K97])/[.K97]" office:value-type="percentage" office:value="0.03538598867924">
            <text:p>3.54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202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2.100_25-5-5-5_rd_50.txt</text:p>
          </table:table-cell>
          <table:table-cell office:value-type="string">
            <text:p>true</text:p>
          </table:table-cell>
          <table:table-cell office:value-type="string">
            <text:p>7015,3011,2930,2926,3240,3645,4329,4009,4641,4260,4471,4756,4914,4980,5107,5030,5119,5445,5090,4608,4821,4961,5315,4842,4719,5400,4190,4261,4503,5052,5189,2799,2841,2115</text:p>
          </table:table-cell>
          <table:table-cell office:value-type="float" office:value="2753.1659">
            <text:p>2753.1659</text:p>
          </table:table-cell>
          <table:table-cell office:value-type="float" office:value="2879.0909">
            <text:p>2879.0909</text:p>
          </table:table-cell>
          <table:table-cell office:value-type="float" office:value="2446.3118">
            <text:p>2446.311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0,126|2,152,46,98,66,82,112,31,32,73,74,71,30,123,62,122,68,38,119,85,42,125,118,114,95,102,105,37,83,127|3,89,128|4,129|5,155,51,64,58,88,56,94,28,54,101,75,55,96,76,106,103,104,130|6,131|7,90,132|8,59,60,133|9,35,134|10,135|11,77,121,84,117,67,39,70,61,72,36,44,87,113,136|12,137|13,29,138|14,115,139|15,140|16,81,80,79,49,93,99,141|17,142|18,143|19,86,69,124,43,107,33,108,109,120,110,144|20,52,170,53,27,40,48,92,100,97,47,65,78,34,26,145|21,146|22,91,45,57,147|23,116,63,41,111,148|24,149|25,150&gt;</text:p>
          </table:table-cell>
          <table:table-cell table:formula="of:=IF([.M98]=0;([.I98]-[.J98])/[.J98];&quot;&quot;)" office:value-type="percentage" office:value="-0.0437377645839526">
            <text:p>-4.37%</text:p>
          </table:table-cell>
          <table:table-cell table:formula="of:=([.I98]-[.K98])/[.K98]" office:value-type="percentage" office:value="0.125435400344306">
            <text:p>12.54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202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2.100_25-5-5-5_rd_90.txt</text:p>
          </table:table-cell>
          <table:table-cell office:value-type="string">
            <text:p>true</text:p>
          </table:table-cell>
          <table:table-cell office:value-type="string">
            <text:p>1616,1038,1132,1607,2014,2047,2104,2180,2332,2753,2701,2708,2575,2846,2716,2951,3234,3475,3449,3191,3103,3118,3170,2950,2682,2779,2800,3246,2772,2772,2959,3043,2946,3016,2987,3024,3258,3187,3398,3544,3355,3236,3333,3498,3306,3394,3203,3286,3391,3176,2814,2354,2507,2698,2376,2393,2034,2052,2161,1925,2227,1959,2038,1889,2567,2007</text:p>
          </table:table-cell>
          <table:table-cell office:value-type="float" office:value="2785.4741">
            <text:p>2785.4741</text:p>
          </table:table-cell>
          <table:table-cell office:value-type="float" office:value="2879.0909">
            <text:p>2879.0909</text:p>
          </table:table-cell>
          <table:table-cell office:value-type="float" office:value="2464.4793">
            <text:p>2464.4793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0,126|2,152,28,58,88,73,72,61,36,87,56,94,26,75,101,51,46,98,47,66,82,123,119,122,68,81,99,38,85,42,125,118,114,95,102,105,83,127|3,128|4,129|5,64,130|6,131|7,90,132|8,60,133|9,134|10,135|11,32,107,70,108,121,84,117,62,39,161,52,53,54,92,48,100,97,65,27,112,120,31,78,77,136|12,137|13,29,138|14,139|15,140|16,67,40,141|17,142|18,143|19,86,69,110,124,30,43,33,109,144|20,170,104,103,106,34,76,115,74,71,35,91,59,93,79,80,49,37,145|21,146|22,89,44,113,55,96,147|23,116,41,63,111,148|24,45,57,149|25,150&gt;</text:p>
          </table:table-cell>
          <table:table-cell table:formula="of:=IF([.M99]=0;([.I99]-[.J99])/[.J99];&quot;&quot;)" office:value-type="percentage" office:value="-0.0325160973555924">
            <text:p>-3.25%</text:p>
          </table:table-cell>
          <table:table-cell table:formula="of:=([.I99]-[.K99])/[.K99]" office:value-type="percentage" office:value="0.130248527549004">
            <text:p>13.02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203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3.100_25-5-5-5_rd_10.txt</text:p>
          </table:table-cell>
          <table:table-cell office:value-type="string">
            <text:p>true</text:p>
          </table:table-cell>
          <table:table-cell office:value-type="string">
            <text:p>19328,5262,5747,5761,5152,5103</text:p>
          </table:table-cell>
          <table:table-cell office:value-type="float" office:value="2471.2411">
            <text:p>2471.2411</text:p>
          </table:table-cell>
          <table:table-cell office:value-type="float" office:value="2834.7295">
            <text:p>2834.7295</text:p>
          </table:table-cell>
          <table:table-cell office:value-type="float" office:value="2404.562">
            <text:p>2404.56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52,75,58,76,94,126|2,127|3,128|4,69,63,129|5,130|6,81,99,80,131|7,132|8,133|9,134|10,160,53,37,64,97,100,48,92,49,54,59,104,26,43,33,108,114,135|11,34,106,103,136|12,137|13,138|14,139|15,165,101,51,82,66,47,65,78,31,72,74,44,35,115,57,45,91,96,60,93,46,98,29,50,79,105,102,28,95,88,140|16,141|17,68,67,40,142|18,73,32,124,112,116,41,109,143|19,169,27,122,117,121,85,70,71,61,89,36,87,113,56,55,144|20,145|21,107,42,30,118,84,120,83,77,146|22,90,147|23,86,110,123,119,38,62,125,39,111,148|24,149|25,150&gt;</text:p>
          </table:table-cell>
          <table:table-cell table:formula="of:=IF([.M100]=0;([.I100]-[.J100])/[.J100];&quot;&quot;)" office:value-type="percentage" office:value="-0.128226837869363">
            <text:p>-12.82%</text:p>
          </table:table-cell>
          <table:table-cell table:formula="of:=([.I100]-[.K100])/[.K100]" office:value-type="percentage" office:value="0.0277302477540609">
            <text:p>2.77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203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3.100_25-5-5-5_rd_50.txt</text:p>
          </table:table-cell>
          <table:table-cell office:value-type="string">
            <text:p>true</text:p>
          </table:table-cell>
          <table:table-cell office:value-type="string">
            <text:p>7198,4050,4125,4076,4445,4455,4666,4778,4741,4748,4798,4852,5105,4979,5011,5047,5188,4238,4496,3076,3079,2888,2233,2270</text:p>
          </table:table-cell>
          <table:table-cell office:value-type="float" office:value="2756.3284">
            <text:p>2756.3284</text:p>
          </table:table-cell>
          <table:table-cell office:value-type="float" office:value="2834.7295">
            <text:p>2834.7295</text:p>
          </table:table-cell>
          <table:table-cell office:value-type="float" office:value="2406.3708">
            <text:p>2406.370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93,81,29,46,99,82,122,62,123,125,116,41,42,118,119,126|2,127|3,128|4,68,40,69,63,129|5,130|6,131|7,132|8,133|9,134|10,160,114,121,84,117,27,64,100,97,48,92,37,101,104,112,120,135|11,34,103,136|12,137|13,138|14,139|15,165,52,75,28,58,106,76,45,57,55,94,26,53,51,65,98,66,47,78,31,73,74,140|16,141|17,142|18,107,32,87,61,71,143|19,35,91,169,38,80,49,54,60,59,83,77,56,144|20,145|21,113,124,30,109,85,43,146|22,90,96,147|23,111,39,67,110,86,70,72,44,36,89,88,115,33,108,148|24,174,95,102,105,79,50,149|25,150&gt;</text:p>
          </table:table-cell>
          <table:table-cell table:formula="of:=IF([.M101]=0;([.I101]-[.J101])/[.J101];&quot;&quot;)" office:value-type="percentage" office:value="-0.027657347905682">
            <text:p>-2.77%</text:p>
          </table:table-cell>
          <table:table-cell table:formula="of:=([.I101]-[.K101])/[.K101]" office:value-type="percentage" office:value="0.145429623730474">
            <text:p>14.54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203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3.100_25-5-5-5_rd_90.txt</text:p>
          </table:table-cell>
          <table:table-cell office:value-type="string">
            <text:p>true</text:p>
          </table:table-cell>
          <table:table-cell office:value-type="string">
            <text:p>1611,2277,2559,2425,2473,2662,2658,2904,2937,3025,2858,2915,2995,3167,3208,3256,3147,3118,3253,3319,3296,3107,3376,3383,3167,3486,3620,3705,3755,3362,3436,3534,4060,3673,3768,3527,3418,2578,2602,2633,2496,2091,1958</text:p>
          </table:table-cell>
          <table:table-cell office:value-type="float" office:value="2612.102">
            <text:p>2612.102</text:p>
          </table:table-cell>
          <table:table-cell office:value-type="float" office:value="2834.7295">
            <text:p>2834.7295</text:p>
          </table:table-cell>
          <table:table-cell office:value-type="float" office:value="2396.4867">
            <text:p>2396.486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52,58,94,45,57,115,88,44,72,73,32,77,65,46,66,82,122,119,31,126|2,127|3,128|4,129|5,130|6,92,131|7,132|8,133|9,134|10,160,114,121,84,117,27,97,100,64,48,40,68,69,63,124,120,112,47,135|11,34,106,103,136|12,137|13,138|14,139|15,140|16,141|17,142|18,107,74,143|19,169,108,70,71,61,89,36,87,55,26,101,104,37,78,33,109,30,85,43,35,91,76,60,80,99,98,38,42,41,118,83,53,56,144|20,145|21,113,146|22,90,96,54,49,59,147|23,111,39,67,62,123,110,86,148|24,81,174,51,93,79,29,116,125,95,75,28,102,105,50,149|25,150&gt;</text:p>
          </table:table-cell>
          <table:table-cell table:formula="of:=IF([.M102]=0;([.I102]-[.J102])/[.J102];&quot;&quot;)" office:value-type="percentage" office:value="-0.0785357121376132">
            <text:p>-7.85%</text:p>
          </table:table-cell>
          <table:table-cell table:formula="of:=([.I102]-[.K102])/[.K102]" office:value-type="percentage" office:value="0.089971415238816">
            <text:p>9.00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204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4.100_25-5-5-5_rd_10.txt</text:p>
          </table:table-cell>
          <table:table-cell office:value-type="string">
            <text:p>true</text:p>
          </table:table-cell>
          <table:table-cell office:value-type="string">
            <text:p>25616,8085,7617</text:p>
          </table:table-cell>
          <table:table-cell office:value-type="float" office:value="2005.5037">
            <text:p>2005.5037</text:p>
          </table:table-cell>
          <table:table-cell office:value-type="float" office:value="2257.47">
            <text:p>2257.47</text:p>
          </table:table-cell>
          <table:table-cell office:value-type="float" office:value="1957.9115">
            <text:p>1957.911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38,120,62,125,39,127|3,128|4,129|5,55,94,155,53,37,49,54,104,58,106,91,130|6,131|7,157,52,77,56,113,87,35,95,26,75,101,28,103,59,60,90,96,34,76,45,57,115,88,44,73,72,61,71,70,42,41,110,123,84,122,27,99,64,50,79,105,93,102,83,65,51,132|8,133|9,134|10,135|11,136|12,137|13,74,89,36,32,138|14,139|15,67,112,78,119,31,30,116,140|16,166,114,121,117,46,98,97,81,48,100,47,66,82,40,68,69,63,118,124,85,43,107,33,108,109,86,111,141|17,142|18,143|19,144|20,80,29,145|21,146|22,147|23,148|24,149|25,92,150&gt;</text:p>
          </table:table-cell>
          <table:table-cell table:formula="of:=IF([.M103]=0;([.I103]-[.J103])/[.J103];&quot;&quot;)" office:value-type="percentage" office:value="-0.111614462207693">
            <text:p>-11.16%</text:p>
          </table:table-cell>
          <table:table-cell table:formula="of:=([.I103]-[.K103])/[.K103]" office:value-type="percentage" office:value="0.0243076359682243">
            <text:p>2.43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204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4.100_25-5-5-5_rd_50.txt</text:p>
          </table:table-cell>
          <table:table-cell office:value-type="string">
            <text:p>true</text:p>
          </table:table-cell>
          <table:table-cell office:value-type="string">
            <text:p>8908,8011,8847,8834,9084,9216,9062,8552,8756,9025,8062,7031,5498,3259</text:p>
          </table:table-cell>
          <table:table-cell office:value-type="float" office:value="2354.8111">
            <text:p>2354.8111</text:p>
          </table:table-cell>
          <table:table-cell office:value-type="float" office:value="2257.47">
            <text:p>2257.47</text:p>
          </table:table-cell>
          <table:table-cell office:value-type="float" office:value="1979.5386">
            <text:p>1979.538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52,120,117,62,118,42,41,116,69,39,40,82,66,47,98,46,78,127|3,128|4,129|5,55,94,155,53,101,75,104,58,106,91,130|6,131|7,157,52,114,31,119,121,84,110,123,67,68,27,97,100,48,81,79,105,93,103,59,60,90,96,34,76,45,57,115,88,44,35,95,26,56,113,77,38,99,51,65,83,132|8,133|9,134|10,135|11,136|12,137|13,74,89,36,87,138|14,139|15,125,140|16,86,124,166,63,111,109,108,85,43,32,107,73,72,61,71,70,141|17,142|18,143|19,144|20,29,80,49,54,28,102,37,50,64,145|21,146|22,147|23,33,112,122,30,148|24,149|25,92,150&gt;</text:p>
          </table:table-cell>
          <table:table-cell table:formula="of:=IF([.M104]=0;([.I104]-[.J104])/[.J104];&quot;&quot;)" office:value-type="percentage" office:value="0.0431195541911964">
            <text:p>4.31%</text:p>
          </table:table-cell>
          <table:table-cell table:formula="of:=([.I104]-[.K104])/[.K104]" office:value-type="percentage" office:value="0.189575742549299">
            <text:p>18.96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204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4.100_25-5-5-5_rd_90.txt</text:p>
          </table:table-cell>
          <table:table-cell office:value-type="string">
            <text:p>true</text:p>
          </table:table-cell>
          <table:table-cell office:value-type="string">
            <text:p>1617,6501,6297,6839,7130,7104,8137,7966,7675,7442,7452,7578,7559,7722,8417,8415,8134,7305,7513,7443,6793,3485,2392,2479,1914</text:p>
          </table:table-cell>
          <table:table-cell office:value-type="float" office:value="2144.0045">
            <text:p>2144.0045</text:p>
          </table:table-cell>
          <table:table-cell office:value-type="float" office:value="2257.47">
            <text:p>2257.47</text:p>
          </table:table-cell>
          <table:table-cell office:value-type="float" office:value="2039.001">
            <text:p>2039.00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52,120,117,62,116,118,42,107,32,87,35,55,94,26,75,101,58,106,59,103,104,54,105,37,53,78,127|3,128|4,129|5,91,130|6,131|7,157,77,43,108,85,30,70,71,61,72,73,44,36,88,115,57,45,96,90,60,34,76,95,56,113,52,114,31,121,84,110,41,39,67,38,27,99,29,50,79,49,93,28,102,83,65,51,132|8,133|9,134|10,135|11,136|12,137|13,74,89,138|14,139|15,125,140|16,86,166,46,98,97,81,48,100,47,66,82,40,68,69,63,123,124,109,111,141|17,142|18,143|19,144|20,64,80,145|21,146|22,147|23,122,112,119,33,148|24,149|25,92,150&gt;</text:p>
          </table:table-cell>
          <table:table-cell table:formula="of:=IF([.M105]=0;([.I105]-[.J105])/[.J105];&quot;&quot;)" office:value-type="percentage" office:value="-0.0502622404727415">
            <text:p>-5.03%</text:p>
          </table:table-cell>
          <table:table-cell table:formula="of:=([.I105]-[.K105])/[.K105]" office:value-type="percentage" office:value="0.0514975225612935">
            <text:p>5.15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205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5.100_25-5-5-5_rd_10.txt</text:p>
          </table:table-cell>
          <table:table-cell office:value-type="string">
            <text:p>true</text:p>
          </table:table-cell>
          <table:table-cell office:value-type="string">
            <text:p>26364,6861,6805,6972,7179,7122,6313,5605,1708,1386,1416</text:p>
          </table:table-cell>
          <table:table-cell office:value-type="float" office:value="2469.0716">
            <text:p>2469.0716</text:p>
          </table:table-cell>
          <table:table-cell office:value-type="float" office:value="2402.0588">
            <text:p>2402.0588</text:p>
          </table:table-cell>
          <table:table-cell office:value-type="float" office:value="2324.5432">
            <text:p>2324.543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90,127|3,128|4,129|5,130|6,80,131|7,49,50,105,93,102,132|8,133|9,134|10,125,62,83,160,26,95,114,85,42,135|11,136|12,162,78,51,79,29,81,99,68,116,118,122,38,137|13,163,120,117,84,30,108,70,61,72,87,56,94,53,54,96,55,115,74,71,109,124,119,121,112,82,138|14,139|15,165,52,77,88,89,36,44,113,32,107,43,33,86,41,111,63,110,31,76,34,104,28,75,59,60,91,45,57,35,73,140|16,37,101,106,103,141|17,142|18,143|19,144|20,58,145|21,146|22,147|23,92,64,148|24,149|25,175,123,69,39,67,40,97,98,46,65,27,66,47,100,48,150&gt;</text:p>
          </table:table-cell>
          <table:table-cell table:formula="of:=IF([.M106]=0;([.I106]-[.J106])/[.J106];&quot;&quot;)" office:value-type="percentage" office:value="0.0278980681072422">
            <text:p>2.79%</text:p>
          </table:table-cell>
          <table:table-cell table:formula="of:=([.I106]-[.K106])/[.K106]" office:value-type="percentage" office:value="0.0621749683980922">
            <text:p>6.22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205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5.100_25-5-5-5_rd_50.txt</text:p>
          </table:table-cell>
          <table:table-cell office:value-type="string">
            <text:p>true</text:p>
          </table:table-cell>
          <table:table-cell office:value-type="string">
            <text:p>9550,2603,2650,2756,2804,2923,3086,2978,3243,3859,4072,4171,4326,4441,4701,4788,4847,4987,5122,5076,5279,5426,5792,5775,5773,5760,5844,6020,6169,6616,6928,7097,7080,7276,6783,6875,6852,6966,5437,4981,5106,4780,4950,4660,4458,4576,4730,4236,3474</text:p>
          </table:table-cell>
          <table:table-cell office:value-type="float" office:value="2757.594">
            <text:p>2757.594</text:p>
          </table:table-cell>
          <table:table-cell office:value-type="float" office:value="2402.0588">
            <text:p>2402.0588</text:p>
          </table:table-cell>
          <table:table-cell office:value-type="float" office:value="2359.851">
            <text:p>2359.85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90,127|3,128|4,129|5,130|6,64,48,100,97,46,37,54,131|7,157,53,52,56,77,120,84,117,86,108,107,32,87,113,43,33,74,44,115,76,28,104,106,34,91,45,57,35,121,62,125,118,122,38,83,114,85,42,73,95,102,132|8,133|9,134|10,63,135|11,136|12,162,71,116,68,81,99,137|13,27,40,82,112,138|14,139|15,88,89,36,140|16,103,141|17,142|18,143|19,144|20,58,55,94,101,145|21,96,146|22,147|23,92,148|24,149|25,175,72,61,70,30,123,67,39,69,111,41,110,109,124,31,119,98,47,66,65,78,51,79,59,60,26,75,93,105,49,80,50,29,150&gt;</text:p>
          </table:table-cell>
          <table:table-cell table:formula="of:=IF([.M107]=0;([.I107]-[.J107])/[.J107];&quot;&quot;)" office:value-type="percentage" office:value="0.148012696441902">
            <text:p>14.80%</text:p>
          </table:table-cell>
          <table:table-cell table:formula="of:=([.I107]-[.K107])/[.K107]" office:value-type="percentage" office:value="0.168545810731271">
            <text:p>16.85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205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5.100_25-5-5-5_rd_90.txt</text:p>
          </table:table-cell>
          <table:table-cell office:value-type="string">
            <text:p>true</text:p>
          </table:table-cell>
          <table:table-cell office:value-type="string">
            <text:p>1716,468,500,505,520,535,552,565,692,686,790,860,911,970,1065,1125,1122,1233,1245,1263,1270,1298,1466,1486,1661,1825,1859,1902,2007,2040,2128,2164,2207,2268,2318,2431,2459,2546,2602,2715,2891,3048,3038,3182,3315,3562,3666,3694,3800,3999,3675,3845,3852,3658,3653,3593,4423,3801,3696,3534,3728,3810,2783,2883,2984,3182,3163,2904,2936,2893,2606,2671,2836,2439,2547,2607,2245,1856,1773,1810,1729</text:p>
          </table:table-cell>
          <table:table-cell office:value-type="float" office:value="2643.319">
            <text:p>2643.319</text:p>
          </table:table-cell>
          <table:table-cell office:value-type="float" office:value="2402.0588">
            <text:p>2402.0588</text:p>
          </table:table-cell>
          <table:table-cell office:value-type="float" office:value="2240.6995">
            <text:p>2240.6995</text:p>
          </table:table-cell>
          <table:table-cell office:value-type="float" office:value="98">
            <text:p>98</text:p>
          </table:table-cell>
          <table:table-cell office:value-type="float" office:value="2">
            <text:p>2.0</text:p>
          </table:table-cell>
          <table:table-cell office:value-type="string">
            <text:p>[67, 72]</text:p>
          </table:table-cell>
          <table:table-cell office:value-type="string">
            <text:p>[1,2,3,4,5,6]</text:p>
          </table:table-cell>
          <table:table-cell office:value-type="string">
            <text:p>&lt;1,126|2,90,127|3,128|4,129|5,130|6,54,37,46,97,100,48,64,131|7,58,101,53,157,94,113,107,36,89,115,55,76,34,106,103,104,28,45,91,57,35,85,118,125,114,95,26,102,132|8,133|9,134|10,69,135|11,136|12,65,137|13,163,52,56,87,61,70,108,30,84,120,27,98,66,40,82,112,138|14,139|15,88,77,165,117,123,86,39,63,111,41,110,124,43,32,44,74,71,33,109,31,119,121,122,62,68,99,81,51,83,38,116,42,73,140|16,141|17,142|18,143|19,144|20,145|21,96,146|22,147|23,92,148|24,149|25,47,78,175,75,60,59,93,105,49,79,80,50,29,150&gt;</text:p>
          </table:table-cell>
          <table:table-cell table:formula="of:=IF([.M108]=0;([.I108]-[.J108])/[.J108];&quot;&quot;)">
            <text:p/>
          </table:table-cell>
          <table:table-cell table:formula="of:=([.I108]-[.K108])/[.K108]" office:value-type="percentage" office:value="0.179684736842223">
            <text:p>17.97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206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6.100_25-5-5-5_rd_10.txt</text:p>
          </table:table-cell>
          <table:table-cell office:value-type="string">
            <text:p>true</text:p>
          </table:table-cell>
          <table:table-cell office:value-type="string">
            <text:p>24083,6418,7045,7234,7703,7987,8058,8395,5458,4946,4384</text:p>
          </table:table-cell>
          <table:table-cell office:value-type="float" office:value="2155.5458">
            <text:p>2155.5458</text:p>
          </table:table-cell>
          <table:table-cell office:value-type="float" office:value="2359.239">
            <text:p>2359.239</text:p>
          </table:table-cell>
          <table:table-cell office:value-type="float" office:value="2095.8242">
            <text:p>2095.824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52,70,61,72,87,113,55,76,34,106,103,104,101,37,78,65,98,47,66,27,122,120,77,35,57,45,60,28,93,79,83,126|2,127|3,88,128|4,129|5,29,130|6,131|7,132|8,50,80,49,133|9,125,134|10,135|11,136|12,92,137|13,163,94,26,75,58,54,59,90,96,115,36,89,74,44,73,107,32,43,31,119,112,82,100,81,99,97,46,38,121,114,56,95,102,105,138|14,139|15,140|16,85,118,123,42,141|17,142|18,143|19,144|20,145|21,171,53,51,64,48,40,67,39,62,117,84,124,110,116,69,63,111,41,86,30,109,108,33,71,146|22,68,147|23,91,148|24,149|25,150&gt;</text:p>
          </table:table-cell>
          <table:table-cell table:formula="of:=IF([.M109]=0;([.I109]-[.J109])/[.J109];&quot;&quot;)" office:value-type="percentage" office:value="-0.0863385184798997">
            <text:p>-8.63%</text:p>
          </table:table-cell>
          <table:table-cell table:formula="of:=([.I109]-[.K109])/[.K109]" office:value-type="percentage" office:value="0.0284955198055256">
            <text:p>2.85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206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6.100_25-5-5-5_rd_50.txt</text:p>
          </table:table-cell>
          <table:table-cell office:value-type="string">
            <text:p>true</text:p>
          </table:table-cell>
          <table:table-cell office:value-type="string">
            <text:p>7886,3868,3652,4168,4237,3775,3817,4063,3825,4060,4456,4911,4981,5343,5400,5464,5724,5863,5930,5875,6076,6126,6387,6678,6827,6231,6288,6322,6156,5278,5580,4578,4100,4170,2893</text:p>
          </table:table-cell>
          <table:table-cell office:value-type="float" office:value="2474.2296">
            <text:p>2474.2296</text:p>
          </table:table-cell>
          <table:table-cell office:value-type="float" office:value="2359.239">
            <text:p>2359.239</text:p>
          </table:table-cell>
          <table:table-cell office:value-type="float" office:value="2140.4422">
            <text:p>2140.442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78,151,31,120,122,112,47,81,79,126|2,127|3,89,36,88,128|4,34,129|5,29,130|6,131|7,132|8,49,133|9,125,134|10,135|11,136|12,92,137|13,163,94,26,58,28,54,59,90,96,76,55,115,87,113,43,121,124,86,63,111,116,110,30,109,108,107,32,35,45,60,93,105,80,50,99,83,38,114,77,56,95,102,138|14,139|15,140|16,85,84,118,42,141|17,142|18,168,53,51,46,98,97,64,48,100,66,40,82,27,65,37,101,75,106,104,103,143|19,144|20,145|21,52,171,119,117,62,123,67,39,69,41,70,61,72,44,33,73,74,71,146|22,68,147|23,91,57,148|24,149|25,150&gt;</text:p>
          </table:table-cell>
          <table:table-cell table:formula="of:=IF([.M110]=0;([.I110]-[.J110])/[.J110];&quot;&quot;)" office:value-type="percentage" office:value="0.0487405472696917">
            <text:p>4.87%</text:p>
          </table:table-cell>
          <table:table-cell table:formula="of:=([.I110]-[.K110])/[.K110]" office:value-type="percentage" office:value="0.155943197158045">
            <text:p>15.59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206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6.100_25-5-5-5_rd_90.txt</text:p>
          </table:table-cell>
          <table:table-cell office:value-type="string">
            <text:p>true</text:p>
          </table:table-cell>
          <table:table-cell office:value-type="string">
            <text:p>1631,1103,1082,1127,1177,1284,1318,1418,1918,2387,2347,2096,1909,2093,2257,2307,2449,2436,2516,2541,2715,2814,2783,3014,2998,3098,3335,3373,3446,3484,3659,3519,3674,3958,4172,4049,4246,4668,4663,4483,4407,4373,4604,4562,4466,4558,4657,4830,4734,4357,4438,4532,4004,4007,3554,3914,4066,4172,3997,3737,3691,4263,3027,3260,2094</text:p>
          </table:table-cell>
          <table:table-cell office:value-type="float" office:value="2431.1871">
            <text:p>2431.1871</text:p>
          </table:table-cell>
          <table:table-cell office:value-type="float" office:value="2359.239">
            <text:p>2359.239</text:p>
          </table:table-cell>
          <table:table-cell office:value-type="float" office:value="2100.0456">
            <text:p>2100.045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53,52,70,61,72,44,113,87,115,55,76,106,103,104,101,37,78,65,66,47,79,126|2,127|3,89,36,88,128|4,34,129|5,29,130|6,96,90,131|7,132|8,51,77,107,32,56,94,26,75,58,54,133|9,125,134|10,135|11,136|12,92,137|13,163,38,99,81,50,80,49,105,93,102,28,59,60,95,114,83,138|14,139|15,140|16,85,118,42,141|17,142|18,143|19,144|20,145|21,171,119,120,117,62,123,110,116,39,67,40,48,64,100,97,46,98,27,82,63,111,84,121,124,30,109,108,33,73,74,71,146|22,69,41,86,43,31,122,112,68,147|23,91,57,35,45,148|24,149|25,150&gt;</text:p>
          </table:table-cell>
          <table:table-cell table:formula="of:=IF([.M111]=0;([.I111]-[.J111])/[.J111];&quot;&quot;)" office:value-type="percentage" office:value="0.0304963168208054">
            <text:p>3.05%</text:p>
          </table:table-cell>
          <table:table-cell table:formula="of:=([.I111]-[.K111])/[.K111]" office:value-type="percentage" office:value="0.157683004597615">
            <text:p>15.77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207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7.100_25-5-5-5_rd_10.txt</text:p>
          </table:table-cell>
          <table:table-cell office:value-type="string">
            <text:p>true</text:p>
          </table:table-cell>
          <table:table-cell office:value-type="string">
            <text:p>22539,6726,7029,6810,7396</text:p>
          </table:table-cell>
          <table:table-cell office:value-type="float" office:value="2041.6967">
            <text:p>2041.6967</text:p>
          </table:table-cell>
          <table:table-cell office:value-type="float" office:value="2117.2708">
            <text:p>2117.2708</text:p>
          </table:table-cell>
          <table:table-cell office:value-type="float" office:value="2021.9119">
            <text:p>2021.911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77,126|2,69,127|3,60,128|4,154,78,65,27,82,112,123,124,121,31,43,107,33,71,72,73,35,115,57,91,45,95,75,93,79,29,129|5,130|6,131|7,81,47,66,132|8,133|9,89,134|10,41,30,70,111,63,39,135|11,136|12,162,114,85,108,42,86,110,116,125,62,118,84,119,38,83,53,102,28,54,49,105,137|13,99,97,80,50,100,138|14,139|15,140|16,141|17,109,142|18,143|19,144|20,145|21,146|22,147|23,148|24,174,120,117,122,67,68,40,48,92,64,98,46,51,37,101,104,103,106,34,76,26,149|25,61,44,32,175,52,94,58,59,90,96,55,56,113,87,88,36,74,150&gt;</text:p>
          </table:table-cell>
          <table:table-cell table:formula="of:=IF([.M112]=0;([.I112]-[.J112])/[.J112];&quot;&quot;)" office:value-type="percentage" office:value="-0.0356941114948545">
            <text:p>-3.57%</text:p>
          </table:table-cell>
          <table:table-cell table:formula="of:=([.I112]-[.K112])/[.K112]" office:value-type="percentage" office:value="0.00978519390483824">
            <text:p>0.98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207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7.100_25-5-5-5_rd_50.txt</text:p>
          </table:table-cell>
          <table:table-cell office:value-type="string">
            <text:p>true</text:p>
          </table:table-cell>
          <table:table-cell office:value-type="string">
            <text:p>7618,4687,4781,4913,5071,5397,5683,6088,6652,7037,6561,6955,5962,6352,5840,6053,5511,5262,3916,4207,4205,1874</text:p>
          </table:table-cell>
          <table:table-cell office:value-type="float" office:value="2398.5504">
            <text:p>2398.5504</text:p>
          </table:table-cell>
          <table:table-cell office:value-type="float" office:value="2117.2708">
            <text:p>2117.2708</text:p>
          </table:table-cell>
          <table:table-cell office:value-type="float" office:value="2011.4314">
            <text:p>2011.431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77,151,119,121,84,123,116,69,111,41,86,70,43,126|2,127|3,60,128|4,65,27,112,31,78,51,93,79,80,129|5,130|6,131|7,92,47,81,66,132|8,133|9,89,134|10,63,39,135|11,136|12,37,53,162,38,120,110,42,118,62,125,82,83,97,29,50,49,54,28,102,105,137|13,100,99,138|14,139|15,140|16,141|17,109,142|18,143|19,144|20,145|21,146|22,147|23,148|24,174,46,98,64,48,40,68,67,122,117,124,30,85,108,33,107,32,113,56,26,75,101,104,103,106,34,76,45,91,57,115,88,35,95,149|25,61,71,73,114,175,52,94,58,59,90,96,55,87,36,44,72,74,150&gt;</text:p>
          </table:table-cell>
          <table:table-cell table:formula="of:=IF([.M113]=0;([.I113]-[.J113])/[.J113];&quot;&quot;)" office:value-type="percentage" office:value="0.132850082285176">
            <text:p>13.29%</text:p>
          </table:table-cell>
          <table:table-cell table:formula="of:=([.I113]-[.K113])/[.K113]" office:value-type="percentage" office:value="0.192459459467522">
            <text:p>19.25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207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7.100_25-5-5-5_rd_90.txt</text:p>
          </table:table-cell>
          <table:table-cell office:value-type="string">
            <text:p>true</text:p>
          </table:table-cell>
          <table:table-cell office:value-type="string">
            <text:p>1664,2872,2943,3241,3517,3234,3278,3426,3613,3674,3899,4185,4320,4671,4848,5048,5107,5406,5610,6168,6204,6654,6553,6826,6962,6432,5890,5811,6052,5895,6229,5674,4964,5076,5383,5161,4890,4515,4957,5133,4323,3814,1617,1673</text:p>
          </table:table-cell>
          <table:table-cell office:value-type="float" office:value="2535.4083">
            <text:p>2535.4083</text:p>
          </table:table-cell>
          <table:table-cell office:value-type="float" office:value="2117.2708">
            <text:p>2117.2708</text:p>
          </table:table-cell>
          <table:table-cell office:value-type="float" office:value="2023.7709">
            <text:p>2023.770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77,43,126|2,109,127|3,128|4,129|5,130|6,131|7,64,92,48,66,132|8,133|9,89,134|10,135|11,136|12,79,80,50,137|13,100,97,47,138|14,139|15,140|16,141|17,85,167,83,38,125,118,42,142|18,143|19,144|20,145|21,146|22,49,172,114,119,84,30,70,86,41,111,63,39,69,116,110,123,62,112,65,78,101,28,103,59,147|23,148|24,174,52,26,37,51,27,82,40,68,67,117,124,121,120,122,31,108,33,107,32,113,56,35,104,106,34,76,45,91,60,54,29,81,99,98,46,105,93,102,75,95,149|25,61,71,73,87,94,175,53,58,96,90,55,57,115,88,36,44,72,74,150&gt;</text:p>
          </table:table-cell>
          <table:table-cell table:formula="of:=IF([.M114]=0;([.I114]-[.J114])/[.J114];&quot;&quot;)" office:value-type="percentage" office:value="0.197488908834902">
            <text:p>19.75%</text:p>
          </table:table-cell>
          <table:table-cell table:formula="of:=([.I114]-[.K114])/[.K114]" office:value-type="percentage" office:value="0.252813893114087">
            <text:p>25.28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208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8.100_25-5-5-5_rd_10.txt</text:p>
          </table:table-cell>
          <table:table-cell office:value-type="string">
            <text:p>true</text:p>
          </table:table-cell>
          <table:table-cell office:value-type="string">
            <text:p>28300,8382,8203,9916,1978</text:p>
          </table:table-cell>
          <table:table-cell office:value-type="float" office:value="1965.4028">
            <text:p>1965.4028</text:p>
          </table:table-cell>
          <table:table-cell office:value-type="float" office:value="1908.5738">
            <text:p>1908.5738</text:p>
          </table:table-cell>
          <table:table-cell office:value-type="float" office:value="1898.1455">
            <text:p>1898.145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3,56,26,101,75,45,88,35,87,44,73,126|2,127|3,153,53,94,114,31,119,120,117,84,124,121,122,112,27,100,48,92,64,81,97,98,46,65,78,128|4,129|5,50,130|6,131|7,132|8,107,32,43,108,85,30,118,116,63,111,86,109,70,33,133|9,134|10,135|11,136|12,162,52,82,40,68,39,69,41,42,71,72,61,74,89,36,115,57,95,55,76,34,96,90,60,59,103,106,58,28,105,37,51,29,99,47,66,67,125,110,123,62,38,83,137|13,138|14,49,80,79,93,102,54,139|15,91,140|16,77,141|17,142|18,143|19,144|20,145|21,146|22,147|23,104,148|24,149|25,150&gt;</text:p>
          </table:table-cell>
          <table:table-cell table:formula="of:=IF([.M115]=0;([.I115]-[.J115])/[.J115];&quot;&quot;)" office:value-type="percentage" office:value="0.0297756366560204">
            <text:p>2.98%</text:p>
          </table:table-cell>
          <table:table-cell table:formula="of:=([.I115]-[.K115])/[.K115]" office:value-type="percentage" office:value="0.0354331635799258">
            <text:p>3.54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208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8.100_25-5-5-5_rd_50.txt</text:p>
          </table:table-cell>
          <table:table-cell office:value-type="string">
            <text:p>true</text:p>
          </table:table-cell>
          <table:table-cell office:value-type="string">
            <text:p>10582,7579,8130,7536,8284,8414,8961,8753,8664,8273,7241,7449,7399,5557,5533,5278</text:p>
          </table:table-cell>
          <table:table-cell office:value-type="float" office:value="2011.8325">
            <text:p>2011.8325</text:p>
          </table:table-cell>
          <table:table-cell office:value-type="float" office:value="1908.5738">
            <text:p>1908.5738</text:p>
          </table:table-cell>
          <table:table-cell office:value-type="float" office:value="1927.1438">
            <text:p>1927.143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3,56,35,87,126|2,127|3,153,53,119,120,117,27,47,48,82,68,63,39,69,111,112,122,124,30,109,85,108,70,33,107,44,89,88,57,45,91,90,60,106,58,28,102,105,79,80,50,64,81,100,97,65,83,128|4,129|5,92,130|6,131|7,132|8,133|9,134|10,135|11,136|12,162,114,43,31,121,84,118,110,86,41,116,125,123,62,38,98,99,29,137|13,49,138|14,93,37,101,75,76,34,96,59,103,104,54,139|15,140|16,77,141|17,142|18,168,52,32,73,72,71,61,74,36,115,55,95,26,94,51,46,66,40,67,78,143|19,144|20,145|21,146|22,147|23,148|24,42,149|25,150&gt;</text:p>
          </table:table-cell>
          <table:table-cell table:formula="of:=IF([.M116]=0;([.I116]-[.J116])/[.J116];&quot;&quot;)" office:value-type="percentage" office:value="0.054102545052227">
            <text:p>5.41%</text:p>
          </table:table-cell>
          <table:table-cell table:formula="of:=([.I116]-[.K116])/[.K116]" office:value-type="percentage" office:value="0.0439451897673645">
            <text:p>4.39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208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8.100_25-5-5-5_rd_90.txt</text:p>
          </table:table-cell>
          <table:table-cell office:value-type="string">
            <text:p>true</text:p>
          </table:table-cell>
          <table:table-cell office:value-type="string">
            <text:p>1666,5670,5772,6463,7387,7058,7756,7812,7785,9175,8818,8353,8060,8385,7200,5697,3293,3291,3540,3056,2454</text:p>
          </table:table-cell>
          <table:table-cell office:value-type="float" office:value="2238.8606">
            <text:p>2238.8606</text:p>
          </table:table-cell>
          <table:table-cell office:value-type="float" office:value="1908.5738">
            <text:p>1908.5738</text:p>
          </table:table-cell>
          <table:table-cell office:value-type="float" office:value="1875.1311">
            <text:p>1875.131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7,35,115,88,89,44,73,33,109,86,110,77,56,113,126|2,127|3,153,114,43,107,70,108,85,30,118,84,117,62,116,69,63,111,124,120,122,112,48,92,64,81,100,98,65,78,128|4,129|5,50,130|6,131|7,132|8,133|9,134|10,135|11,136|12,162,58,76,60,59,103,28,102,105,29,99,83,38,119,31,121,123,125,67,82,27,137|13,49,80,138|14,79,37,164,53,101,75,26,94,95,55,57,45,91,90,96,34,106,104,93,54,139|15,140|16,141|17,142|18,168,52,51,46,97,47,66,40,68,39,41,42,71,72,61,74,36,32,143|19,144|20,145|21,146|22,147|23,148|24,149|25,150&gt;</text:p>
          </table:table-cell>
          <table:table-cell table:formula="of:=IF([.M117]=0;([.I117]-[.J117])/[.J117];&quot;&quot;)" office:value-type="percentage" office:value="0.173054246055353">
            <text:p>17.31%</text:p>
          </table:table-cell>
          <table:table-cell table:formula="of:=([.I117]-[.K117])/[.K117]" office:value-type="percentage" office:value="0.193975503899434">
            <text:p>19.40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209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9.100_25-5-5-5_rd_10.txt</text:p>
          </table:table-cell>
          <table:table-cell office:value-type="string">
            <text:p>true</text:p>
          </table:table-cell>
          <table:table-cell office:value-type="string">
            <text:p>27285,7179,7245,7529,7598,7632,7422,8210,8209,8312,5807</text:p>
          </table:table-cell>
          <table:table-cell office:value-type="float" office:value="2181.2147">
            <text:p>2181.2147</text:p>
          </table:table-cell>
          <table:table-cell office:value-type="float" office:value="2343.2051">
            <text:p>2343.2051</text:p>
          </table:table-cell>
          <table:table-cell office:value-type="float" office:value="2170.0522">
            <text:p>2170.052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59,131|7,60,103,104,28,58,34,45,57,91,132|8,133|9,134|10,135|11,41,86,161,31,124,118,69,39,63,111,42,71,70,109,121,122,117,62,68,116,136|12,137|13,74,61,138|14,164,52,56,113,32,44,36,87,95,55,76,106,102,105,80,50,29,99,47,81,64,139|15,96,90,140|16,166,120,84,123,30,108,33,72,107,77,43,94,101,141|17,142|18,168,53,37,54,92,48,100,97,46,98,27,66,40,82,112,67,125,110,119,38,83,65,78,51,79,93,49,75,26,35,114,85,73,143|19,89,88,115,144|20,145|21,146|22,147|23,148|24,149|25,150&gt;</text:p>
          </table:table-cell>
          <table:table-cell table:formula="of:=IF([.M118]=0;([.I118]-[.J118])/[.J118];&quot;&quot;)" office:value-type="percentage" office:value="-0.0691319765393137">
            <text:p>-6.91%</text:p>
          </table:table-cell>
          <table:table-cell table:formula="of:=([.I118]-[.K118])/[.K118]" office:value-type="percentage" office:value="0.00514388547888383">
            <text:p>0.51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209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9.100_25-5-5-5_rd_50.txt</text:p>
          </table:table-cell>
          <table:table-cell office:value-type="string">
            <text:p>true</text:p>
          </table:table-cell>
          <table:table-cell office:value-type="string">
            <text:p>9011,2341,2373,2543,2813,2900,3183,3072,3304,3298,4057,4837,4808,4616,4703,4942,5134,5335,5612,5893,5748,5487,5771,5585,5746,6038,6203,6985,6798,7219,7224,7525,7584,8003,7786,7594,7866,7762,7364,7460,4873,5039,4570,3037,3071</text:p>
          </table:table-cell>
          <table:table-cell office:value-type="float" office:value="2492.2549">
            <text:p>2492.2549</text:p>
          </table:table-cell>
          <table:table-cell office:value-type="float" office:value="2343.2051">
            <text:p>2343.2051</text:p>
          </table:table-cell>
          <table:table-cell office:value-type="float" office:value="2139.1288">
            <text:p>2139.128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52,56,87,88,36,44,72,108,86,123,110,118,43,32,113,95,55,115,35,75,58,103,104,28,93,105,102,26,51,99,81,29,79,80,50,126|2,127|3,128|4,129|5,107,130|6,59,49,131|7,45,57,91,132|8,133|9,134|10,135|11,161,120,27,97,48,92,64,65,117,84,124,30,109,41,69,39,63,111,136|12,137|13,74,61,138|14,139|15,96,34,76,106,60,90,140|16,101,141|17,142|18,168,77,94,53,37,54,46,98,100,47,66,40,82,67,112,83,78,38,119,31,33,71,70,42,85,121,122,62,68,125,116,114,73,143|19,89,144|20,145|21,146|22,147|23,148|24,149|25,150&gt;</text:p>
          </table:table-cell>
          <table:table-cell table:formula="of:=IF([.M119]=0;([.I119]-[.J119])/[.J119];&quot;&quot;)" office:value-type="percentage" office:value="0.0636093699181517">
            <text:p>6.36%</text:p>
          </table:table-cell>
          <table:table-cell table:formula="of:=([.I119]-[.K119])/[.K119]" office:value-type="percentage" office:value="0.165079400548485">
            <text:p>16.51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209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09.100_25-5-5-5_rd_90.txt</text:p>
          </table:table-cell>
          <table:table-cell office:value-type="string">
            <text:p>true</text:p>
          </table:table-cell>
          <table:table-cell office:value-type="string">
            <text:p>1697,476,494,513,528,534,596,638,672,697,764,796,841,873,928,963,1011,1100,1121,1146,1212,1238,1310,1329,1323,1485,1553,1603,1654,1810,1896,1836,2266,2139,2357,2949,3348,3439,3531,3641,3920,3883,4286,4334,4418,4373,4544,4601,4652,4817,4833,4964,5238,5202,5218,5189,5569,6248,5795,5744,5966,5779,5936,6316,6104,6107,6152,6358,6636,6724,7016,6416,6060,5720,5421,4124,4220</text:p>
          </table:table-cell>
          <table:table-cell office:value-type="float" office:value="2525.492">
            <text:p>2525.492</text:p>
          </table:table-cell>
          <table:table-cell office:value-type="float" office:value="2343.2051">
            <text:p>2343.2051</text:p>
          </table:table-cell>
          <table:table-cell office:value-type="float" office:value="2188.9402">
            <text:p>2188.940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03,54,128|4,129|5,107,130|6,59,131|7,91,45,132|8,133|9,134|10,135|11,69,41,86,30,161,37,65,82,40,39,63,111,42,109,124,121,122,117,62,68,125,116,136|12,137|13,61,72,43,74,138|14,164,53,52,108,70,44,36,87,32,113,56,95,55,76,34,96,90,60,106,58,104,105,80,50,29,99,81,64,139|15,140|16,101,28,166,78,51,141|17,142|18,168,94,77,120,84,123,67,27,98,46,97,92,48,100,47,66,112,110,118,119,31,33,71,35,57,26,75,102,93,49,79,83,38,114,85,73,143|19,89,88,115,144|20,145|21,146|22,147|23,148|24,149|25,150&gt;</text:p>
          </table:table-cell>
          <table:table-cell table:formula="of:=IF([.M120]=0;([.I120]-[.J120])/[.J120];&quot;&quot;)" office:value-type="percentage" office:value="0.0777938303394782">
            <text:p>7.78%</text:p>
          </table:table-cell>
          <table:table-cell table:formula="of:=([.I120]-[.K120])/[.K120]" office:value-type="percentage" office:value="0.153751025267844">
            <text:p>15.38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210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10.100_25-5-5-5_rd_10.txt</text:p>
          </table:table-cell>
          <table:table-cell office:value-type="string">
            <text:p>true</text:p>
          </table:table-cell>
          <table:table-cell office:value-type="string">
            <text:p>28111,7324,7578,7781,7926,8298,8331,8748,7873,5240</text:p>
          </table:table-cell>
          <table:table-cell office:value-type="float" office:value="2249.1119">
            <text:p>2249.1119</text:p>
          </table:table-cell>
          <table:table-cell office:value-type="float" office:value="2428.2682">
            <text:p>2428.2682</text:p>
          </table:table-cell>
          <table:table-cell office:value-type="float" office:value="2156.3388">
            <text:p>2156.338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4,92,126|2,90,127|3,128|4,129|5,130|6,131|7,132|8,133|9,134|10,135|11,136|12,137|13,138|14,164,78,65,46,98,100,81,79,93,76,60,59,49,80,29,99,68,116,125,83,51,105,102,26,95,139|15,50,140|16,141|17,142|18,143|19,144|20,145|21,56,113,171,28,104,54,103,106,34,96,91,45,146|22,147|23,173,52,94,53,27,40,67,39,69,63,111,41,86,124,121,30,109,33,107,72,74,88,115,57,35,32,77,148|24,174,120,117,70,61,44,89,36,87,55,58,75,101,37,97,47,66,82,112,62,123,110,84,119,31,114,43,85,108,73,71,42,118,122,38,149|25,48,150&gt;</text:p>
          </table:table-cell>
          <table:table-cell table:formula="of:=IF([.M121]=0;([.I121]-[.J121])/[.J121];&quot;&quot;)" office:value-type="percentage" office:value="-0.0737794531921969">
            <text:p>-7.38%</text:p>
          </table:table-cell>
          <table:table-cell table:formula="of:=([.I121]-[.K121])/[.K121]" office:value-type="percentage" office:value="0.0430234339798551">
            <text:p>4.30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210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10.100_25-5-5-5_rd_50.txt</text:p>
          </table:table-cell>
          <table:table-cell office:value-type="string">
            <text:p>true</text:p>
          </table:table-cell>
          <table:table-cell office:value-type="string">
            <text:p>10415,2661,2851,2953,3053,3125,3300,3509,3490,3654,3709,3708,3501,3314,3345,3421,3677,3622,3717,3834,4080,4114,4207,4452,4606,4538,4692,4738,4874,5200,5403,5465,5003,5220,5107,5393,5545,5785,6191,6219,6237,6130,6252,5973,4824,4073,3787,2000,2292,2017</text:p>
          </table:table-cell>
          <table:table-cell office:value-type="float" office:value="2500.9806">
            <text:p>2500.9806</text:p>
          </table:table-cell>
          <table:table-cell office:value-type="float" office:value="2428.2682">
            <text:p>2428.2682</text:p>
          </table:table-cell>
          <table:table-cell office:value-type="float" office:value="2154.937">
            <text:p>2154.93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4,126|2,90,127|3,128|4,129|5,130|6,131|7,157,37,93,28,60,59,49,80,81,99,29,79,50,105,102,26,95,132|8,133|9,134|10,135|11,161,52,108,30,117,123,110,70,87,36,89,61,71,136|12,137|13,138|14,164,53,94,55,76,58,54,101,113,32,107,33,73,72,74,44,88,115,57,35,56,77,114,38,118,42,125,83,51,139|15,92,140|16,141|17,142|18,143|19,144|20,27,145|21,171,78,75,104,103,106,34,96,91,45,146|22,147|23,173,46,98,100,48,40,67,69,63,111,41,86,84,124,121,109,85,148|24,43,174,65,97,47,66,82,112,68,39,116,62,122,120,119,31,149|25,150&gt;</text:p>
          </table:table-cell>
          <table:table-cell table:formula="of:=IF([.M122]=0;([.I122]-[.J122])/[.J122];&quot;&quot;)" office:value-type="percentage" office:value="0.0299441387899409">
            <text:p>2.99%</text:p>
          </table:table-cell>
          <table:table-cell table:formula="of:=([.I122]-[.K122])/[.K122]" office:value-type="percentage" office:value="0.160581771068017">
            <text:p>16.06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210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10.100_25-5-5-5_rd_90.txt</text:p>
          </table:table-cell>
          <table:table-cell office:value-type="string">
            <text:p>true</text:p>
          </table:table-cell>
          <table:table-cell office:value-type="string">
            <text:p>1710,451,471,499,535,590,680,763,824,854,987,1099,1106,1112,1197,1434,1485,1871,1943,1858,1895,2037,2208,2416,2710,2811,2763,3142,2766,2885,3127,3447,3488,3523,3558,3917,3900,4000,4068,3918,3783,4388,4520,5481,5017,5412,5533,5999,5884,5699,5690,6932,6393,6510,6420,4995,4284,3775,3837,4104,4858,4700,4249,4394,4746,4823,3143,3328,2513,2155,2277,2378,2019,1155</text:p>
          </table:table-cell>
          <table:table-cell office:value-type="float" office:value="3104.1831">
            <text:p>3104.1831</text:p>
          </table:table-cell>
          <table:table-cell office:value-type="float" office:value="2428.2682">
            <text:p>2428.2682</text:p>
          </table:table-cell>
          <table:table-cell office:value-type="float" office:value="2157.8718">
            <text:p>2157.871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90,127|3,128|4,129|5,130|6,131|7,32,73,33,71,72,74,44,88,91,45,132|8,133|9,134|10,135|11,161,53,46,98,97,64,48,100,47,66,82,62,111,109,85,43,107,136|12,137|13,138|14,164,51,79,80,29,81,99,38,68,125,42,118,121,114,139|15,92,140|16,141|17,142|18,143|19,144|20,27,40,39,63,69,116,124,84,112,145|21,146|22,60,93,105,102,83,50,49,147|23,173,120,117,67,41,86,30,52,94,26,75,58,106,101,54,103,59,96,34,76,57,115,35,95,77,148|24,108,70,110,123,61,89,36,87,113,56,55,104,28,37,174,78,65,122,119,31,149|25,150&gt;</text:p>
          </table:table-cell>
          <table:table-cell table:formula="of:=IF([.M123]=0;([.I123]-[.J123])/[.J123];&quot;&quot;)" office:value-type="percentage" office:value="0.278352654785003">
            <text:p>27.84%</text:p>
          </table:table-cell>
          <table:table-cell table:formula="of:=([.I123]-[.K123])/[.K123]" office:value-type="percentage" office:value="0.438539166228504">
            <text:p>43.85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21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11.100_25-5-5-5_rd_10.txt</text:p>
          </table:table-cell>
          <table:table-cell office:value-type="string">
            <text:p>true</text:p>
          </table:table-cell>
          <table:table-cell office:value-type="string">
            <text:p>30566,7758,7942,7488,7765,8089,8480,8425,8356,6573,7134</text:p>
          </table:table-cell>
          <table:table-cell office:value-type="float" office:value="2020.0718">
            <text:p>2020.0718</text:p>
          </table:table-cell>
          <table:table-cell office:value-type="float" office:value="2114.6257">
            <text:p>2114.6257</text:p>
          </table:table-cell>
          <table:table-cell office:value-type="float" office:value="2022.5928">
            <text:p>2022.592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35,57,126|2,46,152,78,65,82,40,66,47,100,99,48,92,64,80,50,127|3,60,59,103,106,58,76,95,45,91,128|4,129|5,130|6,75,26,131|7,132|8,133|9,134|10,135|11,136|12,137|13,138|14,139|15,165,52,53,37,101,54,104,34,96,90,55,115,88,36,113,32,73,107,33,70,86,41,42,109,110,84,122,62,125,116,39,140|16,141|17,142|18,143|19,144|20,145|21,146|22,49,147|23,173,94,56,87,44,89,74,61,72,71,108,43,77,114,85,30,118,124,121,119,38,83,51,79,105,93,102,28,148|24,149|25,175,31,120,117,123,69,111,63,68,67,112,27,98,97,29,81,150&gt;</text:p>
          </table:table-cell>
          <table:table-cell table:formula="of:=IF([.M124]=0;([.I124]-[.J124])/[.J124];&quot;&quot;)" office:value-type="percentage" office:value="-0.044714248956683">
            <text:p>-4.47%</text:p>
          </table:table-cell>
          <table:table-cell table:formula="of:=([.I124]-[.K124])/[.K124]" office:value-type="percentage" office:value="-0.00124641994176977">
            <text:p>-0.12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21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11.100_25-5-5-5_rd_50.txt</text:p>
          </table:table-cell>
          <table:table-cell office:value-type="string">
            <text:p>true</text:p>
          </table:table-cell>
          <table:table-cell office:value-type="string">
            <text:p>11351,3248,3597,3792,4295,4300,4274,4245,4460,4637,4997,5260,5186,5543,5867,6427,6614,7020,7227,6356,6194,6479,6578,6892,7032,6722,6701,7075,7596,8172,8698,8681,9167,9660,9453,9559,9741,9250,9353,9595,9023,8168</text:p>
          </table:table-cell>
          <table:table-cell office:value-type="float" office:value="2083.0749">
            <text:p>2083.0749</text:p>
          </table:table-cell>
          <table:table-cell office:value-type="float" office:value="2114.6257">
            <text:p>2114.6257</text:p>
          </table:table-cell>
          <table:table-cell office:value-type="float" office:value="1994.4553">
            <text:p>1994.4553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78,65,27,112,69,63,111,41,86,30,85,108,33,107,44,74,88,115,57,91,45,126|2,127|3,60,128|4,129|5,106,103,59,34,130|6,131|7,132|8,133|9,50,134|10,135|11,136|12,137|13,138|14,139|15,140|16,141|17,142|18,143|19,144|20,145|21,146|22,172,52,94,113,87,36,89,61,72,70,43,37,46,98,47,66,48,92,64,81,100,99,68,67,122,117,118,110,109,42,71,73,35,26,75,102,49,147|23,173,53,101,54,104,58,76,96,90,55,95,56,32,77,114,31,38,83,51,97,29,80,79,105,93,28,148|24,40,82,174,119,120,121,124,84,123,62,125,116,39,149|25,150&gt;</text:p>
          </table:table-cell>
          <table:table-cell table:formula="of:=IF([.M125]=0;([.I125]-[.J125])/[.J125];&quot;&quot;)" office:value-type="percentage" office:value="-0.0149202764347374">
            <text:p>-1.49%</text:p>
          </table:table-cell>
          <table:table-cell table:formula="of:=([.I125]-[.K125])/[.K125]" office:value-type="percentage" office:value="0.0444329837825897">
            <text:p>4.44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21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211.100_25-5-5-5_rd_90.txt</text:p>
          </table:table-cell>
          <table:table-cell office:value-type="string">
            <text:p>true</text:p>
          </table:table-cell>
          <table:table-cell office:value-type="string">
            <text:p>1709,442,508,500,517,694,787,839,972,989,1043,1182,1244,1221,1306,1377,1525,1628,1781,1827,1907,1986,1955,2002,2162,2394,2509,2617,2708,2846,2867,2998,2896,2823,3062,3188,3272,3360,3548,3514,3722,3881,3998,4062,4123,4250,4351,4617,4785,4747,5209,5356,5585,5704,5797,5756,5887,6027,6222,6927,6357,6437,6683,6856,6710,6552,6897,6703,6486,6481,6347,6309,6358,5962,6250,6489,6465</text:p>
          </table:table-cell>
          <table:table-cell office:value-type="float" office:value="2163.7761">
            <text:p>2163.7761</text:p>
          </table:table-cell>
          <table:table-cell office:value-type="float" office:value="2114.6257">
            <text:p>2114.6257</text:p>
          </table:table-cell>
          <table:table-cell office:value-type="float" office:value="1993.5093">
            <text:p>1993.5093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36]</text:p>
          </table:table-cell>
          <table:table-cell office:value-type="string">
            <text:p>[1,2,3,4,5,6]</text:p>
          </table:table-cell>
          <table:table-cell office:value-type="string">
            <text:p>&lt;1,57,35,126|2,127|3,128|4,129|5,34,59,103,106,130|6,101,37,26,75,131|7,132|8,133|9,159,52,94,77,56,113,44,87,88,89,74,61,72,73,71,70,42,86,110,118,124,121,31,119,78,51,99,81,29,79,105,93,49,50,134|10,135|11,136|12,137|13,138|14,139|15,165,65,46,97,64,92,48,100,47,66,40,82,122,120,84,62,125,116,140|16,141|17,142|18,143|19,144|20,145|21,146|22,147|23,173,53,54,27,67,39,69,63,111,41,109,108,33,107,32,115,95,55,45,91,90,60,96,76,58,104,28,102,148|24,149|25,98,175,114,43,85,30,123,117,68,112,38,83,80,150&gt;</text:p>
          </table:table-cell>
          <table:table-cell table:formula="of:=IF([.M126]=0;([.I126]-[.J126])/[.J126];&quot;&quot;)">
            <text:p/>
          </table:table-cell>
          <table:table-cell table:formula="of:=([.I126]-[.K126])/[.K126]" office:value-type="percentage" office:value="0.0854105872493297">
            <text:p>8.54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C101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1.100_25-5-5-5_rd_10.txt</text:p>
          </table:table-cell>
          <table:table-cell office:value-type="string">
            <text:p>true</text:p>
          </table:table-cell>
          <table:table-cell office:value-type="string">
            <text:p>35603,8168,8936,8640,8819,9061,9366,9304,7706,5681,3656</text:p>
          </table:table-cell>
          <table:table-cell office:value-type="float" office:value="3083.8121">
            <text:p>3083.8121</text:p>
          </table:table-cell>
          <table:table-cell office:value-type="float" office:value="3213.2761">
            <text:p>3213.2761</text:p>
          </table:table-cell>
          <table:table-cell office:value-type="float" office:value="3000.6158">
            <text:p>3000.615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4,100,122,126|2,86,115,93,127|3,153,94,123,124,82,91,116,105,128|4,39,37,98,35,129|5,97,52,59,75,130|6,120,87,109,110,114,131|7,132|8,30,133|9,159,40,134|10,48,46,43,99,49,135|11,104,28,29,85,136|12,56,53,55,57,137|13,72,36,41,103,80,138|14,96,92,119,81,118,139|15,58,54,51,140|16,141|17,167,67,63,106,121,79,95,125,142|18,168,117,89,76,47,74,45,73,50,143|19,169,70,27,32,31,33,71,26,144|20,170,90,108,77,111,112,102,83,145|21,171,107,113,78,34,38,42,146|22,61,64,69,66,65,68,62,60,147|23,148|24,88,44,101,149|25,150&gt;</text:p>
          </table:table-cell>
          <table:table-cell table:formula="of:=IF([.M127]=0;([.I127]-[.J127])/[.J127];&quot;&quot;)" office:value-type="percentage" office:value="-0.0402903441755285">
            <text:p>-4.03%</text:p>
          </table:table-cell>
          <table:table-cell table:formula="of:=([.I127]-[.K127])/[.K127]" office:value-type="percentage" office:value="0.0277264086925091">
            <text:p>2.77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C101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1.100_25-5-5-5_rd_50.txt</text:p>
          </table:table-cell>
          <table:table-cell office:value-type="string">
            <text:p>true</text:p>
          </table:table-cell>
          <table:table-cell office:value-type="string">
            <text:p>9544,2399,2349,2430,2497,2692,3098,3207,3419,3515,3812,3884,4071,4283,4389,4729,4737,4867,5440,5652,5762,5823,6064,6122,6290,6457,6649,6931,7066,7212,7590,7558,7780,8033,8177,8520,7798,7730,5759,5423,3479,1295</text:p>
          </table:table-cell>
          <table:table-cell office:value-type="float" office:value="3307.5643">
            <text:p>3307.5643</text:p>
          </table:table-cell>
          <table:table-cell office:value-type="float" office:value="3213.2761">
            <text:p>3213.2761</text:p>
          </table:table-cell>
          <table:table-cell office:value-type="float" office:value="3051.7217">
            <text:p>3051.721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39,72,40,124,122,126|2,152,123,115,106,121,127|3,69,86,153,91,93,95,128|4,84,100,35,129|5,97,64,61,65,66,68,62,60,130|6,108,77,112,111,102,73,131|7,132|8,158,113,98,133|9,134|10,48,46,43,82,99,83,135|11,104,42,136|12,52,53,75,137|13,163,58,54,51,59,116,105,138|14,96,92,119,139|15,67,63,140|16,166,94,78,28,29,26,141|17,30,37,103,142|18,168,90,89,76,47,74,45,49,50,143|19,169,117,120,87,110,109,81,79,118,144|20,170,70,27,32,31,33,71,80,145|21,171,107,36,41,34,38,85,125,146|22,147|23,56,55,57,148|24,88,44,101,114,149|25,150&gt;</text:p>
          </table:table-cell>
          <table:table-cell table:formula="of:=IF([.M128]=0;([.I128]-[.J128])/[.J128];&quot;&quot;)" office:value-type="percentage" office:value="0.0293433234697759">
            <text:p>2.93%</text:p>
          </table:table-cell>
          <table:table-cell table:formula="of:=([.I128]-[.K128])/[.K128]" office:value-type="percentage" office:value="0.0838354952222544">
            <text:p>8.38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C101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1.100_25-5-5-5_rd_90.txt</text:p>
          </table:table-cell>
          <table:table-cell office:value-type="string">
            <text:p>true</text:p>
          </table:table-cell>
          <table:table-cell office:value-type="string">
            <text:p>1668,619,459,476,552,623,665,733,806,914,1018,1084,1164,1374,1430,1495,1722,2002,2206,2385,2542,2607,2806,2949,3096,3352,3446,3679,3965,3852,4057,4073,4221,4339,4383,4307,4666,4806,4629,4642,4474,4491,4214,4446,4616,4707,4975,4990,4380,4340,4266,4168,4099,2889,2102,1697</text:p>
          </table:table-cell>
          <table:table-cell office:value-type="float" office:value="3096.9801">
            <text:p>3096.9801</text:p>
          </table:table-cell>
          <table:table-cell office:value-type="float" office:value="3213.2761">
            <text:p>3213.2761</text:p>
          </table:table-cell>
          <table:table-cell office:value-type="float" office:value="2798.4766">
            <text:p>2798.4766</text:p>
          </table:table-cell>
          <table:table-cell office:value-type="float" office:value="94">
            <text:p>94</text:p>
          </table:table-cell>
          <table:table-cell office:value-type="float" office:value="6">
            <text:p>6.0</text:p>
          </table:table-cell>
          <table:table-cell office:value-type="string">
            <text:p>[34, 58, 60, 70, 84, 117]</text:p>
          </table:table-cell>
          <table:table-cell office:value-type="string">
            <text:p>[1,2,3,4,5,6]</text:p>
          </table:table-cell>
          <table:table-cell office:value-type="string">
            <text:p>&lt;1,100,126|2,152,89,76,110,51,127|3,86,119,153,93,128|4,39,37,98,35,129|5,97,64,106,66,130|6,53,52,55,59,57,131|7,132|8,30,133|9,159,32,134|10,48,46,43,82,99,83,135|11,72,36,122,102,50,136|12,77,124,109,137|13,163,103,104,71,29,85,138|14,139|15,67,63,140|16,166,94,113,78,91,80,125,95,141|17,167,123,27,31,33,28,26,142|18,168,108,111,47,74,45,49,73,143|19,120,87,92,169,115,121,79,118,144|20,170,90,107,40,41,112,38,42,145|21,96,75,81,116,105,146|22,61,69,65,68,62,147|23,54,56,148|24,88,44,101,114,149|25,150&gt;</text:p>
          </table:table-cell>
          <table:table-cell table:formula="of:=IF([.M129]=0;([.I129]-[.J129])/[.J129];&quot;&quot;)">
            <text:p/>
          </table:table-cell>
          <table:table-cell table:formula="of:=([.I129]-[.K129])/[.K129]" office:value-type="percentage" office:value="0.106666427012468">
            <text:p>10.67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C102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2.100_25-5-5-5_rd_10.txt</text:p>
          </table:table-cell>
          <table:table-cell office:value-type="string">
            <text:p>true</text:p>
          </table:table-cell>
          <table:table-cell office:value-type="string">
            <text:p>40088,10264,10358,10556,10131,10178,9846,9686</text:p>
          </table:table-cell>
          <table:table-cell office:value-type="float" office:value="3002.0204">
            <text:p>3002.0204</text:p>
          </table:table-cell>
          <table:table-cell office:value-type="float" office:value="3043.8627">
            <text:p>3043.8627</text:p>
          </table:table-cell>
          <table:table-cell office:value-type="float" office:value="2912.3484">
            <text:p>2912.348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97,66,65,68,126|2,53,76,81,75,127|3,112,82,77,99,128|4,88,129|5,130|6,90,156,86,106,121,91,108,131|7,61,64,63,62,132|8,133|9,120,117,116,89,44,43,46,114,134|10,135|11,60,136|12,137|13,48,101,109,102,138|14,87,55,51,57,110,139|15,39,36,124,34,38,42,140|16,67,69,27,31,71,32,141|17,113,78,103,142|18,143|19,26,30,70,41,35,37,85,144|20,170,94,47,73,74,45,49,50,145|21,171,96,92,59,56,118,146|22,100,40,72,111,84,122,83,147|23,58,52,54,119,79,105,148|24,174,115,107,123,80,93,125,95,149|25,98,104,33,28,29,150&gt;</text:p>
          </table:table-cell>
          <table:table-cell table:formula="of:=IF([.M130]=0;([.I130]-[.J130])/[.J130];&quot;&quot;)" office:value-type="percentage" office:value="-0.0137464478933298">
            <text:p>-1.37%</text:p>
          </table:table-cell>
          <table:table-cell table:formula="of:=([.I130]-[.K130])/[.K130]" office:value-type="percentage" office:value="0.0307902722078169">
            <text:p>3.08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C102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2.100_25-5-5-5_rd_50.txt</text:p>
          </table:table-cell>
          <table:table-cell office:value-type="string">
            <text:p>true</text:p>
          </table:table-cell>
          <table:table-cell office:value-type="string">
            <text:p>14760,4789,5257,5580,5845,5932,6060,6427,6509,6350,6680,6917,7095,7150,7077,6627,7102,7284,7453,7307,7584,7596,7726,8019,7912,8074,7928,7448,6690,6819,6960,7040,5639,5221,4818</text:p>
          </table:table-cell>
          <table:table-cell office:value-type="float" office:value="3148.2441">
            <text:p>3148.2441</text:p>
          </table:table-cell>
          <table:table-cell office:value-type="float" office:value="3043.8627">
            <text:p>3043.8627</text:p>
          </table:table-cell>
          <table:table-cell office:value-type="float" office:value="2968.6711">
            <text:p>2968.671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9,126|2,76,101,127|3,112,82,77,99,128|4,51,88,154,91,108,110,129|5,66,130|6,131|7,52,53,54,56,59,132|8,133|9,120,117,58,55,57,114,134|10,135|11,75,87,96,97,68,60,136|12,137|13,102,138|14,90,164,44,43,46,139|15,39,36,103,140|16,72,40,31,71,30,27,32,141|17,70,113,123,78,38,42,142|18,48,143|19,67,61,65,63,93,80,125,144|20,170,116,89,47,73,74,45,49,50,145|21,171,92,109,81,121,118,146|22,100,84,41,111,122,83,147|23,62,64,86,106,115,79,119,105,148|24,174,94,107,124,34,35,37,85,95,149|25,98,104,33,28,26,29,150&gt;</text:p>
          </table:table-cell>
          <table:table-cell table:formula="of:=IF([.M131]=0;([.I131]-[.J131])/[.J131];&quot;&quot;)" office:value-type="percentage" office:value="0.0342924140435111">
            <text:p>3.43%</text:p>
          </table:table-cell>
          <table:table-cell table:formula="of:=([.I131]-[.K131])/[.K131]" office:value-type="percentage" office:value="0.0604893549844575">
            <text:p>6.05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C102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2.100_25-5-5-5_rd_90.txt</text:p>
          </table:table-cell>
          <table:table-cell office:value-type="string">
            <text:p>true</text:p>
          </table:table-cell>
          <table:table-cell office:value-type="string">
            <text:p>1654,1296,1459,1465,1646,1789,1933,2173,2654,2759,2823,2917,3255,3370,3716,4138,4269,4555,4677,5184,4987,5060,5245,5437,5513,5456,5314,5883,5458,5635,5734,5896,6189,6216,6466,6549,6720,6445,6676,6185,5260,5372,4211,3891,3861</text:p>
          </table:table-cell>
          <table:table-cell office:value-type="float" office:value="3424.3093">
            <text:p>3424.3093</text:p>
          </table:table-cell>
          <table:table-cell office:value-type="float" office:value="3043.8627">
            <text:p>3043.8627</text:p>
          </table:table-cell>
          <table:table-cell office:value-type="float" office:value="3006.7757">
            <text:p>3006.775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28,126|2,53,75,109,127|3,153,107,124,74,45,49,128|4,88,129|5,155,69,65,66,130|6,90,156,113,78,37,85,131|7,61,64,63,62,68,60,132|8,133|9,51,52,54,55,114,110,134|10,135|11,87,101,76,81,161,118,136|12,137|13,163,86,106,99,138|14,116,117,92,164,115,80,93,105,139|15,73,48,47,82,91,140|16,72,40,36,34,35,141|17,39,112,111,38,42,142|18,108,168,89,44,43,46,102,50,143|19,26,30,70,144|20,170,67,59,56,57,145|21,171,121,96,97,146|22,77,41,84,122,100,83,147|23,119,58,120,79,148|24,174,94,123,31,33,32,71,29,27,125,95,149|25,98,103,104,150&gt;</text:p>
          </table:table-cell>
          <table:table-cell table:formula="of:=IF([.M132]=0;([.I132]-[.J132])/[.J132];&quot;&quot;)" office:value-type="percentage" office:value="0.124988094896659">
            <text:p>12.50%</text:p>
          </table:table-cell>
          <table:table-cell table:formula="of:=([.I132]-[.K132])/[.K132]" office:value-type="percentage" office:value="0.13886423253986">
            <text:p>13.89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C103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3.100_25-5-5-5_rd_10.txt</text:p>
          </table:table-cell>
          <table:table-cell office:value-type="string">
            <text:p>true</text:p>
          </table:table-cell>
          <table:table-cell office:value-type="string">
            <text:p>36257,10761,10903,10060,10470,10637,8314,3738</text:p>
          </table:table-cell>
          <table:table-cell office:value-type="float" office:value="2626.0204">
            <text:p>2626.0204</text:p>
          </table:table-cell>
          <table:table-cell office:value-type="float" office:value="2583.8972">
            <text:p>2583.8972</text:p>
          </table:table-cell>
          <table:table-cell office:value-type="float" office:value="2544.3393">
            <text:p>2544.3393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7,63,66,126|2,127|3,101,45,47,102,50,128|4,154,120,87,75,53,54,56,59,79,129|5,30,28,26,70,27,31,33,130|6,131|7,132|8,61,64,69,68,65,62,60,97,118,133|9,113,123,159,121,106,93,95,125,134|10,52,135|11,161,90,107,36,34,35,37,39,72,98,136|12,162,96,55,57,88,110,137|13,40,112,122,83,138|14,164,89,108,78,38,41,42,139|15,80,165,105,115,140|16,141|17,114,43,73,46,48,44,74,49,76,142|18,168,117,116,119,92,109,81,91,143|19,144|20,100,84,111,77,124,82,99,145|21,146|22,172,94,85,103,32,71,29,86,147|23,148|24,104,149|25,58,51,150&gt;</text:p>
          </table:table-cell>
          <table:table-cell table:formula="of:=IF([.M133]=0;([.I133]-[.J133])/[.J133];&quot;&quot;)" office:value-type="percentage" office:value="0.016302196542494">
            <text:p>1.63%</text:p>
          </table:table-cell>
          <table:table-cell table:formula="of:=([.I133]-[.K133])/[.K133]" office:value-type="percentage" office:value="0.0321030689578233">
            <text:p>3.21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C103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3.100_25-5-5-5_rd_50.txt</text:p>
          </table:table-cell>
          <table:table-cell office:value-type="string">
            <text:p>true</text:p>
          </table:table-cell>
          <table:table-cell office:value-type="string">
            <text:p>10623,5448,6222,7244,7059,6938,7170,7751,7821,7916,7853,7941,7889,7811,7771,7737,8014,8172,6810,6996,7146,6180,5949,3621,3431</text:p>
          </table:table-cell>
          <table:table-cell office:value-type="float" office:value="2786.3553">
            <text:p>2786.3553</text:p>
          </table:table-cell>
          <table:table-cell office:value-type="float" office:value="2583.8972">
            <text:p>2583.8972</text:p>
          </table:table-cell>
          <table:table-cell office:value-type="float" office:value="2550.3768">
            <text:p>2550.376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7,63,66,126|2,127|3,58,55,57,128|4,154,89,120,75,53,54,56,106,129|5,70,26,28,30,33,32,31,29,130|6,156,93,80,95,125,131|7,132|8,119,158,87,92,109,110,88,133|9,159,94,123,113,85,104,71,27,134|10,52,135|11,161,90,36,34,35,37,39,72,42,136|12,162,124,77,82,91,81,116,137|13,107,40,41,112,38,138|14,139|15,165,121,96,118,105,140|16,141|17,114,43,73,46,48,44,74,49,76,142|18,168,117,108,84,122,100,83,102,143|19,144|20,45,101,47,111,99,50,145|21,146|22,172,64,61,69,68,65,62,60,97,79,86,147|23,59,148|24,174,115,78,103,98,149|25,51,150&gt;</text:p>
          </table:table-cell>
          <table:table-cell table:formula="of:=IF([.M134]=0;([.I134]-[.J134])/[.J134];&quot;&quot;)" office:value-type="percentage" office:value="0.0783537750650453">
            <text:p>7.84%</text:p>
          </table:table-cell>
          <table:table-cell table:formula="of:=([.I134]-[.K134])/[.K134]" office:value-type="percentage" office:value="0.0925269160227619">
            <text:p>9.25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C103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3.100_25-5-5-5_rd_90.txt</text:p>
          </table:table-cell>
          <table:table-cell office:value-type="string">
            <text:p>true</text:p>
          </table:table-cell>
          <table:table-cell office:value-type="string">
            <text:p>1711,3506,3518,3968,3893,3956,3966,4020,4205,4557,4713,5097,4880,5689,5965,6066,5756,6127,6506,6408,6704,6990,6818,7138,7211,7311,7033,7543,7408,7392,6809,6655,6528,6786,5367,4918</text:p>
          </table:table-cell>
          <table:table-cell office:value-type="float" office:value="2875.4269">
            <text:p>2875.4269</text:p>
          </table:table-cell>
          <table:table-cell office:value-type="float" office:value="2583.8972">
            <text:p>2583.8972</text:p>
          </table:table-cell>
          <table:table-cell office:value-type="float" office:value="2521.4044">
            <text:p>2521.404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7,63,66,126|2,152,117,116,92,119,91,76,105,127|3,58,52,55,128|4,106,154,120,87,75,53,54,56,129|5,70,28,26,30,31,27,29,130|6,123,94,156,121,80,93,95,125,131|7,132|8,59,57,88,110,109,81,118,96,133|9,159,89,108,107,78,85,134|10,135|11,161,36,40,34,35,37,39,72,98,136|12,101,47,50,137|13,112,122,83,138|14,113,38,42,139|15,165,115,90,140|16,141|17,114,43,73,48,44,74,49,102,142|18,71,32,103,41,99,111,143|19,144|20,46,45,82,124,77,84,100,145|21,146|22,172,86,64,61,69,65,68,60,62,97,79,147|23,148|24,33,104,149|25,51,150&gt;</text:p>
          </table:table-cell>
          <table:table-cell table:formula="of:=IF([.M135]=0;([.I135]-[.J135])/[.J135];&quot;&quot;)" office:value-type="percentage" office:value="0.112825579903101">
            <text:p>11.28%</text:p>
          </table:table-cell>
          <table:table-cell table:formula="of:=([.I135]-[.K135])/[.K135]" office:value-type="percentage" office:value="0.140406870076058">
            <text:p>14.04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C104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4.100_25-5-5-5_rd_10.txt</text:p>
          </table:table-cell>
          <table:table-cell office:value-type="string">
            <text:p>true</text:p>
          </table:table-cell>
          <table:table-cell office:value-type="string">
            <text:p>48199,12695,13295,13396,13425,13498,12854,13384</text:p>
          </table:table-cell>
          <table:table-cell office:value-type="float" office:value="2253.7272">
            <text:p>2253.7272</text:p>
          </table:table-cell>
          <table:table-cell office:value-type="float" office:value="2224.3092">
            <text:p>2224.3092</text:p>
          </table:table-cell>
          <table:table-cell office:value-type="float" office:value="2171.673">
            <text:p>2171.673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9,126|2,127|3,128|4,44,74,47,48,129|5,40,34,41,42,98,103,123,130|6,131|7,82,90,91,108,45,43,46,102,132|8,117,116,120,87,58,57,55,53,51,52,133|9,96,134|10,122,36,35,78,37,39,72,38,135|11,121,92,109,75,59,56,54,136|12,29,137|13,138|14,139|15,49,89,81,110,88,76,73,50,140|16,101,114,141|17,107,167,86,26,28,30,70,31,85,142|18,143|19,144|20,105,170,106,79,67,64,61,60,62,97,118,119,145|21,68,69,65,63,66,146|22,77,124,112,84,100,83,111,147|23,104,148|24,149|25,175,115,94,113,32,33,71,27,80,125,95,93,150&gt;</text:p>
          </table:table-cell>
          <table:table-cell table:formula="of:=IF([.M136]=0;([.I136]-[.J136])/[.J136];&quot;&quot;)" office:value-type="percentage" office:value="0.0132256792356025">
            <text:p>1.32%</text:p>
          </table:table-cell>
          <table:table-cell table:formula="of:=([.I136]-[.K136])/[.K136]" office:value-type="percentage" office:value="0.0377838652504314">
            <text:p>3.78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C104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4.100_25-5-5-5_rd_50.txt</text:p>
          </table:table-cell>
          <table:table-cell office:value-type="string">
            <text:p>true</text:p>
          </table:table-cell>
          <table:table-cell office:value-type="string">
            <text:p>13672,10766,11203,11192,11503,11996,11727,11689,11485,11599,11448,11243,10654,10053,9074,7779,7751</text:p>
          </table:table-cell>
          <table:table-cell office:value-type="float" office:value="2408.5766">
            <text:p>2408.5766</text:p>
          </table:table-cell>
          <table:table-cell office:value-type="float" office:value="2224.3092">
            <text:p>2224.3092</text:p>
          </table:table-cell>
          <table:table-cell office:value-type="float" office:value="2198.4009">
            <text:p>2198.400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9,126|2,127|3,128|4,44,47,48,129|5,115,155,93,95,26,28,30,71,29,125,130|6,131|7,82,40,42,39,37,103,80,108,132|8,87,58,57,55,53,51,52,59,133|9,134|10,122,38,83,135|11,121,105,161,94,78,107,90,91,89,81,116,136|12,137|13,138|14,139|15,49,76,110,88,101,114,73,50,140|16,43,74,124,34,100,102,141|17,123,167,98,104,33,70,27,31,32,85,142|18,143|19,45,46,144|20,75,56,54,92,109,120,145|21,171,117,119,118,96,62,60,65,68,66,146|22,35,72,41,36,112,84,111,77,147|23,113,148|24,149|25,175,86,67,69,63,61,64,97,79,106,150&gt;</text:p>
          </table:table-cell>
          <table:table-cell table:formula="of:=IF([.M137]=0;([.I137]-[.J137])/[.J137];&quot;&quot;)" office:value-type="percentage" office:value="0.082842529267064">
            <text:p>8.28%</text:p>
          </table:table-cell>
          <table:table-cell table:formula="of:=([.I137]-[.K137])/[.K137]" office:value-type="percentage" office:value="0.0956039000893785">
            <text:p>9.56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C104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4.100_25-5-5-5_rd_90.txt</text:p>
          </table:table-cell>
          <table:table-cell office:value-type="string">
            <text:p>true</text:p>
          </table:table-cell>
          <table:table-cell office:value-type="string">
            <text:p>1773,10345,10444,10565,11235,11588,12604,12276,11395,10369,10331,10329,9890,9630,10078,10164,9554,9288,9556,9473,9663</text:p>
          </table:table-cell>
          <table:table-cell office:value-type="float" office:value="2391.4249">
            <text:p>2391.4249</text:p>
          </table:table-cell>
          <table:table-cell office:value-type="float" office:value="2224.3092">
            <text:p>2224.3092</text:p>
          </table:table-cell>
          <table:table-cell office:value-type="float" office:value="2214.1173">
            <text:p>2214.1173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36,40,35,34,99,102,126|2,127|3,128|4,44,74,47,129|5,90,155,94,31,33,71,30,28,26,125,130|6,131|7,82,108,87,101,114,43,46,132|8,110,88,58,57,55,53,51,52,59,133|9,97,79,159,92,75,56,54,96,134|10,122,38,83,135|11,118,117,105,161,93,86,67,64,61,60,62,136|12,137|13,138|14,139|15,48,73,45,49,50,140|16,141|17,167,116,91,124,107,78,123,80,113,142|18,143|19,144|20,120,81,89,76,109,170,106,121,119,145|21,66,63,69,68,65,146|22,77,111,100,84,112,41,42,72,39,37,147|23,148|24,149|25,175,115,85,103,98,104,32,70,29,27,95,150&gt;</text:p>
          </table:table-cell>
          <table:table-cell table:formula="of:=IF([.M138]=0;([.I138]-[.J138])/[.J138];&quot;&quot;)" office:value-type="percentage" office:value="0.0751315059974575">
            <text:p>7.51%</text:p>
          </table:table-cell>
          <table:table-cell table:formula="of:=([.I138]-[.K138])/[.K138]" office:value-type="percentage" office:value="0.0800804907671333">
            <text:p>8.01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C105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5.100_25-5-5-5_rd_10.txt</text:p>
          </table:table-cell>
          <table:table-cell office:value-type="string">
            <text:p>true</text:p>
          </table:table-cell>
          <table:table-cell office:value-type="string">
            <text:p>36847,9315,8936,9233,9543,9762,10037,10687,11145,10601,10102</text:p>
          </table:table-cell>
          <table:table-cell office:value-type="float" office:value="2806.9765">
            <text:p>2806.9765</text:p>
          </table:table-cell>
          <table:table-cell office:value-type="float" office:value="3003.1676">
            <text:p>3003.1676</text:p>
          </table:table-cell>
          <table:table-cell office:value-type="float" office:value="2851.1036">
            <text:p>2851.103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7,92,109,76,45,50,126|2,127|3,39,72,41,34,122,100,128|4,58,53,57,129|5,61,69,66,130|6,156,36,112,111,84,99,83,131|7,97,96,132|8,158,120,88,101,114,110,75,118,133|9,159,94,107,124,77,82,93,95,125,134|10,160,90,89,47,74,49,135|11,136|12,137|13,30,70,32,104,138|14,67,64,63,65,62,60,68,139|15,140|16,86,106,119,81,91,116,105,141|17,55,54,56,59,142|18,143|19,169,40,78,35,38,42,144|20,145|21,51,52,146|22,26,28,33,31,27,71,29,147|23,173,108,48,44,43,73,46,102,148|24,117,174,113,123,115,121,79,149|25,175,37,103,98,80,85,150&gt;</text:p>
          </table:table-cell>
          <table:table-cell table:formula="of:=IF([.M139]=0;([.I139]-[.J139])/[.J139];&quot;&quot;)" office:value-type="percentage" office:value="-0.0653280556170092">
            <text:p>-6.53%</text:p>
          </table:table-cell>
          <table:table-cell table:formula="of:=([.I139]-[.K139])/[.K139]" office:value-type="percentage" office:value="-0.015477199776255">
            <text:p>-1.55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C105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5.100_25-5-5-5_rd_50.txt</text:p>
          </table:table-cell>
          <table:table-cell office:value-type="string">
            <text:p>true</text:p>
          </table:table-cell>
          <table:table-cell office:value-type="string">
            <text:p>11349,3223,3108,3263,3442,3649,3795,4053,4093,4321,4160,4430,4213,4682,5241,5308,5643,5887,6060,6231,5985,6160,6272,6589,7316,7194,7471,7986,7991,7805,7642,7731,8072,8046,8322,5729,5008,4012,3454</text:p>
          </table:table-cell>
          <table:table-cell office:value-type="float" office:value="3020.1319">
            <text:p>3020.1319</text:p>
          </table:table-cell>
          <table:table-cell office:value-type="float" office:value="3003.1676">
            <text:p>3003.1676</text:p>
          </table:table-cell>
          <table:table-cell office:value-type="float" office:value="2956.0049">
            <text:p>2956.004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7,92,109,76,45,50,126|2,106,152,115,108,127|3,107,94,72,41,38,128|4,53,58,55,57,129|5,61,64,69,66,130|6,156,48,47,49,91,131|7,88,43,73,44,74,75,132|8,158,120,110,101,114,46,102,133|9,80,93,134|10,89,124,111,122,100,135|11,136|12,137|13,30,70,32,104,98,138|14,67,62,63,65,68,60,95,125,139|15,165,36,39,103,85,28,26,140|16,86,97,96,119,81,116,105,141|17,54,56,59,142|18,143|19,169,40,34,35,37,42,144|20,145|21,51,52,146|22,147|23,173,90,77,84,112,82,99,83,148|24,117,174,113,123,78,79,121,118,149|25,33,31,27,71,29,150&gt;</text:p>
          </table:table-cell>
          <table:table-cell table:formula="of:=IF([.M140]=0;([.I140]-[.J140])/[.J140];&quot;&quot;)" office:value-type="percentage" office:value="0.00564880228462762">
            <text:p>0.56%</text:p>
          </table:table-cell>
          <table:table-cell table:formula="of:=([.I140]-[.K140])/[.K140]" office:value-type="percentage" office:value="0.0216938070704822">
            <text:p>2.17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C105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5.100_25-5-5-5_rd_90.txt</text:p>
          </table:table-cell>
          <table:table-cell office:value-type="string">
            <text:p>true</text:p>
          </table:table-cell>
          <table:table-cell office:value-type="string">
            <text:p>1704,444,530,603,804,811,1053,1076,1198,1277,1363,1563,1553,1606,1739,2050,2320,2894,2947,3163,3178,3313,4025,3965,4134,4412,4445,4519,4672,5127,5199,5353,5665,5658,5877,6168,6090,6322,6480,6530,7067,6883,6590,7274,7204,7345,7101,6665,6619,6987,6907,6042,5875,6204,5514,4520,4407,1050</text:p>
          </table:table-cell>
          <table:table-cell office:value-type="float" office:value="3376.6944">
            <text:p>3376.6944</text:p>
          </table:table-cell>
          <table:table-cell office:value-type="float" office:value="3003.1676">
            <text:p>3003.1676</text:p>
          </table:table-cell>
          <table:table-cell office:value-type="float" office:value="2881.4371">
            <text:p>2881.437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92,109,45,49,50,126|2,152,94,115,116,81,119,105,127|3,90,108,48,44,47,74,128|4,53,58,55,57,129|5,64,61,62,130|6,156,72,40,112,84,99,83,131|7,120,87,75,97,132|8,117,158,123,113,78,107,91,133|9,31,159,93,95,125,134|10,89,124,100,122,135|11,136|12,137|13,30,70,26,33,138|14,37,98,104,32,71,29,28,139|15,27,41,34,80,85,140|16,96,106,86,141|17,88,59,56,54,142|18,65,143|19,169,36,39,103,144|20,145|21,52,51,114,110,146|22,68,60,147|23,173,76,101,43,73,46,102,148|24,174,67,69,63,66,79,121,118,149|25,175,77,82,111,35,38,42,150&gt;</text:p>
          </table:table-cell>
          <table:table-cell table:formula="of:=IF([.M141]=0;([.I141]-[.J141])/[.J141];&quot;&quot;)" office:value-type="percentage" office:value="0.124377607163849">
            <text:p>12.44%</text:p>
          </table:table-cell>
          <table:table-cell table:formula="of:=([.I141]-[.K141])/[.K141]" office:value-type="percentage" office:value="0.171878574062922">
            <text:p>17.19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C106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6.100_25-5-5-5_rd_10.txt</text:p>
          </table:table-cell>
          <table:table-cell office:value-type="string">
            <text:p>true</text:p>
          </table:table-cell>
          <table:table-cell office:value-type="string">
            <text:p>28692,7318,6924,6903,6978,7145,6803,6765,6467,5089</text:p>
          </table:table-cell>
          <table:table-cell office:value-type="float" office:value="2938.5212">
            <text:p>2938.5212</text:p>
          </table:table-cell>
          <table:table-cell office:value-type="float" office:value="2936.9535">
            <text:p>2936.9535</text:p>
          </table:table-cell>
          <table:table-cell office:value-type="float" office:value="2846.5955">
            <text:p>2846.595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2,89,45,47,49,91,105,116,126|2,152,94,111,84,112,34,35,42,85,127|3,153,37,40,72,33,28,26,125,95,128|4,52,54,56,129|5,102,130|6,87,117,156,119,51,57,131|7,108,124,82,44,50,83,99,132|8,158,67,64,63,61,62,66,68,133|9,96,97,69,65,60,134|10,135|11,136|12,137|13,163,90,77,48,46,43,74,73,138|14,88,58,55,53,59,139|15,39,36,41,100,122,38,140|16,120,166,101,114,141|17,142|18,70,27,113,78,93,143|19,144|20,75,145|21,30,86,32,31,146|22,172,107,123,103,98,104,71,29,147|23,110,76,81,109,148|24,149|25,106,175,115,80,79,121,118,150&gt;</text:p>
          </table:table-cell>
          <table:table-cell table:formula="of:=IF([.M142]=0;([.I142]-[.J142])/[.J142];&quot;&quot;)" office:value-type="percentage" office:value="0.000533784412998047">
            <text:p>0.05%</text:p>
          </table:table-cell>
          <table:table-cell table:formula="of:=([.I142]-[.K142])/[.K142]" office:value-type="percentage" office:value="0.0322932077985791">
            <text:p>3.23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C106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6.100_25-5-5-5_rd_50.txt</text:p>
          </table:table-cell>
          <table:table-cell office:value-type="string">
            <text:p>true</text:p>
          </table:table-cell>
          <table:table-cell office:value-type="string">
            <text:p>9068,2432,2615,2624,2677,2882,3020,3163,3317,3196,3345,3697,3729,3859,4161,4214,4381,4350,4396,4476,4713,4833,4881,4926,4904,5188,5411,5244,5374,5598,5504,5423,5557,4909,4806,4541,4669,3945,3906</text:p>
          </table:table-cell>
          <table:table-cell office:value-type="float" office:value="3099.0029">
            <text:p>3099.0029</text:p>
          </table:table-cell>
          <table:table-cell office:value-type="float" office:value="2936.9535">
            <text:p>2936.9535</text:p>
          </table:table-cell>
          <table:table-cell office:value-type="float" office:value="2860.4956">
            <text:p>2860.495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115,106,121,119,81,116,105,126|2,152,90,108,111,84,34,35,85,127|3,153,40,72,39,37,78,80,93,95,125,128|4,92,56,54,52,75,129|5,155,113,104,98,103,42,130|6,156,117,87,59,51,57,131|7,124,47,44,50,83,99,132|8,158,94,27,70,33,71,29,79,133|9,96,97,65,60,134|10,135|11,136|12,162,107,123,28,26,137|13,163,77,48,46,43,74,45,73,138|14,88,58,55,53,139|15,36,41,100,122,38,140|16,120,109,82,91,118,141|17,167,112,102,49,142|18,61,63,66,67,69,68,143|19,144|20,170,89,76,110,101,114,145|21,30,32,31,146|22,172,86,64,62,147|23,148|24,149|25,150&gt;</text:p>
          </table:table-cell>
          <table:table-cell table:formula="of:=IF([.M143]=0;([.I143]-[.J143])/[.J143];&quot;&quot;)" office:value-type="percentage" office:value="0.0551760182788049">
            <text:p>5.52%</text:p>
          </table:table-cell>
          <table:table-cell table:formula="of:=([.I143]-[.K143])/[.K143]" office:value-type="percentage" office:value="0.0833797122428714">
            <text:p>8.34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C106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6.100_25-5-5-5_rd_90.txt</text:p>
          </table:table-cell>
          <table:table-cell office:value-type="string">
            <text:p>true</text:p>
          </table:table-cell>
          <table:table-cell office:value-type="string">
            <text:p>1659,442,473,538,654,733,869,1015,1076,1242,1276,1376,1588,1806,1908,1725,1942,2019,2258,2278,2303,2458,2669,2733,2935,3008,3178,3234,3530,3415,3530,3517,3593,3931,3829,4107,4194,4235,4222,4385,4523,4475,4478,4607,4552,4506,4498,4774,4845,5162,5269,5388,5651,5581,4724,4916,4460,4257,4092</text:p>
          </table:table-cell>
          <table:table-cell office:value-type="float" office:value="3295.2906">
            <text:p>3295.2906</text:p>
          </table:table-cell>
          <table:table-cell office:value-type="float" office:value="2936.9535">
            <text:p>2936.9535</text:p>
          </table:table-cell>
          <table:table-cell office:value-type="float" office:value="2918.261">
            <text:p>2918.26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4,97,106,119,81,91,105,116,126|2,152,90,108,111,84,112,34,80,127|3,67,69,61,65,66,60,125,128|4,52,54,56,75,129|5,155,94,104,98,103,42,130|6,156,120,87,92,59,51,57,131|7,40,72,39,99,83,102,132|8,158,107,37,36,41,38,35,85,133|9,134|10,135|11,124,136|12,162,115,86,26,28,137|13,117,163,48,46,43,74,45,138|14,88,58,55,53,139|15,77,100,122,140|16,166,78,82,49,50,73,141|17,142|18,168,27,70,30,33,71,29,95,143|19,144|20,170,44,47,101,114,145|21,123,32,31,146|22,113,172,63,62,68,147|23,110,109,76,148|24,149|25,96,89,175,93,79,121,118,150&gt;</text:p>
          </table:table-cell>
          <table:table-cell table:formula="of:=IF([.M144]=0;([.I144]-[.J144])/[.J144];&quot;&quot;)" office:value-type="percentage" office:value="0.122009796886467">
            <text:p>12.20%</text:p>
          </table:table-cell>
          <table:table-cell table:formula="of:=([.I144]-[.K144])/[.K144]" office:value-type="percentage" office:value="0.129196668838051">
            <text:p>12.92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C107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7.100_25-5-5-5_rd_10.txt</text:p>
          </table:table-cell>
          <table:table-cell office:value-type="string">
            <text:p>true</text:p>
          </table:table-cell>
          <table:table-cell office:value-type="string">
            <text:p>37253,9610,9517,8881,10032,9995,10341,10457,9838,9969</text:p>
          </table:table-cell>
          <table:table-cell office:value-type="float" office:value="2604.5991">
            <text:p>2604.5991</text:p>
          </table:table-cell>
          <table:table-cell office:value-type="float" office:value="2715.4006">
            <text:p>2715.4006</text:p>
          </table:table-cell>
          <table:table-cell office:value-type="float" office:value="2653.0421">
            <text:p>2653.042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94,27,29,70,30,28,26,125,95,126|2,89,47,88,110,109,75,127|3,54,56,55,59,53,51,52,128|4,154,123,113,32,31,71,33,129|5,130|6,131|7,132|8,133|9,134|10,135|11,161,37,41,72,98,104,85,80,93,136|12,137|13,97,96,119,117,121,163,116,118,138|14,124,107,78,103,42,40,38,35,139|15,165,84,100,83,102,48,73,140|16,141|17,39,36,34,77,82,99,142|18,168,115,105,106,79,66,60,143|19,169,90,108,50,46,43,74,45,49,91,144|20,87,92,120,81,76,101,114,145|21,58,57,146|22,147|23,44,111,112,122,148|24,174,86,67,69,65,68,63,62,61,64,149|25,150&gt;</text:p>
          </table:table-cell>
          <table:table-cell table:formula="of:=IF([.M145]=0;([.I145]-[.J145])/[.J145];&quot;&quot;)" office:value-type="percentage" office:value="-0.0408048447805455">
            <text:p>-4.08%</text:p>
          </table:table-cell>
          <table:table-cell table:formula="of:=([.I145]-[.K145])/[.K145]" office:value-type="percentage" office:value="-0.0182594162376844">
            <text:p>-1.83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C107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7.100_25-5-5-5_rd_50.txt</text:p>
          </table:table-cell>
          <table:table-cell office:value-type="string">
            <text:p>true</text:p>
          </table:table-cell>
          <table:table-cell office:value-type="string">
            <text:p>11672,3042,3241,3334,3385,3623,3936,3920,4401,4843,4839,5281,4703,4563,4715,4834,5049,5636,5849,6735,7215,7598,7674,7955,7794,7651,7890,7910,8117,8345,8350,7982,7950,7241,7183,7574,4679</text:p>
          </table:table-cell>
          <table:table-cell office:value-type="float" office:value="2857.6068">
            <text:p>2857.6068</text:p>
          </table:table-cell>
          <table:table-cell office:value-type="float" office:value="2715.4006">
            <text:p>2715.4006</text:p>
          </table:table-cell>
          <table:table-cell office:value-type="float" office:value="2606.5132">
            <text:p>2606.513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113,31,32,30,28,70,71,29,26,126|2,47,83,100,48,73,127|3,53,54,56,59,51,52,128|4,154,37,72,41,42,103,129|5,130|6,131|7,132|8,91,158,119,121,118,133|9,134|10,135|11,161,94,123,77,111,82,117,116,105,93,136|12,61,69,67,137|13,55,88,110,109,75,138|14,89,107,78,40,38,35,139|15,165,27,33,104,98,85,125,95,80,140|16,141|17,39,36,34,99,142|18,86,168,115,106,79,66,60,143|19,169,90,44,43,46,50,74,45,49,144|20,87,92,120,81,76,101,114,145|21,58,57,146|22,147|23,108,173,124,112,84,122,102,148|24,174,96,97,63,62,65,68,64,149|25,150&gt;</text:p>
          </table:table-cell>
          <table:table-cell table:formula="of:=IF([.M146]=0;([.I146]-[.J146])/[.J146];&quot;&quot;)" office:value-type="percentage" office:value="0.0523702469536171">
            <text:p>5.24%</text:p>
          </table:table-cell>
          <table:table-cell table:formula="of:=([.I146]-[.K146])/[.K146]" office:value-type="percentage" office:value="0.0963331396134883">
            <text:p>9.63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C107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7.100_25-5-5-5_rd_90.txt</text:p>
          </table:table-cell>
          <table:table-cell office:value-type="string">
            <text:p>true</text:p>
          </table:table-cell>
          <table:table-cell office:value-type="string">
            <text:p>1677,480,582,633,739,836,864,1073,1313,1550,1544,1725,1847,2101,2187,2543,2177,2539,2688,2780,2916,3020,3258,3282,3548,4420,4662,4653,4841,5330,5674,6120,6366,6752,6927,7519,7511,7344,7479,7315,7623,8623,8101,7888,7934,8172,8128,7849,7112,7271,7806,6839,5439</text:p>
          </table:table-cell>
          <table:table-cell office:value-type="float" office:value="2914.2932">
            <text:p>2914.2932</text:p>
          </table:table-cell>
          <table:table-cell office:value-type="float" office:value="2715.4006">
            <text:p>2715.4006</text:p>
          </table:table-cell>
          <table:table-cell office:value-type="float" office:value="2656.0652">
            <text:p>2656.065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4,151,89,81,91,105,116,93,95,126|2,88,109,117,152,79,121,118,127|3,54,56,55,59,53,51,52,128|4,154,123,113,32,31,71,33,129|5,130|6,131|7,157,115,82,47,45,74,73,132|8,158,119,96,92,75,133|9,134|10,135|11,161,37,41,98,104,85,80,125,136|12,137|13,138|14,78,103,42,40,38,35,139|15,165,77,84,100,102,99,140|16,141|17,72,39,36,34,48,50,83,142|18,168,27,29,30,70,28,26,143|19,169,108,44,46,43,101,114,144|20,120,97,106,66,63,62,61,60,145|21,110,76,87,57,58,146|22,147|23,107,90,124,111,112,122,49,148|24,174,86,67,69,68,65,64,149|25,150&gt;</text:p>
          </table:table-cell>
          <table:table-cell table:formula="of:=IF([.M147]=0;([.I147]-[.J147])/[.J147];&quot;&quot;)" office:value-type="percentage" office:value="0.073246135395271">
            <text:p>7.32%</text:p>
          </table:table-cell>
          <table:table-cell table:formula="of:=([.I147]-[.K147])/[.K147]" office:value-type="percentage" office:value="0.0972220109656947">
            <text:p>9.72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C108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8.100_25-5-5-5_rd_10.txt</text:p>
          </table:table-cell>
          <table:table-cell office:value-type="string">
            <text:p>true</text:p>
          </table:table-cell>
          <table:table-cell office:value-type="string">
            <text:p>58454,9720,9578,9822,9548,9761,9794,10387,10387,9645,9950</text:p>
          </table:table-cell>
          <table:table-cell office:value-type="float" office:value="2434.0688">
            <text:p>2434.0688</text:p>
          </table:table-cell>
          <table:table-cell office:value-type="float" office:value="2488.0278">
            <text:p>2488.0278</text:p>
          </table:table-cell>
          <table:table-cell office:value-type="float" office:value="2511.9165">
            <text:p>2511.916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5,103,104,32,31,27,126|2,152,124,77,112,84,122,100,102,127|3,96,106,63,69,68,67,97,128|4,58,57,55,52,56,59,75,87,81,129|5,130|6,156,117,120,109,92,119,118,121,93,80,131|7,132|8,101,133|9,30,26,134|10,44,73,46,48,83,99,49,45,135|11,60,61,62,65,64,66,79,136|12,86,137|13,138|14,139|15,165,89,76,47,74,43,50,116,105,140|16,141|17,167,115,90,91,110,88,114,142|18,143|19,144|20,145|21,108,82,111,34,35,37,72,42,146|22,147|23,54,53,51,148|24,174,113,98,33,71,70,28,29,125,95,149|25,123,94,175,107,78,36,40,41,38,39,150&gt;</text:p>
          </table:table-cell>
          <table:table-cell table:formula="of:=IF([.M148]=0;([.I148]-[.J148])/[.J148];&quot;&quot;)" office:value-type="percentage" office:value="-0.0216874586369171">
            <text:p>-2.17%</text:p>
          </table:table-cell>
          <table:table-cell table:formula="of:=([.I148]-[.K148])/[.K148]" office:value-type="percentage" office:value="-0.0309913565996321">
            <text:p>-3.10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C108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8.100_25-5-5-5_rd_50.txt</text:p>
          </table:table-cell>
          <table:table-cell office:value-type="string">
            <text:p>true</text:p>
          </table:table-cell>
          <table:table-cell office:value-type="string">
            <text:p>12700,3543,3716,4259,4361,4379,4574,4827,4925,5294,5143,5913,6956,6925,6818,6889,6893,7285,7415,7939,8338,8879,9094,8650,9257,9739,9887,10264,10689,11281,11285,11442,11033,11028,11075,10902,11002</text:p>
          </table:table-cell>
          <table:table-cell office:value-type="float" office:value="2540.43">
            <text:p>2540.43</text:p>
          </table:table-cell>
          <table:table-cell office:value-type="float" office:value="2488.0278">
            <text:p>2488.0278</text:p>
          </table:table-cell>
          <table:table-cell office:value-type="float" office:value="2537.6635">
            <text:p>2537.663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27,26,30,33,31,32,104,126|2,102,50,43,74,45,47,127|3,96,97,67,69,68,63,128|4,92,87,58,55,52,56,59,75,118,129|5,98,130|6,156,94,107,123,113,80,28,70,71,29,131|7,85,78,39,40,41,132|8,101,133|9,134|10,44,73,46,48,100,83,99,49,135|11,60,61,62,65,64,66,79,136|12,86,137|13,138|14,57,139|15,89,76,81,116,117,121,140|16,141|17,167,119,120,109,110,88,114,142|18,35,36,143|19,144|20,145|21,108,82,111,34,37,103,42,72,146|22,147|23,51,53,54,148|24,106,174,115,91,105,93,125,95,149|25,175,90,124,77,112,84,122,38,150&gt;</text:p>
          </table:table-cell>
          <table:table-cell table:formula="of:=IF([.M149]=0;([.I149]-[.J149])/[.J149];&quot;&quot;)" office:value-type="percentage" office:value="0.0210617421557749">
            <text:p>2.11%</text:p>
          </table:table-cell>
          <table:table-cell table:formula="of:=([.I149]-[.K149])/[.K149]" office:value-type="percentage" office:value="0.00109017606156203">
            <text:p>0.11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C108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108.100_25-5-5-5_rd_90.txt</text:p>
          </table:table-cell>
          <table:table-cell office:value-type="string">
            <text:p>true</text:p>
          </table:table-cell>
          <table:table-cell office:value-type="string">
            <text:p>1648,442,519,539,662,741,739,876,1032,1138,1258,1530,1626,2138,2179,2377,2475,2876,3226,3367,3635,3805,3904,4283,4632,5417,5535,6138,6576,6855,7071,7613,7788,7206,7271,7337,7770,8623,7755,7718,7773,9171,9452,9597,10187,10167,10128,9480,9929,10467</text:p>
          </table:table-cell>
          <table:table-cell office:value-type="float" office:value="2646.4338">
            <text:p>2646.4338</text:p>
          </table:table-cell>
          <table:table-cell office:value-type="float" office:value="2488.0278">
            <text:p>2488.0278</text:p>
          </table:table-cell>
          <table:table-cell office:value-type="float" office:value="2370.2924">
            <text:p>2370.2924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100]</text:p>
          </table:table-cell>
          <table:table-cell office:value-type="string">
            <text:p>[1,2,3,4,5,6]</text:p>
          </table:table-cell>
          <table:table-cell office:value-type="string">
            <text:p>&lt;1,27,26,30,33,32,31,126|2,107,82,50,43,47,127|3,117,120,119,121,97,128|4,55,58,52,56,59,75,87,116,129|5,130|6,156,94,123,78,80,125,28,70,71,29,95,131|7,104,41,40,39,85,132|8,101,110,133|9,134|10,108,111,99,49,45,44,46,48,73,135|11,96,118,106,93,79,66,62,136|12,86,137|13,64,65,61,138|14,57,139|15,92,76,74,89,81,105,140|16,141|17,167,115,90,91,109,88,114,142|18,168,113,98,36,35,143|19,144|20,145|21,102,34,37,103,42,72,146|22,147|23,51,53,54,148|24,69,67,63,60,68,149|25,175,124,77,112,84,83,122,38,150&gt;</text:p>
          </table:table-cell>
          <table:table-cell table:formula="of:=IF([.M150]=0;([.I150]-[.J150])/[.J150];&quot;&quot;)">
            <text:p/>
          </table:table-cell>
          <table:table-cell table:formula="of:=([.I150]-[.K150])/[.K150]" office:value-type="percentage" office:value="0.116500985279285">
            <text:p>11.65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C201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1.100_25-5-5-5_rd_10.txt</text:p>
          </table:table-cell>
          <table:table-cell office:value-type="string">
            <text:p>true</text:p>
          </table:table-cell>
          <table:table-cell office:value-type="string">
            <text:p>29453,6767,7179,7458,7852,8164,8145,8802,9089,8914,9664</text:p>
          </table:table-cell>
          <table:table-cell office:value-type="float" office:value="2767.485">
            <text:p>2767.485</text:p>
          </table:table-cell>
          <table:table-cell office:value-type="float" office:value="3233.8386">
            <text:p>3233.8386</text:p>
          </table:table-cell>
          <table:table-cell office:value-type="float" office:value="2750.8861">
            <text:p>2750.886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7,126|2,152,125,95,127|3,40,41,37,36,128|4,129|5,155,90,117,64,97,58,56,53,52,55,54,101,44,43,76,109,110,74,47,82,122,35,80,29,26,85,42,38,116,105,118,130|6,39,72,84,77,108,89,94,123,113,32,104,98,103,78,34,131|7,99,132|8,133|9,30,134|10,135|11,70,27,136|12,88,137|13,138|14,83,139|15,140|16,166,115,124,141|17,75,142|18,59,57,51,143|19,61,144|20,170,91,81,45,49,114,73,102,50,145|21,120,96,92,87,146|22,100,147|23,148|24,107,46,48,111,112,149|25,175,86,69,65,63,66,119,106,33,31,71,28,121,79,62,60,68,93,150&gt;</text:p>
          </table:table-cell>
          <table:table-cell table:formula="of:=IF([.M151]=0;([.I151]-[.J151])/[.J151];&quot;&quot;)" office:value-type="percentage" office:value="-0.144210536666858">
            <text:p>-14.42%</text:p>
          </table:table-cell>
          <table:table-cell table:formula="of:=([.I151]-[.K151])/[.K151]" office:value-type="percentage" office:value="0.00603401936561458">
            <text:p>0.60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C201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1.100_25-5-5-5_rd_50.txt</text:p>
          </table:table-cell>
          <table:table-cell office:value-type="string">
            <text:p>true</text:p>
          </table:table-cell>
          <table:table-cell office:value-type="string">
            <text:p>8104,2123,2165,2207,2276,2301,2362,2620,2559,2816,2768,2788,3037,3235,3344,3425,3392,3683,3462,3651,3818,4125,4194,4555,4326,4426,4467,4724,4633,4770,5044,4999,4856,4912,4998,4365,4616,4753,3688,3849,3318,3430,3480,2686,2832,2414,2376</text:p>
          </table:table-cell>
          <table:table-cell office:value-type="float" office:value="3035.0268">
            <text:p>3035.0268</text:p>
          </table:table-cell>
          <table:table-cell office:value-type="float" office:value="3233.8386">
            <text:p>3233.8386</text:p>
          </table:table-cell>
          <table:table-cell office:value-type="float" office:value="2787.3176">
            <text:p>2787.317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6,126|2,152,90,117,97,67,64,56,54,52,53,55,48,46,43,44,101,76,110,47,74,82,45,91,80,93,127|3,36,40,41,37,34,128|4,129|5,155,94,123,107,77,124,113,32,98,103,33,31,71,28,122,35,38,99,49,73,114,116,105,118,125,130|6,72,39,131|7,132|8,30,133|9,104,134|10,135|11,70,27,136|12,58,88,137|13,138|14,83,139|15,140|16,78,115,141|17,142|18,59,57,51,143|19,61,144|20,102,50,145|21,120,96,92,87,146|22,100,147|23,148|24,84,108,89,111,112,149|25,86,69,65,63,119,109,175,106,75,81,121,79,62,60,68,26,29,85,42,95,150&gt;</text:p>
          </table:table-cell>
          <table:table-cell table:formula="of:=IF([.M152]=0;([.I152]-[.J152])/[.J152];&quot;&quot;)" office:value-type="percentage" office:value="-0.061478578429981">
            <text:p>-6.15%</text:p>
          </table:table-cell>
          <table:table-cell table:formula="of:=([.I152]-[.K152])/[.K152]" office:value-type="percentage" office:value="0.0888701022086612">
            <text:p>8.89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C201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1.100_25-5-5-5_rd_90.txt</text:p>
          </table:table-cell>
          <table:table-cell office:value-type="string">
            <text:p>true</text:p>
          </table:table-cell>
          <table:table-cell office:value-type="string">
            <text:p>1656,440,480,435,468,490,487,501,541,532,544,561,599,614,651,658,715,707,742,808,809,926,964,1156,1226,1355,1602,1621,1722,1888,1955,1760,1560,1762,1870,1788,1592,1816,1921,1910,1933,1999,2828,3460,3462,3623,3723,3872,3853,3749,3642,3666,3537,3596,3735,3838,3794,3657,3630,3663,4007,4739,4281,4508,4743,4910,4437,4572,4657,4685,4637,4106,4166,4019,3096,3074,3137,3264,3276,2878</text:p>
          </table:table-cell>
          <table:table-cell office:value-type="float" office:value="2955.8999">
            <text:p>2955.8999</text:p>
          </table:table-cell>
          <table:table-cell office:value-type="float" office:value="3233.8386">
            <text:p>3233.8386</text:p>
          </table:table-cell>
          <table:table-cell office:value-type="float" office:value="2579.8479">
            <text:p>2579.8479</text:p>
          </table:table-cell>
          <table:table-cell office:value-type="float" office:value="92">
            <text:p>92</text:p>
          </table:table-cell>
          <table:table-cell office:value-type="float" office:value="8">
            <text:p>8.0</text:p>
          </table:table-cell>
          <table:table-cell office:value-type="string">
            <text:p>[43, 62, 63, 67, 90, 96, 97, 117]</text:p>
          </table:table-cell>
          <table:table-cell office:value-type="string">
            <text:p>[1,2,3,4,5,6]</text:p>
          </table:table-cell>
          <table:table-cell office:value-type="string">
            <text:p>&lt;1,126|2,152,115,124,111,82,47,74,45,91,80,93,127|3,36,40,128|4,129|5,64,155,94,123,107,113,37,41,103,98,32,33,31,28,71,35,122,38,99,49,73,114,116,105,118,125,130|6,39,72,84,77,108,89,101,46,48,44,112,34,131|7,132|8,133|9,30,134|10,53,52,56,54,55,109,76,110,135|11,70,27,136|12,58,88,137|13,138|14,83,139|15,140|16,104,78,141|17,92,142|18,59,57,51,143|19,61,144|20,102,50,145|21,120,87,146|22,100,147|23,148|24,149|25,86,69,65,66,119,175,106,75,81,121,79,60,68,26,29,85,42,95,150&gt;</text:p>
          </table:table-cell>
          <table:table-cell table:formula="of:=IF([.M153]=0;([.I153]-[.J153])/[.J153];&quot;&quot;)">
            <text:p/>
          </table:table-cell>
          <table:table-cell table:formula="of:=([.I153]-[.K153])/[.K153]" office:value-type="percentage" office:value="0.145765182513279">
            <text:p>14.58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C202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2.100_25-5-5-5_rd_10.txt</text:p>
          </table:table-cell>
          <table:table-cell office:value-type="string">
            <text:p>true</text:p>
          </table:table-cell>
          <table:table-cell office:value-type="string">
            <text:p>24941,7678,8045,8290,8444,7407,4991,2675</text:p>
          </table:table-cell>
          <table:table-cell office:value-type="float" office:value="3063.8059">
            <text:p>3063.8059</text:p>
          </table:table-cell>
          <table:table-cell office:value-type="float" office:value="3055.5208">
            <text:p>3055.5208</text:p>
          </table:table-cell>
          <table:table-cell office:value-type="float" office:value="2537.4994">
            <text:p>2537.499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8,88,87,75,59,56,54,55,126|2,114,127|3,96,128|4,90,117,154,107,94,41,34,129|5,155,67,64,61,62,97,119,116,89,44,48,46,43,111,78,103,104,33,31,71,30,28,26,37,35,122,84,38,42,49,83,100,102,50,130|6,68,131|7,132|8,101,92,109,76,133|9,57,134|10,135|11,80,136|12,137|13,32,70,27,39,72,40,36,98,138|14,139|15,99,140|16,141|17,69,65,63,66,142|18,29,143|19,118,144|20,145|21,171,113,86,106,115,124,77,82,47,74,73,45,108,91,81,121,79,60,93,123,85,125,95,105,120,110,146|22,147|23,148|24,52,51,53,149|25,112,150&gt;</text:p>
          </table:table-cell>
          <table:table-cell table:formula="of:=IF([.M154]=0;([.I154]-[.J154])/[.J154];&quot;&quot;)" office:value-type="percentage" office:value="0.00271151811501334">
            <text:p>0.27%</text:p>
          </table:table-cell>
          <table:table-cell table:formula="of:=([.I154]-[.K154])/[.K154]" office:value-type="percentage" office:value="0.207411477614536">
            <text:p>20.74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C202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2.100_25-5-5-5_rd_50.txt</text:p>
          </table:table-cell>
          <table:table-cell office:value-type="string">
            <text:p>true</text:p>
          </table:table-cell>
          <table:table-cell office:value-type="string">
            <text:p>8240,3037,3116,3386,3314,3455,3532,3608,3681,3710,3800,3900,3813,3799,4066,4172,4283,4210,4196,4395,4599,4910,4913,5109,5003,5139,5030,5465,5492,5722,5462,4928,5194,3213,3405,3244,3367,3499,2729,1303</text:p>
          </table:table-cell>
          <table:table-cell office:value-type="float" office:value="2882.8239">
            <text:p>2882.8239</text:p>
          </table:table-cell>
          <table:table-cell office:value-type="float" office:value="3055.5208">
            <text:p>3055.5208</text:p>
          </table:table-cell>
          <table:table-cell office:value-type="float" office:value="2544.087">
            <text:p>2544.08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8,88,87,75,59,56,54,55,126|2,114,127|3,96,128|4,129|5,48,44,89,92,155,115,78,103,104,33,31,71,37,35,122,84,99,49,108,77,38,100,83,102,50,130|6,131|7,132|8,101,76,109,133|9,57,134|10,106,121,135|11,161,93,80,42,107,136|12,137|13,32,30,70,27,138|14,139|15,124,82,111,140|16,39,72,123,94,166,36,40,41,98,141|17,69,65,63,66,142|18,143|19,119,117,90,169,67,61,64,62,97,86,113,116,120,110,43,46,74,47,73,45,91,81,79,60,68,26,28,29,85,125,118,144|20,95,170,105,145|21,146|22,147|23,148|24,52,51,53,149|25,112,34,150&gt;</text:p>
          </table:table-cell>
          <table:table-cell table:formula="of:=IF([.M155]=0;([.I155]-[.J155])/[.J155];&quot;&quot;)" office:value-type="percentage" office:value="-0.0565196283396271">
            <text:p>-5.65%</text:p>
          </table:table-cell>
          <table:table-cell table:formula="of:=([.I155]-[.K155])/[.K155]" office:value-type="percentage" office:value="0.133146743802393">
            <text:p>13.31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C202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2.100_25-5-5-5_rd_90.txt</text:p>
          </table:table-cell>
          <table:table-cell office:value-type="string">
            <text:p>true</text:p>
          </table:table-cell>
          <table:table-cell office:value-type="string">
            <text:p>1674,986,1072,1076,1080,1157,1325,1384,1416,1480,1603,1697,1807,1832,1991,1961,1900,1913,2021,2060,2182,2159,2145,2180,2157,2200,2241,2426,2514,2668,2916,3002,2995,3165,3179,3402,3493,3638,3790,3949,4149,4235,4101,4178,4322,4595,4580,4500,4403,4044,4154,3689,3645,3315,3352,3435,2478,2613,2566,2472,2208,2836,2239,860</text:p>
          </table:table-cell>
          <table:table-cell office:value-type="float" office:value="3385.1929">
            <text:p>3385.1929</text:p>
          </table:table-cell>
          <table:table-cell office:value-type="float" office:value="3055.5208">
            <text:p>3055.5208</text:p>
          </table:table-cell>
          <table:table-cell office:value-type="float" office:value="2528.5601">
            <text:p>2528.560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8,88,87,75,59,56,54,55,126|2,114,127|3,128|4,129|5,130|6,131|7,132|8,89,76,92,109,82,133|9,57,134|10,106,135|11,161,35,122,42,38,99,49,50,102,100,83,136|12,137|13,32,70,27,39,72,40,98,138|14,139|15,140|16,166,94,36,41,37,113,123,107,124,77,108,43,46,47,73,74,45,91,81,79,93,80,85,141|17,167,116,120,110,101,48,44,111,112,103,104,33,31,26,28,30,71,68,60,142|18,29,143|19,119,117,90,169,67,64,61,62,144|20,145|21,118,171,125,95,105,146|22,147|23,148|24,52,51,53,149|25,175,121,96,97,86,69,65,63,66,115,78,34,84,150&gt;</text:p>
          </table:table-cell>
          <table:table-cell table:formula="of:=IF([.M156]=0;([.I156]-[.J156])/[.J156];&quot;&quot;)" office:value-type="percentage" office:value="0.107893914516962">
            <text:p>10.79%</text:p>
          </table:table-cell>
          <table:table-cell table:formula="of:=([.I156]-[.K156])/[.K156]" office:value-type="percentage" office:value="0.338782851157067">
            <text:p>33.88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C203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3.100_25-5-5-5_rd_10.txt</text:p>
          </table:table-cell>
          <table:table-cell office:value-type="string">
            <text:p>true</text:p>
          </table:table-cell>
          <table:table-cell office:value-type="string">
            <text:p>23327,6591,7177,7384,8559,8356,8293</text:p>
          </table:table-cell>
          <table:table-cell office:value-type="float" office:value="2369.9555">
            <text:p>2369.9555</text:p>
          </table:table-cell>
          <table:table-cell office:value-type="float" office:value="2619.9921">
            <text:p>2619.9921</text:p>
          </table:table-cell>
          <table:table-cell office:value-type="float" office:value="2376.1192">
            <text:p>2376.119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09,128|4,129|5,67,130|6,77,124,34,112,82,131|7,132|8,133|9,134|10,135|11,161,89,120,75,57,55,53,51,54,56,92,96,65,66,86,106,121,119,116,115,93,80,71,29,28,26,60,62,97,118,105,95,125,107,136|12,137|13,87,138|14,164,27,70,85,37,39,72,41,40,36,48,46,73,43,101,114,45,47,49,74,76,88,110,81,91,108,35,38,111,99,84,122,100,83,102,50,44,139|15,94,113,140|16,58,141|17,59,52,142|18,143|19,117,144|20,42,145|21,146|22,90,147|23,148|24,61,64,149|25,175,79,63,69,68,30,33,31,32,104,98,103,78,123,150&gt;</text:p>
          </table:table-cell>
          <table:table-cell table:formula="of:=IF([.M157]=0;([.I157]-[.J157])/[.J157];&quot;&quot;)" office:value-type="percentage" office:value="-0.095434104553216">
            <text:p>-9.54%</text:p>
          </table:table-cell>
          <table:table-cell table:formula="of:=([.I157]-[.K157])/[.K157]" office:value-type="percentage" office:value="-0.00259401969396151">
            <text:p>-0.26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C203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3.100_25-5-5-5_rd_50.txt</text:p>
          </table:table-cell>
          <table:table-cell office:value-type="string">
            <text:p>true</text:p>
          </table:table-cell>
          <table:table-cell office:value-type="string">
            <text:p>8377,4319,4750,4815,4930,5059,5204,5341,5023,5182,5138,5098,5273,5168,5024,5057,5384,5199,4733,3779,2208,2094,2029,2070</text:p>
          </table:table-cell>
          <table:table-cell office:value-type="float" office:value="2829.4959">
            <text:p>2829.4959</text:p>
          </table:table-cell>
          <table:table-cell office:value-type="float" office:value="2619.9921">
            <text:p>2619.9921</text:p>
          </table:table-cell>
          <table:table-cell office:value-type="float" office:value="2322.1766">
            <text:p>2322.176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52,117,75,56,57,58,53,51,52,54,59,92,120,89,124,77,112,34,107,78,85,31,32,30,127|3,109,128|4,129|5,130|6,91,39,72,42,38,83,102,82,131|7,65,62,63,66,132|8,133|9,115,159,116,108,111,99,84,122,100,50,134|10,135|11,113,71,33,104,98,103,37,35,136|12,137|13,87,138|14,164,94,123,36,40,41,48,46,73,43,101,114,88,110,76,45,47,49,74,44,139|15,140|16,141|17,142|18,55,143|19,81,169,93,80,29,28,26,60,97,96,118,119,121,95,125,105,144|20,145|21,146|22,90,147|23,148|24,149|25,175,27,70,67,61,64,68,69,86,79,106,150&gt;</text:p>
          </table:table-cell>
          <table:table-cell table:formula="of:=IF([.M158]=0;([.I158]-[.J158])/[.J158];&quot;&quot;)" office:value-type="percentage" office:value="0.0799635235541359">
            <text:p>8.00%</text:p>
          </table:table-cell>
          <table:table-cell table:formula="of:=([.I158]-[.K158])/[.K158]" office:value-type="percentage" office:value="0.218467148450294">
            <text:p>21.85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C203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3.100_25-5-5-5_rd_90.txt</text:p>
          </table:table-cell>
          <table:table-cell office:value-type="string">
            <text:p>true</text:p>
          </table:table-cell>
          <table:table-cell office:value-type="string">
            <text:p>1636,2855,2974,3306,4002,4360,4479,4583,4557,4577,4504,4802,4868,5026,5107,5097,5296,5221,5319,5350,5315,5540,5361,5493,5372,5314,5668,5730,5767,5866,5669,5631,5835,5808,5804,5787,5406,5346,5622,2694,2728,2411,2298,1832,1314,1404</text:p>
          </table:table-cell>
          <table:table-cell office:value-type="float" office:value="2946.5418">
            <text:p>2946.5418</text:p>
          </table:table-cell>
          <table:table-cell office:value-type="float" office:value="2619.9921">
            <text:p>2619.9921</text:p>
          </table:table-cell>
          <table:table-cell office:value-type="float" office:value="2342.8468">
            <text:p>2342.846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09,128|4,129|5,67,130|6,76,110,88,101,73,48,131|7,132|8,133|9,94,159,113,134|10,135|11,84,122,100,46,44,74,45,108,136|12,137|13,75,57,51,58,117,120,87,138|14,164,81,91,38,99,83,102,50,139|15,140|16,141|17,59,52,142|18,55,143|19,169,115,90,107,123,27,70,30,32,85,37,39,72,40,36,124,77,34,112,111,82,49,47,43,114,53,54,56,96,79,93,80,71,29,28,26,125,95,105,118,119,144|20,41,42,145|21,171,116,89,92,121,106,86,63,65,66,97,146|22,147|23,62,60,148|24,61,64,68,69,149|25,175,31,33,104,98,103,78,35,150&gt;</text:p>
          </table:table-cell>
          <table:table-cell table:formula="of:=IF([.M159]=0;([.I159]-[.J159])/[.J159];&quot;&quot;)" office:value-type="percentage" office:value="0.124637665892199">
            <text:p>12.46%</text:p>
          </table:table-cell>
          <table:table-cell table:formula="of:=([.I159]-[.K159])/[.K159]" office:value-type="percentage" office:value="0.257675832666481">
            <text:p>25.77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C204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4.100_25-5-5-5_rd_10.txt</text:p>
          </table:table-cell>
          <table:table-cell office:value-type="string">
            <text:p>true</text:p>
          </table:table-cell>
          <table:table-cell office:value-type="string">
            <text:p>24103,6662,7368,5215,3281,3313</text:p>
          </table:table-cell>
          <table:table-cell office:value-type="float" office:value="2196.1016">
            <text:p>2196.1016</text:p>
          </table:table-cell>
          <table:table-cell office:value-type="float" office:value="2319.6376">
            <text:p>2319.6376</text:p>
          </table:table-cell>
          <table:table-cell office:value-type="float" office:value="2107.2035">
            <text:p>2107.203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4,151,105,116,119,118,97,64,63,62,60,61,65,68,86,93,126|2,127|3,128|4,154,115,117,120,81,89,108,82,49,74,43,73,48,100,122,84,124,107,123,78,98,104,32,31,33,71,70,30,28,26,27,95,129|5,130|6,131|7,132|8,56,53,55,57,59,133|9,36,134|10,29,135|11,96,121,161,106,79,66,67,69,92,87,110,88,114,101,109,75,58,51,52,54,136|12,137|13,138|14,139|15,140|16,80,141|17,142|18,91,168,90,77,111,99,83,102,50,46,44,47,45,76,143|19,72,41,38,35,113,125,85,103,144|20,145|21,146|22,147|23,148|24,34,112,149|25,42,40,39,37,150&gt;</text:p>
          </table:table-cell>
          <table:table-cell table:formula="of:=IF([.M160]=0;([.I160]-[.J160])/[.J160];&quot;&quot;)" office:value-type="percentage" office:value="-0.0532565949094807">
            <text:p>-5.33%</text:p>
          </table:table-cell>
          <table:table-cell table:formula="of:=([.I160]-[.K160])/[.K160]" office:value-type="percentage" office:value="0.0421877146654321">
            <text:p>4.22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C204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4.100_25-5-5-5_rd_50.txt</text:p>
          </table:table-cell>
          <table:table-cell office:value-type="string">
            <text:p>true</text:p>
          </table:table-cell>
          <table:table-cell office:value-type="string">
            <text:p>8939,5047,4985,5564,5929,5904,6314,6461,7444,7200,7064,5655,5646,3101,2191</text:p>
          </table:table-cell>
          <table:table-cell office:value-type="float" office:value="2267.2344">
            <text:p>2267.2344</text:p>
          </table:table-cell>
          <table:table-cell office:value-type="float" office:value="2319.6376">
            <text:p>2319.6376</text:p>
          </table:table-cell>
          <table:table-cell office:value-type="float" office:value="2093.3364">
            <text:p>2093.336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94,123,37,39,72,42,40,77,124,107,90,91,108,49,46,44,45,76,109,116,105,119,118,121,86,93,80,126|2,98,103,78,127|3,128|4,154,106,79,96,97,66,64,63,65,69,67,26,28,30,70,33,104,32,31,27,95,129|5,130|6,131|7,132|8,59,53,55,57,87,133|9,36,134|10,71,29,135|11,75,120,161,117,81,89,47,74,48,73,43,114,101,88,110,92,58,51,52,54,56,136|12,99,111,137|13,138|14,139|15,62,60,61,68,140|16,141|17,142|18,143|19,35,41,38,84,122,100,102,83,82,115,125,113,85,144|20,145|21,50,146|22,147|23,148|24,112,34,149|25,150&gt;</text:p>
          </table:table-cell>
          <table:table-cell table:formula="of:=IF([.M161]=0;([.I161]-[.J161])/[.J161];&quot;&quot;)" office:value-type="percentage" office:value="-0.0225911150948752">
            <text:p>-2.26%</text:p>
          </table:table-cell>
          <table:table-cell table:formula="of:=([.I161]-[.K161])/[.K161]" office:value-type="percentage" office:value="0.0830721712955451">
            <text:p>8.31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C204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4.100_25-5-5-5_rd_90.txt</text:p>
          </table:table-cell>
          <table:table-cell office:value-type="string">
            <text:p>true</text:p>
          </table:table-cell>
          <table:table-cell office:value-type="string">
            <text:p>1623,5372,5919,6257,6309,6448,6714,7368,7734,7778,8290,7810,7363,7267,7654,7536,7407,6913,6429,5730,5774,4346,4078</text:p>
          </table:table-cell>
          <table:table-cell office:value-type="float" office:value="2196.8214">
            <text:p>2196.8214</text:p>
          </table:table-cell>
          <table:table-cell office:value-type="float" office:value="2319.6376">
            <text:p>2319.6376</text:p>
          </table:table-cell>
          <table:table-cell office:value-type="float" office:value="2100.0539">
            <text:p>2100.053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105,116,91,81,75,55,53,51,52,54,92,97,63,64,62,60,61,65,68,67,86,126|2,127|3,94,128|4,154,115,90,108,89,120,117,121,119,87,110,88,114,101,43,48,74,82,124,78,85,104,33,32,31,27,70,30,28,26,95,129|5,130|6,131|7,132|8,96,66,69,79,118,133|9,36,134|10,29,71,135|11,59,58,57,56,136|12,137|13,138|14,139|15,140|16,141|17,142|18,168,109,76,106,93,80,113,123,107,77,111,99,100,83,102,50,46,73,44,45,47,49,143|19,72,41,38,122,84,35,125,98,103,144|20,145|21,146|22,147|23,148|24,112,34,149|25,42,40,39,37,150&gt;</text:p>
          </table:table-cell>
          <table:table-cell table:formula="of:=IF([.M162]=0;([.I162]-[.J162])/[.J162];&quot;&quot;)" office:value-type="percentage" office:value="-0.0529462878166832">
            <text:p>-5.29%</text:p>
          </table:table-cell>
          <table:table-cell table:formula="of:=([.I162]-[.K162])/[.K162]" office:value-type="percentage" office:value="0.0460785792212285">
            <text:p>4.61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C205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5.100_25-5-5-5_rd_10.txt</text:p>
          </table:table-cell>
          <table:table-cell office:value-type="string">
            <text:p>true</text:p>
          </table:table-cell>
          <table:table-cell office:value-type="string">
            <text:p>24013,6406,6585,6583,7004,6227,5791,6022,4272,3099,2578</text:p>
          </table:table-cell>
          <table:table-cell office:value-type="float" office:value="2778.2735">
            <text:p>2778.2735</text:p>
          </table:table-cell>
          <table:table-cell office:value-type="float" office:value="3041.4454">
            <text:p>3041.4454</text:p>
          </table:table-cell>
          <table:table-cell office:value-type="float" office:value="2635.3875">
            <text:p>2635.387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40,36,126|2,152,108,89,120,110,76,47,44,43,73,46,74,84,122,35,91,81,75,59,57,51,114,49,50,102,83,127|3,128|4,117,129|5,48,130|6,131|7,157,27,70,67,61,64,94,123,113,37,72,41,39,103,98,104,33,30,71,31,32,132|8,133|9,85,80,159,99,38,42,134|10,160,115,107,124,77,34,112,100,111,82,116,79,93,26,28,29,68,60,62,118,121,105,125,95,135|11,78,136|12,90,137|13,138|14,139|15,140|16,56,55,54,141|17,96,97,69,86,65,63,66,142|18,45,143|19,144|20,145|21,52,53,58,146|22,147|23,87,88,101,148|24,92,119,106,109,149|25,150&gt;</text:p>
          </table:table-cell>
          <table:table-cell table:formula="of:=IF([.M163]=0;([.I163]-[.J163])/[.J163];&quot;&quot;)" office:value-type="percentage" office:value="-0.0865285630312483">
            <text:p>-8.65%</text:p>
          </table:table-cell>
          <table:table-cell table:formula="of:=([.I163]-[.K163])/[.K163]" office:value-type="percentage" office:value="0.054218212691682">
            <text:p>5.42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C205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5.100_25-5-5-5_rd_50.txt</text:p>
          </table:table-cell>
          <table:table-cell office:value-type="string">
            <text:p>true</text:p>
          </table:table-cell>
          <table:table-cell office:value-type="string">
            <text:p>8673,2255,2376,2473,2446,2374,2466,2554,2626,2735,3199,2997,3163,3415,3307,3403,3440,3567,3520,3712,3749,3728,3810,3997,4323,4391,4462,4476,4178,4421,4549,4769,4940,4571,4355,4148,4270,4209,3864,4001,4123,4203,3694,2293,2372,1066</text:p>
          </table:table-cell>
          <table:table-cell office:value-type="float" office:value="2998.2638">
            <text:p>2998.2638</text:p>
          </table:table-cell>
          <table:table-cell office:value-type="float" office:value="3041.4454">
            <text:p>3041.4454</text:p>
          </table:table-cell>
          <table:table-cell office:value-type="float" office:value="2633.131">
            <text:p>2633.13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72,40,36,126|2,152,94,108,89,120,92,96,106,119,109,76,74,47,45,127|3,128|4,117,129|5,155,91,81,110,75,57,51,114,73,49,102,83,50,130|6,131|7,157,70,30,67,61,64,86,113,123,37,41,39,103,98,104,33,31,27,26,28,71,32,85,132|8,133|9,122,99,42,134|10,160,115,107,124,77,112,34,111,84,100,82,35,80,93,79,68,60,62,118,121,116,105,125,95,135|11,78,136|12,90,137|13,138|14,29,139|15,38,140|16,59,55,54,56,141|17,69,63,65,66,97,142|18,143|19,144|20,145|21,52,53,58,146|22,147|23,88,87,44,48,46,43,101,148|24,149|25,150&gt;</text:p>
          </table:table-cell>
          <table:table-cell table:formula="of:=IF([.M164]=0;([.I164]-[.J164])/[.J164];&quot;&quot;)" office:value-type="percentage" office:value="-0.0141977232272524">
            <text:p>-1.42%</text:p>
          </table:table-cell>
          <table:table-cell table:formula="of:=([.I164]-[.K164])/[.K164]" office:value-type="percentage" office:value="0.138668679985918">
            <text:p>13.87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C205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5.100_25-5-5-5_rd_90.txt</text:p>
          </table:table-cell>
          <table:table-cell office:value-type="string">
            <text:p>true</text:p>
          </table:table-cell>
          <table:table-cell office:value-type="string">
            <text:p>1629,443,486,517,535,544,585,615,665,716,710,729,741,811,878,985,1027,1104,1149,1212,1225,1279,1328,1495,1521,1660,1677,1835,1855,1934,2129,2179,2241,2342,2455,2488,2635,2818,2827,2983,3108,3170,3314,3314,3348,3540,3734,3701,3763,3779,3810,3486,2773,2876,2953,3092,3159,3256,4057,3235,3296,3441,3588,3681,3586,2984,3050,2213,2222,1889,1999,1811,1909,2265</text:p>
          </table:table-cell>
          <table:table-cell office:value-type="float" office:value="3045.3927">
            <text:p>3045.3927</text:p>
          </table:table-cell>
          <table:table-cell office:value-type="float" office:value="3041.4454">
            <text:p>3041.4454</text:p>
          </table:table-cell>
          <table:table-cell office:value-type="float" office:value="2723.4198">
            <text:p>2723.419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36,40,126|2,115,152,106,120,109,76,74,47,45,127|3,128|4,117,129|5,155,91,81,75,57,114,73,49,50,102,83,130|6,104,131|7,157,94,108,89,111,124,82,112,34,37,103,31,30,71,32,35,122,80,29,28,26,85,132|8,133|9,70,27,159,123,107,77,84,100,41,72,39,98,134|10,160,90,67,61,64,97,96,86,69,65,63,66,135|11,113,78,136|12,116,105,95,125,137|13,138|14,33,139|15,93,165,99,38,42,140|16,59,55,54,56,141|17,121,79,68,60,62,118,142|18,143|19,144|20,145|21,52,53,58,88,110,87,119,92,51,146|22,147|23,44,48,46,43,101,148|24,149|25,150&gt;</text:p>
          </table:table-cell>
          <table:table-cell table:formula="of:=IF([.M165]=0;([.I165]-[.J165])/[.J165];&quot;&quot;)" office:value-type="percentage" office:value="0.00129783687716367">
            <text:p>0.13%</text:p>
          </table:table-cell>
          <table:table-cell table:formula="of:=([.I165]-[.K165])/[.K165]" office:value-type="percentage" office:value="0.118223749419755">
            <text:p>11.82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C206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6.100_25-5-5-5_rd_10.txt</text:p>
          </table:table-cell>
          <table:table-cell office:value-type="string">
            <text:p>true</text:p>
          </table:table-cell>
          <table:table-cell office:value-type="string">
            <text:p>26828,6608,6818,7168,7317,7522,7325,6773,6766,6331,5369</text:p>
          </table:table-cell>
          <table:table-cell office:value-type="float" office:value="2385.7226">
            <text:p>2385.7226</text:p>
          </table:table-cell>
          <table:table-cell office:value-type="float" office:value="2749.7781">
            <text:p>2749.7781</text:p>
          </table:table-cell>
          <table:table-cell office:value-type="float" office:value="2402.5509">
            <text:p>2402.550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155,90,108,77,36,72,39,37,113,27,70,30,32,33,31,104,98,103,130|6,76,131|7,157,67,69,64,61,63,86,94,123,107,40,41,34,78,124,82,111,122,112,132|8,133|9,134|10,38,42,35,99,73,50,102,83,135|11,97,136|12,162,115,109,110,75,59,57,51,114,45,49,91,116,105,118,137|13,71,138|14,60,139|15,140|16,28,29,141|17,46,142|18,143|19,48,43,44,74,47,144|20,145|21,26,85,80,171,95,125,146|22,147|23,173,117,120,89,88,58,55,53,52,54,56,87,92,119,96,106,66,65,62,68,93,79,121,81,148|24,100,84,149|25,101,150&gt;</text:p>
          </table:table-cell>
          <table:table-cell table:formula="of:=IF([.M166]=0;([.I166]-[.J166])/[.J166];&quot;&quot;)" office:value-type="percentage" office:value="-0.13239450121448">
            <text:p>-13.24%</text:p>
          </table:table-cell>
          <table:table-cell table:formula="of:=([.I166]-[.K166])/[.K166]" office:value-type="percentage" office:value="-0.0070043469214326">
            <text:p>-0.70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C206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6.100_25-5-5-5_rd_50.txt</text:p>
          </table:table-cell>
          <table:table-cell office:value-type="string">
            <text:p>true</text:p>
          </table:table-cell>
          <table:table-cell office:value-type="string">
            <text:p>7647,2052,2221,2258,2435,2381,2433,2611,2745,3031,3049,3254,3463,3458,3570,3705,3818,3943,4032,4121,4324,4496,4460,4602,4802,4980,5089,5137,5073,5357,5482,5417,5762,5731,5819,5803,5630,5367,5383,4834,4382,4549,4299,3579,3410,3599,3586,1650</text:p>
          </table:table-cell>
          <table:table-cell office:value-type="float" office:value="2605.2608">
            <text:p>2605.2608</text:p>
          </table:table-cell>
          <table:table-cell office:value-type="float" office:value="2749.7781">
            <text:p>2749.7781</text:p>
          </table:table-cell>
          <table:table-cell office:value-type="float" office:value="2359.1702">
            <text:p>2359.170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42,130|6,76,101,110,75,109,131|7,157,117,97,61,64,67,69,70,30,27,32,31,104,98,37,41,124,111,132|8,133|9,87,134|10,102,83,135|11,68,66,136|12,162,115,78,103,35,34,112,122,99,38,85,80,125,95,93,79,118,105,116,137|13,33,71,138|14,60,139|15,140|16,29,28,141|17,49,142|18,143|19,50,73,45,144|20,145|21,26,146|22,147|23,173,107,90,108,89,120,88,58,55,53,52,54,56,92,96,106,86,63,65,62,121,119,59,57,51,114,81,91,148|24,100,84,149|25,175,94,123,113,39,72,40,36,77,82,48,46,44,47,74,43,150&gt;</text:p>
          </table:table-cell>
          <table:table-cell table:formula="of:=IF([.M167]=0;([.I167]-[.J167])/[.J167];&quot;&quot;)" office:value-type="percentage" office:value="-0.0525559862448537">
            <text:p>-5.26%</text:p>
          </table:table-cell>
          <table:table-cell table:formula="of:=([.I167]-[.K167])/[.K167]" office:value-type="percentage" office:value="0.104312355251012">
            <text:p>10.43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C206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6.100_25-5-5-5_rd_90.txt</text:p>
          </table:table-cell>
          <table:table-cell office:value-type="string">
            <text:p>true</text:p>
          </table:table-cell>
          <table:table-cell office:value-type="string">
            <text:p>1651,444,449,479,499,537,559,720,716,780,860,986,1032,1049,1130,1146,1172,1091,1148,1241,1305,1306,1387,1438,1482,1516,1547,1580,1660,1670,1756,1879,2028,2066,2247,2334,2393,2489,2702,3022,3233,3270,3253,3570,3572,3606,3895,3950,4246,3902,3912,3576,3727,3856,3677,3785,3808,3631,4046,3632,3504,3418,3177,3190,2875,2673,2835,2906,2651,2143,2150,2305,2121,2265,2115,2028,2051,2241,2172,1964,1702</text:p>
          </table:table-cell>
          <table:table-cell office:value-type="float" office:value="2664.663">
            <text:p>2664.663</text:p>
          </table:table-cell>
          <table:table-cell office:value-type="float" office:value="2749.7781">
            <text:p>2749.7781</text:p>
          </table:table-cell>
          <table:table-cell office:value-type="float" office:value="2384.5501">
            <text:p>2384.550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28|4,129|5,42,38,35,130|6,109,110,101,76,131|7,157,117,87,58,53,52,54,56,55,92,120,89,124,77,132|8,133|9,134|10,83,99,73,50,102,135|11,97,136|12,119,162,115,106,96,59,51,75,121,79,62,68,95,125,85,80,93,105,116,118,137|13,33,71,138|14,60,139|15,140|16,28,29,141|17,46,142|18,57,143|19,88,169,123,113,37,39,72,36,34,111,48,43,44,74,47,144|20,145|21,26,146|22,147|23,90,173,108,107,94,27,70,30,69,67,64,63,61,65,66,86,31,32,104,98,103,78,112,122,82,45,49,114,81,91,148|24,100,41,40,84,149|25,150&gt;</text:p>
          </table:table-cell>
          <table:table-cell table:formula="of:=IF([.M168]=0;([.I168]-[.J168])/[.J168];&quot;&quot;)" office:value-type="percentage" office:value="-0.03095344311601">
            <text:p>-3.10%</text:p>
          </table:table-cell>
          <table:table-cell table:formula="of:=([.I168]-[.K168])/[.K168]" office:value-type="percentage" office:value="0.117469916023153">
            <text:p>11.75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C207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7.100_25-5-5-5_rd_10.txt</text:p>
          </table:table-cell>
          <table:table-cell office:value-type="string">
            <text:p>true</text:p>
          </table:table-cell>
          <table:table-cell office:value-type="string">
            <text:p>28358,7368,7537,7629,7763,7814,7879,8014,7899,8377,7526</text:p>
          </table:table-cell>
          <table:table-cell office:value-type="float" office:value="2239.7673">
            <text:p>2239.7673</text:p>
          </table:table-cell>
          <table:table-cell office:value-type="float" office:value="2644.8334">
            <text:p>2644.8334</text:p>
          </table:table-cell>
          <table:table-cell office:value-type="float" office:value="2303.5932">
            <text:p>2303.593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127|3,153,86,118,96,97,60,65,69,67,95,125,31,71,29,70,28,26,79,121,116,105,93,80,128|4,108,154,94,123,37,39,72,42,41,40,36,34,112,84,99,50,48,74,47,45,129|5,130|6,111,131|7,132|8,100,133|9,134|10,135|11,136|12,137|13,54,56,138|14,139|15,140|16,166,106,119,117,81,89,76,110,109,92,75,59,51,57,58,114,73,49,141|17,142|18,143|19,144|20,145|21,46,43,146|22,147|23,173,120,87,52,53,55,88,101,44,77,124,107,113,27,30,33,32,104,98,103,78,115,90,91,82,102,83,122,38,35,85,148|24,61,62,63,64,66,68,149|25,150&gt;</text:p>
          </table:table-cell>
          <table:table-cell table:formula="of:=IF([.M169]=0;([.I169]-[.J169])/[.J169];&quot;&quot;)" office:value-type="percentage" office:value="-0.153153729834174">
            <text:p>-15.32%</text:p>
          </table:table-cell>
          <table:table-cell table:formula="of:=([.I169]-[.K169])/[.K169]" office:value-type="percentage" office:value="-0.0277071055774951">
            <text:p>-2.77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C207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7.100_25-5-5-5_rd_50.txt</text:p>
          </table:table-cell>
          <table:table-cell office:value-type="string">
            <text:p>true</text:p>
          </table:table-cell>
          <table:table-cell office:value-type="string">
            <text:p>10537,2924,2892,3097,2973,3156,3459,3727,3922,4073,4412,4446,4791,4689,4961,5040,4687,4307,4273,4425,4456,4505,4723,5085,5277,5612,5863,5962,5859,5943,5779,5839,5733,5962,5987,5849,5952,6002,6138,6322,6127,6412,6832,6373,6131,4924,4010</text:p>
          </table:table-cell>
          <table:table-cell office:value-type="float" office:value="2418.5207">
            <text:p>2418.5207</text:p>
          </table:table-cell>
          <table:table-cell office:value-type="float" office:value="2644.8334">
            <text:p>2644.8334</text:p>
          </table:table-cell>
          <table:table-cell office:value-type="float" office:value="2281.039">
            <text:p>2281.03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6|2,28,127|3,104,98,72,41,40,39,37,103,128|4,89,81,109,110,129|5,130|6,156,120,87,56,54,52,53,55,88,101,76,44,77,111,82,124,34,35,36,42,38,122,83,131|7,50,48,46,43,132|8,133|9,65,69,67,63,61,60,134|10,135|11,136|12,137|13,59,138|14,164,90,108,107,94,123,113,27,70,30,33,32,31,95,86,97,96,106,115,105,117,119,92,75,118,121,79,66,64,62,68,139|15,140|16,102,100,84,112,99,45,74,141|17,142|18,143|19,47,49,73,144|20,51,57,58,145|21,114,146|22,147|23,78,85,71,29,26,125,80,173,116,91,148|24,149|25,93,150&gt;</text:p>
          </table:table-cell>
          <table:table-cell table:formula="of:=IF([.M170]=0;([.I170]-[.J170])/[.J170];&quot;&quot;)" office:value-type="percentage" office:value="-0.0855678471090088">
            <text:p>-8.56%</text:p>
          </table:table-cell>
          <table:table-cell table:formula="of:=([.I170]-[.K170])/[.K170]" office:value-type="percentage" office:value="0.0602715253882112">
            <text:p>6.03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C207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7.100_25-5-5-5_rd_90.txt</text:p>
          </table:table-cell>
          <table:table-cell office:value-type="string">
            <text:p>true</text:p>
          </table:table-cell>
          <table:table-cell office:value-type="string">
            <text:p>1626,440,494,514,622,631,679,706,764,825,942,985,895,1045,1097,1213,1209,1293,1441,1628,1630,1614,1667,1805,1815,1861,1941,2055,2200,2215,2639,2769,2807,2900,2960,3070,3209,3414,3697,4014,4052,4040,4115,4187,4363,4271,4402,4439,4478,4749,4839,4834,5155,5221,5178,5367,5420,5573,6024,5570,5718,5810,5845,6283,5992,6205,5587,5774,5903,5271,5265,5285,4828,4957,5017,4433,3311,2426</text:p>
          </table:table-cell>
          <table:table-cell office:value-type="float" office:value="2424.4308">
            <text:p>2424.4308</text:p>
          </table:table-cell>
          <table:table-cell office:value-type="float" office:value="2644.8334">
            <text:p>2644.8334</text:p>
          </table:table-cell>
          <table:table-cell office:value-type="float" office:value="2266.4189">
            <text:p>2266.4189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69]</text:p>
          </table:table-cell>
          <table:table-cell office:value-type="string">
            <text:p>[1,2,3,4,5,6]</text:p>
          </table:table-cell>
          <table:table-cell office:value-type="string">
            <text:p>&lt;1,126|2,28,127|3,98,104,33,30,27,31,128|4,154,90,108,77,84,40,41,72,39,37,107,123,94,86,97,96,118,119,92,81,89,45,129|5,130|6,111,83,131|7,50,48,46,43,132|8,133|9,134|10,135|11,161,115,78,113,32,95,106,66,60,61,65,68,67,79,121,117,105,136|12,137|13,59,138|14,139|15,140|16,102,100,112,99,141|17,142|18,143|19,74,47,49,73,144|20,75,57,51,145|21,114,146|22,147|23,173,120,87,52,53,54,56,55,58,88,110,109,76,101,44,82,124,34,35,36,38,122,42,103,85,71,70,29,26,125,80,93,116,91,148|24,64,63,62,149|25,150&gt;</text:p>
          </table:table-cell>
          <table:table-cell table:formula="of:=IF([.M171]=0;([.I171]-[.J171])/[.J171];&quot;&quot;)">
            <text:p/>
          </table:table-cell>
          <table:table-cell table:formula="of:=([.I171]-[.K171])/[.K171]" office:value-type="percentage" office:value="0.0697187532278344">
            <text:p>6.97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C208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8.100_25-5-5-5_rd_10.txt</text:p>
          </table:table-cell>
          <table:table-cell office:value-type="string">
            <text:p>true</text:p>
          </table:table-cell>
          <table:table-cell office:value-type="string">
            <text:p>26139,6736,6987,6968,6959,7107,7175,7826,7950,7969,8330</text:p>
          </table:table-cell>
          <table:table-cell office:value-type="float" office:value="1927.1138">
            <text:p>1927.1138</text:p>
          </table:table-cell>
          <table:table-cell office:value-type="float" office:value="2175.5189">
            <text:p>2175.5189</text:p>
          </table:table-cell>
          <table:table-cell office:value-type="float" office:value="1922.9387">
            <text:p>1922.938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2,51,53,59,126|2,74,50,127|3,128|4,129|5,130|6,131|7,132|8,133|9,134|10,135|11,136|12,100,83,102,99,111,112,84,122,137|13,30,28,26,70,29,71,33,138|14,139|15,69,61,62,79,121,86,140|16,166,115,107,124,108,89,76,110,88,101,114,58,57,55,54,56,75,87,109,81,91,141|17,142|18,46,48,90,168,94,123,113,78,37,41,40,36,35,38,34,77,82,49,47,45,44,73,43,143|19,169,106,97,66,67,64,63,60,65,68,27,31,32,104,98,42,72,39,103,85,80,125,95,93,105,116,144|20,145|21,92,120,117,119,118,96,146|22,147|23,148|24,149|25,150&gt;</text:p>
          </table:table-cell>
          <table:table-cell table:formula="of:=IF([.M172]=0;([.I172]-[.J172])/[.J172];&quot;&quot;)" office:value-type="percentage" office:value="-0.114182000441366">
            <text:p>-11.42%</text:p>
          </table:table-cell>
          <table:table-cell table:formula="of:=([.I172]-[.K172])/[.K172]" office:value-type="percentage" office:value="0.00217120805775044">
            <text:p>0.22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C208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8.100_25-5-5-5_rd_50.txt</text:p>
          </table:table-cell>
          <table:table-cell office:value-type="string">
            <text:p>true</text:p>
          </table:table-cell>
          <table:table-cell office:value-type="string">
            <text:p>8385,2244,2423,2538,2716,2818,2932,3215,3136,3214,3263,3539,3515,3841,3860,4129,4075,4280,4371,4446,4673,5000,4943,5223,5258,5460,5727,6517,6646,7301,7793,7636,7547,7809,7977,7958,8143,8496,8791,8944,9212,8807,8705,9032,8095,8224,8199,7719</text:p>
          </table:table-cell>
          <table:table-cell office:value-type="float" office:value="1996.5024">
            <text:p>1996.5024</text:p>
          </table:table-cell>
          <table:table-cell office:value-type="float" office:value="2175.5189">
            <text:p>2175.5189</text:p>
          </table:table-cell>
          <table:table-cell office:value-type="float" office:value="1997.325">
            <text:p>1997.32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75,57,53,51,52,59,126|2,50,74,46,127|3,128|4,129|5,130|6,131|7,132|8,133|9,134|10,135|11,136|12,100,83,102,99,111,112,84,122,137|13,30,28,26,70,29,71,33,138|14,139|15,69,61,62,63,140|16,166,90,108,89,87,56,54,55,58,88,110,109,76,101,114,43,73,48,44,45,47,49,82,77,124,35,34,38,42,85,80,93,79,121,105,91,81,141|17,142|18,143|19,169,94,123,107,36,40,41,72,39,37,103,98,104,32,31,27,95,125,113,78,115,106,86,67,68,65,60,64,66,97,144|20,145|21,96,118,119,117,116,120,92,146|22,147|23,148|24,149|25,150&gt;</text:p>
          </table:table-cell>
          <table:table-cell table:formula="of:=IF([.M173]=0;([.I173]-[.J173])/[.J173];&quot;&quot;)" office:value-type="percentage" office:value="-0.0822868052306969">
            <text:p>-8.23%</text:p>
          </table:table-cell>
          <table:table-cell table:formula="of:=([.I173]-[.K173])/[.K173]" office:value-type="percentage" office:value="-0.000411850850512543">
            <text:p>-0.04%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C208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RC208.100_25-5-5-5_rd_90.txt</text:p>
          </table:table-cell>
          <table:table-cell office:value-type="string">
            <text:p>true</text:p>
          </table:table-cell>
          <table:table-cell office:value-type="string">
            <text:p>1670,451,520,587,654,689,680,742,782,843,884,901,942,1010,1078,1129,1181,1441,1492,1527,1658,1750,1686,1997,2079,2248,2362,2311,2453,2615,2574,2681,2887,2971,3235,3513,3823,3942,4111,4326,4353,4439,4595,4733,4868,5107,5271,5599,5493,5556,5497,5954,6296,6306,6259,6589,7309,6414,6430,6571,6746,7001,7240,7141,6483,6616,6937,7211,7091,6857,6931,7234,7191</text:p>
          </table:table-cell>
          <table:table-cell office:value-type="float" office:value="2046.5344">
            <text:p>2046.5344</text:p>
          </table:table-cell>
          <table:table-cell office:value-type="float" office:value="2175.5189">
            <text:p>2175.5189</text:p>
          </table:table-cell>
          <table:table-cell office:value-type="float" office:value="1914.9475">
            <text:p>1914.9475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98]</text:p>
          </table:table-cell>
          <table:table-cell office:value-type="string">
            <text:p>[1,2,3,4,5,6]</text:p>
          </table:table-cell>
          <table:table-cell office:value-type="string">
            <text:p>&lt;1,52,51,53,57,59,126|2,50,74,127|3,128|4,129|5,130|6,131|7,132|8,133|9,134|10,135|11,136|12,100,83,102,99,111,35,34,112,84,122,137|13,30,28,26,27,70,138|14,139|15,69,140|16,166,94,123,107,90,89,76,44,43,101,88,110,109,114,58,55,54,56,75,96,97,63,64,67,68,65,61,60,62,66,79,121,81,91,141|17,142|18,73,46,48,49,47,45,143|19,169,117,120,92,87,108,82,77,124,113,78,37,36,38,40,41,42,72,39,103,85,104,32,31,33,71,29,95,125,80,93,105,144|20,145|21,106,86,115,116,119,118,146|22,147|23,148|24,149|25,150&gt;</text:p>
          </table:table-cell>
          <table:table-cell table:formula="of:=IF([.M174]=0;([.I174]-[.J174])/[.J174];&quot;&quot;)">
            <text:p/>
          </table:table-cell>
          <table:table-cell table:formula="of:=([.I174]-[.K174])/[.K174]" office:value-type="percentage" office:value="0.0687156697507373">
            <text:p>6.87%</text:p>
          </table:table-cell>
          <table:table-cell office:value-type="float" office:value="90">
            <text:p>9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 table:formula="of:=AVERAGE([.Q7:.Q174])" office:value-type="percentage" office:value="0.0204182931059498">
            <text:p>2.04%</text:p>
          </table:table-cell>
          <table:table-cell table:style-name="Default" table:formula="of:=AVERAGE([.R7:.R174])" office:value-type="percentage" office:value="0.0815276065136575">
            <text:p>8.15%</text:p>
          </table:table-cell>
          <table:table-cell/>
        </table:table-row>
        <table:table-row table:style-name="ro1" table:number-rows-repeated="10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 table:number-columns-repeated="2"/>
          <table:table-cell/>
        </table:table-row>
      </table:table>
      <table:table table:name="Pivot Table_Sheet1_1" table:style-name="ta1">
        <table:table-column table:style-name="co16" table:default-cell-style-name="Default"/>
        <table:table-column table:style-name="co17" table:default-cell-style-name="Default"/>
        <table:table-column table:style-name="co16" table:number-columns-repeated="6" table:default-cell-style-name="Default"/>
        <table:table-column table:style-name="co16" table:default-cell-style-name="ce11"/>
        <table:table-column table:style-name="co16" table:default-cell-style-name="Default"/>
        <table:table-row table:style-name="ro1">
          <table:table-cell office:value-type="string">
            <text:p>Filter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 table:style-name="ce4"/>
          <table:table-cell table:style-name="ce12"/>
          <table:table-cell table:style-name="ce20" office:value-type="string">
            <text:p>group</text:p>
          </table:table-cell>
          <table:table-cell table:style-name="ce33" table:number-columns-repeated="5"/>
          <table:table-cell table:style-name="ce46"/>
          <table:table-cell/>
        </table:table-row>
        <table:table-row table:style-name="ro1">
          <table:table-cell table:style-name="ce5" office:value-type="string">
            <text:p>dod</text:p>
          </table:table-cell>
          <table:table-cell table:style-name="ce13" office:value-type="string">
            <text:p>Data</text:p>
          </table:table-cell>
          <table:table-cell table:style-name="ce21" office:value-type="string">
            <text:p>C1</text:p>
          </table:table-cell>
          <table:table-cell table:style-name="ce34" office:value-type="string">
            <text:p>C2</text:p>
          </table:table-cell>
          <table:table-cell table:style-name="ce34" office:value-type="string">
            <text:p>R1</text:p>
          </table:table-cell>
          <table:table-cell table:style-name="ce34" office:value-type="string">
            <text:p>R2</text:p>
          </table:table-cell>
          <table:table-cell table:style-name="ce34" office:value-type="string">
            <text:p>RC1</text:p>
          </table:table-cell>
          <table:table-cell table:style-name="ce34" office:value-type="string">
            <text:p>RC2</text:p>
          </table:table-cell>
          <table:table-cell table:style-name="ce47" office:value-type="string">
            <text:p>Total Result</text:p>
          </table:table-cell>
          <table:table-cell/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14" office:value-type="string">
            <text:p>Average - rejected_count</text:p>
          </table:table-cell>
          <table:table-cell table:style-name="ce22" office:value-type="float" office:value="0">
            <text:p>0.0</text:p>
          </table:table-cell>
          <table:table-cell table:number-columns-repeated="4" table:style-name="ce25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/>
        </table:table-row>
        <table:table-row table:style-name="ro1">
          <table:table-cell table:style-name="ce7"/>
          <table:table-cell table:style-name="ce15" office:value-type="string">
            <text:p>Average - gap_bks</text:p>
          </table:table-cell>
          <table:table-cell table:style-name="ce23" office:value-type="percentage" office:value="0.00497387982053062">
            <text:p>0.50%</text:p>
          </table:table-cell>
          <table:table-cell table:style-name="ce26" office:value-type="percentage" office:value="-0.0173857856202576">
            <text:p>-1.74%</text:p>
          </table:table-cell>
          <table:table-cell table:style-name="ce26" office:value-type="percentage" office:value="0.0243427468591782">
            <text:p>2.43%</text:p>
          </table:table-cell>
          <table:table-cell table:style-name="ce26" office:value-type="percentage" office:value="-0.0601423113926046">
            <text:p>-6.01%</text:p>
          </table:table-cell>
          <table:table-cell table:style-name="ce26" office:value-type="percentage" office:value="-0.0189744363640294">
            <text:p>-1.90%</text:p>
          </table:table-cell>
          <table:table-cell table:style-name="ce38" office:value-type="percentage" office:value="-0.0970560640669762">
            <text:p>-9.71%</text:p>
          </table:table-cell>
          <table:table-cell table:style-name="ce49" office:value-type="percentage" office:value="-0.0248574613041757">
            <text:p>-2.49%</text:p>
          </table:table-cell>
          <table:table-cell/>
        </table:table-row>
        <table:table-row table:style-name="ro1">
          <table:table-cell table:style-name="ce8"/>
          <table:table-cell table:style-name="ce16" office:value-type="string">
            <text:p>Average - vi</text:p>
          </table:table-cell>
          <table:table-cell table:style-name="ce24" office:value-type="percentage" office:value="0.0196589020917443">
            <text:p>1.97%</text:p>
          </table:table-cell>
          <table:table-cell table:style-name="ce27" office:value-type="percentage" office:value="0.0360878230011051">
            <text:p>3.61%</text:p>
          </table:table-cell>
          <table:table-cell table:style-name="ce27" office:value-type="percentage" office:value="0.0340613441855349">
            <text:p>3.41%</text:p>
          </table:table-cell>
          <table:table-cell table:style-name="ce27" office:value-type="percentage" office:value="0.0312163894484463">
            <text:p>3.12%</text:p>
          </table:table-cell>
          <table:table-cell table:style-name="ce27" office:value-type="percentage" office:value="0.0119961062866985">
            <text:p>1.20%</text:p>
          </table:table-cell>
          <table:table-cell table:style-name="ce39" office:value-type="percentage" office:value="0.0343396450252658">
            <text:p>3.43%</text:p>
          </table:table-cell>
          <table:table-cell table:style-name="ce50" office:value-type="percentage" office:value="0.0283649129908854">
            <text:p>2.84%</text:p>
          </table:table-cell>
          <table:table-cell/>
        </table:table-row>
        <table:table-row table:style-name="ro1">
          <table:table-cell table:style-name="ce6" office:value-type="float" office:value="50">
            <text:p>50</text:p>
          </table:table-cell>
          <table:table-cell table:style-name="ce14" office:value-type="string">
            <text:p>Average - rejected_count</text:p>
          </table:table-cell>
          <table:table-cell table:number-columns-repeated="2" table:style-name="ce25" office:value-type="float" office:value="0">
            <text:p>0.0</text:p>
          </table:table-cell>
          <table:table-cell table:style-name="ce25" office:value-type="float" office:value="0.0833333333333333">
            <text:p>0.1</text:p>
          </table:table-cell>
          <table:table-cell table:number-columns-repeated="3" table:style-name="ce25" office:value-type="float" office:value="0">
            <text:p>0.0</text:p>
          </table:table-cell>
          <table:table-cell table:style-name="ce48" office:value-type="float" office:value="0.0178571428571429">
            <text:p>0.0</text:p>
          </table:table-cell>
          <table:table-cell/>
        </table:table-row>
        <table:table-row table:style-name="ro1">
          <table:table-cell table:style-name="ce7"/>
          <table:table-cell table:style-name="ce15" office:value-type="string">
            <text:p>Average - gap_bks</text:p>
          </table:table-cell>
          <table:table-cell table:style-name="ce26" office:value-type="percentage" office:value="0.0498151815880248">
            <text:p>4.98%</text:p>
          </table:table-cell>
          <table:table-cell table:style-name="ce26" office:value-type="percentage" office:value="0.034687906340905">
            <text:p>3.47%</text:p>
          </table:table-cell>
          <table:table-cell table:style-name="ce26" office:value-type="percentage" office:value="0.056819012015087">
            <text:p>5.68%</text:p>
          </table:table-cell>
          <table:table-cell table:style-name="ce26" office:value-type="percentage" office:value="0.0436380318146217">
            <text:p>4.36%</text:p>
          </table:table-cell>
          <table:table-cell table:style-name="ce26" office:value-type="percentage" office:value="0.0448861064397776">
            <text:p>4.49%</text:p>
          </table:table-cell>
          <table:table-cell table:style-name="ce26" office:value-type="percentage" office:value="-0.0369042700152699">
            <text:p>-3.69%</text:p>
          </table:table-cell>
          <table:table-cell table:style-name="ce49" office:value-type="percentage" office:value="0.0344494919734967">
            <text:p>3.44%</text:p>
          </table:table-cell>
          <table:table-cell/>
        </table:table-row>
        <table:table-row table:style-name="ro1">
          <table:table-cell table:style-name="ce8"/>
          <table:table-cell table:style-name="ce16" office:value-type="string">
            <text:p>Average - vi</text:p>
          </table:table-cell>
          <table:table-cell table:style-name="ce27" office:value-type="percentage" office:value="0.0652653644582519">
            <text:p>6.53%</text:p>
          </table:table-cell>
          <table:table-cell table:style-name="ce27" office:value-type="percentage" office:value="0.0896775109838383">
            <text:p>8.97%</text:p>
          </table:table-cell>
          <table:table-cell table:style-name="ce27" office:value-type="percentage" office:value="0.0816849689403352">
            <text:p>8.17%</text:p>
          </table:table-cell>
          <table:table-cell table:style-name="ce27" office:value-type="percentage" office:value="0.142517818671557">
            <text:p>14.25%</text:p>
          </table:table-cell>
          <table:table-cell table:style-name="ce27" office:value-type="percentage" office:value="0.066869062663407">
            <text:p>6.69%</text:p>
          </table:table-cell>
          <table:table-cell table:style-name="ce27" office:value-type="percentage" office:value="0.10329960944144">
            <text:p>10.33%</text:p>
          </table:table-cell>
          <table:table-cell table:style-name="ce50" office:value-type="percentage" office:value="0.0931084531697304">
            <text:p>9.31%</text:p>
          </table:table-cell>
          <table:table-cell/>
        </table:table-row>
        <table:table-row table:style-name="ro1">
          <table:table-cell table:style-name="ce6" office:value-type="float" office:value="90">
            <text:p>90</text:p>
          </table:table-cell>
          <table:table-cell table:style-name="ce14" office:value-type="string">
            <text:p>Average - rejected_count</text:p>
          </table:table-cell>
          <table:table-cell table:style-name="ce22" office:value-type="float" office:value="0.888888888888889">
            <text:p>0.9</text:p>
          </table:table-cell>
          <table:table-cell table:style-name="ce25" office:value-type="float" office:value="0.375">
            <text:p>0.4</text:p>
          </table:table-cell>
          <table:table-cell table:style-name="ce25" office:value-type="float" office:value="1.91666666666667">
            <text:p>1.9</text:p>
          </table:table-cell>
          <table:table-cell table:style-name="ce25" office:value-type="float" office:value="0.363636363636364">
            <text:p>0.4</text:p>
          </table:table-cell>
          <table:table-cell table:style-name="ce25" office:value-type="float" office:value="0.875">
            <text:p>0.9</text:p>
          </table:table-cell>
          <table:table-cell table:style-name="ce37" office:value-type="float" office:value="1.25">
            <text:p>1.3</text:p>
          </table:table-cell>
          <table:table-cell table:style-name="ce48" office:value-type="float" office:value="0.982142857142857">
            <text:p>1.0</text:p>
          </table:table-cell>
          <table:table-cell/>
        </table:table-row>
        <table:table-row table:style-name="ro1">
          <table:table-cell table:style-name="ce7"/>
          <table:table-cell table:style-name="ce15" office:value-type="string">
            <text:p>Average - gap_bks</text:p>
          </table:table-cell>
          <table:table-cell table:style-name="ce23" office:value-type="percentage" office:value="0.0574956698254643">
            <text:p>5.75%</text:p>
          </table:table-cell>
          <table:table-cell table:style-name="ce26" office:value-type="percentage" office:value="0.0500147825787697">
            <text:p>5.00%</text:p>
          </table:table-cell>
          <table:table-cell table:style-name="ce26" office:value-type="percentage" office:value="0.0776939394679727">
            <text:p>7.77%</text:p>
          </table:table-cell>
          <table:table-cell table:style-name="ce26" office:value-type="percentage" office:value="0.0744839883586993">
            <text:p>7.45%</text:p>
          </table:table-cell>
          <table:table-cell table:style-name="ce26" office:value-type="percentage" office:value="0.105429786707134">
            <text:p>10.54%</text:p>
          </table:table-cell>
          <table:table-cell table:style-name="ce38" office:value-type="percentage" office:value="0.0299859372707263">
            <text:p>3.00%</text:p>
          </table:table-cell>
          <table:table-cell table:style-name="ce49" office:value-type="percentage" office:value="0.0668321433494221">
            <text:p>6.68%</text:p>
          </table:table-cell>
          <table:table-cell/>
        </table:table-row>
        <table:table-row table:style-name="ro1">
          <table:table-cell table:style-name="ce8"/>
          <table:table-cell table:style-name="ce16" office:value-type="string">
            <text:p>Average - vi</text:p>
          </table:table-cell>
          <table:table-cell table:style-name="ce24" office:value-type="percentage" office:value="0.0895428764265402">
            <text:p>8.95%</text:p>
          </table:table-cell>
          <table:table-cell table:style-name="ce27" office:value-type="percentage" office:value="0.10389998255225">
            <text:p>10.39%</text:p>
          </table:table-cell>
          <table:table-cell table:style-name="ce27" office:value-type="percentage" office:value="0.104076279873005">
            <text:p>10.41%</text:p>
          </table:table-cell>
          <table:table-cell table:style-name="ce27" office:value-type="percentage" office:value="0.169534680822369">
            <text:p>16.95%</text:p>
          </table:table-cell>
          <table:table-cell table:style-name="ce27" office:value-type="percentage" office:value="0.122602032442684">
            <text:p>12.26%</text:p>
          </table:table-cell>
          <table:table-cell table:style-name="ce39" office:value-type="percentage" office:value="0.145303816747442">
            <text:p>14.53%</text:p>
          </table:table-cell>
          <table:table-cell table:style-name="ce50" office:value-type="percentage" office:value="0.123109453380357">
            <text:p>12.31%</text:p>
          </table:table-cell>
          <table:table-cell/>
        </table:table-row>
        <table:table-row table:style-name="ro1">
          <table:table-cell table:style-name="ce9" office:value-type="string">
            <text:p>Total Average - rejected_count</text:p>
          </table:table-cell>
          <table:table-cell table:style-name="ce17"/>
          <table:table-cell table:style-name="ce28" office:value-type="float" office:value="0.296296296296296">
            <text:p>0.3</text:p>
          </table:table-cell>
          <table:table-cell table:style-name="ce28" office:value-type="float" office:value="0.125">
            <text:p>0.1</text:p>
          </table:table-cell>
          <table:table-cell table:style-name="ce28" office:value-type="float" office:value="0.666666666666667">
            <text:p>0.7</text:p>
          </table:table-cell>
          <table:table-cell table:style-name="ce28" office:value-type="float" office:value="0.121212121212121">
            <text:p>0.1</text:p>
          </table:table-cell>
          <table:table-cell table:style-name="ce28" office:value-type="float" office:value="0.291666666666667">
            <text:p>0.3</text:p>
          </table:table-cell>
          <table:table-cell table:style-name="ce28" office:value-type="float" office:value="0.416666666666667">
            <text:p>0.4</text:p>
          </table:table-cell>
          <table:table-cell table:style-name="ce51" office:value-type="float" office:value="0.333333333333333">
            <text:p>0.3</text:p>
          </table:table-cell>
          <table:table-cell/>
        </table:table-row>
        <table:table-row table:style-name="ro1">
          <table:table-cell table:style-name="ce9" office:value-type="string">
            <text:p>Total Average - gap_bks</text:p>
          </table:table-cell>
          <table:table-cell table:style-name="ce17"/>
          <table:table-cell table:style-name="ce29" office:value-type="percentage" office:value="0.0349198154845743">
            <text:p>3.49%</text:p>
          </table:table-cell>
          <table:table-cell table:style-name="ce35" office:value-type="percentage" office:value="0.0212400192963725">
            <text:p>2.12%</text:p>
          </table:table-cell>
          <table:table-cell table:style-name="ce35" office:value-type="percentage" office:value="0.047699507975308">
            <text:p>4.77%</text:p>
          </table:table-cell>
          <table:table-cell table:style-name="ce35" office:value-type="percentage" office:value="0.0138108277170594">
            <text:p>1.38%</text:p>
          </table:table-cell>
          <table:table-cell table:style-name="ce35" office:value-type="percentage" office:value="0.038176003674945">
            <text:p>3.82%</text:p>
          </table:table-cell>
          <table:table-cell table:style-name="ce40" office:value-type="percentage" office:value="-0.0438929993478256">
            <text:p>-4.39%</text:p>
          </table:table-cell>
          <table:table-cell table:style-name="ce52" office:value-type="percentage" office:value="0.0204182931059498">
            <text:p>2.04%</text:p>
          </table:table-cell>
          <table:table-cell/>
        </table:table-row>
        <table:table-row table:style-name="ro1">
          <table:table-cell table:style-name="ce10" office:value-type="string">
            <text:p>Total Average - vi</text:p>
          </table:table-cell>
          <table:table-cell table:style-name="ce18"/>
          <table:table-cell table:style-name="ce30" office:value-type="percentage" office:value="0.0581557143255121">
            <text:p>5.82%</text:p>
          </table:table-cell>
          <table:table-cell table:style-name="ce36" office:value-type="percentage" office:value="0.0765551055123977">
            <text:p>7.66%</text:p>
          </table:table-cell>
          <table:table-cell table:style-name="ce36" office:value-type="percentage" office:value="0.0732741976662917">
            <text:p>7.33%</text:p>
          </table:table-cell>
          <table:table-cell table:style-name="ce36" office:value-type="percentage" office:value="0.114422962980791">
            <text:p>11.44%</text:p>
          </table:table-cell>
          <table:table-cell table:style-name="ce36" office:value-type="percentage" office:value="0.0671557337975965">
            <text:p>6.72%</text:p>
          </table:table-cell>
          <table:table-cell table:style-name="ce41" office:value-type="percentage" office:value="0.0943143570713827">
            <text:p>9.43%</text:p>
          </table:table-cell>
          <table:table-cell table:style-name="ce53" office:value-type="percentage" office:value="0.0815276065136575">
            <text:p>8.15%</text:p>
          </table:table-cell>
          <table:table-cell/>
        </table:table-row>
        <table:table-row table:style-name="ro1" table:number-rows-repeated="3">
          <table:table-cell table:number-columns-repeated="8"/>
          <table:table-cell table:style-name="Default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1" office:value-type="string">
            <text:p>Rejected</text:p>
          </table:table-cell>
          <table:table-cell/>
          <table:table-cell table:style-name="ce19" office:value-type="string">
            <text:p>C1</text:p>
          </table:table-cell>
          <table:table-cell table:style-name="ce19" office:value-type="string">
            <text:p>C2</text:p>
          </table:table-cell>
          <table:table-cell table:style-name="ce19" office:value-type="string">
            <text:p>R1</text:p>
          </table:table-cell>
          <table:table-cell table:style-name="ce19" office:value-type="string">
            <text:p>R2</text:p>
          </table:table-cell>
          <table:table-cell table:style-name="ce19" office:value-type="string">
            <text:p>RC1</text:p>
          </table:table-cell>
          <table:table-cell table:style-name="ce19" office:value-type="string">
            <text:p>RC2</text:p>
          </table:table-cell>
          <table:table-cell table:style-name="ce54" office:value-type="string">
            <text:p>Average</text:p>
          </table:table-cell>
          <table:table-cell/>
        </table:table-row>
        <table:table-row table:style-name="ro1">
          <table:table-cell/>
          <table:table-cell table:style-name="ce19" office:value-type="float" office:value="10">
            <text:p>10</text:p>
          </table:table-cell>
          <table:table-cell table:number-columns-repeated="6" table:style-name="ce31" office:value-type="float" office:value="0">
            <text:p>0.0</text:p>
          </table:table-cell>
          <table:table-cell table:style-name="ce54" table:formula="of:=AVERAGE([.C23:.H23])" office:value-type="float" office:value="0">
            <text:p>0.0</text:p>
          </table:table-cell>
          <table:table-cell/>
        </table:table-row>
        <table:table-row table:style-name="ro1">
          <table:table-cell/>
          <table:table-cell table:style-name="ce19" office:value-type="float" office:value="50">
            <text:p>50</text:p>
          </table:table-cell>
          <table:table-cell table:number-columns-repeated="2" table:style-name="ce31" office:value-type="float" office:value="0">
            <text:p>0.0</text:p>
          </table:table-cell>
          <table:table-cell table:style-name="ce31" office:value-type="float" office:value="0.0833333333333333">
            <text:p>0.1</text:p>
          </table:table-cell>
          <table:table-cell table:number-columns-repeated="3" table:style-name="ce31" office:value-type="float" office:value="0">
            <text:p>0.0</text:p>
          </table:table-cell>
          <table:table-cell table:style-name="ce54" table:formula="of:=AVERAGE([.C24:.H24])" office:value-type="float" office:value="0.0138888888888889">
            <text:p>0.0</text:p>
          </table:table-cell>
          <table:table-cell/>
        </table:table-row>
        <table:table-row table:style-name="ro1">
          <table:table-cell/>
          <table:table-cell table:style-name="ce19" office:value-type="float" office:value="90">
            <text:p>90</text:p>
          </table:table-cell>
          <table:table-cell table:style-name="ce31" office:value-type="float" office:value="0.888888888888889">
            <text:p>0.9</text:p>
          </table:table-cell>
          <table:table-cell table:style-name="ce31" office:value-type="float" office:value="0.375">
            <text:p>0.4</text:p>
          </table:table-cell>
          <table:table-cell table:style-name="ce31" office:value-type="float" office:value="1.91666666666667">
            <text:p>1.9</text:p>
          </table:table-cell>
          <table:table-cell table:style-name="ce31" office:value-type="float" office:value="0.363636363636364">
            <text:p>0.4</text:p>
          </table:table-cell>
          <table:table-cell table:style-name="ce31" office:value-type="float" office:value="0.875">
            <text:p>0.9</text:p>
          </table:table-cell>
          <table:table-cell table:style-name="ce42" office:value-type="float" office:value="1.25">
            <text:p>1.3</text:p>
          </table:table-cell>
          <table:table-cell table:style-name="ce54" table:formula="of:=AVERAGE([.C25:.H25])" office:value-type="float" office:value="0.94486531986532">
            <text:p>0.9</text:p>
          </table:table-cell>
          <table:table-cell table:style-name="ce43"/>
        </table:table-row>
        <table:table-row table:style-name="ro1">
          <table:table-cell table:style-name="ce11" office:value-type="string">
            <text:p>Gap_BKS</text:p>
          </table:table-cell>
          <table:table-cell table:number-columns-repeated="6"/>
          <table:table-cell table:style-name="ce43"/>
          <table:table-cell/>
          <table:table-cell table:style-name="ce43"/>
        </table:table-row>
        <table:table-row table:style-name="ro1">
          <table:table-cell/>
          <table:table-cell table:style-name="ce19" office:value-type="float" office:value="10">
            <text:p>10</text:p>
          </table:table-cell>
          <table:table-cell table:style-name="ce32" office:value-type="percentage" office:value="0.00497387982053062">
            <text:p>0.50%</text:p>
          </table:table-cell>
          <table:table-cell table:style-name="ce26" office:value-type="percentage" office:value="-0.0173857856202576">
            <text:p>-1.74%</text:p>
          </table:table-cell>
          <table:table-cell table:style-name="ce26" office:value-type="percentage" office:value="0.0243427468591782">
            <text:p>2.43%</text:p>
          </table:table-cell>
          <table:table-cell table:style-name="ce26" office:value-type="percentage" office:value="-0.0601423113926046">
            <text:p>-6.01%</text:p>
          </table:table-cell>
          <table:table-cell table:style-name="ce26" office:value-type="percentage" office:value="-0.0189744363640294">
            <text:p>-1.90%</text:p>
          </table:table-cell>
          <table:table-cell table:style-name="ce44" office:value-type="percentage" office:value="-0.0970560640669762">
            <text:p>-9.71%</text:p>
          </table:table-cell>
          <table:table-cell table:style-name="ce55" office:value-type="percentage" office:value="-0.0248574613041757">
            <text:p>-2.49%</text:p>
          </table:table-cell>
          <table:table-cell table:style-name="ce43"/>
        </table:table-row>
        <table:table-row table:style-name="ro1">
          <table:table-cell/>
          <table:table-cell table:style-name="ce19" office:value-type="float" office:value="50">
            <text:p>50</text:p>
          </table:table-cell>
          <table:table-cell table:style-name="ce26" office:value-type="percentage" office:value="0.0498151815880248">
            <text:p>4.98%</text:p>
          </table:table-cell>
          <table:table-cell table:style-name="ce26" office:value-type="percentage" office:value="0.034687906340905">
            <text:p>3.47%</text:p>
          </table:table-cell>
          <table:table-cell table:style-name="ce26" office:value-type="percentage" office:value="0.056819012015087">
            <text:p>5.68%</text:p>
          </table:table-cell>
          <table:table-cell table:style-name="ce26" office:value-type="percentage" office:value="0.0436380318146217">
            <text:p>4.36%</text:p>
          </table:table-cell>
          <table:table-cell table:style-name="ce26" office:value-type="percentage" office:value="0.0448861064397776">
            <text:p>4.49%</text:p>
          </table:table-cell>
          <table:table-cell table:style-name="ce45" office:value-type="percentage" office:value="-0.0369042700152699">
            <text:p>-3.69%</text:p>
          </table:table-cell>
          <table:table-cell table:style-name="ce55" office:value-type="percentage" office:value="0.0344494919734967">
            <text:p>3.44%</text:p>
          </table:table-cell>
          <table:table-cell table:style-name="ce43"/>
        </table:table-row>
        <table:table-row table:style-name="ro1">
          <table:table-cell/>
          <table:table-cell table:style-name="ce19" office:value-type="float" office:value="90">
            <text:p>90</text:p>
          </table:table-cell>
          <table:table-cell table:style-name="ce32" office:value-type="percentage" office:value="0.0574956698254643">
            <text:p>5.75%</text:p>
          </table:table-cell>
          <table:table-cell table:style-name="ce26" office:value-type="percentage" office:value="0.0500147825787697">
            <text:p>5.00%</text:p>
          </table:table-cell>
          <table:table-cell table:style-name="ce26" office:value-type="percentage" office:value="0.0776939394679727">
            <text:p>7.77%</text:p>
          </table:table-cell>
          <table:table-cell table:style-name="ce26" office:value-type="percentage" office:value="0.0744839883586993">
            <text:p>7.45%</text:p>
          </table:table-cell>
          <table:table-cell table:style-name="ce26" office:value-type="percentage" office:value="0.105429786707134">
            <text:p>10.54%</text:p>
          </table:table-cell>
          <table:table-cell table:style-name="ce44" office:value-type="percentage" office:value="0.0299859372707263">
            <text:p>3.00%</text:p>
          </table:table-cell>
          <table:table-cell table:style-name="ce55" office:value-type="percentage" office:value="0.0668321433494221">
            <text:p>6.68%</text:p>
          </table:table-cell>
          <table:table-cell table:style-name="ce43"/>
        </table:table-row>
        <table:table-row table:style-name="ro1">
          <table:table-cell table:style-name="ce11" office:value-type="string">
            <text:p>VI</text:p>
          </table:table-cell>
          <table:table-cell table:number-columns-repeated="9"/>
        </table:table-row>
        <table:table-row table:style-name="ro1">
          <table:table-cell/>
          <table:table-cell table:style-name="ce19" office:value-type="float" office:value="10">
            <text:p>10</text:p>
          </table:table-cell>
          <table:table-cell table:style-name="ce32" office:value-type="percentage" office:value="0.0196589020917443">
            <text:p>1.97%</text:p>
          </table:table-cell>
          <table:table-cell table:style-name="ce32" office:value-type="percentage" office:value="0.0360878230011051">
            <text:p>3.61%</text:p>
          </table:table-cell>
          <table:table-cell table:style-name="ce32" office:value-type="percentage" office:value="0.0340613441855349">
            <text:p>3.41%</text:p>
          </table:table-cell>
          <table:table-cell table:style-name="ce32" office:value-type="percentage" office:value="0.0312163894484463">
            <text:p>3.12%</text:p>
          </table:table-cell>
          <table:table-cell table:style-name="ce32" office:value-type="percentage" office:value="0.0119961062866985">
            <text:p>1.20%</text:p>
          </table:table-cell>
          <table:table-cell table:style-name="ce32" office:value-type="percentage" office:value="0.0343396450252658">
            <text:p>3.43%</text:p>
          </table:table-cell>
          <table:table-cell table:style-name="ce55" office:value-type="percentage" office:value="0.0283649129908854">
            <text:p>2.84%</text:p>
          </table:table-cell>
          <table:table-cell/>
        </table:table-row>
        <table:table-row table:style-name="ro1">
          <table:table-cell/>
          <table:table-cell table:style-name="ce19" office:value-type="float" office:value="50">
            <text:p>50</text:p>
          </table:table-cell>
          <table:table-cell table:style-name="ce32" office:value-type="percentage" office:value="0.0652653644582519">
            <text:p>6.53%</text:p>
          </table:table-cell>
          <table:table-cell table:style-name="ce32" office:value-type="percentage" office:value="0.0896775109838383">
            <text:p>8.97%</text:p>
          </table:table-cell>
          <table:table-cell table:style-name="ce32" office:value-type="percentage" office:value="0.0816849689403352">
            <text:p>8.17%</text:p>
          </table:table-cell>
          <table:table-cell table:style-name="ce32" office:value-type="percentage" office:value="0.142517818671557">
            <text:p>14.25%</text:p>
          </table:table-cell>
          <table:table-cell table:style-name="ce32" office:value-type="percentage" office:value="0.066869062663407">
            <text:p>6.69%</text:p>
          </table:table-cell>
          <table:table-cell table:style-name="ce32" office:value-type="percentage" office:value="0.10329960944144">
            <text:p>10.33%</text:p>
          </table:table-cell>
          <table:table-cell table:style-name="ce55" office:value-type="percentage" office:value="0.0931084531697304">
            <text:p>9.31%</text:p>
          </table:table-cell>
          <table:table-cell/>
        </table:table-row>
        <table:table-row table:style-name="ro1">
          <table:table-cell/>
          <table:table-cell table:style-name="ce19" office:value-type="float" office:value="90">
            <text:p>90</text:p>
          </table:table-cell>
          <table:table-cell table:style-name="ce32" office:value-type="percentage" office:value="0.0895428764265402">
            <text:p>8.95%</text:p>
          </table:table-cell>
          <table:table-cell table:style-name="ce32" office:value-type="percentage" office:value="0.10389998255225">
            <text:p>10.39%</text:p>
          </table:table-cell>
          <table:table-cell table:style-name="ce32" office:value-type="percentage" office:value="0.104076279873005">
            <text:p>10.41%</text:p>
          </table:table-cell>
          <table:table-cell table:style-name="ce32" office:value-type="percentage" office:value="0.169534680822369">
            <text:p>16.95%</text:p>
          </table:table-cell>
          <table:table-cell table:style-name="ce32" office:value-type="percentage" office:value="0.122602032442684">
            <text:p>12.26%</text:p>
          </table:table-cell>
          <table:table-cell table:style-name="ce32" office:value-type="percentage" office:value="0.145303816747442">
            <text:p>14.53%</text:p>
          </table:table-cell>
          <table:table-cell table:style-name="ce55" office:value-type="percentage" office:value="0.123109453380357">
            <text:p>12.31%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-pilot-tables>
        <table:data-pilot-table table:name="DataPilot1" table:application-data="" table:target-range-address="'Pivot Table_Sheet1_1'.A1:'Pivot Table_Sheet1_1'.I16" table:buttons="'Pivot Table_Sheet1_1'.A1 'Pivot Table_Sheet1_1'.A4 'Pivot Table_Sheet1_1'.B4 'Pivot Table_Sheet1_1'.C3">
          <table:source-cell-range table:cell-range-address="Sheet1.A6:Sheet1.S174"/>
          <table:data-pilot-field table:source-field-name="group" table:orientation="column" table:used-hierarchy="0" table:function="auto">
            <table:data-pilot-level table:show-empty="false">
              <table:data-pilot-members>
                <table:data-pilot-member table:name="C1" table:display="true" table:show-details="true"/>
                <table:data-pilot-member table:name="C2" table:display="true" table:show-details="true"/>
                <table:data-pilot-member table:name="R1" table:display="true" table:show-details="true"/>
                <table:data-pilot-member table:name="R2" table:display="true" table:show-details="true"/>
                <table:data-pilot-member table:name="RC1" table:display="true" table:show-details="true"/>
                <table:data-pilot-member table:name="RC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od" table:orientation="row" table:used-hierarchy="0" table:function="auto">
            <table:data-pilot-level table:show-empty="false">
              <table:data-pilot-members>
                <table:data-pilot-member table:name="10" table:display="true" table:show-details="true"/>
                <table:data-pilot-member table:name="50" table:display="true" table:show-details="true"/>
                <table:data-pilot-member table:name="9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rejected_count" table:orientation="data" table:used-hierarchy="0" table:function="average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ap_bks" table:orientation="data" table:used-hierarchy="0" table:function="average">
            <table:data-pilot-level table:show-empty="false">
              <table:data-pilot-members>
                <table:data-pilot-member table:name="-15.32%" table:display="true" table:show-details="true"/>
                <table:data-pilot-member table:name="-14.42%" table:display="true" table:show-details="true"/>
                <table:data-pilot-member table:name="-13.24%" table:display="true" table:show-details="true"/>
                <table:data-pilot-member table:name="-12.82%" table:display="true" table:show-details="true"/>
                <table:data-pilot-member table:name="-12.12%" table:display="true" table:show-details="true"/>
                <table:data-pilot-member table:name="-11.42%" table:display="true" table:show-details="true"/>
                <table:data-pilot-member table:name="-11.16%" table:display="true" table:show-details="true"/>
                <table:data-pilot-member table:name="-9.54%" table:display="true" table:show-details="true"/>
                <table:data-pilot-member table:name="-8.65%" table:display="true" table:show-details="true"/>
                <table:data-pilot-member table:name="-8.63%" table:display="true" table:show-details="true"/>
                <table:data-pilot-member table:name="-8.56%" table:display="true" table:show-details="true"/>
                <table:data-pilot-member table:name="-8.23%" table:display="true" table:show-details="true"/>
                <table:data-pilot-member table:name="-7.85%" table:display="true" table:show-details="true"/>
                <table:data-pilot-member table:name="-7.38%" table:display="true" table:show-details="true"/>
                <table:data-pilot-member table:name="-6.91%" table:display="true" table:show-details="true"/>
                <table:data-pilot-member table:name="-6.53%" table:display="true" table:show-details="true"/>
                <table:data-pilot-member table:name="-6.19%" table:display="true" table:show-details="true"/>
                <table:data-pilot-member table:name="-6.15%" table:display="true" table:show-details="true"/>
                <table:data-pilot-member table:name="-5.65%" table:display="true" table:show-details="true"/>
                <table:data-pilot-member table:name="-5.33%" table:display="true" table:show-details="true"/>
                <table:data-pilot-member table:name="-5.29%" table:display="true" table:show-details="true"/>
                <table:data-pilot-member table:name="-5.26%" table:display="true" table:show-details="true"/>
                <table:data-pilot-member table:name="-5.03%" table:display="true" table:show-details="true"/>
                <table:data-pilot-member table:name="-4.86%" table:display="true" table:show-details="true"/>
                <table:data-pilot-member table:name="-4.47%" table:display="true" table:show-details="true"/>
                <table:data-pilot-member table:name="-4.37%" table:display="true" table:show-details="true"/>
                <table:data-pilot-member table:name="-4.08%" table:display="true" table:show-details="true"/>
                <table:data-pilot-member table:name="-4.05%" table:display="true" table:show-details="true"/>
                <table:data-pilot-member table:name="-4.03%" table:display="true" table:show-details="true"/>
                <table:data-pilot-member table:name="-3.57%" table:display="true" table:show-details="true"/>
                <table:data-pilot-member table:name="-3.44%" table:display="true" table:show-details="true"/>
                <table:data-pilot-member table:name="-3.25%" table:display="true" table:show-details="true"/>
                <table:data-pilot-member table:name="-3.10%" table:display="true" table:show-details="true"/>
                <table:data-pilot-member table:name="-2.88%" table:display="true" table:show-details="true"/>
                <table:data-pilot-member table:name="-2.77%" table:display="true" table:show-details="true"/>
                <table:data-pilot-member table:name="-2.49%" table:display="true" table:show-details="true"/>
                <table:data-pilot-member table:name="-2.26%" table:display="true" table:show-details="true"/>
                <table:data-pilot-member table:name="-2.19%" table:display="true" table:show-details="true"/>
                <table:data-pilot-member table:name="-2.17%" table:display="true" table:show-details="true"/>
                <table:data-pilot-member table:name="-2.15%" table:display="true" table:show-details="true"/>
                <table:data-pilot-member table:name="-1.86%" table:display="true" table:show-details="true"/>
                <table:data-pilot-member table:name="-1.49%" table:display="true" table:show-details="true"/>
                <table:data-pilot-member table:name="-1.42%" table:display="true" table:show-details="true"/>
                <table:data-pilot-member table:name="-1.37%" table:display="true" table:show-details="true"/>
                <table:data-pilot-member table:name="-1.26%" table:display="true" table:show-details="true"/>
                <table:data-pilot-member table:name="-0.99%" table:display="true" table:show-details="true"/>
                <table:data-pilot-member table:name="-0.91%" table:display="true" table:show-details="true"/>
                <table:data-pilot-member table:name="-0.88%" table:display="true" table:show-details="true"/>
                <table:data-pilot-member table:name="-0.70%" table:display="true" table:show-details="true"/>
                <table:data-pilot-member table:name="-0.60%" table:display="true" table:show-details="true"/>
                <table:data-pilot-member table:name="-0.56%" table:display="true" table:show-details="true"/>
                <table:data-pilot-member table:name="-0.41%" table:display="true" table:show-details="true"/>
                <table:data-pilot-member table:name="-0.31%" table:display="true" table:show-details="true"/>
                <table:data-pilot-member table:name="-0.20%" table:display="true" table:show-details="true"/>
                <table:data-pilot-member table:name="0.03%" table:display="true" table:show-details="true"/>
                <table:data-pilot-member table:name="0.05%" table:display="true" table:show-details="true"/>
                <table:data-pilot-member table:name="0.06%" table:display="true" table:show-details="true"/>
                <table:data-pilot-member table:name="0.13%" table:display="true" table:show-details="true"/>
                <table:data-pilot-member table:name="0.23%" table:display="true" table:show-details="true"/>
                <table:data-pilot-member table:name="0.27%" table:display="true" table:show-details="true"/>
                <table:data-pilot-member table:name="0.35%" table:display="true" table:show-details="true"/>
                <table:data-pilot-member table:name="0.36%" table:display="true" table:show-details="true"/>
                <table:data-pilot-member table:name="0.39%" table:display="true" table:show-details="true"/>
                <table:data-pilot-member table:name="0.56%" table:display="true" table:show-details="true"/>
                <table:data-pilot-member table:name="0.86%" table:display="true" table:show-details="true"/>
                <table:data-pilot-member table:name="1.23%" table:display="true" table:show-details="true"/>
                <table:data-pilot-member table:name="1.32%" table:display="true" table:show-details="true"/>
                <table:data-pilot-member table:name="1.36%" table:display="true" table:show-details="true"/>
                <table:data-pilot-member table:name="1.63%" table:display="true" table:show-details="true"/>
                <table:data-pilot-member table:name="1.77%" table:display="true" table:show-details="true"/>
                <table:data-pilot-member table:name="1.95%" table:display="true" table:show-details="true"/>
                <table:data-pilot-member table:name="2.09%" table:display="true" table:show-details="true"/>
                <table:data-pilot-member table:name="2.10%" table:display="true" table:show-details="true"/>
                <table:data-pilot-member table:name="2.11%" table:display="true" table:show-details="true"/>
                <table:data-pilot-member table:name="2.16%" table:display="true" table:show-details="true"/>
                <table:data-pilot-member table:name="2.35%" table:display="true" table:show-details="true"/>
                <table:data-pilot-member table:name="2.42%" table:display="true" table:show-details="true"/>
                <table:data-pilot-member table:name="2.54%" table:display="true" table:show-details="true"/>
                <table:data-pilot-member table:name="2.79%" table:display="true" table:show-details="true"/>
                <table:data-pilot-member table:name="2.93%" table:display="true" table:show-details="true"/>
                <table:data-pilot-member table:name="2.98%" table:display="true" table:show-details="true"/>
                <table:data-pilot-member table:name="2.99%" table:display="true" table:show-details="true"/>
                <table:data-pilot-member table:name="3.02%" table:display="true" table:show-details="true"/>
                <table:data-pilot-member table:name="3.05%" table:display="true" table:show-details="true"/>
                <table:data-pilot-member table:name="3.08%" table:display="true" table:show-details="true"/>
                <table:data-pilot-member table:name="3.36%" table:display="true" table:show-details="true"/>
                <table:data-pilot-member table:name="3.43%" table:display="true" table:show-details="true"/>
                <table:data-pilot-member table:name="3.69%" table:display="true" table:show-details="true"/>
                <table:data-pilot-member table:name="3.76%" table:display="true" table:show-details="true"/>
                <table:data-pilot-member table:name="4.18%" table:display="true" table:show-details="true"/>
                <table:data-pilot-member table:name="4.19%" table:display="true" table:show-details="true"/>
                <table:data-pilot-member table:name="4.31%" table:display="true" table:show-details="true"/>
                <table:data-pilot-member table:name="4.60%" table:display="true" table:show-details="true"/>
                <table:data-pilot-member table:name="4.87%" table:display="true" table:show-details="true"/>
                <table:data-pilot-member table:name="4.98%" table:display="true" table:show-details="true"/>
                <table:data-pilot-member table:name="5.07%" table:display="true" table:show-details="true"/>
                <table:data-pilot-member table:name="5.08%" table:display="true" table:show-details="true"/>
                <table:data-pilot-member table:name="5.14%" table:display="true" table:show-details="true"/>
                <table:data-pilot-member table:name="5.24%" table:display="true" table:show-details="true"/>
                <table:data-pilot-member table:name="5.32%" table:display="true" table:show-details="true"/>
                <table:data-pilot-member table:name="5.41%" table:display="true" table:show-details="true"/>
                <table:data-pilot-member table:name="5.43%" table:display="true" table:show-details="true"/>
                <table:data-pilot-member table:name="5.45%" table:display="true" table:show-details="true"/>
                <table:data-pilot-member table:name="5.50%" table:display="true" table:show-details="true"/>
                <table:data-pilot-member table:name="5.52%" table:display="true" table:show-details="true"/>
                <table:data-pilot-member table:name="5.59%" table:display="true" table:show-details="true"/>
                <table:data-pilot-member table:name="5.62%" table:display="true" table:show-details="true"/>
                <table:data-pilot-member table:name="5.79%" table:display="true" table:show-details="true"/>
                <table:data-pilot-member table:name="5.87%" table:display="true" table:show-details="true"/>
                <table:data-pilot-member table:name="6.36%" table:display="true" table:show-details="true"/>
                <table:data-pilot-member table:name="6.69%" table:display="true" table:show-details="true"/>
                <table:data-pilot-member table:name="6.75%" table:display="true" table:show-details="true"/>
                <table:data-pilot-member table:name="6.81%" table:display="true" table:show-details="true"/>
                <table:data-pilot-member table:name="7.09%" table:display="true" table:show-details="true"/>
                <table:data-pilot-member table:name="7.10%" table:display="true" table:show-details="true"/>
                <table:data-pilot-member table:name="7.32%" table:display="true" table:show-details="true"/>
                <table:data-pilot-member table:name="7.38%" table:display="true" table:show-details="true"/>
                <table:data-pilot-member table:name="7.51%" table:display="true" table:show-details="true"/>
                <table:data-pilot-member table:name="7.62%" table:display="true" table:show-details="true"/>
                <table:data-pilot-member table:name="7.78%" table:display="true" table:show-details="true"/>
                <table:data-pilot-member table:name="7.84%" table:display="true" table:show-details="true"/>
                <table:data-pilot-member table:name="8.00%" table:display="true" table:show-details="true"/>
                <table:data-pilot-member table:name="8.28%" table:display="true" table:show-details="true"/>
                <table:data-pilot-member table:name="8.58%" table:display="true" table:show-details="true"/>
                <table:data-pilot-member table:name="8.94%" table:display="true" table:show-details="true"/>
                <table:data-pilot-member table:name="9.65%" table:display="true" table:show-details="true"/>
                <table:data-pilot-member table:name="9.88%" table:display="true" table:show-details="true"/>
                <table:data-pilot-member table:name="10.79%" table:display="true" table:show-details="true"/>
                <table:data-pilot-member table:name="11.27%" table:display="true" table:show-details="true"/>
                <table:data-pilot-member table:name="11.28%" table:display="true" table:show-details="true"/>
                <table:data-pilot-member table:name="11.93%" table:display="true" table:show-details="true"/>
                <table:data-pilot-member table:name="12.20%" table:display="true" table:show-details="true"/>
                <table:data-pilot-member table:name="12.35%" table:display="true" table:show-details="true"/>
                <table:data-pilot-member table:name="12.44%" table:display="true" table:show-details="true"/>
                <table:data-pilot-member table:name="12.46%" table:display="true" table:show-details="true"/>
                <table:data-pilot-member table:name="12.50%" table:display="true" table:show-details="true"/>
                <table:data-pilot-member table:name="13.29%" table:display="true" table:show-details="true"/>
                <table:data-pilot-member table:name="13.42%" table:display="true" table:show-details="true"/>
                <table:data-pilot-member table:name="14.80%" table:display="true" table:show-details="true"/>
                <table:data-pilot-member table:name="15.85%" table:display="true" table:show-details="true"/>
                <table:data-pilot-member table:name="16.68%" table:display="true" table:show-details="true"/>
                <table:data-pilot-member table:name="17.31%" table:display="true" table:show-details="true"/>
                <table:data-pilot-member table:name="19.75%" table:display="true" table:show-details="true"/>
                <table:data-pilot-member table:name="27.84%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i" table:orientation="data" table:used-hierarchy="0" table:function="average">
            <table:data-pilot-level table:show-empty="false">
              <table:data-pilot-members>
                <table:data-pilot-member table:name="-4.48%" table:display="true" table:show-details="true"/>
                <table:data-pilot-member table:name="-3.10%" table:display="true" table:show-details="true"/>
                <table:data-pilot-member table:name="-2.77%" table:display="true" table:show-details="true"/>
                <table:data-pilot-member table:name="-1.83%" table:display="true" table:show-details="true"/>
                <table:data-pilot-member table:name="-1.55%" table:display="true" table:show-details="true"/>
                <table:data-pilot-member table:name="-0.96%" table:display="true" table:show-details="true"/>
                <table:data-pilot-member table:name="-0.70%" table:display="true" table:show-details="true"/>
                <table:data-pilot-member table:name="-0.29%" table:display="true" table:show-details="true"/>
                <table:data-pilot-member table:name="-0.26%" table:display="true" table:show-details="true"/>
                <table:data-pilot-member table:name="-0.12%" table:display="true" table:show-details="true"/>
                <table:data-pilot-member table:name="-0.10%" table:display="true" table:show-details="true"/>
                <table:data-pilot-member table:name="-0.04%" table:display="true" table:show-details="true"/>
                <table:data-pilot-member table:name="0.11%" table:display="true" table:show-details="true"/>
                <table:data-pilot-member table:name="0.22%" table:display="true" table:show-details="true"/>
                <table:data-pilot-member table:name="0.46%" table:display="true" table:show-details="true"/>
                <table:data-pilot-member table:name="0.47%" table:display="true" table:show-details="true"/>
                <table:data-pilot-member table:name="0.51%" table:display="true" table:show-details="true"/>
                <table:data-pilot-member table:name="0.54%" table:display="true" table:show-details="true"/>
                <table:data-pilot-member table:name="0.60%" table:display="true" table:show-details="true"/>
                <table:data-pilot-member table:name="0.66%" table:display="true" table:show-details="true"/>
                <table:data-pilot-member table:name="0.83%" table:display="true" table:show-details="true"/>
                <table:data-pilot-member table:name="0.90%" table:display="true" table:show-details="true"/>
                <table:data-pilot-member table:name="0.98%" table:display="true" table:show-details="true"/>
                <table:data-pilot-member table:name="1.17%" table:display="true" table:show-details="true"/>
                <table:data-pilot-member table:name="1.59%" table:display="true" table:show-details="true"/>
                <table:data-pilot-member table:name="1.73%" table:display="true" table:show-details="true"/>
                <table:data-pilot-member table:name="1.77%" table:display="true" table:show-details="true"/>
                <table:data-pilot-member table:name="1.80%" table:display="true" table:show-details="true"/>
                <table:data-pilot-member table:name="2.17%" table:display="true" table:show-details="true"/>
                <table:data-pilot-member table:name="2.18%" table:display="true" table:show-details="true"/>
                <table:data-pilot-member table:name="2.25%" table:display="true" table:show-details="true"/>
                <table:data-pilot-member table:name="2.26%" table:display="true" table:show-details="true"/>
                <table:data-pilot-member table:name="2.28%" table:display="true" table:show-details="true"/>
                <table:data-pilot-member table:name="2.34%" table:display="true" table:show-details="true"/>
                <table:data-pilot-member table:name="2.43%" table:display="true" table:show-details="true"/>
                <table:data-pilot-member table:name="2.64%" table:display="true" table:show-details="true"/>
                <table:data-pilot-member table:name="2.77%" table:display="true" table:show-details="true"/>
                <table:data-pilot-member table:name="2.85%" table:display="true" table:show-details="true"/>
                <table:data-pilot-member table:name="3.08%" table:display="true" table:show-details="true"/>
                <table:data-pilot-member table:name="3.09%" table:display="true" table:show-details="true"/>
                <table:data-pilot-member table:name="3.18%" table:display="true" table:show-details="true"/>
                <table:data-pilot-member table:name="3.21%" table:display="true" table:show-details="true"/>
                <table:data-pilot-member table:name="3.23%" table:display="true" table:show-details="true"/>
                <table:data-pilot-member table:name="3.45%" table:display="true" table:show-details="true"/>
                <table:data-pilot-member table:name="3.54%" table:display="true" table:show-details="true"/>
                <table:data-pilot-member table:name="3.78%" table:display="true" table:show-details="true"/>
                <table:data-pilot-member table:name="4.02%" table:display="true" table:show-details="true"/>
                <table:data-pilot-member table:name="4.11%" table:display="true" table:show-details="true"/>
                <table:data-pilot-member table:name="4.22%" table:display="true" table:show-details="true"/>
                <table:data-pilot-member table:name="4.30%" table:display="true" table:show-details="true"/>
                <table:data-pilot-member table:name="4.39%" table:display="true" table:show-details="true"/>
                <table:data-pilot-member table:name="4.44%" table:display="true" table:show-details="true"/>
                <table:data-pilot-member table:name="4.53%" table:display="true" table:show-details="true"/>
                <table:data-pilot-member table:name="4.54%" table:display="true" table:show-details="true"/>
                <table:data-pilot-member table:name="4.61%" table:display="true" table:show-details="true"/>
                <table:data-pilot-member table:name="4.64%" table:display="true" table:show-details="true"/>
                <table:data-pilot-member table:name="4.90%" table:display="true" table:show-details="true"/>
                <table:data-pilot-member table:name="4.91%" table:display="true" table:show-details="true"/>
                <table:data-pilot-member table:name="5.09%" table:display="true" table:show-details="true"/>
                <table:data-pilot-member table:name="5.15%" table:display="true" table:show-details="true"/>
                <table:data-pilot-member table:name="5.32%" table:display="true" table:show-details="true"/>
                <table:data-pilot-member table:name="5.42%" table:display="true" table:show-details="true"/>
                <table:data-pilot-member table:name="5.43%" table:display="true" table:show-details="true"/>
                <table:data-pilot-member table:name="5.63%" table:display="true" table:show-details="true"/>
                <table:data-pilot-member table:name="6.02%" table:display="true" table:show-details="true"/>
                <table:data-pilot-member table:name="6.03%" table:display="true" table:show-details="true"/>
                <table:data-pilot-member table:name="6.05%" table:display="true" table:show-details="true"/>
                <table:data-pilot-member table:name="6.14%" table:display="true" table:show-details="true"/>
                <table:data-pilot-member table:name="6.22%" table:display="true" table:show-details="true"/>
                <table:data-pilot-member table:name="6.34%" table:display="true" table:show-details="true"/>
                <table:data-pilot-member table:name="6.35%" table:display="true" table:show-details="true"/>
                <table:data-pilot-member table:name="6.66%" table:display="true" table:show-details="true"/>
                <table:data-pilot-member table:name="6.79%" table:display="true" table:show-details="true"/>
                <table:data-pilot-member table:name="6.84%" table:display="true" table:show-details="true"/>
                <table:data-pilot-member table:name="6.87%" table:display="true" table:show-details="true"/>
                <table:data-pilot-member table:name="6.97%" table:display="true" table:show-details="true"/>
                <table:data-pilot-member table:name="6.99%" table:display="true" table:show-details="true"/>
                <table:data-pilot-member table:name="7.15%" table:display="true" table:show-details="true"/>
                <table:data-pilot-member table:name="7.24%" table:display="true" table:show-details="true"/>
                <table:data-pilot-member table:name="7.26%" table:display="true" table:show-details="true"/>
                <table:data-pilot-member table:name="7.31%" table:display="true" table:show-details="true"/>
                <table:data-pilot-member table:name="7.48%" table:display="true" table:show-details="true"/>
                <table:data-pilot-member table:name="7.75%" table:display="true" table:show-details="true"/>
                <table:data-pilot-member table:name="7.85%" table:display="true" table:show-details="true"/>
                <table:data-pilot-member table:name="7.87%" table:display="true" table:show-details="true"/>
                <table:data-pilot-member table:name="7.88%" table:display="true" table:show-details="true"/>
                <table:data-pilot-member table:name="8.01%" table:display="true" table:show-details="true"/>
                <table:data-pilot-member table:name="8.27%" table:display="true" table:show-details="true"/>
                <table:data-pilot-member table:name="8.31%" table:display="true" table:show-details="true"/>
                <table:data-pilot-member table:name="8.34%" table:display="true" table:show-details="true"/>
                <table:data-pilot-member table:name="8.38%" table:display="true" table:show-details="true"/>
                <table:data-pilot-member table:name="8.54%" table:display="true" table:show-details="true"/>
                <table:data-pilot-member table:name="8.69%" table:display="true" table:show-details="true"/>
                <table:data-pilot-member table:name="8.89%" table:display="true" table:show-details="true"/>
                <table:data-pilot-member table:name="9.00%" table:display="true" table:show-details="true"/>
                <table:data-pilot-member table:name="9.25%" table:display="true" table:show-details="true"/>
                <table:data-pilot-member table:name="9.34%" table:display="true" table:show-details="true"/>
                <table:data-pilot-member table:name="9.41%" table:display="true" table:show-details="true"/>
                <table:data-pilot-member table:name="9.42%" table:display="true" table:show-details="true"/>
                <table:data-pilot-member table:name="9.56%" table:display="true" table:show-details="true"/>
                <table:data-pilot-member table:name="9.63%" table:display="true" table:show-details="true"/>
                <table:data-pilot-member table:name="9.65%" table:display="true" table:show-details="true"/>
                <table:data-pilot-member table:name="9.72%" table:display="true" table:show-details="true"/>
                <table:data-pilot-member table:name="9.82%" table:display="true" table:show-details="true"/>
                <table:data-pilot-member table:name="9.83%" table:display="true" table:show-details="true"/>
                <table:data-pilot-member table:name="10.00%" table:display="true" table:show-details="true"/>
                <table:data-pilot-member table:name="10.10%" table:display="true" table:show-details="true"/>
                <table:data-pilot-member table:name="10.17%" table:display="true" table:show-details="true"/>
                <table:data-pilot-member table:name="10.20%" table:display="true" table:show-details="true"/>
                <table:data-pilot-member table:name="10.25%" table:display="true" table:show-details="true"/>
                <table:data-pilot-member table:name="10.43%" table:display="true" table:show-details="true"/>
                <table:data-pilot-member table:name="10.52%" table:display="true" table:show-details="true"/>
                <table:data-pilot-member table:name="10.67%" table:display="true" table:show-details="true"/>
                <table:data-pilot-member table:name="11.05%" table:display="true" table:show-details="true"/>
                <table:data-pilot-member table:name="11.41%" table:display="true" table:show-details="true"/>
                <table:data-pilot-member table:name="11.65%" table:display="true" table:show-details="true"/>
                <table:data-pilot-member table:name="11.75%" table:display="true" table:show-details="true"/>
                <table:data-pilot-member table:name="11.79%" table:display="true" table:show-details="true"/>
                <table:data-pilot-member table:name="11.82%" table:display="true" table:show-details="true"/>
                <table:data-pilot-member table:name="12.20%" table:display="true" table:show-details="true"/>
                <table:data-pilot-member table:name="12.54%" table:display="true" table:show-details="true"/>
                <table:data-pilot-member table:name="12.92%" table:display="true" table:show-details="true"/>
                <table:data-pilot-member table:name="13.00%" table:display="true" table:show-details="true"/>
                <table:data-pilot-member table:name="13.02%" table:display="true" table:show-details="true"/>
                <table:data-pilot-member table:name="13.13%" table:display="true" table:show-details="true"/>
                <table:data-pilot-member table:name="13.31%" table:display="true" table:show-details="true"/>
                <table:data-pilot-member table:name="13.33%" table:display="true" table:show-details="true"/>
                <table:data-pilot-member table:name="13.38%" table:display="true" table:show-details="true"/>
                <table:data-pilot-member table:name="13.54%" table:display="true" table:show-details="true"/>
                <table:data-pilot-member table:name="13.83%" table:display="true" table:show-details="true"/>
                <table:data-pilot-member table:name="13.87%" table:display="true" table:show-details="true"/>
                <table:data-pilot-member table:name="13.89%" table:display="true" table:show-details="true"/>
                <table:data-pilot-member table:name="13.92%" table:display="true" table:show-details="true"/>
                <table:data-pilot-member table:name="14.04%" table:display="true" table:show-details="true"/>
                <table:data-pilot-member table:name="14.54%" table:display="true" table:show-details="true"/>
                <table:data-pilot-member table:name="14.58%" table:display="true" table:show-details="true"/>
                <table:data-pilot-member table:name="14.71%" table:display="true" table:show-details="true"/>
                <table:data-pilot-member table:name="15.38%" table:display="true" table:show-details="true"/>
                <table:data-pilot-member table:name="15.59%" table:display="true" table:show-details="true"/>
                <table:data-pilot-member table:name="15.70%" table:display="true" table:show-details="true"/>
                <table:data-pilot-member table:name="15.74%" table:display="true" table:show-details="true"/>
                <table:data-pilot-member table:name="15.77%" table:display="true" table:show-details="true"/>
                <table:data-pilot-member table:name="16.06%" table:display="true" table:show-details="true"/>
                <table:data-pilot-member table:name="16.51%" table:display="true" table:show-details="true"/>
                <table:data-pilot-member table:name="16.85%" table:display="true" table:show-details="true"/>
                <table:data-pilot-member table:name="17.19%" table:display="true" table:show-details="true"/>
                <table:data-pilot-member table:name="17.63%" table:display="true" table:show-details="true"/>
                <table:data-pilot-member table:name="17.97%" table:display="true" table:show-details="true"/>
                <table:data-pilot-member table:name="18.81%" table:display="true" table:show-details="true"/>
                <table:data-pilot-member table:name="18.96%" table:display="true" table:show-details="true"/>
                <table:data-pilot-member table:name="19.25%" table:display="true" table:show-details="true"/>
                <table:data-pilot-member table:name="19.40%" table:display="true" table:show-details="true"/>
                <table:data-pilot-member table:name="20.29%" table:display="true" table:show-details="true"/>
                <table:data-pilot-member table:name="20.47%" table:display="true" table:show-details="true"/>
                <table:data-pilot-member table:name="20.74%" table:display="true" table:show-details="true"/>
                <table:data-pilot-member table:name="21.85%" table:display="true" table:show-details="true"/>
                <table:data-pilot-member table:name="25.28%" table:display="true" table:show-details="true"/>
                <table:data-pilot-member table:name="25.77%" table:display="true" table:show-details="true"/>
                <table:data-pilot-member table:name="33.88%" table:display="true" table:show-details="true"/>
                <table:data-pilot-member table:name="43.85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07T11:48:23</dc:date>
    <dc:creator>Victor Pillac</dc:creator>
    <meta:document-statistic meta:table-count="2" meta:cell-count="3408" meta:object-count="0"/>
    <meta:generator>LibreOffice/3.5$Linux_X86_64 LibreOffice_project/350m1$Build-2</meta:generator>
  </office:meta>
</office:document-meta>
</file>